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11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11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11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11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11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11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11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11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2">
      <text:list-level-style-number text:level="1" text:style-name="WW_CharLFO1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1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1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bullet text:level="1" text:style-name="WW_CharLFO2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number text:level="1" text:style-name="WW_CharLFO3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6">
      <text:list-level-style-number text:level="1" text:style-name="WW_CharLFO3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7">
      <text:list-level-style-number text:level="1" text:style-name="WW_CharLFO3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9" style:parent-style-name="Standard" style:family="paragraph">
      <style:paragraph-properties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text-properties style:font-name="Calibri" fo:language="de" fo:country="DE"/>
    </style:style>
    <style:style style:name="P21" style:parent-style-name="Standard" style:family="paragraph">
      <style:paragraph-properties fo:margin-bottom="0in"/>
      <style:text-properties style:font-name="Calibri" style:font-name-complex="Arial" fo:color="#000000" fo:language="de" fo:country="DE"/>
    </style:style>
    <style:style style:name="P22" style:parent-style-name="Standard" style:family="paragraph">
      <style:paragraph-properties fo:text-align="end" fo:margin-bottom="0in"/>
      <style:text-properties style:font-name="Calibri" style:font-name-complex="Arial" fo:color="#000000" fo:language="de" fo:country="DE"/>
    </style:style>
    <style:style style:name="P23" style:parent-style-name="Standard" style:family="paragraph">
      <style:paragraph-properties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text-align="center" fo:margin-bottom="0in"/>
    </style:style>
    <style:style style:name="T30"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1" style:parent-style-name="Standard" style:family="paragraph">
      <style:paragraph-properties fo:text-align="center" fo:margin-bottom="0in"/>
      <style:text-properties style:font-name="Calibri" style:font-name-complex="Arial" fo:color="#000000" fo:language="de" fo:country="DE"/>
    </style:style>
    <style:style style:name="P32" style:parent-style-name="Standard" style:family="paragraph">
      <style:paragraph-properties fo:text-align="center" fo:margin-bottom="0in"/>
    </style:style>
    <style:style style:name="T33" style:parent-style-name="Titelzentriert" style:family="text">
      <style:text-properties style:font-name="Calibri" style:font-name-asian="Calibri,Arial" style:font-name-complex="Calibri,Arial" fo:color="#000000" fo:language="de" fo:country="DE"/>
    </style:style>
    <style:style style:name="P34" style:parent-style-name="Standard" style:family="paragraph">
      <style:paragraph-properties fo:text-align="center" fo:margin-bottom="0in"/>
    </style:style>
    <style:style style:name="T35" style:parent-style-name="Titelzentriert" style:family="text">
      <style:text-properties style:font-name="Calibri" style:font-name-asian="Calibri,Arial" style:font-name-complex="Calibri,Arial" fo:color="#000000" fo:language="de" fo:country="DE"/>
    </style:style>
    <style:style style:name="P36" style:parent-style-name="Standard" style:family="paragraph">
      <style:paragraph-properties fo:margin-bottom="0in"/>
      <style:text-properties style:font-name="Calibri" style:font-name-complex="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text-align="center" fo:margin-bottom="0in"/>
    </style:style>
    <style:style style:name="T39" style:parent-style-name="Absatz-Standardschriftart" style:family="text">
      <style:text-properties style:font-name="Calibri" style:font-name-asian="Calibri,Arial" style:font-name-complex="Calibri,Arial" fo:color="#000000" fo:language="de" fo:country="DE"/>
    </style:style>
    <style:style style:name="P40" style:parent-style-name="Standard" style:family="paragraph">
      <style:paragraph-properties fo:margin-bottom="0in"/>
      <style:text-properties style:font-name="Calibri" style:font-name-complex="Arial" fo:color="#000000" fo:language="de" fo:country="DE"/>
    </style:style>
    <style:style style:name="P41" style:parent-style-name="Überschrift1" style:family="paragraph">
      <style:paragraph-properties fo:break-before="page" fo:margin-top="0in" fo:margin-bottom="0in" fo:margin-left="0in" fo:text-indent="0in">
        <style:tab-stops>
          <style:tab-stop style:type="left" style:position="0.5in"/>
        </style:tab-stops>
      </style:paragraph-properties>
    </style:style>
    <style:style style:name="T42" style:parent-style-name="Absatz-Standardschriftart" style:family="text">
      <style:text-properties style:font-name="Calibri" style:font-name-asian="Calibri,Arial" style:font-name-complex="Calibri,Arial" fo:color="#000000" fo:background-color="#C0C0C0" fo:language="de" fo:country="DE"/>
    </style:style>
    <style:style style:name="P43" style:parent-style-name="Standard" style:family="paragraph">
      <style:text-properties style:font-name="Calibri" fo:language="de" fo:country="DE"/>
    </style:style>
    <style:style style:name="P44" style:parent-style-name="Überschrift2" style:family="paragraph">
      <style:paragraph-properties fo:margin-top="0in" fo:margin-left="0in" fo:text-indent="0in">
        <style:tab-stops>
          <style:tab-stop style:type="left" style:position="1.1in"/>
        </style:tab-stops>
      </style:paragraph-properties>
    </style:style>
    <style:style style:name="T45" style:parent-style-name="Absatz-Standardschriftart" style:family="text">
      <style:text-properties style:font-name="Calibri" style:font-name-asian="Calibri,Arial" style:font-name-complex="Calibri,Arial" fo:color="#000000" fo:language="de" fo:country="DE"/>
    </style:style>
    <style:style style:name="TableColumn47" style:family="table-column">
      <style:table-column-properties style:column-width="1.5729in"/>
    </style:style>
    <style:style style:name="TableColumn48" style:family="table-column">
      <style:table-column-properties style:column-width="1.5729in"/>
    </style:style>
    <style:style style:name="TableColumn49" style:family="table-column">
      <style:table-column-properties style:column-width="1.5736in"/>
    </style:style>
    <style:style style:name="TableColumn50" style:family="table-column">
      <style:table-column-properties style:column-width="1.5736in"/>
    </style:style>
    <style:style style:name="Table46" style:family="table">
      <style:table-properties style:width="6.293in" fo:margin-left="0in" table:align="left"/>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T53" style:parent-style-name="Absatz-Standardschriftart" style:family="text">
      <style:text-properties style:font-name="Calibri" style:font-name-asian="Calibri" style:font-name-complex="Calibri" fo:language="de" fo:country="DE"/>
    </style:style>
    <style:style style:name="TableCell54" style:family="table-cell">
      <style:table-cell-properties fo:border="0.0069in solid #000000" style:writing-mode="lr-tb" fo:padding-top="0in" fo:padding-left="0.075in" fo:padding-bottom="0in" fo:padding-right="0.075in"/>
    </style:style>
    <style:style style:name="T55" style:parent-style-name="Absatz-Standardschriftart" style:family="text">
      <style:text-properties style:font-name="Calibri" style:font-name-asian="Calibri" style:font-name-complex="Calibri" fo:language="de" fo:country="DE"/>
    </style:style>
    <style:style style:name="TableCell56" style:family="table-cell">
      <style:table-cell-properties fo:border="0.0069in solid #000000" style:writing-mode="lr-tb" fo:padding-top="0in" fo:padding-left="0.075in" fo:padding-bottom="0in" fo:padding-right="0.075in"/>
    </style:style>
    <style:style style:name="T57" style:parent-style-name="Absatz-Standardschriftart" style:family="text">
      <style:text-properties style:font-name="Calibri" style:font-name-asian="Calibri" style:font-name-complex="Calibri" fo:language="de" fo:country="DE"/>
    </style:style>
    <style:style style:name="TableCell58" style:family="table-cell">
      <style:table-cell-properties fo:border="0.0069in solid #000000" style:writing-mode="lr-tb" fo:padding-top="0in" fo:padding-left="0.075in" fo:padding-bottom="0in" fo:padding-right="0.075in"/>
    </style:style>
    <style:style style:name="T59" style:parent-style-name="Absatz-Standardschriftart" style:family="text">
      <style:text-properties style:font-name="Calibri" style:font-name-asian="Calibri" style:font-name-complex="Calibri" fo:language="de" fo:country="DE"/>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T62" style:parent-style-name="Absatz-Standardschriftart" style:family="text">
      <style:text-properties style:font-name="Calibri" style:font-name-asian="Calibri" style:font-name-complex="Calibri" fo:language="de" fo:country="DE"/>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text-properties style:font-name="Calibri" fo:language="de" fo:country="DE"/>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text-properties style:font-name="Calibri" fo:language="de" fo:country="DE"/>
    </style:style>
    <style:style style:name="TableCell67" style:family="table-cell">
      <style:table-cell-properties fo:border="0.0069in solid #000000" style:writing-mode="lr-tb" fo:padding-top="0in" fo:padding-left="0.075in" fo:padding-bottom="0in" fo:padding-right="0.075in"/>
    </style:style>
    <style:style style:name="T68" style:parent-style-name="Absatz-Standardschriftart" style:family="text">
      <style:text-properties style:font-name="Calibri" style:font-name-asian="Calibri" style:font-name-complex="Calibri" fo:language="de" fo:country="DE"/>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Standard" style:family="paragraph">
      <style:text-properties style:font-name="Calibri" fo:language="de" fo:country="DE"/>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text-properties style:font-name="Calibri" fo:language="de" fo:country="DE"/>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text-properties style:font-name="Calibri" fo:language="de" fo:country="DE"/>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text-properties style:font-name="Calibri" fo:language="de" fo:country="DE"/>
    </style:style>
    <style:style style:name="P78" style:parent-style-name="Überschrift2" style:family="paragraph">
      <style:paragraph-properties fo:break-before="page" fo:margin-top="0in" fo:margin-left="0in" fo:text-indent="0in">
        <style:tab-stops>
          <style:tab-stop style:type="left" style:position="1.1in"/>
        </style:tab-stops>
      </style:paragraph-properties>
    </style:style>
    <style:style style:name="T79" style:parent-style-name="Absatz-Standardschriftart" style:family="text">
      <style:text-properties style:font-name="Calibri" style:font-name-asian="Calibri,Arial" style:font-name-complex="Calibri,Arial" fo:color="#000000" fo:language="de" fo:country="DE"/>
    </style:style>
    <style:style style:name="P80" style:parent-style-name="Standard" style:family="paragraph">
      <style:text-properties style:font-name="Calibri" fo:language="de" fo:country="DE"/>
    </style:style>
    <style:style style:name="P81"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2" style:parent-style-name="Internetlink" style:family="text">
      <style:text-properties style:font-name="Calibri" style:font-name-asian="Arial" style:font-name-complex="Arial" fo:color="#000000" fo:font-size="11pt" style:font-size-asian="11pt" style:font-size-complex="11pt" fo:language="de" fo:country="DE"/>
    </style:style>
    <style:style style:name="T83" style:parent-style-name="Internetlink" style:family="text">
      <style:text-properties style:font-name="Calibri" style:font-name-complex="Arial" fo:color="#000000" fo:font-size="11pt" style:font-size-asian="11pt" fo:language="de" fo:country="DE"/>
    </style:style>
    <style:style style:name="T84"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5" style:parent-style-name="Internetlink" style:family="text">
      <style:text-properties style:font-name="Calibri" style:font-name-complex="Arial" fo:color="#000000" fo:font-size="11pt" style:font-size-asian="11pt" fo:language="de" fo:country="DE"/>
    </style:style>
    <style:style style:name="T86" style:parent-style-name="Internetlink" style:family="text">
      <style:text-properties style:font-name="Calibri" style:font-name-complex="Arial" fo:color="#000000" fo:font-size="11pt" style:font-size-asian="11pt" fo:language="de" fo:country="DE"/>
    </style:style>
    <style:style style:name="P8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9"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3"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1"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7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2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2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9"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1"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5"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5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9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9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4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40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4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4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0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40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4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41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1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41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4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41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1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41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4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1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42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42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422" style:parent-style-name="Standard" style:family="paragraph">
      <style:text-properties style:font-name="Calibri" fo:language="de" fo:country="DE"/>
    </style:style>
    <style:style style:name="P423" style:parent-style-name="Standard" style:family="paragraph">
      <style:paragraph-properties fo:margin-bottom="0in"/>
      <style:text-properties style:font-name="Calibri" style:font-name-complex="Arial" fo:color="#000000" fo:language="de" fo:country="DE"/>
    </style:style>
    <style:style style:name="P424" style:parent-style-name="Überschrift1" style:family="paragraph">
      <style:paragraph-properties fo:break-before="page" fo:margin-top="0in" fo:margin-bottom="0in" fo:margin-left="0in" fo:text-indent="0in">
        <style:tab-stops>
          <style:tab-stop style:type="left" style:position="0.5in"/>
        </style:tab-stops>
      </style:paragraph-properties>
    </style:style>
    <style:style style:name="T425" style:parent-style-name="Absatz-Standardschriftart" style:family="text">
      <style:text-properties style:font-name="Calibri" style:font-name-asian="Calibri,Arial" style:font-name-complex="Calibri,Arial" fo:color="#000000" fo:background-color="#C0C0C0" fo:language="de" fo:country="DE"/>
    </style:style>
    <style:style style:name="T426" style:parent-style-name="Absatz-Standardschriftart" style:family="text">
      <style:text-properties style:font-name="Calibri" style:font-name-asian="Calibri,Arial" style:font-name-complex="Calibri,Arial" fo:color="#000000" fo:language="de" fo:country="DE"/>
    </style:style>
    <style:style style:name="P427" style:parent-style-name="Standard" style:family="paragraph">
      <style:text-properties style:font-name="Calibri" style:font-name-complex="Arial" fo:language="de" fo:country="DE"/>
    </style:style>
    <style:style style:name="P428" style:parent-style-name="Überschrift2" style:family="paragraph">
      <style:paragraph-properties fo:margin-top="0in" fo:margin-left="0in" fo:text-indent="0in">
        <style:tab-stops>
          <style:tab-stop style:type="left" style:position="1.1in"/>
        </style:tab-stops>
      </style:paragraph-properties>
    </style:style>
    <style:style style:name="T429" style:parent-style-name="Absatz-Standardschriftart" style:family="text">
      <style:text-properties style:font-name="Calibri" style:font-name-asian="Calibri,Arial" style:font-name-complex="Calibri,Arial" fo:color="#000000" fo:language="de" fo:country="DE"/>
    </style:style>
    <style:style style:name="P430" style:parent-style-name="Standard" style:family="paragraph">
      <style:paragraph-properties fo:margin-bottom="0in"/>
    </style:style>
    <style:style style:name="T431" style:parent-style-name="Absatz-Standardschriftart" style:family="text">
      <style:text-properties style:font-name="Calibri" style:font-name-asian="Calibri,Arial" style:font-name-complex="Calibri,Arial" fo:color="#000000" fo:language="de" fo:country="DE"/>
    </style:style>
    <style:style style:name="P432" style:parent-style-name="Standard" style:family="paragraph">
      <style:paragraph-properties fo:margin-bottom="0in"/>
      <style:text-properties style:font-name="Calibri" style:font-name-complex="Arial" fo:color="#000000" fo:language="de" fo:country="DE"/>
    </style:style>
    <style:style style:name="P433" style:parent-style-name="Überschrift2" style:family="paragraph">
      <style:paragraph-properties fo:margin-top="0in" fo:margin-left="0in" fo:text-indent="0in">
        <style:tab-stops>
          <style:tab-stop style:type="left" style:position="1.1in"/>
        </style:tab-stops>
      </style:paragraph-properties>
    </style:style>
    <style:style style:name="T434" style:parent-style-name="Absatz-Standardschriftart" style:family="text">
      <style:text-properties style:font-name="Calibri" style:font-name-asian="Calibri,Arial" style:font-name-complex="Calibri,Arial" fo:color="#000000" fo:language="de" fo:country="DE"/>
    </style:style>
    <style:style style:name="P435" style:parent-style-name="Standard" style:family="paragraph">
      <style:paragraph-properties fo:margin-bottom="0in"/>
    </style:style>
    <style:style style:name="T436" style:parent-style-name="Absatz-Standardschriftart" style:family="text">
      <style:text-properties style:font-name="Calibri" style:font-name-asian="Calibri,Arial" style:font-name-complex="Calibri,Arial" fo:color="#000000" fo:language="de" fo:country="DE"/>
    </style:style>
    <style:style style:name="P437" style:parent-style-name="Standard" style:family="paragraph">
      <style:paragraph-properties fo:margin-bottom="0in"/>
      <style:text-properties style:font-name="Calibri" style:font-name-complex="Arial" fo:language="de" fo:country="DE"/>
    </style:style>
    <style:style style:name="P438" style:parent-style-name="Überschrift2" style:family="paragraph">
      <style:paragraph-properties fo:margin-top="0in" fo:margin-left="0in" fo:text-indent="0in">
        <style:tab-stops>
          <style:tab-stop style:type="left" style:position="1.1in"/>
        </style:tab-stops>
      </style:paragraph-properties>
    </style:style>
    <style:style style:name="T439" style:parent-style-name="Absatz-Standardschriftart" style:family="text">
      <style:text-properties style:font-name="Calibri" style:font-name-asian="Calibri,Arial" style:font-name-complex="Calibri,Arial" fo:color="#000000" fo:language="de" fo:country="DE"/>
    </style:style>
    <style:style style:name="P440" style:parent-style-name="Standard" style:family="paragraph">
      <style:paragraph-properties fo:margin-bottom="0in"/>
    </style:style>
    <style:style style:name="T441" style:parent-style-name="Absatz-Standardschriftart" style:family="text">
      <style:text-properties style:font-name="Calibri" style:font-name-asian="Calibri,Arial" style:font-name-complex="Calibri,Arial" fo:language="de" fo:country="DE"/>
    </style:style>
    <style:style style:name="P442" style:parent-style-name="Standard" style:family="paragraph">
      <style:paragraph-properties fo:margin-bottom="0in"/>
    </style:style>
    <style:style style:name="T443" style:parent-style-name="Absatz-Standardschriftart" style:family="text">
      <style:text-properties style:font-name="Calibri" style:font-name-asian="Calibri,Arial" style:font-name-complex="Calibri,Arial" fo:language="de" fo:country="DE"/>
    </style:style>
    <style:style style:name="P444" style:parent-style-name="Standard" style:family="paragraph">
      <style:paragraph-properties fo:margin-bottom="0in"/>
    </style:style>
    <style:style style:name="T445" style:parent-style-name="Absatz-Standardschriftart" style:family="text">
      <style:text-properties style:font-name="Calibri" style:font-name-asian="Calibri,Arial" style:font-name-complex="Calibri,Arial" fo:language="de" fo:country="DE"/>
    </style:style>
    <style:style style:name="P446" style:parent-style-name="Standard" style:family="paragraph">
      <style:paragraph-properties fo:break-before="page" fo:margin-bottom="0in"/>
      <style:text-properties style:font-name="Calibri" style:font-name-complex="Arial" fo:language="de" fo:country="DE" fo:hyphenate="true"/>
    </style:style>
    <style:style style:name="P447" style:parent-style-name="Standard" style:family="paragraph">
      <style:paragraph-properties fo:margin-bottom="0in"/>
      <style:text-properties style:font-name="Calibri" style:font-name-complex="Arial" fo:language="de" fo:country="DE"/>
    </style:style>
    <style:style style:name="P448" style:parent-style-name="Standard" style:family="paragraph">
      <style:paragraph-properties fo:margin-bottom="0in"/>
    </style:style>
    <style:style style:name="T449"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C0C0C0" fo:language="de" fo:country="DE"/>
    </style:style>
    <style:style style:name="P450"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51" style:parent-style-name="Überschrift2" style:family="paragraph">
      <style:paragraph-properties fo:margin-top="0in" fo:margin-left="0in" fo:text-indent="0in">
        <style:tab-stops>
          <style:tab-stop style:type="left" style:position="1.1in"/>
        </style:tab-stops>
      </style:paragraph-properties>
    </style:style>
    <style:style style:name="T452" style:parent-style-name="Absatz-Standardschriftart" style:family="text">
      <style:text-properties style:font-name="Calibri" style:font-name-asian="Calibri,Arial" style:font-name-complex="Calibri,Arial" fo:color="#000000" fo:language="de" fo:country="DE"/>
    </style:style>
    <style:style style:name="P453" style:parent-style-name="Standard" style:family="paragraph">
      <style:paragraph-properties fo:margin-bottom="0in"/>
    </style:style>
    <style:style style:name="T454" style:parent-style-name="Absatz-Standardschriftart" style:family="text">
      <style:text-properties style:font-name="Calibri" style:font-name-asian="Calibri,Arial" style:font-name-complex="Calibri,Arial" fo:color="#000000" fo:language="de" fo:country="DE"/>
    </style:style>
    <style:style style:name="P455" style:parent-style-name="Standard" style:family="paragraph">
      <style:paragraph-properties fo:margin-bottom="0in"/>
      <style:text-properties style:font-name="Calibri" style:font-name-complex="Arial" fo:color="#000000" fo:language="de" fo:country="DE"/>
    </style:style>
    <style:style style:name="P456" style:parent-style-name="Überschrift2" style:family="paragraph">
      <style:paragraph-properties fo:margin-top="0in" fo:margin-left="0in" fo:text-indent="0in">
        <style:tab-stops>
          <style:tab-stop style:type="left" style:position="1.1in"/>
        </style:tab-stops>
      </style:paragraph-properties>
    </style:style>
    <style:style style:name="T457" style:parent-style-name="Absatz-Standardschriftart" style:family="text">
      <style:text-properties style:font-name="Calibri" style:font-name-asian="Calibri,Arial" style:font-name-complex="Calibri,Arial" fo:color="#000000" fo:language="de" fo:country="DE"/>
    </style:style>
    <style:style style:name="P458" style:parent-style-name="Standard" style:family="paragraph">
      <style:paragraph-properties fo:margin-bottom="0in"/>
    </style:style>
    <style:style style:name="T459" style:parent-style-name="Absatz-Standardschriftart" style:family="text">
      <style:text-properties style:font-name="Calibri" style:font-name-asian="Calibri,Arial" style:font-name-complex="Calibri,Arial" fo:color="#000000" fo:language="de" fo:country="DE"/>
    </style:style>
    <style:style style:name="P460" style:parent-style-name="Standard" style:family="paragraph">
      <style:paragraph-properties fo:margin-bottom="0in"/>
    </style:style>
    <style:style style:name="T461" style:parent-style-name="Absatz-Standardschriftart" style:family="text">
      <style:text-properties style:font-name="Calibri" style:font-name-asian="Calibri,Arial" style:font-name-complex="Calibri,Arial" fo:color="#000000" fo:language="de" fo:country="DE"/>
    </style:style>
    <style:style style:name="P462" style:parent-style-name="Standard" style:family="paragraph">
      <style:paragraph-properties fo:margin-bottom="0in"/>
    </style:style>
    <style:style style:name="T463" style:parent-style-name="Absatz-Standardschriftart" style:family="text">
      <style:text-properties style:font-name="Calibri" style:font-name-asian="Calibri,Arial" style:font-name-complex="Calibri,Arial" fo:color="#000000" fo:language="de" fo:country="DE"/>
    </style:style>
    <style:style style:name="P464" style:parent-style-name="Standard" style:family="paragraph">
      <style:paragraph-properties fo:margin-bottom="0in"/>
    </style:style>
    <style:style style:name="T465" style:parent-style-name="Absatz-Standardschriftart" style:family="text">
      <style:text-properties style:font-name="Calibri" style:font-name-asian="Calibri,Arial" style:font-name-complex="Calibri,Arial" fo:color="#000000" fo:language="de" fo:country="DE"/>
    </style:style>
    <style:style style:name="P466" style:parent-style-name="Standard" style:family="paragraph">
      <style:paragraph-properties fo:margin-bottom="0in"/>
    </style:style>
    <style:style style:name="T467" style:parent-style-name="Absatz-Standardschriftart" style:family="text">
      <style:text-properties style:font-name="Calibri" style:font-name-asian="Calibri,Arial" style:font-name-complex="Calibri,Arial" fo:color="#000000" fo:language="de" fo:country="DE"/>
    </style:style>
    <style:style style:name="P468" style:parent-style-name="Standard" style:family="paragraph">
      <style:paragraph-properties fo:margin-bottom="0in"/>
    </style:style>
    <style:style style:name="T469" style:parent-style-name="Absatz-Standardschriftart" style:family="text">
      <style:text-properties style:font-name="Calibri" style:font-name-asian="Calibri,Arial" style:font-name-complex="Calibri,Arial" fo:color="#000000" fo:language="de" fo:country="DE"/>
    </style:style>
    <style:style style:name="P470" style:parent-style-name="Standard" style:family="paragraph">
      <style:paragraph-properties fo:margin-bottom="0in"/>
      <style:text-properties style:font-name="Calibri" style:font-name-complex="Arial" fo:color="#000000" fo:language="de" fo:country="DE"/>
    </style:style>
    <style:style style:name="P471" style:parent-style-name="Überschrift2" style:family="paragraph">
      <style:paragraph-properties fo:margin-top="0in" fo:margin-left="0in" fo:text-indent="0in">
        <style:tab-stops>
          <style:tab-stop style:type="left" style:position="1.1in"/>
        </style:tab-stops>
      </style:paragraph-properties>
    </style:style>
    <style:style style:name="T472" style:parent-style-name="Absatz-Standardschriftart" style:family="text">
      <style:text-properties style:font-name="Calibri" style:font-name-asian="Calibri,Arial" style:font-name-complex="Calibri,Arial" fo:color="#000000" fo:language="de" fo:country="DE"/>
    </style:style>
    <style:style style:name="P473" style:parent-style-name="Standard" style:family="paragraph">
      <style:paragraph-properties fo:margin-bottom="0in"/>
    </style:style>
    <style:style style:name="T474" style:parent-style-name="Absatz-Standardschriftart" style:family="text">
      <style:text-properties style:font-name="Calibri" style:font-name-asian="Calibri,Arial" style:font-name-complex="Calibri,Arial" fo:language="de" fo:country="DE"/>
    </style:style>
    <style:style style:name="P475" style:parent-style-name="Standard" style:family="paragraph">
      <style:paragraph-properties fo:margin-bottom="0in"/>
      <style:text-properties style:font-name="Calibri" style:font-name-complex="Arial" fo:language="de" fo:country="DE"/>
    </style:style>
    <style:style style:name="P476" style:parent-style-name="Überschrift2" style:family="paragraph">
      <style:paragraph-properties fo:margin-top="0in" fo:margin-left="0in" fo:text-indent="0in">
        <style:tab-stops>
          <style:tab-stop style:type="left" style:position="1.1in"/>
        </style:tab-stops>
      </style:paragraph-properties>
    </style:style>
    <style:style style:name="T477" style:parent-style-name="Absatz-Standardschriftart" style:family="text">
      <style:text-properties style:font-name="Calibri" style:font-name-asian="Calibri,Arial" style:font-name-complex="Calibri,Arial" fo:color="#000000" fo:language="de" fo:country="DE"/>
    </style:style>
    <style:style style:name="P478" style:parent-style-name="Standard" style:family="paragraph">
      <style:paragraph-properties fo:margin-bottom="0in"/>
    </style:style>
    <style:style style:name="T479" style:parent-style-name="Absatz-Standardschriftart" style:family="text">
      <style:text-properties style:font-name="Calibri" style:font-name-asian="Calibri,Arial" style:font-name-complex="Calibri,Arial" fo:language="de" fo:country="DE"/>
    </style:style>
    <style:style style:name="P480" style:parent-style-name="Standard" style:family="paragraph">
      <style:paragraph-properties fo:margin-bottom="0in"/>
      <style:text-properties style:font-name="Calibri" style:font-name-complex="Arial" fo:language="de" fo:country="DE"/>
    </style:style>
    <style:style style:name="P481" style:parent-style-name="Überschrift2" style:family="paragraph">
      <style:paragraph-properties fo:margin-top="0in" fo:margin-left="0in" fo:text-indent="0in">
        <style:tab-stops>
          <style:tab-stop style:type="left" style:position="1.1in"/>
        </style:tab-stops>
      </style:paragraph-properties>
    </style:style>
    <style:style style:name="T482" style:parent-style-name="Absatz-Standardschriftart" style:family="text">
      <style:text-properties style:font-name="Calibri" style:font-name-asian="Calibri,Arial" style:font-name-complex="Calibri,Arial" fo:color="#000000" fo:language="de" fo:country="DE"/>
    </style:style>
    <style:style style:name="P483" style:parent-style-name="Standard" style:family="paragraph">
      <style:paragraph-properties fo:margin-bottom="0in"/>
    </style:style>
    <style:style style:name="T484" style:parent-style-name="Absatz-Standardschriftart" style:family="text">
      <style:text-properties style:font-name="Calibri" style:font-name-asian="Calibri,Arial" style:font-name-complex="Calibri,Arial" fo:language="de" fo:country="DE"/>
    </style:style>
    <style:style style:name="P485" style:parent-style-name="Standard" style:family="paragraph">
      <style:paragraph-properties fo:margin-bottom="0in"/>
    </style:style>
    <style:style style:name="T486" style:parent-style-name="Absatz-Standardschriftart" style:family="text">
      <style:text-properties style:font-name="Calibri" style:font-name-asian="Calibri,Arial" style:font-name-complex="Calibri,Arial" fo:language="de" fo:country="DE"/>
    </style:style>
    <style:style style:name="P487" style:parent-style-name="Standard" style:family="paragraph">
      <style:paragraph-properties fo:margin-bottom="0in"/>
      <style:text-properties style:font-name="Calibri" style:font-name-complex="Arial" fo:language="de" fo:country="DE"/>
    </style:style>
    <style:style style:name="P488" style:parent-style-name="Standard" style:family="paragraph">
      <style:paragraph-properties fo:margin-bottom="0in"/>
      <style:text-properties style:font-name="Calibri" style:font-name-complex="Arial" fo:language="de" fo:country="DE"/>
    </style:style>
    <style:style style:name="P489" style:parent-style-name="Überschrift2" style:family="paragraph">
      <style:paragraph-properties fo:margin-top="0in" fo:margin-left="0in" fo:text-indent="0in">
        <style:tab-stops>
          <style:tab-stop style:type="left" style:position="1.1in"/>
        </style:tab-stops>
      </style:paragraph-properties>
    </style:style>
    <style:style style:name="T490" style:parent-style-name="Absatz-Standardschriftart" style:family="text">
      <style:text-properties style:font-name="Calibri" style:font-name-asian="Calibri,Arial" style:font-name-complex="Calibri,Arial" fo:color="#000000" fo:language="de" fo:country="DE"/>
    </style:style>
    <style:style style:name="P491" style:parent-style-name="Standard" style:family="paragraph">
      <style:paragraph-properties fo:margin-bottom="0in"/>
    </style:style>
    <style:style style:name="T492" style:parent-style-name="Absatz-Standardschriftart" style:family="text">
      <style:text-properties style:font-name="Calibri" style:font-name-asian="Calibri,Arial" style:font-name-complex="Calibri,Arial" fo:language="de" fo:country="DE"/>
    </style:style>
    <style:style style:name="P493" style:parent-style-name="Standard" style:family="paragraph">
      <style:paragraph-properties fo:margin-bottom="0in"/>
      <style:text-properties style:font-name="Calibri" style:font-name-complex="Arial" fo:language="de" fo:country="DE"/>
    </style:style>
    <style:style style:name="P494" style:parent-style-name="Überschrift2" style:family="paragraph">
      <style:paragraph-properties fo:margin-top="0in" fo:margin-left="0in" fo:text-indent="0in">
        <style:tab-stops>
          <style:tab-stop style:type="left" style:position="1.1in"/>
        </style:tab-stops>
      </style:paragraph-properties>
    </style:style>
    <style:style style:name="T495" style:parent-style-name="Absatz-Standardschriftart" style:family="text">
      <style:text-properties style:font-name="Calibri" style:font-name-asian="Calibri,Arial" style:font-name-complex="Calibri,Arial" fo:color="#000000" fo:language="de" fo:country="DE"/>
    </style:style>
    <style:style style:name="P496" style:parent-style-name="Standard" style:family="paragraph">
      <style:text-properties style:font-name="Calibri" style:font-name-complex="Arial" fo:font-size="9pt" style:font-size-asian="9pt" style:font-size-complex="9pt" fo:language="de" fo:country="DE"/>
    </style:style>
    <style:style style:name="P497" style:parent-style-name="Standard" style:family="paragraph">
      <style:paragraph-properties fo:margin-bottom="0in"/>
    </style:style>
    <style:style style:name="T49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9" style:parent-style-name="Standard" style:family="paragraph">
      <style:paragraph-properties fo:margin-bottom="0in"/>
    </style:style>
    <style:style style:name="T500" style:parent-style-name="Absatz-Standardschriftart" style:family="text">
      <style:text-properties style:font-name="Calibri" style:font-name-asian="Calibri,Arial" style:font-name-complex="Calibri,Arial" fo:language="de" fo:country="DE"/>
    </style:style>
    <style:style style:name="P501" style:parent-style-name="Standard" style:family="paragraph">
      <style:paragraph-properties fo:margin-bottom="0in"/>
      <style:text-properties style:font-name="Calibri" style:font-name-complex="Arial" fo:language="de" fo:country="DE"/>
    </style:style>
    <style:style style:name="P502" style:parent-style-name="Standard" style:family="paragraph">
      <style:paragraph-properties fo:margin-bottom="0in"/>
    </style:style>
    <style:style style:name="T50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4" style:parent-style-name="Standard" style:family="paragraph">
      <style:paragraph-properties fo:margin-bottom="0in"/>
    </style:style>
    <style:style style:name="T505" style:parent-style-name="Absatz-Standardschriftart" style:family="text">
      <style:text-properties style:font-name="Calibri" style:font-name-asian="Calibri,Arial" style:font-name-complex="Calibri,Arial" fo:language="de" fo:country="DE"/>
    </style:style>
    <style:style style:name="T506" style:parent-style-name="Absatz-Standardschriftart" style:family="text">
      <style:text-properties style:font-name="Calibri" style:font-name-asian="Calibri,Arial" style:font-name-complex="Calibri,Arial" fo:color="#000000" fo:language="de" fo:country="DE"/>
    </style:style>
    <style:style style:name="T507" style:parent-style-name="Absatz-Standardschriftart" style:family="text">
      <style:text-properties style:font-name="Calibri" style:font-name-asian="Calibri,Arial" style:font-name-complex="Calibri,Arial" fo:language="de" fo:country="DE"/>
    </style:style>
    <style:style style:name="P508" style:parent-style-name="Standard" style:family="paragraph">
      <style:paragraph-properties fo:margin-bottom="0in"/>
      <style:text-properties style:font-name="Calibri" style:font-name-complex="Arial" fo:language="de" fo:country="DE"/>
    </style:style>
    <style:style style:name="P509" style:parent-style-name="Standard" style:family="paragraph">
      <style:paragraph-properties fo:margin-bottom="0in"/>
    </style:style>
    <style:style style:name="T51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1" style:parent-style-name="Standard" style:family="paragraph">
      <style:paragraph-properties fo:margin-bottom="0in"/>
    </style:style>
    <style:style style:name="T512" style:parent-style-name="Absatz-Standardschriftart" style:family="text">
      <style:text-properties style:font-name="Calibri" style:font-name-asian="Calibri,Arial" style:font-name-complex="Calibri,Arial" fo:language="de" fo:country="DE"/>
    </style:style>
    <style:style style:name="P513" style:parent-style-name="Standard" style:family="paragraph">
      <style:paragraph-properties fo:margin-bottom="0in"/>
      <style:text-properties style:font-name="Calibri" style:font-name-complex="Arial" fo:language="de" fo:country="DE"/>
    </style:style>
    <style:style style:name="P514" style:parent-style-name="Standard" style:family="paragraph">
      <style:paragraph-properties fo:margin-bottom="0in"/>
    </style:style>
    <style:style style:name="T51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6" style:parent-style-name="Standard" style:family="paragraph">
      <style:paragraph-properties fo:margin-bottom="0in"/>
    </style:style>
    <style:style style:name="T517" style:parent-style-name="Absatz-Standardschriftart" style:family="text">
      <style:text-properties style:font-name="Calibri" style:font-name-asian="Calibri,Arial" style:font-name-complex="Calibri,Arial" fo:language="de" fo:country="DE"/>
    </style:style>
    <style:style style:name="P518" style:parent-style-name="Standard" style:family="paragraph">
      <style:paragraph-properties fo:margin-bottom="0in"/>
      <style:text-properties style:font-name="Calibri" style:font-name-complex="Arial" fo:language="de" fo:country="DE"/>
    </style:style>
    <style:style style:name="P519" style:parent-style-name="Standard" style:family="paragraph">
      <style:paragraph-properties fo:margin-bottom="0in"/>
    </style:style>
    <style:style style:name="T52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1" style:parent-style-name="Standard" style:family="paragraph">
      <style:paragraph-properties fo:margin-bottom="0in"/>
    </style:style>
    <style:style style:name="T522" style:parent-style-name="Absatz-Standardschriftart" style:family="text">
      <style:text-properties style:font-name="Calibri" style:font-name-asian="Calibri,Arial" style:font-name-complex="Calibri,Arial" fo:language="de" fo:country="DE"/>
    </style:style>
    <style:style style:name="P523" style:parent-style-name="Standard" style:family="paragraph">
      <style:paragraph-properties fo:margin-bottom="0in"/>
      <style:text-properties style:font-name="Calibri" style:font-name-complex="Arial" fo:language="de" fo:country="DE"/>
    </style:style>
    <style:style style:name="P524" style:parent-style-name="Standard" style:family="paragraph">
      <style:paragraph-properties fo:margin-bottom="0in"/>
    </style:style>
    <style:style style:name="T52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6" style:parent-style-name="Standard" style:family="paragraph">
      <style:paragraph-properties fo:margin-bottom="0in"/>
    </style:style>
    <style:style style:name="T527" style:parent-style-name="Absatz-Standardschriftart" style:family="text">
      <style:text-properties style:font-name="Calibri" style:font-name-asian="Calibri,Arial" style:font-name-complex="Calibri,Arial" fo:language="de" fo:country="DE"/>
    </style:style>
    <style:style style:name="P528" style:parent-style-name="Standard" style:family="paragraph">
      <style:paragraph-properties fo:margin-bottom="0in"/>
      <style:text-properties style:font-name="Calibri" style:font-name-complex="Arial" fo:language="de" fo:country="DE"/>
    </style:style>
    <style:style style:name="P529" style:parent-style-name="Standard" style:family="paragraph">
      <style:paragraph-properties fo:margin-bottom="0in"/>
    </style:style>
    <style:style style:name="T53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1" style:parent-style-name="Standard" style:family="paragraph">
      <style:paragraph-properties fo:margin-bottom="0in"/>
    </style:style>
    <style:style style:name="T532" style:parent-style-name="Absatz-Standardschriftart" style:family="text">
      <style:text-properties style:font-name="Calibri" style:font-name-asian="Calibri,Arial" style:font-name-complex="Calibri,Arial" fo:language="de" fo:country="DE"/>
    </style:style>
    <style:style style:name="P533" style:parent-style-name="Standard" style:family="paragraph">
      <style:paragraph-properties fo:margin-bottom="0in"/>
      <style:text-properties style:font-name="Calibri" style:font-name-complex="Arial" fo:language="de" fo:country="DE"/>
    </style:style>
    <style:style style:name="P534" style:parent-style-name="Standard" style:family="paragraph">
      <style:paragraph-properties fo:margin-bottom="0in"/>
    </style:style>
    <style:style style:name="T53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6" style:parent-style-name="Standard" style:family="paragraph">
      <style:paragraph-properties fo:margin-bottom="0in"/>
    </style:style>
    <style:style style:name="T537" style:parent-style-name="Absatz-Standardschriftart" style:family="text">
      <style:text-properties style:font-name="Calibri" style:font-name-asian="Calibri,Arial" style:font-name-complex="Calibri,Arial" fo:language="de" fo:country="DE"/>
    </style:style>
    <style:style style:name="P538" style:parent-style-name="Standard" style:family="paragraph">
      <style:paragraph-properties fo:margin-bottom="0in"/>
      <style:text-properties style:font-name="Calibri" style:font-name-complex="Arial" fo:language="de" fo:country="DE"/>
    </style:style>
    <style:style style:name="P539" style:parent-style-name="Standard" style:family="paragraph">
      <style:paragraph-properties fo:margin-bottom="0in"/>
    </style:style>
    <style:style style:name="T540"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41" style:parent-style-name="Standard" style:family="paragraph">
      <style:paragraph-properties fo:margin-bottom="0in"/>
    </style:style>
    <style:style style:name="T542" style:parent-style-name="Absatz-Standardschriftart" style:family="text">
      <style:text-properties style:font-name="Calibri" style:font-name-asian="Calibri,Arial" style:font-name-complex="Calibri,Arial" fo:language="de" fo:country="DE"/>
    </style:style>
    <style:style style:name="P543" style:parent-style-name="Standard" style:family="paragraph">
      <style:paragraph-properties fo:margin-bottom="0in"/>
      <style:text-properties style:font-name="Calibri" style:font-name-asian="Arial" style:font-name-complex="Arial" fo:language="de" fo:country="DE"/>
    </style:style>
    <style:style style:name="P544" style:parent-style-name="Standard" style:family="paragraph">
      <style:paragraph-properties fo:margin-bottom="0in"/>
    </style:style>
    <style:style style:name="T54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46" style:parent-style-name="Standard" style:family="paragraph">
      <style:paragraph-properties fo:margin-bottom="0in"/>
    </style:style>
    <style:style style:name="T547" style:parent-style-name="Absatz-Standardschriftart" style:family="text">
      <style:text-properties style:font-name="Calibri" style:font-name-asian="Calibri,Arial" style:font-name-complex="Calibri,Arial" fo:language="de" fo:country="DE"/>
    </style:style>
    <style:style style:name="P548" style:parent-style-name="Überschrift1" style:family="paragraph">
      <style:paragraph-properties fo:break-before="page" fo:margin-top="0in" fo:margin-bottom="0in"/>
    </style:style>
    <style:style style:name="T549" style:parent-style-name="Absatz-Standardschriftart" style:family="text">
      <style:text-properties style:font-name="Calibri" style:font-name-asian="Calibri,Arial" style:font-name-complex="Calibri,Arial" fo:color="#000000" fo:background-color="#C0C0C0" fo:language="de" fo:country="DE"/>
    </style:style>
    <style:style style:name="T550" style:parent-style-name="Absatz-Standardschriftart" style:family="text">
      <style:text-properties style:font-name="Calibri" style:font-name-asian="Calibri" style:font-name-complex="Calibri" fo:language="de" fo:country="DE"/>
    </style:style>
    <style:style style:name="P551" style:parent-style-name="Textbody" style:family="paragraph">
      <style:paragraph-properties fo:margin-bottom="0in"/>
    </style:style>
    <style:style style:name="T552" style:parent-style-name="Absatz-Standardschriftart" style:family="text">
      <style:text-properties style:font-name="Calibri" style:font-name-asian="Calibri" style:font-name-complex="Calibri" fo:language="de" fo:country="DE"/>
    </style:style>
    <style:style style:name="P553" style:parent-style-name="Textbody" style:family="paragraph">
      <style:text-properties style:font-name="Calibri" fo:language="de" fo:country="DE"/>
    </style:style>
    <style:style style:name="P554" style:parent-style-name="Überschrift2" style:family="paragraph">
      <style:paragraph-properties fo:margin-top="0in" fo:margin-left="0in" fo:text-indent="0in">
        <style:tab-stops>
          <style:tab-stop style:type="left" style:position="1.1in"/>
        </style:tab-stops>
      </style:paragraph-properties>
    </style:style>
    <style:style style:name="T555" style:parent-style-name="Absatz-Standardschriftart" style:family="text">
      <style:text-properties style:font-name="Calibri" style:font-name-asian="Calibri" style:font-name-complex="Calibri" fo:color="#000000" fo:language="de" fo:country="DE"/>
    </style:style>
    <style:style style:name="P556" style:parent-style-name="Textbody" style:family="paragraph">
      <style:paragraph-properties fo:margin-bottom="0in"/>
    </style:style>
    <style:style style:name="T557" style:parent-style-name="Absatz-Standardschriftart" style:family="text">
      <style:text-properties style:font-name="Calibri" style:font-name-asian="Calibri" style:font-name-complex="Calibri" fo:language="de" fo:country="DE"/>
    </style:style>
    <style:style style:name="T558" style:parent-style-name="Absatz-Standardschriftart" style:family="text">
      <style:text-properties style:font-name="Calibri" style:font-name-asian="Calibri" style:font-name-complex="Calibri" fo:language="de" fo:country="DE"/>
    </style:style>
    <style:style style:name="T559" style:parent-style-name="Absatz-Standardschriftart" style:family="text">
      <style:text-properties style:font-name="Calibri" style:font-name-asian="Calibri" style:font-name-complex="Calibri" fo:language="de" fo:country="DE"/>
    </style:style>
    <style:style style:name="P560" style:parent-style-name="Textbody" style:family="paragraph">
      <style:paragraph-properties fo:margin-bottom="0in"/>
    </style:style>
    <style:style style:name="T561" style:parent-style-name="Absatz-Standardschriftart" style:family="text">
      <style:text-properties style:font-name="Calibri" style:font-name-asian="Calibri" style:font-name-complex="Calibri" fo:language="de" fo:country="DE"/>
    </style:style>
    <style:style style:name="P562" style:parent-style-name="Überschrift3" style:family="paragraph">
      <style:paragraph-properties fo:margin-top="0in" fo:margin-left="0in" fo:text-indent="0in">
        <style:tab-stops>
          <style:tab-stop style:type="left" style:position="0.9444in"/>
        </style:tab-stops>
      </style:paragraph-properties>
    </style:style>
    <style:style style:name="T563" style:parent-style-name="Absatz-Standardschriftart" style:family="text">
      <style:text-properties style:font-name="Calibri" style:font-name-asian="Calibri" style:font-name-complex="Calibri" fo:color="#000000" fo:language="de" fo:country="DE"/>
    </style:style>
    <style:style style:name="T564" style:parent-style-name="Absatz-Standardschriftart" style:family="text">
      <style:text-properties style:font-name="Calibri" style:font-name-asian="Calibri" style:font-name-complex="Calibri" fo:language="de" fo:country="DE"/>
    </style:style>
    <style:style style:name="P565" style:parent-style-name="Textbody" style:family="paragraph">
      <style:paragraph-properties fo:margin-bottom="0in"/>
    </style:style>
    <style:style style:name="T566" style:parent-style-name="Absatz-Standardschriftart" style:family="text">
      <style:text-properties style:font-name="Calibri" style:font-name-asian="Calibri" style:font-name-complex="Calibri" fo:color="#000000" fo:language="de" fo:country="DE"/>
    </style:style>
    <style:style style:name="P567" style:parent-style-name="Überschrift3" style:family="paragraph">
      <style:paragraph-properties fo:margin-top="0in" fo:margin-left="0in" fo:text-indent="0in">
        <style:tab-stops>
          <style:tab-stop style:type="left" style:position="0.9444in"/>
        </style:tab-stops>
      </style:paragraph-properties>
    </style:style>
    <style:style style:name="T568" style:parent-style-name="Absatz-Standardschriftart" style:family="text">
      <style:text-properties style:font-name="Calibri" style:font-name-asian="Calibri" style:font-name-complex="Calibri" fo:color="#000000" fo:language="de" fo:country="DE"/>
    </style:style>
    <style:style style:name="P569" style:parent-style-name="Textbody" style:family="paragraph">
      <style:paragraph-properties fo:margin-bottom="0in"/>
    </style:style>
    <style:style style:name="T570" style:parent-style-name="Absatz-Standardschriftart" style:family="text">
      <style:text-properties style:font-name="Calibri" style:font-name-asian="Calibri" style:font-name-complex="Calibri" fo:color="#000000" fo:language="de" fo:country="DE"/>
    </style:style>
    <style:style style:name="P571" style:parent-style-name="Textbody" style:family="paragraph">
      <style:paragraph-properties fo:margin-bottom="0in"/>
    </style:style>
    <style:style style:name="T572" style:parent-style-name="Absatz-Standardschriftart" style:family="text">
      <style:text-properties style:font-name="Calibri" style:font-name-asian="Calibri" style:font-name-complex="Calibri" fo:color="#000000" fo:language="de" fo:country="DE"/>
    </style:style>
    <style:style style:name="P573" style:parent-style-name="Überschrift3" style:family="paragraph">
      <style:paragraph-properties fo:margin-top="0in" fo:margin-left="0in" fo:text-indent="0in">
        <style:tab-stops>
          <style:tab-stop style:type="left" style:position="0.9444in"/>
        </style:tab-stops>
      </style:paragraph-properties>
    </style:style>
    <style:style style:name="T574" style:parent-style-name="Absatz-Standardschriftart" style:family="text">
      <style:text-properties style:font-name="Calibri" style:font-name-asian="Calibri" style:font-name-complex="Calibri" fo:color="#000000" fo:language="de" fo:country="DE"/>
    </style:style>
    <style:style style:name="P575" style:parent-style-name="Textbody" style:family="paragraph">
      <style:paragraph-properties fo:margin-bottom="0in"/>
    </style:style>
    <style:style style:name="T576" style:parent-style-name="Absatz-Standardschriftart" style:family="text">
      <style:text-properties style:font-name="Calibri" style:font-name-asian="Calibri" style:font-name-complex="Calibri" fo:color="#000000" fo:language="de" fo:country="DE"/>
    </style:style>
    <style:style style:name="P577" style:parent-style-name="Textbody" style:family="paragraph">
      <style:paragraph-properties fo:margin-bottom="0in"/>
    </style:style>
    <style:style style:name="T578" style:parent-style-name="Absatz-Standardschriftart" style:family="text">
      <style:text-properties style:font-name="Calibri" style:font-name-asian="Calibri" style:font-name-complex="Calibri" fo:color="#000000" fo:language="de" fo:country="DE"/>
    </style:style>
    <style:style style:name="P579" style:parent-style-name="Überschrift3" style:family="paragraph">
      <style:paragraph-properties fo:margin-top="0in" fo:margin-left="0in" fo:text-indent="0in">
        <style:tab-stops>
          <style:tab-stop style:type="left" style:position="0.9444in"/>
        </style:tab-stops>
      </style:paragraph-properties>
    </style:style>
    <style:style style:name="T580" style:parent-style-name="Absatz-Standardschriftart" style:family="text">
      <style:text-properties style:font-name="Calibri" style:font-name-asian="Calibri" style:font-name-complex="Calibri" fo:color="#000000" fo:language="de" fo:country="DE"/>
    </style:style>
    <style:style style:name="P581" style:parent-style-name="Textbody" style:family="paragraph">
      <style:paragraph-properties fo:margin-bottom="0in"/>
    </style:style>
    <style:style style:name="T582" style:parent-style-name="Absatz-Standardschriftart" style:family="text">
      <style:text-properties style:font-name="Calibri" style:font-name-asian="Calibri" style:font-name-complex="Calibri" fo:color="#000000" fo:language="de" fo:country="DE"/>
    </style:style>
    <style:style style:name="P583" style:parent-style-name="Textbody" style:family="paragraph">
      <style:paragraph-properties fo:margin-bottom="0in"/>
      <style:text-properties style:font-name="Calibri"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86" style:parent-style-name="Textbody" style:family="paragraph">
      <style:paragraph-properties fo:margin-bottom="0in"/>
    </style:style>
    <style:style style:name="T587" style:parent-style-name="Absatz-Standardschriftart" style:family="text">
      <style:text-properties style:font-name="Calibri" style:font-name-asian="Calibri" style:font-name-complex="Calibri" fo:color="#000000" fo:language="de" fo:country="DE"/>
    </style:style>
    <style:style style:name="P588" style:parent-style-name="Textbody" style:family="paragraph">
      <style:paragraph-properties fo:margin-bottom="0in"/>
    </style:style>
    <style:style style:name="T589" style:parent-style-name="Absatz-Standardschriftart" style:family="text">
      <style:text-properties style:font-name="Calibri" style:font-name-asian="Calibri" style:font-name-complex="Calibri" fo:color="#000000" fo:language="de" fo:country="DE"/>
    </style:style>
    <style:style style:name="P590" style:parent-style-name="Überschrift2" style:family="paragraph">
      <style:paragraph-properties fo:margin-top="0in" fo:margin-left="0in" fo:text-indent="0in">
        <style:tab-stops>
          <style:tab-stop style:type="left" style:position="1.1in"/>
        </style:tab-stops>
      </style:paragraph-properties>
    </style:style>
    <style:style style:name="T591" style:parent-style-name="Absatz-Standardschriftart" style:family="text">
      <style:text-properties style:font-name="Calibri" style:font-name-asian="Calibri" style:font-name-complex="Calibri" fo:color="#000000" fo:language="de" fo:country="DE"/>
    </style:style>
    <style:style style:name="P592" style:parent-style-name="Textbody" style:family="paragraph">
      <style:paragraph-properties fo:margin-bottom="0in"/>
    </style:style>
    <style:style style:name="T593" style:parent-style-name="Absatz-Standardschriftart" style:family="text">
      <style:text-properties style:font-name="Calibri" style:font-name-asian="Calibri" style:font-name-complex="Calibri" fo:language="de" fo:country="DE"/>
    </style:style>
    <style:style style:name="P594" style:parent-style-name="Textbody" style:family="paragraph">
      <style:paragraph-properties fo:margin-bottom="0in"/>
    </style:style>
    <style:style style:name="T595" style:parent-style-name="Absatz-Standardschriftart" style:family="text">
      <style:text-properties style:font-name="Calibri" style:font-name-asian="Calibri" style:font-name-complex="Calibri" fo:language="de" fo:country="DE"/>
    </style:style>
    <style:style style:name="P596" style:parent-style-name="Überschrift3" style:family="paragraph">
      <style:paragraph-properties fo:margin-top="0in" fo:margin-left="0in" fo:text-indent="0in">
        <style:tab-stops>
          <style:tab-stop style:type="left" style:position="0.9444in"/>
        </style:tab-stops>
      </style:paragraph-properties>
    </style:style>
    <style:style style:name="T597" style:parent-style-name="Absatz-Standardschriftart" style:family="text">
      <style:text-properties style:font-name="Calibri" style:font-name-asian="Calibri" style:font-name-complex="Calibri" fo:color="#000000" fo:language="de" fo:country="DE"/>
    </style:style>
    <style:style style:name="P598" style:parent-style-name="Textbody" style:family="paragraph">
      <style:paragraph-properties fo:margin-bottom="0in"/>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Überschrift3" style:family="paragraph">
      <style:paragraph-properties fo:margin-top="0in" fo:margin-left="0in" fo:text-indent="0in">
        <style:tab-stops>
          <style:tab-stop style:type="left" style:position="0.9444in"/>
        </style:tab-stops>
      </style:paragraph-properties>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Textbody" style:family="paragraph">
      <style:paragraph-properties fo:margin-bottom="0in"/>
    </style:style>
    <style:style style:name="T605" style:parent-style-name="Absatz-Standardschriftart" style:family="text">
      <style:text-properties style:font-name="Calibri" style:font-name-asian="Calibri" style:font-name-complex="Calibri" fo:color="#000000" fo:language="de" fo:country="DE"/>
    </style:style>
    <style:style style:name="P606" style:parent-style-name="Textbody" style:family="paragraph">
      <style:paragraph-properties fo:margin-bottom="0in"/>
    </style:style>
    <style:style style:name="T607" style:parent-style-name="Absatz-Standardschriftart" style:family="text">
      <style:text-properties style:font-name="Calibri" style:font-name-asian="Calibri" style:font-name-complex="Calibri" fo:color="#000000" fo:language="de" fo:country="DE"/>
    </style:style>
    <style:style style:name="P608" style:parent-style-name="Textbody" style:family="paragraph">
      <style:paragraph-properties fo:margin-bottom="0in"/>
    </style:style>
    <style:style style:name="T609"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610" style:parent-style-name="Textbody" style:family="paragraph">
      <style:paragraph-properties fo:margin-bottom="0in"/>
    </style:style>
    <style:style style:name="T611" style:parent-style-name="Absatz-Standardschriftart" style:family="text">
      <style:text-properties style:font-name="Calibri" style:font-name-asian="Calibri" style:font-name-complex="Calibri" fo:color="#000000" fo:language="de" fo:country="DE"/>
    </style:style>
    <style:style style:name="P612" style:parent-style-name="Textbody" style:family="paragraph">
      <style:paragraph-properties fo:margin-bottom="0in"/>
    </style:style>
    <style:style style:name="T613" style:parent-style-name="Absatz-Standardschriftart" style:family="text">
      <style:text-properties style:font-name="Calibri" style:font-name-asian="Calibri" style:font-name-complex="Calibri" fo:color="#000000" fo:language="de" fo:country="DE"/>
    </style:style>
    <style:style style:name="P614" style:parent-style-name="Überschrift2" style:family="paragraph">
      <style:paragraph-properties fo:margin-top="0in" fo:margin-left="0in" fo:text-indent="0in">
        <style:tab-stops>
          <style:tab-stop style:type="left" style:position="1.1in"/>
        </style:tab-stops>
      </style:paragraph-properties>
    </style:style>
    <style:style style:name="T615" style:parent-style-name="Absatz-Standardschriftart" style:family="text">
      <style:text-properties style:font-name="Calibri" style:font-name-asian="Calibri" style:font-name-complex="Calibri" fo:color="#000000" fo:language="de" fo:country="DE"/>
    </style:style>
    <style:style style:name="T616" style:parent-style-name="Absatz-Standardschriftart" style:family="text">
      <style:text-properties style:font-name="Calibri" style:font-name-asian="Calibri" style:font-name-complex="Calibri" fo:color="#000000" fo:language="de" fo:country="DE"/>
    </style:style>
    <style:style style:name="P617" style:parent-style-name="Textbody" style:family="paragraph">
      <style:paragraph-properties fo:margin-bottom="0in"/>
    </style:style>
    <style:style style:name="T618" style:parent-style-name="Absatz-Standardschriftart" style:family="text">
      <style:text-properties style:font-name="Calibri" style:font-name-asian="Calibri" style:font-name-complex="Calibri" fo:language="de" fo:country="DE"/>
    </style:style>
    <style:style style:name="T619"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620" style:parent-style-name="Textbody" style:family="paragraph">
      <style:paragraph-properties fo:margin-bottom="0in"/>
    </style:style>
    <style:style style:name="T621" style:parent-style-name="Absatz-Standardschriftart" style:family="text">
      <style:text-properties style:font-name="Calibri" style:font-name-asian="Calibri" style:font-name-complex="Calibri" fo:color="#000000" fo:language="de" fo:country="DE"/>
    </style:style>
    <style:style style:name="P622" style:parent-style-name="Überschrift3" style:family="paragraph">
      <style:paragraph-properties fo:margin-top="0in" fo:margin-left="0in" fo:text-indent="0in">
        <style:tab-stops>
          <style:tab-stop style:type="left" style:position="0.9444in"/>
        </style:tab-stops>
      </style:paragraph-properties>
    </style:style>
    <style:style style:name="T623" style:parent-style-name="Absatz-Standardschriftart" style:family="text">
      <style:text-properties style:font-name="Calibri" style:font-name-asian="Calibri" style:font-name-complex="Calibri" fo:color="#000000" fo:language="de" fo:country="DE"/>
    </style:style>
    <style:style style:name="P624" style:parent-style-name="Textbody" style:family="paragraph">
      <style:paragraph-properties fo:margin-bottom="0in"/>
    </style:style>
    <style:style style:name="T625" style:parent-style-name="Absatz-Standardschriftart" style:family="text">
      <style:text-properties style:font-name="Calibri" style:font-name-asian="Calibri" style:font-name-complex="Calibri" fo:color="#000000" fo:language="de" fo:country="DE"/>
    </style:style>
    <style:style style:name="P626" style:parent-style-name="Textbody" style:family="paragraph">
      <style:paragraph-properties fo:margin-bottom="0in"/>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Überschrift3" style:family="paragraph">
      <style:paragraph-properties fo:margin-top="0in" fo:margin-left="0in" fo:text-indent="0in">
        <style:tab-stops>
          <style:tab-stop style:type="left" style:position="0.9444in"/>
        </style:tab-stops>
      </style:paragraph-properties>
    </style:style>
    <style:style style:name="T629" style:parent-style-name="Absatz-Standardschriftart" style:family="text">
      <style:text-properties style:font-name="Calibri" style:font-name-asian="Calibri" style:font-name-complex="Calibri" fo:color="#000000" fo:language="de" fo:country="DE"/>
    </style:style>
    <style:style style:name="P630" style:parent-style-name="Textbody" style:family="paragraph">
      <style:paragraph-properties fo:margin-bottom="0in"/>
    </style:style>
    <style:style style:name="T631" style:parent-style-name="Absatz-Standardschriftart" style:family="text">
      <style:text-properties style:font-name="Calibri" style:font-name-asian="Calibri" style:font-name-complex="Calibri" fo:color="#000000" fo:language="de" fo:country="DE"/>
    </style:style>
    <style:style style:name="P632" style:parent-style-name="Textbody" style:family="paragraph">
      <style:paragraph-properties fo:margin-bottom="0in"/>
    </style:style>
    <style:style style:name="T633" style:parent-style-name="Absatz-Standardschriftart" style:family="text">
      <style:text-properties style:font-name="Calibri" style:font-name-asian="Calibri" style:font-name-complex="Calibri" fo:color="#000000" fo:language="de" fo:country="DE"/>
    </style:style>
    <style:style style:name="P634" style:parent-style-name="Überschrift3" style:family="paragraph">
      <style:paragraph-properties fo:margin-top="0in" fo:margin-left="0in" fo:text-indent="0in">
        <style:tab-stops>
          <style:tab-stop style:type="left" style:position="0.9444in"/>
        </style:tab-stops>
      </style:paragraph-properties>
    </style:style>
    <style:style style:name="T635" style:parent-style-name="Absatz-Standardschriftart" style:family="text">
      <style:text-properties style:font-name="Calibri" style:font-name-asian="Calibri" style:font-name-complex="Calibri" fo:color="#000000" fo:language="de" fo:country="DE"/>
    </style:style>
    <style:style style:name="P636" style:parent-style-name="Textbody" style:family="paragraph">
      <style:paragraph-properties fo:margin-bottom="0in"/>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Textbody" style:family="paragraph">
      <style:paragraph-properties fo:margin-bottom="0in"/>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Überschrift3" style:family="paragraph">
      <style:paragraph-properties fo:margin-top="0in" fo:margin-left="0in" fo:text-indent="0in">
        <style:tab-stops>
          <style:tab-stop style:type="left" style:position="0.9444in"/>
        </style:tab-stops>
      </style:paragraph-properties>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Textbody" style:family="paragraph">
      <style:paragraph-properties fo:margin-bottom="0in"/>
    </style:style>
    <style:style style:name="T643" style:parent-style-name="Absatz-Standardschriftart" style:family="text">
      <style:text-properties style:font-name="Calibri" style:font-name-asian="Calibri" style:font-name-complex="Calibri" fo:color="#000000" fo:language="de" fo:country="DE"/>
    </style:style>
    <style:style style:name="P644" style:parent-style-name="Textbody" style:family="paragraph">
      <style:paragraph-properties fo:margin-bottom="0in"/>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Überschrift2" style:family="paragraph">
      <style:paragraph-properties fo:margin-top="0in" fo:margin-left="0in" fo:text-indent="0in">
        <style:tab-stops>
          <style:tab-stop style:type="left" style:position="1.1in"/>
        </style:tab-stops>
      </style:paragraph-properties>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Textbody" style:family="paragraph">
      <style:paragraph-properties fo:margin-bottom="0in"/>
    </style:style>
    <style:style style:name="T649" style:parent-style-name="Absatz-Standardschriftart" style:family="text">
      <style:text-properties style:font-name="Calibri" style:font-name-asian="Calibri" style:font-name-complex="Calibri" fo:language="de" fo:country="DE"/>
    </style:style>
    <style:style style:name="P650" style:parent-style-name="Überschrift3" style:family="paragraph">
      <style:paragraph-properties fo:margin-top="0in" fo:margin-left="0in" fo:text-indent="0in">
        <style:tab-stops>
          <style:tab-stop style:type="left" style:position="0.9444in"/>
        </style:tab-stops>
      </style:paragraph-properties>
    </style:style>
    <style:style style:name="T651" style:parent-style-name="Absatz-Standardschriftart" style:family="text">
      <style:text-properties style:font-name="Calibri" style:font-name-asian="Calibri" style:font-name-complex="Calibri" fo:color="#000000" fo:language="de" fo:country="DE"/>
    </style:style>
    <style:style style:name="P652" style:parent-style-name="Überschrift3" style:family="paragraph">
      <style:paragraph-properties fo:margin-top="0in" fo:margin-left="0in" fo:text-indent="0in">
        <style:tab-stops>
          <style:tab-stop style:type="left" style:position="0.9444in"/>
        </style:tab-stops>
      </style:paragraph-properties>
    </style:style>
    <style:style style:name="T653" style:parent-style-name="Absatz-Standardschriftart" style:family="text">
      <style:text-properties style:font-name="Calibri" style:font-name-asian="Calibri" style:font-name-complex="Calibri" fo:color="#000000" fo:language="de" fo:country="DE"/>
    </style:style>
    <style:style style:name="P654" style:parent-style-name="Textbody" style:family="paragraph">
      <style:paragraph-properties fo:margin-bottom="0in"/>
    </style:style>
    <style:style style:name="T655" style:parent-style-name="Absatz-Standardschriftart" style:family="text">
      <style:text-properties style:font-name="Calibri" style:font-name-asian="Calibri" style:font-name-complex="Calibri" fo:color="#000000" fo:language="de" fo:country="DE"/>
    </style:style>
    <style:style style:name="P656" style:parent-style-name="Textbody" style:family="paragraph">
      <style:paragraph-properties fo:margin-bottom="0in"/>
    </style:style>
    <style:style style:name="T657" style:parent-style-name="Absatz-Standardschriftart" style:family="text">
      <style:text-properties style:font-name="Calibri" style:font-name-asian="Calibri" style:font-name-complex="Calibri" fo:color="#000000" fo:language="de" fo:country="DE"/>
    </style:style>
    <style:style style:name="P658" style:parent-style-name="Überschrift3" style:family="paragraph">
      <style:paragraph-properties fo:margin-top="0in" fo:margin-left="0in" fo:text-indent="0in">
        <style:tab-stops>
          <style:tab-stop style:type="left" style:position="0.9444in"/>
        </style:tab-stops>
      </style:paragraph-properties>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Textbody" style:family="paragraph">
      <style:paragraph-properties fo:margin-bottom="0in"/>
    </style:style>
    <style:style style:name="T661" style:parent-style-name="Absatz-Standardschriftart" style:family="text">
      <style:text-properties style:font-name="Calibri" style:font-name-asian="Calibri" style:font-name-complex="Calibri" fo:color="#000000" fo:language="de" fo:country="DE"/>
    </style:style>
    <style:style style:name="P662" style:parent-style-name="Textbody" style:family="paragraph">
      <style:paragraph-properties fo:margin-bottom="0in"/>
    </style:style>
    <style:style style:name="T663" style:parent-style-name="Absatz-Standardschriftart" style:family="text">
      <style:text-properties style:font-name="Calibri" style:font-name-asian="Calibri" style:font-name-complex="Calibri" fo:color="#000000" fo:language="de" fo:country="DE"/>
    </style:style>
    <style:style style:name="P664" style:parent-style-name="Überschrift2" style:family="paragraph">
      <style:paragraph-properties fo:margin-top="0in" fo:margin-left="0in" fo:text-indent="0in">
        <style:tab-stops>
          <style:tab-stop style:type="left" style:position="1.1in"/>
        </style:tab-stops>
      </style:paragraph-properties>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Überschrift3" style:family="paragraph">
      <style:paragraph-properties fo:margin-top="0in" fo:margin-left="0in" fo:text-indent="0in">
        <style:tab-stops>
          <style:tab-stop style:type="left" style:position="0.9444in"/>
        </style:tab-stops>
      </style:paragraph-properties>
    </style:style>
    <style:style style:name="T667" style:parent-style-name="Absatz-Standardschriftart" style:family="text">
      <style:text-properties style:font-name="Calibri" style:font-name-asian="Calibri" style:font-name-complex="Calibri" fo:font-weight="normal" style:font-weight-asian="normal" fo:language="de" fo:country="DE"/>
    </style:style>
    <style:style style:name="P668" style:parent-style-name="Überschrift3" style:family="paragraph">
      <style:paragraph-properties fo:margin-top="0in" fo:margin-left="0in" fo:text-indent="0in">
        <style:tab-stops>
          <style:tab-stop style:type="left" style:position="0.9444in"/>
        </style:tab-stops>
      </style:paragraph-properties>
    </style:style>
    <style:style style:name="T669" style:parent-style-name="Absatz-Standardschriftart" style:family="text">
      <style:text-properties style:font-name="Calibri" style:font-name-asian="Calibri" style:font-name-complex="Calibri" fo:color="#000000" fo:language="de" fo:country="DE"/>
    </style:style>
    <style:style style:name="P670" style:parent-style-name="Überschrift3" style:family="paragraph">
      <style:paragraph-properties fo:margin-top="0in" fo:margin-left="0in" fo:text-indent="0in">
        <style:tab-stops>
          <style:tab-stop style:type="left" style:position="0.9444in"/>
        </style:tab-stops>
      </style:paragraph-properties>
    </style:style>
    <style:style style:name="T671" style:parent-style-name="Absatz-Standardschriftart" style:family="text">
      <style:text-properties style:font-name="Calibri" style:font-name-asian="Calibri" style:font-name-complex="Calibri" fo:color="#000000" fo:language="de" fo:country="DE"/>
    </style:style>
    <style:style style:name="P672" style:parent-style-name="Textbody" style:family="paragraph">
      <style:paragraph-properties fo:margin-bottom="0in"/>
    </style:style>
    <style:style style:name="T673" style:parent-style-name="Absatz-Standardschriftart" style:family="text">
      <style:text-properties style:font-name="Calibri" style:font-name-asian="Calibri" style:font-name-complex="Calibri" fo:color="#000000" fo:language="de" fo:country="DE"/>
    </style:style>
    <style:style style:name="P674" style:parent-style-name="Textbody" style:family="paragraph">
      <style:paragraph-properties fo:margin-bottom="0in"/>
    </style:style>
    <style:style style:name="T675" style:parent-style-name="Absatz-Standardschriftart" style:family="text">
      <style:text-properties style:font-name="Calibri" style:font-name-asian="Calibri" style:font-name-complex="Calibri" fo:color="#000000" fo:language="de" fo:country="DE"/>
    </style:style>
    <style:style style:name="P676"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77" style:parent-style-name="Überschrift2" style:family="paragraph">
      <style:paragraph-properties fo:margin-top="0in" fo:margin-left="0in" fo:text-indent="0in">
        <style:tab-stops>
          <style:tab-stop style:type="left" style:position="1.1in"/>
        </style:tab-stops>
      </style:paragraph-properties>
    </style:style>
    <style:style style:name="T678" style:parent-style-name="Absatz-Standardschriftart" style:family="text">
      <style:text-properties style:font-name="Calibri" style:font-name-asian="Calibri" style:font-name-complex="Calibri" fo:color="#000000" fo:language="de" fo:country="DE"/>
    </style:style>
    <style:style style:name="P679" style:parent-style-name="Überschrift3" style:family="paragraph">
      <style:paragraph-properties fo:margin-top="0in" fo:margin-left="0in" fo:text-indent="0in">
        <style:tab-stops>
          <style:tab-stop style:type="left" style:position="0.9444in"/>
        </style:tab-stops>
      </style:paragraph-properties>
    </style:style>
    <style:style style:name="T680" style:parent-style-name="Absatz-Standardschriftart" style:family="text">
      <style:text-properties style:font-name="Calibri" style:font-name-asian="Calibri" style:font-name-complex="Calibri" fo:font-weight="normal" style:font-weight-asian="normal" fo:language="de" fo:country="DE"/>
    </style:style>
    <style:style style:name="T681" style:parent-style-name="Absatz-Standardschriftart" style:family="text">
      <style:text-properties style:font-name="Calibri" style:font-name-asian="Calibri" style:font-name-complex="Calibri" fo:language="de" fo:country="DE"/>
    </style:style>
    <style:style style:name="P682" style:parent-style-name="Überschrift3" style:family="paragraph">
      <style:paragraph-properties fo:margin-top="0in" fo:margin-left="0in" fo:text-indent="0in">
        <style:tab-stops>
          <style:tab-stop style:type="left" style:position="0.9444in"/>
        </style:tab-stops>
      </style:paragraph-properties>
    </style:style>
    <style:style style:name="T683" style:parent-style-name="Absatz-Standardschriftart" style:family="text">
      <style:text-properties style:font-name="Calibri" style:font-name-asian="Calibri" style:font-name-complex="Calibri" fo:color="#000000" fo:language="de" fo:country="DE"/>
    </style:style>
    <style:style style:name="T684" style:parent-style-name="Absatz-Standardschriftart" style:family="text">
      <style:text-properties style:font-name="Calibri" style:font-name-asian="Calibri" style:font-name-complex="Calibri" fo:language="de" fo:country="DE"/>
    </style:style>
    <style:style style:name="P685" style:parent-style-name="Überschrift3" style:family="paragraph">
      <style:paragraph-properties fo:margin-top="0in" fo:margin-left="0in" fo:text-indent="0in">
        <style:tab-stops>
          <style:tab-stop style:type="left" style:position="0.9444in"/>
        </style:tab-stops>
      </style:paragraph-properties>
    </style:style>
    <style:style style:name="T686" style:parent-style-name="Absatz-Standardschriftart" style:family="text">
      <style:text-properties style:font-name="Calibri" style:font-name-asian="Calibri" style:font-name-complex="Calibri" fo:color="#000000" fo:language="de" fo:country="DE"/>
    </style:style>
    <style:style style:name="P687" style:parent-style-name="Überschrift2" style:family="paragraph">
      <style:paragraph-properties fo:margin-top="0in" fo:margin-left="0in" fo:text-indent="0in">
        <style:tab-stops>
          <style:tab-stop style:type="left" style:position="1.1in"/>
        </style:tab-stops>
      </style:paragraph-properties>
    </style:style>
    <style:style style:name="T688"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T689"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T690"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T691" style:parent-style-name="Absatz-Standardschriftart" style:family="text">
      <style:text-properties style:font-name="Calibri" style:font-name-asian="Calibri" style:font-name-complex="Calibri" fo:font-weight="normal" style:font-weight-asian="normal" fo:color="#000000" fo:font-size="10pt" style:font-size-asian="10pt" fo:language="de" fo:country="DE"/>
    </style:style>
    <style:style style:name="P692" style:parent-style-name="Textbody" style:family="paragraph">
      <style:paragraph-properties fo:margin-bottom="0in"/>
    </style:style>
    <style:style style:name="T693" style:parent-style-name="Absatz-Standardschriftart" style:family="text">
      <style:text-properties style:font-name="Calibri" style:font-name-asian="Calibri" style:font-name-complex="Calibri" fo:color="#000000" fo:language="de" fo:country="DE"/>
    </style:style>
    <style:style style:name="P694" style:parent-style-name="Überschrift2" style:family="paragraph">
      <style:paragraph-properties fo:margin-top="0in" fo:margin-left="0in" fo:text-indent="0in">
        <style:tab-stops>
          <style:tab-stop style:type="left" style:position="1.1in"/>
        </style:tab-stops>
      </style:paragraph-properties>
    </style:style>
    <style:style style:name="T695" style:parent-style-name="Absatz-Standardschriftart" style:family="text">
      <style:text-properties style:font-name="Calibri" style:font-name-asian="Calibri" style:font-name-complex="Calibri" fo:color="#000000" fo:language="de" fo:country="DE"/>
    </style:style>
    <style:style style:name="T696" style:parent-style-name="Absatz-Standardschriftart" style:family="text">
      <style:text-properties style:font-name="Calibri" style:font-name-asian="Calibri" style:font-name-complex="Calibri" fo:color="#000000" fo:language="de" fo:country="DE"/>
    </style:style>
    <style:style style:name="P697" style:parent-style-name="Überschrift3" style:family="paragraph">
      <style:paragraph-properties fo:margin-top="0in" fo:margin-left="0in" fo:text-indent="0in">
        <style:tab-stops>
          <style:tab-stop style:type="left" style:position="0.9444in"/>
        </style:tab-stops>
      </style:paragraph-properties>
    </style:style>
    <style:style style:name="T698" style:parent-style-name="Absatz-Standardschriftart" style:family="text">
      <style:text-properties style:font-name="Calibri" style:font-name-asian="Calibri" style:font-name-complex="Calibri" fo:color="#000000" fo:language="de" fo:country="DE"/>
    </style:style>
    <style:style style:name="P699" style:parent-style-name="Überschrift3" style:family="paragraph">
      <style:paragraph-properties fo:margin-top="0in" fo:margin-left="0in" fo:text-indent="0in">
        <style:tab-stops>
          <style:tab-stop style:type="left" style:position="0.9444in"/>
        </style:tab-stops>
      </style:paragraph-properties>
    </style:style>
    <style:style style:name="T700" style:parent-style-name="Absatz-Standardschriftart" style:family="text">
      <style:text-properties style:font-name="Calibri" style:font-name-asian="Calibri" style:font-name-complex="Calibri" fo:color="#000000" fo:language="de" fo:country="DE"/>
    </style:style>
    <style:style style:name="T701" style:parent-style-name="Absatz-Standardschriftart" style:family="text">
      <style:text-properties style:font-name="Calibri" style:font-name-asian="Calibri" style:font-name-complex="Calibri" fo:color="#000000" fo:language="de" fo:country="DE"/>
    </style:style>
    <style:style style:name="P702" style:parent-style-name="Textbody" style:family="paragraph">
      <style:paragraph-properties fo:margin-bottom="0in"/>
    </style:style>
    <style:style style:name="T703" style:parent-style-name="Absatz-Standardschriftart" style:family="text">
      <style:text-properties style:font-name="Calibri" style:font-name-asian="Calibri" style:font-name-complex="Calibri" fo:color="#000000" fo:language="de" fo:country="DE"/>
    </style:style>
    <style:style style:name="P704" style:parent-style-name="Textbody" style:family="paragraph">
      <style:paragraph-properties fo:margin-bottom="0in"/>
    </style:style>
    <style:style style:name="T705" style:parent-style-name="Absatz-Standardschriftart" style:family="text">
      <style:text-properties style:font-name="Calibri" style:font-name-asian="Calibri" style:font-name-complex="Calibri" fo:color="#000000" fo:language="de" fo:country="DE"/>
    </style:style>
    <style:style style:name="P706" style:parent-style-name="Überschrift3" style:family="paragraph">
      <style:paragraph-properties fo:margin-top="0in" fo:margin-left="0in" fo:text-indent="0in">
        <style:tab-stops>
          <style:tab-stop style:type="left" style:position="0.9444in"/>
        </style:tab-stops>
      </style:paragraph-properties>
    </style:style>
    <style:style style:name="T707" style:parent-style-name="Absatz-Standardschriftart" style:family="text">
      <style:text-properties style:font-name="Calibri" style:font-name-asian="Calibri" style:font-name-complex="Calibri" fo:color="#000000" fo:language="de" fo:country="DE"/>
    </style:style>
    <style:style style:name="T708" style:parent-style-name="Absatz-Standardschriftart" style:family="text">
      <style:text-properties style:font-name="Calibri" style:font-name-asian="Calibri" style:font-name-complex="Calibri" fo:color="#000000" fo:language="de" fo:country="DE"/>
    </style:style>
    <style:style style:name="P709" style:parent-style-name="Textbody" style:family="paragraph">
      <style:paragraph-properties fo:margin-bottom="0in"/>
    </style:style>
    <style:style style:name="T710" style:parent-style-name="Absatz-Standardschriftart" style:family="text">
      <style:text-properties style:font-name="Calibri" style:font-name-asian="Calibri" style:font-name-complex="Calibri" fo:color="#000000" fo:language="de" fo:country="DE"/>
    </style:style>
    <style:style style:name="P711" style:parent-style-name="Textbody" style:family="paragraph">
      <style:paragraph-properties fo:margin-bottom="0in"/>
    </style:style>
    <style:style style:name="T712" style:parent-style-name="Absatz-Standardschriftart" style:family="text">
      <style:text-properties style:font-name="Calibri" style:font-name-asian="Calibri" style:font-name-complex="Calibri" fo:color="#000000" fo:language="de" fo:country="DE"/>
    </style:style>
    <style:style style:name="P713" style:parent-style-name="Überschrift3" style:family="paragraph">
      <style:paragraph-properties fo:margin-top="0in" fo:margin-left="0in" fo:text-indent="0in">
        <style:tab-stops>
          <style:tab-stop style:type="left" style:position="0.9444in"/>
        </style:tab-stops>
      </style:paragraph-properties>
    </style:style>
    <style:style style:name="T714" style:parent-style-name="Absatz-Standardschriftart" style:family="text">
      <style:text-properties style:font-name="Calibri" style:font-name-asian="Calibri" style:font-name-complex="Calibri" fo:color="#000000" fo:language="de" fo:country="DE"/>
    </style:style>
    <style:style style:name="T715" style:parent-style-name="Absatz-Standardschriftart" style:family="text">
      <style:text-properties style:font-name="Calibri" style:font-name-asian="Calibri" style:font-name-complex="Calibri" fo:color="#000000" fo:language="de" fo:country="DE"/>
    </style:style>
    <style:style style:name="T716" style:parent-style-name="Absatz-Standardschriftart" style:family="text">
      <style:text-properties style:font-name="Calibri" style:font-name-asian="Calibri" style:font-name-complex="Calibri" fo:language="de" fo:country="DE"/>
    </style:style>
    <style:style style:name="P717" style:parent-style-name="Überschrift3" style:family="paragraph">
      <style:paragraph-properties fo:margin-top="0in" fo:margin-left="0in" fo:text-indent="0in">
        <style:tab-stops>
          <style:tab-stop style:type="left" style:position="0.9444in"/>
        </style:tab-stops>
      </style:paragraph-properties>
    </style:style>
    <style:style style:name="T718" style:parent-style-name="Absatz-Standardschriftart" style:family="text">
      <style:text-properties style:font-name="Calibri" style:font-name-asian="Calibri" style:font-name-complex="Calibri" fo:color="#000000" fo:language="de" fo:country="DE"/>
    </style:style>
    <style:style style:name="T719" style:parent-style-name="Absatz-Standardschriftart" style:family="text">
      <style:text-properties style:font-name="Calibri" style:font-name-asian="Calibri" style:font-name-complex="Calibri" fo:color="#000000" fo:language="de" fo:country="DE"/>
    </style:style>
    <style:style style:name="P720" style:parent-style-name="Textbody" style:family="paragraph">
      <style:paragraph-properties fo:margin-bottom="0in"/>
    </style:style>
    <style:style style:name="T721" style:parent-style-name="Absatz-Standardschriftart" style:family="text">
      <style:text-properties style:font-name="Calibri" style:font-name-asian="Calibri" style:font-name-complex="Calibri" fo:color="#000000" fo:language="de" fo:country="DE"/>
    </style:style>
    <style:style style:name="P722" style:parent-style-name="Textbody" style:family="paragraph">
      <style:paragraph-properties fo:margin-bottom="0in"/>
    </style:style>
    <style:style style:name="T723" style:parent-style-name="Absatz-Standardschriftart" style:family="text">
      <style:text-properties style:font-name="Calibri" style:font-name-asian="Calibri" style:font-name-complex="Calibri" fo:color="#000000" fo:language="de" fo:country="DE"/>
    </style:style>
    <style:style style:name="P724" style:parent-style-name="Überschrift2" style:family="paragraph">
      <style:paragraph-properties fo:margin-top="0in" fo:margin-left="0in" fo:text-indent="0in">
        <style:tab-stops>
          <style:tab-stop style:type="left" style:position="1.1in"/>
        </style:tab-stops>
      </style:paragraph-properties>
    </style:style>
    <style:style style:name="T725" style:parent-style-name="Absatz-Standardschriftart" style:family="text">
      <style:text-properties style:font-name="Calibri" style:font-name-asian="Calibri" style:font-name-complex="Calibri" fo:color="#000000" fo:language="de" fo:country="DE"/>
    </style:style>
    <style:style style:name="T726" style:parent-style-name="Absatz-Standardschriftart" style:family="text">
      <style:text-properties style:font-name="Calibri" style:font-name-asian="Calibri" style:font-name-complex="Calibri" fo:color="#000000" fo:language="de" fo:country="DE"/>
    </style:style>
    <style:style style:name="P727" style:parent-style-name="Textbody" style:family="paragraph">
      <style:paragraph-properties fo:margin-bottom="0in"/>
    </style:style>
    <style:style style:name="T728" style:parent-style-name="Absatz-Standardschriftart" style:family="text">
      <style:text-properties style:font-name="Calibri" style:font-name-asian="Calibri" style:font-name-complex="Calibri" fo:color="#000000" fo:language="de" fo:country="DE"/>
    </style:style>
    <style:style style:name="P729" style:parent-style-name="Textbody" style:family="paragraph">
      <style:paragraph-properties fo:margin-bottom="0in"/>
    </style:style>
    <style:style style:name="T730" style:parent-style-name="Absatz-Standardschriftart" style:family="text">
      <style:text-properties style:font-name="Calibri" style:font-name-asian="Calibri" style:font-name-complex="Calibri" fo:color="#000000" fo:language="de" fo:country="DE"/>
    </style:style>
    <style:style style:name="P731" style:parent-style-name="Überschrift2" style:family="paragraph">
      <style:paragraph-properties fo:margin-top="0in" fo:margin-left="0in" fo:text-indent="0in">
        <style:tab-stops>
          <style:tab-stop style:type="left" style:position="1.1in"/>
        </style:tab-stops>
      </style:paragraph-properties>
    </style:style>
    <style:style style:name="T732" style:parent-style-name="Absatz-Standardschriftart" style:family="text">
      <style:text-properties style:font-name="Calibri" style:font-name-asian="Calibri" style:font-name-complex="Calibri" fo:color="#000000" fo:language="de" fo:country="DE"/>
    </style:style>
    <style:style style:name="T733" style:parent-style-name="Absatz-Standardschriftart" style:family="text">
      <style:text-properties style:font-name="Calibri" style:font-name-asian="Calibri" style:font-name-complex="Calibri" fo:color="#000000" fo:language="de" fo:country="DE"/>
    </style:style>
    <style:style style:name="T734" style:parent-style-name="Absatz-Standardschriftart" style:family="text">
      <style:text-properties style:font-name="Calibri" style:font-name-asian="Calibri" style:font-name-complex="Calibri" fo:color="#000000" fo:language="de" fo:country="DE"/>
    </style:style>
    <style:style style:name="T735" style:parent-style-name="Absatz-Standardschriftart" style:family="text">
      <style:text-properties style:font-name="Calibri" style:font-name-asian="Calibri" style:font-name-complex="Calibri" fo:language="de" fo:country="DE"/>
    </style:style>
    <style:style style:name="P736" style:parent-style-name="Textbody" style:family="paragraph">
      <style:paragraph-properties fo:margin-bottom="0in"/>
    </style:style>
    <style:style style:name="T737" style:parent-style-name="Absatz-Standardschriftart" style:family="text">
      <style:text-properties style:font-name="Calibri" style:font-name-asian="Calibri" style:font-name-complex="Calibri" fo:color="#000000" fo:language="de" fo:country="DE"/>
    </style:style>
    <style:style style:name="P738" style:parent-style-name="Standard" style:family="paragraph">
      <style:paragraph-properties fo:margin-bottom="0in"/>
      <style:text-properties style:font-name="Calibri" fo:language="de" fo:country="DE"/>
    </style:style>
    <style:style style:name="P739" style:parent-style-name="Standard" style:family="paragraph">
      <style:paragraph-properties fo:margin-bottom="0in"/>
      <style:text-properties fo:hyphenate="true"/>
    </style:style>
    <style:style style:name="P740" style:parent-style-name="Überschrift1" style:family="paragraph">
      <style:paragraph-properties fo:widows="2" fo:orphans="2" fo:break-before="page" style:vertical-align="auto" fo:margin-left="0in" fo:text-indent="0in">
        <style:tab-stops>
          <style:tab-stop style:type="left" style:position="0.25in"/>
        </style:tab-stops>
      </style:paragraph-properties>
      <style:text-properties fo:hyphenate="true"/>
    </style:style>
    <style:style style:name="T741" style:parent-style-name="Absatz-Standardschriftart" style:family="text">
      <style:text-properties style:font-name="Calibri" style:font-name-asian="Calibri,Arial" style:font-name-complex="Calibri,Arial" fo:language="de" fo:country="DE"/>
    </style:style>
    <style:style style:name="P74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3" style:parent-style-name="Absatz-Standardschriftart" style:family="text">
      <style:text-properties style:font-name="Calibri" style:font-name-asian="Calibri,Arial" style:font-name-complex="Calibri,Arial" fo:language="de" fo:country="DE"/>
    </style:style>
    <style:style style:name="T744"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P745"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6" style:parent-style-name="Absatz-Standardschriftart" style:family="text">
      <style:text-properties style:font-name="Calibri" style:font-name-asian="Calibri,Arial" style:font-name-complex="Calibri,Arial" fo:language="de" fo:country="DE"/>
    </style:style>
    <style:style style:name="T747"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48"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49"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50"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51" style:parent-style-name="Absatz-Standardschriftart" style:family="text">
      <style:text-properties style:font-name="Calibri" style:font-name-asian="Calibri,Arial" style:font-name-complex="Calibri,Arial" fo:font-style="italic" style:font-style-asian="italic" style:font-style-complex="italic" fo:color="#FF0000" fo:language="de" fo:country="DE"/>
    </style:style>
    <style:style style:name="T752" style:parent-style-name="Absatz-Standardschriftart" style:family="text">
      <style:text-properties style:font-name="Calibri" style:font-name-asian="Calibri,Arial" style:font-name-complex="Calibri,Arial" fo:font-style="italic" style:font-style-asian="italic" style:font-style-complex="italic" fo:language="de" fo:country="DE"/>
    </style:style>
    <style:style style:name="T753" style:parent-style-name="Absatz-Standardschriftart" style:family="text">
      <style:text-properties style:font-name="Calibri" style:font-name-asian="Calibri,Arial" style:font-name-complex="Calibri,Arial" fo:font-style="italic" style:font-style-asian="italic" style:font-style-complex="italic" fo:color="#FF0000" fo:language="de" fo:country="DE"/>
    </style:style>
    <style:style style:name="P754"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755" style:parent-style-name="Standard" style:family="paragraph">
      <style:text-properties style:font-name="Calibri" fo:language="de" fo:country="DE"/>
    </style:style>
    <style:style style:name="P756" style:parent-style-name="Überschrift1" style:family="paragraph">
      <style:paragraph-properties fo:margin-top="0in" fo:margin-bottom="0in" fo:margin-left="0.2479in" fo:text-indent="-0.2479in">
        <style:tab-stops>
          <style:tab-stop style:type="left" style:position="0.252in"/>
        </style:tab-stops>
      </style:paragraph-properties>
    </style:style>
    <style:style style:name="T7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58" style:parent-style-name="Absatz-Standardschriftart" style:family="text">
      <style:text-properties style:font-name="Calibri" style:font-name-asian="Arial" style:font-name-complex="Arial" fo:font-size="11pt" style:font-size-asian="11pt" style:font-size-complex="11pt" fo:language="de" fo:country="DE"/>
    </style:style>
    <style:style style:name="P759" style:parent-style-name="KeinLeerraum" style:family="paragraph">
      <style:text-properties style:font-name="Calibri"/>
    </style:style>
    <style:style style:name="T760" style:parent-style-name="Absatz-Standardschriftart" style:family="text">
      <style:text-properties style:font-name="Calibri" style:font-name-asian="Arial" style:font-name-complex="Arial" fo:font-weight="bold" style:font-weight-asian="bold" style:font-weight-complex="bold"/>
    </style:style>
    <style:style style:name="T761" style:parent-style-name="Absatz-Standardschriftart" style:family="text">
      <style:text-properties style:font-name="Calibri" style:font-name-asian="Arial" style:font-name-complex="Arial"/>
    </style:style>
    <style:style style:name="P762" style:parent-style-name="KeinLeerraum" style:family="paragraph">
      <style:text-properties style:font-name="Calibri"/>
    </style:style>
    <style:style style:name="T763" style:parent-style-name="Absatz-Standardschriftart" style:family="text">
      <style:text-properties style:font-name="Calibri" style:font-name-asian="Arial" style:font-name-complex="Arial" fo:font-weight="bold" style:font-weight-asian="bold" style:font-weight-complex="bold"/>
    </style:style>
    <style:style style:name="P764" style:parent-style-name="KeinLeerraum" style:family="paragraph"/>
    <style:style style:name="T765" style:parent-style-name="Absatz-Standardschriftart" style:family="text">
      <style:text-properties style:font-name="Calibri" style:font-name-asian="Arial" style:font-name-complex="Arial"/>
    </style:style>
    <style:style style:name="P766" style:parent-style-name="KeinLeerraum" style:family="paragraph"/>
    <style:style style:name="T767" style:parent-style-name="Absatz-Standardschriftart" style:family="text">
      <style:text-properties style:font-name="Calibri" style:font-name-asian="Arial" style:font-name-complex="Arial"/>
    </style:style>
    <style:style style:name="P768" style:parent-style-name="KeinLeerraum" style:family="paragraph"/>
    <style:style style:name="T769" style:parent-style-name="Absatz-Standardschriftart" style:family="text">
      <style:text-properties style:font-name="Calibri" style:font-name-asian="Arial" style:font-name-complex="Arial"/>
    </style:style>
    <style:style style:name="P770" style:parent-style-name="KeinLeerraum" style:family="paragraph"/>
    <style:style style:name="T771" style:parent-style-name="Absatz-Standardschriftart" style:family="text">
      <style:text-properties style:font-name="Calibri" style:font-name-asian="Arial" style:font-name-complex="Arial"/>
    </style:style>
    <style:style style:name="P772" style:parent-style-name="KeinLeerraum" style:family="paragraph"/>
    <style:style style:name="T773" style:parent-style-name="Absatz-Standardschriftart" style:family="text">
      <style:text-properties style:font-name="Calibri" style:font-name-asian="Arial" style:font-name-complex="Arial"/>
    </style:style>
    <style:style style:name="P774" style:parent-style-name="KeinLeerraum" style:family="paragraph">
      <style:text-properties style:font-name="Calibri"/>
    </style:style>
    <style:style style:name="T775" style:parent-style-name="Absatz-Standardschriftart" style:family="text">
      <style:text-properties style:font-name="Calibri" style:font-name-asian="Arial" style:font-name-complex="Arial" fo:font-weight="bold" style:font-weight-asian="bold" style:font-weight-complex="bold"/>
    </style:style>
    <style:style style:name="T776" style:parent-style-name="Absatz-Standardschriftart" style:family="text">
      <style:text-properties style:font-name="Calibri" style:font-name-asian="Arial" style:font-name-complex="Arial"/>
    </style:style>
    <style:style style:name="P777" style:parent-style-name="KeinLeerraum" style:family="paragraph">
      <style:text-properties style:font-name="Calibri"/>
    </style:style>
    <style:style style:name="T778" style:parent-style-name="Absatz-Standardschriftart" style:family="text">
      <style:text-properties style:font-name="Calibri" style:font-name-asian="Arial" style:font-name-complex="Arial" fo:font-weight="bold" style:font-weight-asian="bold" style:font-weight-complex="bold"/>
    </style:style>
    <style:style style:name="T779" style:parent-style-name="Absatz-Standardschriftart" style:family="text">
      <style:text-properties style:font-name="Calibri" style:font-name-asian="Arial" style:font-name-complex="Arial"/>
    </style:style>
    <style:style style:name="P780" style:parent-style-name="KeinLeerraum" style:family="paragraph">
      <style:text-properties style:font-name="Calibri"/>
    </style:style>
    <style:style style:name="T781" style:parent-style-name="Absatz-Standardschriftart" style:family="text">
      <style:text-properties style:font-name="Calibri" style:font-name-asian="Arial" style:font-name-complex="Arial" fo:font-weight="bold" style:font-weight-asian="bold" style:font-weight-complex="bold"/>
    </style:style>
    <style:style style:name="P782" style:parent-style-name="KeinLeerraum" style:family="paragraph">
      <style:text-properties style:font-name="Calibri" style:font-name-asian="Arial" style:font-name-complex="Arial"/>
    </style:style>
    <style:style style:name="P783" style:parent-style-name="KeinLeerraum" style:family="paragraph">
      <style:text-properties style:font-name="Calibri" style:font-name-asian="Arial" style:font-name-complex="Arial"/>
    </style:style>
    <style:style style:name="P784" style:parent-style-name="KeinLeerraum" style:family="paragraph">
      <style:text-properties style:font-name="Calibri" style:font-name-asian="Arial" style:font-name-complex="Arial"/>
    </style:style>
    <style:style style:name="P785" style:parent-style-name="KeinLeerraum" style:family="paragraph">
      <style:text-properties style:font-name="Calibri" style:font-name-asian="Arial" style:font-name-complex="Arial"/>
    </style:style>
    <style:style style:name="T786" style:parent-style-name="Absatz-Standardschriftart" style:family="text">
      <style:text-properties style:font-name="Calibri" style:font-name-asian="Arial" style:font-name-complex="Arial" fo:font-style="italic" style:font-style-asian="italic" style:font-style-complex="italic"/>
    </style:style>
    <style:style style:name="P787" style:parent-style-name="KeinLeerraum" style:family="paragraph">
      <style:text-properties style:font-name="Calibri" style:font-name-asian="Arial" style:font-name-complex="Arial"/>
    </style:style>
    <style:style style:name="P788" style:parent-style-name="KeinLeerraum" style:family="paragraph">
      <style:text-properties style:font-name="Calibri" style:font-name-asian="Arial" style:font-name-complex="Arial"/>
    </style:style>
    <style:style style:name="P789" style:parent-style-name="KeinLeerraum" style:family="paragraph">
      <style:text-properties style:font-name="Calibri" style:font-name-asian="Arial" style:font-name-complex="Arial"/>
    </style:style>
    <style:style style:name="P790" style:parent-style-name="KeinLeerraum" style:family="paragraph">
      <style:text-properties style:font-name="Calibri" style:font-name-asian="Arial" style:font-name-complex="Arial"/>
    </style:style>
    <style:style style:name="P791" style:parent-style-name="KeinLeerraum" style:family="paragraph">
      <style:text-properties style:font-name="Calibri"/>
    </style:style>
    <style:style style:name="P792" style:parent-style-name="KeinLeerraum" style:family="paragraph">
      <style:text-properties style:font-name="Calibri" style:font-name-asian="Arial" style:font-name-complex="Arial" fo:font-weight="bold" style:font-weight-asian="bold" style:font-weight-complex="bold"/>
    </style:style>
    <style:style style:name="P793" style:parent-style-name="KeinLeerraum" style:family="paragraph">
      <style:text-properties style:font-name="Calibri" fo:font-weight="bold" style:font-weight-asian="bold"/>
    </style:style>
    <style:style style:name="T794" style:parent-style-name="Absatz-Standardschriftart" style:family="text">
      <style:text-properties style:font-name="Calibri" style:font-name-asian="Arial" style:font-name-complex="Arial"/>
    </style:style>
    <style:style style:name="P795" style:parent-style-name="KeinLeerraum" style:family="paragraph"/>
    <style:style style:name="T796" style:parent-style-name="Absatz-Standardschriftart" style:family="text">
      <style:text-properties style:font-name="Calibri" style:font-name-asian="Arial" style:font-name-complex="Arial"/>
    </style:style>
    <style:style style:name="P797" style:parent-style-name="KeinLeerraum" style:family="paragraph">
      <style:text-properties style:font-name="Calibri" style:font-name-asian="Arial" style:font-name-complex="Arial"/>
    </style:style>
    <style:style style:name="P798" style:parent-style-name="KeinLeerraum" style:family="paragraph">
      <style:text-properties style:font-name="Calibri"/>
    </style:style>
    <style:style style:name="T799" style:parent-style-name="Absatz-Standardschriftart" style:family="text">
      <style:text-properties style:font-name="Calibri" style:font-name-asian="Arial" style:font-name-complex="Arial"/>
    </style:style>
    <style:style style:name="P800"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801"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802"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803" style:parent-style-name="KeinLeerraum" style:family="paragraph">
      <style:paragraph-properties fo:margin-left="0.4923in" fo:text-indent="-0.2951in">
        <style:tab-stops/>
      </style:paragraph-properties>
    </style:style>
    <style:style style:name="T804" style:parent-style-name="Absatz-Standardschriftart" style:family="text">
      <style:text-properties style:font-name="Calibri" style:font-name-asian="Arial" style:font-name-complex="Arial"/>
    </style:style>
    <style:style style:name="P805" style:parent-style-name="KeinLeerraum" style:family="paragraph">
      <style:paragraph-properties fo:margin-left="0.4923in" fo:text-indent="-0.2951in">
        <style:tab-stops/>
      </style:paragraph-properties>
    </style:style>
    <style:style style:name="T806" style:parent-style-name="Absatz-Standardschriftart" style:family="text">
      <style:text-properties style:font-name="Calibri" style:font-name-asian="Arial" style:font-name-complex="Arial"/>
    </style:style>
    <style:style style:name="P807" style:parent-style-name="KeinLeerraum" style:family="paragraph">
      <style:paragraph-properties fo:margin-left="0.4923in" fo:text-indent="-0.2951in">
        <style:tab-stops/>
      </style:paragraph-properties>
    </style:style>
    <style:style style:name="T808" style:parent-style-name="Absatz-Standardschriftart" style:family="text">
      <style:text-properties style:font-name="Calibri" style:font-name-asian="Arial" style:font-name-complex="Arial"/>
    </style:style>
    <style:style style:name="T809" style:parent-style-name="Absatz-Standardschriftart" style:family="text">
      <style:text-properties style:font-name="Calibri" style:font-name-asian="Arial" style:font-name-complex="Arial" fo:color="#000000"/>
    </style:style>
    <style:style style:name="T810" style:parent-style-name="Absatz-Standardschriftart" style:family="text">
      <style:text-properties style:font-name="Calibri" style:font-name-asian="Arial" style:font-name-complex="Arial" fo:color="#000000" style:text-underline-type="single" style:text-underline-style="solid" style:text-underline-width="auto" style:text-underline-mode="continuous"/>
    </style:style>
    <style:style style:name="T811" style:parent-style-name="Absatz-Standardschriftart" style:family="text">
      <style:text-properties style:font-name="Calibri" style:font-name-asian="Arial" style:font-name-complex="Arial" fo:color="#000000" style:text-underline-type="single" style:text-underline-style="solid" style:text-underline-width="auto" style:text-underline-mode="continuous"/>
    </style:style>
    <style:style style:name="T812" style:parent-style-name="Absatz-Standardschriftart" style:family="text">
      <style:text-properties style:font-name="Calibri" style:font-name-asian="Arial" style:font-name-complex="Arial" fo:color="#000000"/>
    </style:style>
    <style:style style:name="T813" style:parent-style-name="Absatz-Standardschriftart" style:family="text">
      <style:text-properties style:font-name="Calibri" style:font-name-asian="Arial" style:font-name-complex="Arial"/>
    </style:style>
    <style:style style:name="P814"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815" style:parent-style-name="KeinLeerraum" style:family="paragraph">
      <style:text-properties style:font-name="Calibri"/>
    </style:style>
    <style:style style:name="T816" style:parent-style-name="Absatz-Standardschriftart" style:family="text">
      <style:text-properties style:font-name="Calibri" style:font-name-asian="Arial" style:font-name-complex="Arial"/>
    </style:style>
    <style:style style:name="P817" style:parent-style-name="KeinLeerraum" style:family="paragraph">
      <style:paragraph-properties fo:margin-left="0.3937in" fo:text-indent="-0.1965in">
        <style:tab-stops/>
      </style:paragraph-properties>
    </style:style>
    <style:style style:name="T818" style:parent-style-name="Absatz-Standardschriftart" style:family="text">
      <style:text-properties style:font-name="Calibri" style:font-name-asian="Arial" style:font-name-complex="Arial" fo:color="#000000" style:text-underline-type="single" style:text-underline-style="solid" style:text-underline-width="auto" style:text-underline-mode="continuous"/>
    </style:style>
    <style:style style:name="T819" style:parent-style-name="Absatz-Standardschriftart" style:family="text">
      <style:text-properties style:font-name="Calibri" style:font-name-asian="Arial" style:font-name-complex="Arial" fo:color="#000000" style:text-underline-type="single" style:text-underline-style="solid" style:text-underline-width="auto" style:text-underline-mode="continuous"/>
    </style:style>
    <style:style style:name="T820" style:parent-style-name="Absatz-Standardschriftart" style:family="text">
      <style:text-properties style:font-name="Calibri" style:font-name-asian="Arial" style:font-name-complex="Arial" fo:color="#000000"/>
    </style:style>
    <style:style style:name="T821" style:parent-style-name="Absatz-Standardschriftart" style:family="text">
      <style:text-properties style:font-name="Calibri" style:font-name-asian="Arial" style:font-name-complex="Arial"/>
    </style:style>
    <style:style style:name="P822" style:parent-style-name="KeinLeerraum" style:family="paragraph">
      <style:paragraph-properties fo:margin-left="0.3937in" fo:text-indent="-0.1965in">
        <style:tab-stops/>
      </style:paragraph-properties>
      <style:text-properties style:font-name="Calibri" style:font-name-asian="Arial" style:font-name-complex="Arial"/>
    </style:style>
    <style:style style:name="P823" style:parent-style-name="KeinLeerraum" style:family="paragraph">
      <style:text-properties style:font-name="Calibri"/>
    </style:style>
    <style:style style:name="P824" style:parent-style-name="KeinLeerraum" style:family="paragraph">
      <style:text-properties style:font-name="Calibri"/>
    </style:style>
    <style:style style:name="T825" style:parent-style-name="Absatz-Standardschriftart" style:family="text">
      <style:text-properties style:font-name="Calibri" style:font-name-asian="Arial" style:font-name-complex="Arial" fo:font-weight="bold" style:font-weight-asian="bold" style:font-weight-complex="bold"/>
    </style:style>
    <style:style style:name="P826" style:parent-style-name="KeinLeerraum" style:family="paragraph"/>
    <style:style style:name="T827" style:parent-style-name="Absatz-Standardschriftart" style:family="text">
      <style:text-properties style:font-name="Calibri" style:font-name-asian="Arial" style:font-name-complex="Arial"/>
    </style:style>
    <style:style style:name="P828" style:parent-style-name="KeinLeerraum" style:family="paragraph"/>
    <style:style style:name="T829" style:parent-style-name="Absatz-Standardschriftart" style:family="text">
      <style:text-properties style:font-name="Calibri" style:font-name-asian="Arial" style:font-name-complex="Arial"/>
    </style:style>
    <style:style style:name="P830" style:parent-style-name="KeinLeerraum" style:family="paragraph"/>
    <style:style style:name="T831" style:parent-style-name="normaltextrun" style:family="text">
      <style:text-properties style:font-name="Calibri" style:font-name-asian="Arial" style:font-name-complex="Arial"/>
    </style:style>
    <style:style style:name="P832" style:parent-style-name="KeinLeerraum" style:family="paragraph">
      <style:text-properties style:font-name="Calibri"/>
    </style:style>
    <style:style style:name="T833" style:parent-style-name="Absatz-Standardschriftart" style:family="text">
      <style:text-properties style:font-name="Calibri" style:font-name-asian="Arial" style:font-name-complex="Arial" fo:font-weight="bold" style:font-weight-asian="bold" style:font-weight-complex="bold"/>
    </style:style>
    <style:style style:name="P834" style:parent-style-name="KeinLeerraum" style:family="paragraph"/>
    <style:style style:name="T835" style:parent-style-name="Absatz-Standardschriftart" style:family="text">
      <style:text-properties style:font-name="Calibri" style:font-name-asian="Arial" style:font-name-complex="Arial"/>
    </style:style>
    <style:style style:name="P836" style:parent-style-name="KeinLeerraum" style:family="paragraph"/>
    <style:style style:name="T837" style:parent-style-name="Absatz-Standardschriftart" style:family="text">
      <style:text-properties style:font-name="Calibri" style:font-name-asian="Arial" style:font-name-complex="Arial"/>
    </style:style>
    <style:style style:name="P838" style:parent-style-name="KeinLeerraum" style:family="paragraph">
      <style:text-properties style:font-name="Calibri"/>
    </style:style>
    <style:style style:name="T839" style:parent-style-name="Absatz-Standardschriftart" style:family="text">
      <style:text-properties style:font-name="Calibri" style:font-name-asian="Arial" style:font-name-complex="Arial" fo:font-weight="bold" style:font-weight-asian="bold" style:font-weight-complex="bold"/>
    </style:style>
    <style:style style:name="T840" style:parent-style-name="Absatz-Standardschriftart" style:family="text">
      <style:text-properties style:font-name="Calibri" style:font-name-asian="Arial" style:font-name-complex="Arial"/>
    </style:style>
    <style:style style:name="P841" style:parent-style-name="KeinLeerraum" style:family="paragraph">
      <style:text-properties style:font-name="Calibri"/>
    </style:style>
    <style:style style:name="T842" style:parent-style-name="Absatz-Standardschriftart" style:family="text">
      <style:text-properties style:font-name="Calibri" style:font-name-asian="Arial" style:font-name-complex="Arial" fo:font-weight="bold" style:font-weight-asian="bold" style:font-weight-complex="bold"/>
    </style:style>
    <style:style style:name="P843" style:parent-style-name="KeinLeerraum" style:family="paragraph"/>
    <style:style style:name="T844" style:parent-style-name="Absatz-Standardschriftart" style:family="text">
      <style:text-properties style:font-name="Calibri" style:font-name-asian="Arial" style:font-name-complex="Arial"/>
    </style:style>
    <style:style style:name="P845" style:parent-style-name="KeinLeerraum" style:family="paragraph"/>
    <style:style style:name="T846" style:parent-style-name="Absatz-Standardschriftart" style:family="text">
      <style:text-properties style:font-name="Calibri" style:font-name-asian="Arial" style:font-name-complex="Arial"/>
    </style:style>
    <style:style style:name="P847" style:parent-style-name="KeinLeerraum" style:family="paragraph"/>
    <style:style style:name="T848" style:parent-style-name="Absatz-Standardschriftart" style:family="text">
      <style:text-properties style:font-name="Calibri" style:font-name-asian="Arial" style:font-name-complex="Arial"/>
    </style:style>
    <style:style style:name="P849" style:parent-style-name="KeinLeerraum" style:family="paragraph">
      <style:text-properties style:font-name="Calibri"/>
    </style:style>
    <style:style style:name="P850" style:parent-style-name="KeinLeerraum" style:family="paragraph">
      <style:text-properties style:font-name="Calibri"/>
    </style:style>
    <style:style style:name="P851" style:parent-style-name="KeinLeerraum" style:family="paragraph">
      <style:text-properties style:font-name="Calibri"/>
    </style:style>
    <style:style style:name="P852" style:parent-style-name="KeinLeerraum" style:family="paragraph">
      <style:text-properties style:font-name="Calibri"/>
    </style:style>
    <style:style style:name="P853" style:parent-style-name="KeinLeerraum" style:family="paragraph">
      <style:text-properties style:font-name="Calibri"/>
    </style:style>
    <style:style style:name="P854" style:parent-style-name="KeinLeerraum" style:family="paragraph">
      <style:text-properties style:font-name="Calibri"/>
    </style:style>
    <style:style style:name="P855" style:parent-style-name="KeinLeerraum" style:family="paragraph">
      <style:text-properties style:font-name="Calibri"/>
    </style:style>
    <style:style style:name="P856" style:parent-style-name="KeinLeerraum" style:family="paragraph">
      <style:text-properties style:font-name="Calibri"/>
    </style:style>
    <style:style style:name="P857" style:parent-style-name="KeinLeerraum" style:family="paragraph">
      <style:text-properties style:font-name="Calibri"/>
    </style:style>
    <style:style style:name="P858" style:parent-style-name="KeinLeerraum" style:family="paragraph">
      <style:text-properties style:font-name="Calibri"/>
    </style:style>
    <style:style style:name="P85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fo:language="de" fo:country="DE" fo:hyphenate="true"/>
    </style:style>
    <style:style style:name="P860" style:parent-style-name="KeinLeerraum" style:family="paragraph">
      <style:text-properties style:font-name="Calibri"/>
    </style:style>
    <style:style style:name="P861" style:parent-style-name="KeinLeerraum" style:family="paragraph">
      <style:text-properties style:font-name="Calibri"/>
    </style:style>
    <style:style style:name="P86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863" style:parent-style-name="Absatz-Standardschriftart" style:family="text">
      <style:text-properties style:font-name="Calibri" style:font-name-asian="Calibri,Arial" style:font-name-complex="Calibri,Arial" fo:language="de" fo:country="DE"/>
    </style:style>
    <style:style style:name="T864" style:parent-style-name="Absatz-Standardschriftart" style:family="text">
      <style:text-properties style:font-name="Calibri" style:font-name-asian="Calibri,Arial" style:font-name-complex="Calibri,Arial" fo:language="de" fo:country="DE"/>
    </style:style>
    <style:style style:name="T865" style:parent-style-name="Absatz-Standardschriftart" style:family="text">
      <style:text-properties style:font-name="Calibri" style:font-name-asian="Calibri,Arial" style:font-name-complex="Calibri,Arial" fo:language="de" fo:country="DE"/>
    </style:style>
    <style:style style:name="P866" style:parent-style-name="paragraph" style:family="paragraph">
      <style:paragraph-properties style:vertical-align="baseline" fo:margin-top="0in" fo:margin-bottom="0in"/>
      <style:text-properties style:font-name="Calibri"/>
    </style:style>
    <style:style style:name="T867" style:parent-style-name="Absatz-Standardschriftart" style:family="text">
      <style:text-properties style:font-name="Calibri" style:font-name-asian="Arial" style:font-name-complex="Arial" fo:font-weight="bold" style:font-weight-asian="bold" style:font-weight-complex="bold"/>
    </style:style>
    <style:style style:name="T868" style:parent-style-name="Absatz-Standardschriftart" style:family="text">
      <style:text-properties style:font-name="Calibri" style:font-name-asian="Arial" style:font-name-complex="Arial"/>
    </style:style>
    <style:style style:name="T869" style:parent-style-name="Absatz-Standardschriftart" style:family="text">
      <style:text-properties style:font-name="Calibri" style:font-name-asian="Arial" style:font-name-complex="Arial"/>
    </style:style>
    <style:style style:name="T870" style:parent-style-name="Absatz-Standardschriftart" style:family="text">
      <style:text-properties style:font-name="Calibri" style:font-name-asian="Calibri,Arial" style:font-name-complex="Calibri,Arial"/>
    </style:style>
    <style:style style:name="T871" style:parent-style-name="Absatz-Standardschriftart" style:family="text">
      <style:text-properties style:font-name="Calibri" style:font-name-asian="Arial" style:font-name-complex="Arial"/>
    </style:style>
    <style:style style:name="P872" style:parent-style-name="KeinLeerraum" style:family="paragraph">
      <style:text-properties style:font-name="Calibri"/>
    </style:style>
    <style:style style:name="T873" style:parent-style-name="Absatz-Standardschriftart" style:family="text">
      <style:text-properties style:font-name="Calibri" style:font-name-asian="Arial" style:font-name-complex="Arial" fo:font-weight="bold" style:font-weight-asian="bold" style:font-weight-complex="bold"/>
    </style:style>
    <style:style style:name="P874" style:parent-style-name="KeinLeerraum" style:family="paragraph"/>
    <style:style style:name="T875" style:parent-style-name="Absatz-Standardschriftart" style:family="text">
      <style:text-properties style:font-name="Calibri" style:font-name-asian="Arial" style:font-name-complex="Arial"/>
    </style:style>
    <style:style style:name="P876" style:parent-style-name="KeinLeerraum" style:family="paragraph"/>
    <style:style style:name="T877" style:parent-style-name="Absatz-Standardschriftart" style:family="text">
      <style:text-properties style:font-name="Calibri" style:font-name-asian="Arial" style:font-name-complex="Arial"/>
    </style:style>
    <style:style style:name="P878" style:parent-style-name="KeinLeerraum" style:family="paragraph"/>
    <style:style style:name="T879" style:parent-style-name="Absatz-Standardschriftart" style:family="text">
      <style:text-properties style:font-name="Calibri" style:font-name-asian="Arial" style:font-name-complex="Arial"/>
    </style:style>
    <style:style style:name="P880" style:parent-style-name="paragraph" style:family="paragraph">
      <style:paragraph-properties style:vertical-align="baseline" fo:margin-top="0in" fo:margin-bottom="0in"/>
      <style:text-properties style:font-name="Calibri"/>
    </style:style>
    <style:style style:name="P881" style:parent-style-name="paragraph" style:family="paragraph">
      <style:paragraph-properties style:vertical-align="baseline" fo:margin-top="0in" fo:margin-bottom="0in"/>
    </style:style>
    <style:style style:name="T88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4" style:parent-style-name="Absatz-Standardschriftart" style:family="text">
      <style:text-properties style:font-name="Calibri" style:font-name-asian="Calibri,Arial" style:font-name-complex="Calibri,Arial" fo:font-size="11pt" style:font-size-asian="11pt" style:font-size-complex="11pt"/>
    </style:style>
    <style:style style:name="P885" style:parent-style-name="Standard" style:family="paragraph">
      <style:paragraph-properties fo:margin-bottom="0in"/>
      <style:text-properties style:font-name="Calibri" fo:language="de" fo:country="DE"/>
    </style:style>
    <style:style style:name="P886" style:parent-style-name="paragraph" style:family="paragraph">
      <style:paragraph-properties style:vertical-align="baseline" fo:margin-top="0in" fo:margin-bottom="0in"/>
    </style:style>
    <style:style style:name="T88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9" style:parent-style-name="normaltextrun" style:family="text">
      <style:text-properties style:font-name="Calibri" style:font-name-asian="Calibri,Arial" style:font-name-complex="Calibri,Arial" fo:font-size="11pt" style:font-size-asian="11pt" style:font-size-complex="11pt"/>
    </style:style>
    <style:style style:name="P890" style:parent-style-name="paragraph" style:family="paragraph">
      <style:paragraph-properties style:vertical-align="baseline" fo:margin-top="0in" fo:margin-bottom="0in"/>
      <style:text-properties style:font-name="Calibri"/>
    </style:style>
    <style:style style:name="P891" style:parent-style-name="KeinLeerraum" style:family="paragraph">
      <style:text-properties style:font-name="Calibri" style:font-name-asian="Arial" style:font-name-complex="Arial" fo:font-weight="bold" style:font-weight-asian="bold" style:font-weight-complex="bold"/>
    </style:style>
    <style:style style:name="P892" style:parent-style-name="KeinLeerraum" style:family="paragraph">
      <style:text-properties style:font-name="Calibri" style:font-name-asian="Arial" style:font-name-complex="Arial" style:font-weight-complex="bold"/>
    </style:style>
    <style:style style:name="P893" style:parent-style-name="KeinLeerraum" style:family="paragraph"/>
    <style:style style:name="T894" style:parent-style-name="normaltextrun" style:family="text">
      <style:text-properties style:font-name="Calibri" style:font-name-asian="Calibri,Arial" style:font-name-complex="Calibri,Arial"/>
    </style:style>
    <style:style style:name="P895" style:parent-style-name="KeinLeerraum" style:family="paragraph"/>
    <style:style style:name="T896" style:parent-style-name="normaltextrun" style:family="text">
      <style:text-properties style:font-name="Calibri" style:font-name-asian="Calibri,Arial" style:font-name-complex="Calibri,Arial"/>
    </style:style>
    <style:style style:name="T897" style:parent-style-name="apple-converted-space" style:family="text">
      <style:text-properties style:font-name="Calibri" style:font-name-asian="Calibri,Arial" style:font-name-complex="Calibri,Arial"/>
    </style:style>
    <style:style style:name="T898" style:parent-style-name="normaltextrun" style:family="text">
      <style:text-properties style:font-name="Calibri" style:font-name-asian="Calibri,Arial" style:font-name-complex="Calibri,Arial"/>
    </style:style>
    <style:style style:name="T899" style:parent-style-name="apple-converted-space" style:family="text">
      <style:text-properties style:font-name="Calibri" style:font-name-asian="Calibri,Arial" style:font-name-complex="Calibri,Arial"/>
    </style:style>
    <style:style style:name="T900" style:parent-style-name="normaltextrun" style:family="text">
      <style:text-properties style:font-name="Calibri" style:font-name-asian="Calibri,Arial" style:font-name-complex="Calibri,Arial"/>
    </style:style>
    <style:style style:name="P901" style:parent-style-name="KeinLeerraum" style:family="paragraph"/>
    <style:style style:name="T902" style:parent-style-name="normaltextrun" style:family="text">
      <style:text-properties style:font-name="Calibri" style:font-name-asian="Calibri,Arial" style:font-name-complex="Calibri,Arial"/>
    </style:style>
    <style:style style:name="T903" style:parent-style-name="apple-converted-space" style:family="text">
      <style:text-properties style:font-name="Calibri" style:font-name-asian="Calibri,Arial" style:font-name-complex="Calibri,Arial"/>
    </style:style>
    <style:style style:name="T904" style:parent-style-name="normaltextrun" style:family="text">
      <style:text-properties style:font-name="Calibri" style:font-name-asian="Calibri,Arial" style:font-name-complex="Calibri,Arial"/>
    </style:style>
    <style:style style:name="T905" style:parent-style-name="eop" style:family="text">
      <style:text-properties style:font-name="Calibri" style:font-name-asian="Calibri,Arial" style:font-name-complex="Calibri,Arial"/>
    </style:style>
    <style:style style:name="P906" style:parent-style-name="KeinLeerraum" style:family="paragraph">
      <style:text-properties style:font-name="Calibri"/>
    </style:style>
    <style:style style:name="P907" style:parent-style-name="KeinLeerraum" style:family="paragraph">
      <style:text-properties style:font-name="Calibri" fo:font-style="italic" style:font-style-asian="italic"/>
    </style:style>
    <style:style style:name="P908" style:parent-style-name="KeinLeerraum" style:family="paragraph">
      <style:text-properties style:font-name="Calibri"/>
    </style:style>
    <style:style style:name="P909" style:parent-style-name="KeinLeerraum" style:family="paragraph">
      <style:text-properties style:font-name="Calibri" style:font-name-asian="Arial" style:font-name-complex="Arial" fo:font-weight="bold" style:font-weight-asian="bold" style:font-weight-complex="bold"/>
    </style:style>
    <style:style style:name="P910" style:parent-style-name="KeinLeerraum" style:family="paragraph">
      <style:text-properties style:font-name="Calibri" style:font-name-asian="Arial" style:font-name-complex="Arial" fo:font-weight="bold" style:font-weight-asian="bold" style:font-weight-complex="bold"/>
    </style:style>
    <style:style style:name="T911" style:parent-style-name="Absatz-Standardschriftart" style:family="text">
      <style:text-properties style:font-name="Calibri" style:font-name-asian="Arial" style:font-name-complex="Arial"/>
    </style:style>
    <style:style style:name="P912" style:parent-style-name="KeinLeerraum" style:family="paragraph"/>
    <style:style style:name="T913" style:parent-style-name="Absatz-Standardschriftart" style:family="text">
      <style:text-properties style:font-name="Calibri" style:font-name-asian="Arial" style:font-name-complex="Arial"/>
    </style:style>
    <style:style style:name="T914" style:parent-style-name="Absatz-Standardschriftart" style:family="text">
      <style:text-properties style:font-name="Calibri" style:font-name-asian="Arial" style:font-name-complex="Arial"/>
    </style:style>
    <style:style style:name="P915" style:parent-style-name="KeinLeerraum" style:family="paragraph">
      <style:text-properties style:font-name="Calibri" style:font-name-asian="Arial" style:font-name-complex="Arial"/>
    </style:style>
    <style:style style:name="P916" style:parent-style-name="KeinLeerraum" style:family="paragraph">
      <style:text-properties style:font-name="Calibri"/>
    </style:style>
    <style:style style:name="P917" style:parent-style-name="paragraph" style:family="paragraph">
      <style:paragraph-properties style:vertical-align="baseline" fo:margin-top="0in" fo:margin-bottom="0in"/>
    </style:style>
    <style:style style:name="T918" style:parent-style-name="normaltextrun" style:family="text">
      <style:text-properties style:font-name="Calibri" style:font-name-asian="Calibri,Arial" style:font-name-complex="Calibri,Arial" fo:font-size="11pt" style:font-size-asian="11pt" style:font-size-complex="11pt"/>
    </style:style>
    <style:style style:name="T919" style:parent-style-name="normaltextrun" style:family="text">
      <style:text-properties style:font-name="Calibri" style:font-name-asian="Calibri,Arial" style:font-name-complex="Calibri,Arial" fo:font-size="11pt" style:font-size-asian="11pt" style:font-size-complex="11pt"/>
    </style:style>
    <style:style style:name="T920" style:parent-style-name="normaltextrun" style:family="text">
      <style:text-properties style:font-name="Calibri" style:font-name-asian="Calibri,Arial" style:font-name-complex="Calibri,Arial" fo:font-size="11pt" style:font-size-asian="11pt" style:font-size-complex="11pt"/>
    </style:style>
    <style:style style:name="T921" style:parent-style-name="normaltextrun" style:family="text">
      <style:text-properties style:font-name="Calibri" style:font-name-asian="Calibri,Arial" style:font-name-complex="Calibri,Arial" fo:font-size="11pt" style:font-size-asian="11pt" style:font-size-complex="11pt"/>
    </style:style>
    <style:style style:name="T922" style:parent-style-name="normaltextrun" style:family="text">
      <style:text-properties style:font-name="Calibri" style:font-name-asian="Calibri,Arial" style:font-name-complex="Calibri,Arial" fo:font-size="11pt" style:font-size-asian="11pt" style:font-size-complex="11pt"/>
    </style:style>
    <style:style style:name="T923" style:parent-style-name="normaltextrun" style:family="text">
      <style:text-properties style:font-name="Calibri" style:font-name-asian="Calibri,Arial" style:font-name-complex="Calibri,Arial" fo:font-size="11pt" style:font-size-asian="11pt" style:font-size-complex="11pt"/>
    </style:style>
    <style:style style:name="T924" style:parent-style-name="normaltextrun" style:family="text">
      <style:text-properties style:font-name="Calibri" style:font-name-asian="Calibri,Arial" style:font-name-complex="Calibri,Arial" fo:font-size="11pt" style:font-size-asian="11pt" style:font-size-complex="11pt"/>
    </style:style>
    <style:style style:name="P925" style:parent-style-name="paragraph" style:family="paragraph">
      <style:paragraph-properties style:vertical-align="baseline" fo:margin-top="0in" fo:margin-bottom="0in" fo:margin-left="0.1972in">
        <style:tab-stops/>
      </style:paragraph-properties>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P927" style:parent-style-name="paragraph" style:family="paragraph">
      <style:paragraph-properties style:vertical-align="baseline" fo:margin-top="0in" fo:margin-bottom="0in"/>
      <style:text-properties style:font-name="Calibri"/>
    </style:style>
    <style:style style:name="P928" style:parent-style-name="paragraph" style:family="paragraph">
      <style:paragraph-properties style:vertical-align="baseline" fo:margin-top="0in" fo:margin-bottom="0in"/>
    </style:style>
    <style:style style:name="T929" style:parent-style-name="normaltextrun" style:family="text">
      <style:text-properties style:font-name="Calibri" style:font-name-asian="Calibri,Arial" style:font-name-complex="Calibri,Arial" fo:font-size="11pt" style:font-size-asian="11pt" style:font-size-complex="11pt"/>
    </style:style>
    <style:style style:name="T930" style:parent-style-name="normaltextrun" style:family="text">
      <style:text-properties style:font-name="Calibri" style:font-name-asian="Calibri,Arial" style:font-name-complex="Calibri,Arial" fo:font-size="11pt" style:font-size-asian="11pt" style:font-size-complex="11pt"/>
    </style:style>
    <style:style style:name="T931" style:parent-style-name="apple-converted-space" style:family="text">
      <style:text-properties style:font-name="Calibri" style:font-name-asian="Calibri,Arial" style:font-name-complex="Calibri,Arial" fo:font-size="11pt" style:font-size-asian="11pt" style:font-size-complex="11pt"/>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T933" style:parent-style-name="apple-converted-space" style:family="text">
      <style:text-properties style:font-name="Calibri" style:font-name-asian="Calibri,Arial" style:font-name-complex="Calibri,Arial" fo:font-size="11pt" style:font-size-asian="11pt" style:font-size-complex="11pt"/>
    </style:style>
    <style:style style:name="T934" style:parent-style-name="normaltextrun" style:family="text">
      <style:text-properties style:font-name="Calibri" style:font-name-asian="Calibri,Arial" style:font-name-complex="Calibri,Arial" fo:font-size="11pt" style:font-size-asian="11pt" style:font-size-complex="11pt"/>
    </style:style>
    <style:style style:name="P935" style:parent-style-name="paragraph" style:family="paragraph">
      <style:paragraph-properties style:vertical-align="baseline" fo:margin-top="0in" fo:margin-bottom="0in" fo:margin-left="0.1972in">
        <style:tab-stops/>
      </style:paragraph-properties>
    </style:style>
    <style:style style:name="T936" style:parent-style-name="normaltextrun" style:family="text">
      <style:text-properties style:font-name="Calibri" style:font-name-asian="Calibri,Arial" style:font-name-complex="Calibri,Arial" fo:font-size="11pt" style:font-size-asian="11pt" style:font-size-complex="11pt"/>
    </style:style>
    <style:style style:name="T937" style:parent-style-name="apple-converted-space" style:family="text">
      <style:text-properties style:font-name="Calibri" style:font-name-asian="Calibri,Arial" style:font-name-complex="Calibri,Arial" fo:font-size="11pt" style:font-size-asian="11pt" style:font-size-complex="11pt"/>
    </style:style>
    <style:style style:name="T938" style:parent-style-name="normaltextrun" style:family="text">
      <style:text-properties style:font-name="Calibri" style:font-name-asian="Calibri,Arial" style:font-name-complex="Calibri,Arial" fo:font-size="11pt" style:font-size-asian="11pt" style:font-size-complex="11pt"/>
    </style:style>
    <style:style style:name="P939" style:parent-style-name="paragraph" style:family="paragraph">
      <style:paragraph-properties style:vertical-align="baseline" fo:margin-top="0in" fo:margin-bottom="0in" fo:margin-left="0.1972in">
        <style:tab-stops/>
      </style:paragraph-properties>
    </style:style>
    <style:style style:name="T940" style:parent-style-name="normaltextrun" style:family="text">
      <style:text-properties style:font-name="Calibri" style:font-name-asian="Calibri,Arial" style:font-name-complex="Calibri,Arial" fo:font-size="11pt" style:font-size-asian="11pt" style:font-size-complex="11pt"/>
    </style:style>
    <style:style style:name="P941" style:parent-style-name="paragraph" style:family="paragraph">
      <style:paragraph-properties style:vertical-align="baseline" fo:margin-top="0in" fo:margin-bottom="0in" fo:margin-left="0.1972in">
        <style:tab-stops/>
      </style:paragraph-properties>
    </style:style>
    <style:style style:name="T942" style:parent-style-name="normaltextrun" style:family="text">
      <style:text-properties style:font-name="Calibri" style:font-name-asian="Calibri,Arial" style:font-name-complex="Calibri,Arial" fo:font-size="11pt" style:font-size-asian="11pt" style:font-size-complex="11pt"/>
    </style:style>
    <style:style style:name="T943" style:parent-style-name="apple-converted-space" style:family="text">
      <style:text-properties style:font-name="Calibri" style:font-name-asian="Calibri,Arial" style:font-name-complex="Calibri,Arial" fo:font-size="11pt" style:font-size-asian="11pt" style:font-size-complex="11pt"/>
    </style:style>
    <style:style style:name="T944" style:parent-style-name="normaltextrun" style:family="text">
      <style:text-properties style:font-name="Calibri" style:font-name-asian="Calibri,Arial" style:font-name-complex="Calibri,Arial" fo:font-size="11pt" style:font-size-asian="11pt" style:font-size-complex="11pt"/>
    </style:style>
    <style:style style:name="T945" style:parent-style-name="apple-converted-space" style:family="text">
      <style:text-properties style:font-name="Calibri" style:font-name-asian="Calibri,Arial" style:font-name-complex="Calibri,Arial" fo:font-size="11pt" style:font-size-asian="11pt" style:font-size-complex="11pt"/>
    </style:style>
    <style:style style:name="T946" style:parent-style-name="normaltextrun" style:family="text">
      <style:text-properties style:font-name="Calibri" style:font-name-asian="Calibri,Arial" style:font-name-complex="Calibri,Arial" fo:font-size="11pt" style:font-size-asian="11pt" style:font-size-complex="11pt"/>
    </style:style>
    <style:style style:name="P947" style:parent-style-name="paragraph" style:family="paragraph">
      <style:paragraph-properties style:vertical-align="baseline" fo:margin-top="0in" fo:margin-bottom="0in"/>
      <style:text-properties style:font-name="Calibri"/>
    </style:style>
    <style:style style:name="T948" style:parent-style-name="Absatz-Standardschriftart" style:family="text">
      <style:text-properties style:font-name="Calibri" style:font-name-asian="Arial" style:font-name-complex="Arial" fo:font-weight="bold" style:font-weight-asian="bold" style:font-weight-complex="bold"/>
    </style:style>
    <style:style style:name="P949" style:parent-style-name="KeinLeerraum" style:family="paragraph"/>
    <style:style style:name="T950" style:parent-style-name="Absatz-Standardschriftart" style:family="text">
      <style:text-properties style:font-name="Calibri" style:font-name-asian="Arial" style:font-name-complex="Arial"/>
    </style:style>
    <style:style style:name="P951" style:parent-style-name="KeinLeerraum" style:family="paragraph"/>
    <style:style style:name="T952" style:parent-style-name="Absatz-Standardschriftart" style:family="text">
      <style:text-properties style:font-name="Calibri" style:font-name-asian="Arial" style:font-name-complex="Arial"/>
    </style:style>
    <style:style style:name="P953" style:parent-style-name="KeinLeerraum" style:family="paragraph"/>
    <style:style style:name="T954" style:parent-style-name="Absatz-Standardschriftart" style:family="text">
      <style:text-properties style:font-name="Calibri" style:font-name-asian="Arial" style:font-name-complex="Arial"/>
    </style:style>
    <style:style style:name="P955" style:parent-style-name="KeinLeerraum" style:family="paragraph"/>
    <style:style style:name="T956" style:parent-style-name="Absatz-Standardschriftart" style:family="text">
      <style:text-properties style:font-name="Calibri" style:font-name-asian="Arial" style:font-name-complex="Arial"/>
    </style:style>
    <style:style style:name="P957" style:parent-style-name="KeinLeerraum" style:family="paragraph">
      <style:text-properties style:font-name="Calibri"/>
    </style:style>
    <style:style style:name="T958" style:parent-style-name="Absatz-Standardschriftart" style:family="text">
      <style:text-properties style:font-name="Calibri" style:font-name-asian="Arial" style:font-name-complex="Arial" fo:font-weight="bold" style:font-weight-asian="bold" style:font-weight-complex="bold"/>
    </style:style>
    <style:style style:name="P959" style:parent-style-name="KeinLeerraum" style:family="paragraph"/>
    <style:style style:name="T960" style:parent-style-name="Absatz-Standardschriftart" style:family="text">
      <style:text-properties style:font-name="Calibri" style:font-name-asian="Arial" style:font-name-complex="Arial"/>
    </style:style>
    <style:style style:name="P961" style:parent-style-name="KeinLeerraum" style:family="paragraph"/>
    <style:style style:name="T962" style:parent-style-name="Absatz-Standardschriftart" style:family="text">
      <style:text-properties style:font-name="Calibri" style:font-name-asian="Arial" style:font-name-complex="Arial"/>
    </style:style>
    <style:style style:name="P963" style:parent-style-name="KeinLeerraum" style:family="paragraph">
      <style:text-properties style:font-name="Calibri"/>
    </style:style>
    <style:style style:name="T964" style:parent-style-name="Absatz-Standardschriftart" style:family="text">
      <style:text-properties style:font-name="Calibri" style:font-name-asian="Arial" style:font-name-complex="Arial" fo:font-weight="bold" style:font-weight-asian="bold" style:font-weight-complex="bold"/>
    </style:style>
    <style:style style:name="T965" style:parent-style-name="normaltextrun" style:family="text">
      <style:text-properties style:font-name="Calibri" style:font-name-asian="Arial" style:font-name-complex="Arial"/>
    </style:style>
    <style:style style:name="T966" style:parent-style-name="apple-converted-space" style:family="text">
      <style:text-properties style:font-name="Calibri" style:font-name-asian="Arial" style:font-name-complex="Arial"/>
    </style:style>
    <style:style style:name="T967" style:parent-style-name="normaltextrun" style:family="text">
      <style:text-properties style:font-name="Calibri" style:font-name-asian="Arial" style:font-name-complex="Arial"/>
    </style:style>
    <style:style style:name="P968" style:parent-style-name="KeinLeerraum" style:family="paragraph">
      <style:text-properties style:font-name="Calibri"/>
    </style:style>
    <style:style style:name="T969" style:parent-style-name="Absatz-Standardschriftart" style:family="text">
      <style:text-properties style:font-name="Calibri" style:font-name-asian="Arial" style:font-name-complex="Arial" fo:font-weight="bold" style:font-weight-asian="bold" style:font-weight-complex="bold"/>
    </style:style>
    <style:style style:name="P970" style:parent-style-name="paragraph" style:family="paragraph">
      <style:paragraph-properties style:vertical-align="baseline" fo:margin-top="0in" fo:margin-bottom="0in"/>
    </style:style>
    <style:style style:name="T971" style:parent-style-name="normaltextrun" style:family="text">
      <style:text-properties style:font-name="Calibri" style:font-name-asian="Calibri,Arial" style:font-name-complex="Calibri,Arial" fo:font-size="11pt" style:font-size-asian="11pt" style:font-size-complex="11pt"/>
    </style:style>
    <style:style style:name="P972" style:parent-style-name="paragraph" style:family="paragraph">
      <style:paragraph-properties style:vertical-align="baseline" fo:margin-top="0in" fo:margin-bottom="0in"/>
    </style:style>
    <style:style style:name="T973" style:parent-style-name="normaltextrun" style:family="text">
      <style:text-properties style:font-name="Calibri" style:font-name-asian="Calibri,Arial" style:font-name-complex="Calibri,Arial" fo:font-size="11pt" style:font-size-asian="11pt" style:font-size-complex="11pt"/>
    </style:style>
    <style:style style:name="P974" style:parent-style-name="paragraph" style:family="paragraph">
      <style:paragraph-properties style:vertical-align="baseline" fo:margin-top="0in" fo:margin-bottom="0in"/>
      <style:text-properties style:font-name="Calibri"/>
    </style:style>
    <style:style style:name="P975" style:parent-style-name="paragraph" style:family="paragraph">
      <style:paragraph-properties style:vertical-align="baseline" fo:margin-top="0in" fo:margin-bottom="0in"/>
      <style:text-properties style:font-name="Calibri"/>
    </style:style>
    <style:style style:name="P976" style:parent-style-name="paragraph" style:family="paragraph">
      <style:paragraph-properties style:vertical-align="baseline" fo:margin-top="0in" fo:margin-bottom="0in"/>
      <style:text-properties style:font-name="Calibri"/>
    </style:style>
    <style:style style:name="P97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978" style:parent-style-name="Absatz-Standardschriftart" style:family="text">
      <style:text-properties style:font-name="Calibri" style:font-name-asian="Calibri,Arial" style:font-name-complex="Calibri,Arial" fo:language="de" fo:country="DE"/>
    </style:style>
    <style:style style:name="T979" style:parent-style-name="Absatz-Standardschriftart" style:family="text">
      <style:text-properties style:font-name="Calibri" style:font-name-asian="Calibri,Arial" style:font-name-complex="Calibri,Arial" fo:language="de" fo:country="DE"/>
    </style:style>
    <style:style style:name="T980" style:parent-style-name="Absatz-Standardschriftart" style:family="text">
      <style:text-properties style:font-name="Calibri" style:font-name-asian="Calibri,Arial" style:font-name-complex="Calibri,Arial" fo:language="de" fo:country="DE"/>
    </style:style>
    <style:style style:name="P981" style:parent-style-name="KeinLeerraum" style:family="paragraph">
      <style:text-properties style:font-name="Calibri"/>
    </style:style>
    <style:style style:name="T982" style:parent-style-name="Absatz-Standardschriftart" style:family="text">
      <style:text-properties style:font-name="Calibri" style:font-name-asian="Arial" style:font-name-complex="Arial" fo:font-weight="bold" style:font-weight-asian="bold" style:font-weight-complex="bold"/>
    </style:style>
    <style:style style:name="T983" style:parent-style-name="Absatz-Standardschriftart" style:family="text">
      <style:text-properties style:font-name="Calibri" style:font-name-asian="Arial" style:font-name-complex="Arial"/>
    </style:style>
    <style:style style:name="P984" style:parent-style-name="KeinLeerraum" style:family="paragraph">
      <style:text-properties style:font-name="Calibri"/>
    </style:style>
    <style:style style:name="T985" style:parent-style-name="Absatz-Standardschriftart" style:family="text">
      <style:text-properties style:font-name="Calibri" style:font-name-asian="Arial" style:font-name-complex="Arial" fo:font-weight="bold" style:font-weight-asian="bold" style:font-weight-complex="bold"/>
    </style:style>
    <style:style style:name="P986" style:parent-style-name="KeinLeerraum" style:family="paragraph"/>
    <style:style style:name="T987" style:parent-style-name="Absatz-Standardschriftart" style:family="text">
      <style:text-properties style:font-name="Calibri" style:font-name-asian="Arial" style:font-name-complex="Arial"/>
    </style:style>
    <style:style style:name="T988" style:parent-style-name="normaltextrun" style:family="text">
      <style:text-properties style:font-name="Calibri" style:font-name-asian="Arial" style:font-name-complex="Arial" fo:color="#000000" fo:background-color="#FFFFFF"/>
    </style:style>
    <style:style style:name="T989" style:parent-style-name="eop" style:family="text">
      <style:text-properties style:font-name="Calibri" style:font-name-asian="Arial" style:font-name-complex="Arial" fo:color="#000000" fo:background-color="#FFFFFF"/>
    </style:style>
    <style:style style:name="P990" style:parent-style-name="KeinLeerraum" style:family="paragraph"/>
    <style:style style:name="T991" style:parent-style-name="eop" style:family="text">
      <style:text-properties style:font-name="Calibri" style:font-name-asian="Arial" style:font-name-complex="Arial" fo:color="#000000" fo:background-color="#FFFFFF"/>
    </style:style>
    <style:style style:name="T992" style:parent-style-name="eop" style:family="text">
      <style:text-properties style:font-name="Calibri" style:font-name-asian="Arial" style:font-name-complex="Arial"/>
    </style:style>
    <style:style style:name="P993" style:parent-style-name="KeinLeerraum" style:family="paragraph">
      <style:text-properties style:font-name="Calibri"/>
    </style:style>
    <style:style style:name="T994" style:parent-style-name="Absatz-Standardschriftart" style:family="text">
      <style:text-properties style:font-name="Calibri" style:font-name-asian="Arial" style:font-name-complex="Arial" fo:font-weight="bold" style:font-weight-asian="bold" style:font-weight-complex="bold"/>
    </style:style>
    <style:style style:name="T995" style:parent-style-name="eop" style:family="text">
      <style:text-properties style:font-name="Calibri" style:font-name-asian="Arial" style:font-name-complex="Arial"/>
    </style:style>
    <style:style style:name="P996" style:parent-style-name="KeinLeerraum" style:family="paragraph">
      <style:text-properties style:font-name="Calibri"/>
    </style:style>
    <style:style style:name="T997" style:parent-style-name="Absatz-Standardschriftart" style:family="text">
      <style:text-properties style:font-name="Calibri" style:font-name-asian="Arial" style:font-name-complex="Arial" fo:font-weight="bold" style:font-weight-asian="bold" style:font-weight-complex="bold"/>
    </style:style>
    <style:style style:name="T998" style:parent-style-name="Absatz-Standardschriftart" style:family="text">
      <style:text-properties style:font-name="Calibri" style:font-name-asian="Arial" style:font-name-complex="Arial"/>
    </style:style>
    <style:style style:name="P999" style:parent-style-name="KeinLeerraum" style:family="paragraph">
      <style:text-properties style:font-name="Calibri"/>
    </style:style>
    <style:style style:name="P1000" style:parent-style-name="KeinLeerraum" style:family="paragraph">
      <style:text-properties style:font-name="Calibri" style:font-name-asian="Arial" style:font-name-complex="Arial" fo:font-weight="bold" style:font-weight-asian="bold" style:font-weight-complex="bold"/>
    </style:style>
    <style:style style:name="P1001" style:parent-style-name="KeinLeerraum" style:family="paragraph">
      <style:text-properties style:font-name="Calibri" style:font-name-asian="Arial" style:font-name-complex="Arial" style:font-weight-complex="bold"/>
    </style:style>
    <style:style style:name="P1002" style:parent-style-name="KeinLeerraum" style:family="paragraph"/>
    <style:style style:name="T1003" style:parent-style-name="normaltextrun" style:family="text">
      <style:text-properties style:font-name="Calibri" style:font-name-asian="Calibri,Arial" style:font-name-complex="Calibri,Arial"/>
    </style:style>
    <style:style style:name="P1004" style:parent-style-name="KeinLeerraum" style:family="paragraph"/>
    <style:style style:name="T1005" style:parent-style-name="normaltextrun" style:family="text">
      <style:text-properties style:font-name="Calibri" style:font-name-asian="Calibri,Arial" style:font-name-complex="Calibri,Arial"/>
    </style:style>
    <style:style style:name="P1006" style:parent-style-name="paragraph" style:family="paragraph">
      <style:paragraph-properties style:vertical-align="baseline" fo:margin-top="0in" fo:margin-bottom="0in"/>
    </style:style>
    <style:style style:name="T1007" style:parent-style-name="normaltextrun" style:family="text">
      <style:text-properties style:font-name="Calibri" style:font-name-asian="Calibri,Arial" style:font-name-complex="Calibri,Arial" fo:font-size="11pt" style:font-size-asian="11pt" style:font-size-complex="11pt"/>
    </style:style>
    <style:style style:name="T1008" style:parent-style-name="apple-converted-space" style:family="text">
      <style:text-properties style:font-name="Calibri" style:font-name-asian="Calibri,Arial" style:font-name-complex="Calibri,Arial" fo:font-size="11pt" style:font-size-asian="11pt" style:font-size-complex="11pt"/>
    </style:style>
    <style:style style:name="T1009" style:parent-style-name="normaltextrun" style:family="text">
      <style:text-properties style:font-name="Calibri" style:font-name-asian="Calibri,Arial" style:font-name-complex="Calibri,Arial" fo:font-size="11pt" style:font-size-asian="11pt" style:font-size-complex="11pt"/>
    </style:style>
    <style:style style:name="P1010" style:parent-style-name="paragraph" style:family="paragraph">
      <style:paragraph-properties style:vertical-align="baseline" fo:margin-top="0in" fo:margin-bottom="0in"/>
    </style:style>
    <style:style style:name="T1011" style:parent-style-name="normaltextrun" style:family="text">
      <style:text-properties style:font-name="Calibri" style:font-name-asian="Calibri,Arial" style:font-name-complex="Calibri,Arial" fo:font-size="11pt" style:font-size-asian="11pt" style:font-size-complex="11pt"/>
    </style:style>
    <style:style style:name="P1012" style:parent-style-name="KeinLeerraum" style:family="paragraph">
      <style:text-properties style:font-name="Calibri" fo:font-style="italic" style:font-style-asian="italic"/>
    </style:style>
    <style:style style:name="P1013" style:parent-style-name="KeinLeerraum" style:family="paragraph">
      <style:text-properties style:font-name="Calibri"/>
    </style:style>
    <style:style style:name="T1014" style:parent-style-name="Absatz-Standardschriftart" style:family="text">
      <style:text-properties style:font-name="Calibri" style:font-name-asian="Arial" style:font-name-complex="Arial" fo:font-weight="bold" style:font-weight-asian="bold" style:font-weight-complex="bold"/>
    </style:style>
    <style:style style:name="T1015" style:parent-style-name="Absatz-Standardschriftart" style:family="text">
      <style:text-properties style:font-name="Calibri" style:font-name-asian="Arial" style:font-name-complex="Arial"/>
    </style:style>
    <style:style style:name="P1016" style:parent-style-name="KeinLeerraum" style:family="paragraph"/>
    <style:style style:name="T1017" style:parent-style-name="Absatz-Standardschriftart" style:family="text">
      <style:text-properties style:font-name="Calibri" style:font-name-asian="Arial" style:font-name-complex="Arial"/>
    </style:style>
    <style:style style:name="T1018" style:parent-style-name="Absatz-Standardschriftart" style:family="text">
      <style:text-properties style:font-name="Calibri" style:font-name-asian="Arial" style:font-name-complex="Arial"/>
    </style:style>
    <style:style style:name="P1019" style:parent-style-name="KeinLeerraum" style:family="paragraph">
      <style:text-properties style:font-name="Calibri" style:font-name-asian="Arial" style:font-name-complex="Arial"/>
    </style:style>
    <style:style style:name="P1020" style:parent-style-name="Standard" style:family="paragraph">
      <style:paragraph-properties fo:margin-bottom="0in"/>
      <style:text-properties style:font-name="Calibri" fo:language="de" fo:country="DE"/>
    </style:style>
    <style:style style:name="P1021" style:parent-style-name="paragraph" style:family="paragraph">
      <style:paragraph-properties style:vertical-align="baseline" fo:margin-top="0in" fo:margin-bottom="0in"/>
    </style:style>
    <style:style style:name="T1022" style:parent-style-name="normaltextrun" style:family="text">
      <style:text-properties style:font-name="Calibri" style:font-name-asian="Calibri,Arial" style:font-name-complex="Calibri,Arial" fo:font-size="11pt" style:font-size-asian="11pt" style:font-size-complex="11pt"/>
    </style:style>
    <style:style style:name="T1023" style:parent-style-name="normaltextrun" style:family="text">
      <style:text-properties style:font-name="Calibri" style:font-name-asian="Calibri,Arial" style:font-name-complex="Calibri,Arial" fo:font-size="11pt" style:font-size-asian="11pt" style:font-size-complex="11pt"/>
    </style:style>
    <style:style style:name="T1024" style:parent-style-name="normaltextrun" style:family="text">
      <style:text-properties style:font-name="Calibri" style:font-name-asian="Calibri,Arial" style:font-name-complex="Calibri,Arial" fo:font-size="11pt" style:font-size-asian="11pt" style:font-size-complex="11pt"/>
    </style:style>
    <style:style style:name="T1025" style:parent-style-name="normaltextrun" style:family="text">
      <style:text-properties style:font-name="Calibri" style:font-name-asian="Calibri,Arial" style:font-name-complex="Calibri,Arial" fo:font-size="11pt" style:font-size-asian="11pt" style:font-size-complex="11pt"/>
    </style:style>
    <style:style style:name="T1026" style:parent-style-name="normaltextrun" style:family="text">
      <style:text-properties style:font-name="Calibri" style:font-name-asian="Calibri,Arial" style:font-name-complex="Calibri,Arial" fo:font-size="11pt" style:font-size-asian="11pt" style:font-size-complex="11pt"/>
    </style:style>
    <style:style style:name="T1027" style:parent-style-name="normaltextrun" style:family="text">
      <style:text-properties style:font-name="Calibri" style:font-name-asian="Calibri,Arial" style:font-name-complex="Calibri,Arial" fo:font-size="11pt" style:font-size-asian="11pt" style:font-size-complex="11pt"/>
    </style:style>
    <style:style style:name="T1028" style:parent-style-name="normaltextrun" style:family="text">
      <style:text-properties style:font-name="Calibri" style:font-name-asian="Calibri,Arial" style:font-name-complex="Calibri,Arial" fo:font-size="11pt" style:font-size-asian="11pt" style:font-size-complex="11pt"/>
    </style:style>
    <style:style style:name="T1029" style:parent-style-name="normaltextrun" style:family="text">
      <style:text-properties style:font-name="Calibri" style:font-name-asian="Calibri,Arial" style:font-name-complex="Calibri,Arial" fo:font-size="11pt" style:font-size-asian="11pt" style:font-size-complex="11pt"/>
    </style:style>
    <style:style style:name="T1030" style:parent-style-name="normaltextrun" style:family="text">
      <style:text-properties style:font-name="Calibri" style:font-name-asian="Calibri,Arial" style:font-name-complex="Calibri,Arial" fo:font-size="11pt" style:font-size-asian="11pt" style:font-size-complex="11pt"/>
    </style:style>
    <style:style style:name="P1031" style:parent-style-name="paragraph" style:family="paragraph">
      <style:paragraph-properties style:vertical-align="baseline" fo:margin-top="0in" fo:margin-bottom="0in" fo:margin-left="0.3937in" fo:text-indent="-0.1965in">
        <style:tab-stops/>
      </style:paragraph-properties>
    </style:style>
    <style:style style:name="T1032" style:parent-style-name="normaltextrun" style:family="text">
      <style:text-properties style:font-name="Calibri" style:font-name-asian="Calibri,Arial" style:font-name-complex="Calibri,Arial" fo:font-size="11pt" style:font-size-asian="11pt" style:font-size-complex="11pt"/>
    </style:style>
    <style:style style:name="P1033" style:parent-style-name="paragraph" style:family="paragraph">
      <style:paragraph-properties style:vertical-align="baseline" fo:margin-top="0in" fo:margin-bottom="0in"/>
      <style:text-properties style:font-name="Calibri"/>
    </style:style>
    <style:style style:name="P1034" style:parent-style-name="paragraph" style:family="paragraph">
      <style:paragraph-properties style:vertical-align="baseline" fo:margin-top="0in" fo:margin-bottom="0in"/>
    </style:style>
    <style:style style:name="T1035" style:parent-style-name="normaltextrun" style:family="text">
      <style:text-properties style:font-name="Calibri" style:font-name-asian="Calibri,Arial" style:font-name-complex="Calibri,Arial" fo:font-size="11pt" style:font-size-asian="11pt" style:font-size-complex="11pt"/>
    </style:style>
    <style:style style:name="T1036" style:parent-style-name="normaltextrun" style:family="text">
      <style:text-properties style:font-name="Calibri" style:font-name-asian="Calibri,Arial" style:font-name-complex="Calibri,Arial" fo:font-size="11pt" style:font-size-asian="11pt" style:font-size-complex="11pt"/>
    </style:style>
    <style:style style:name="P1037" style:parent-style-name="paragraph" style:family="paragraph">
      <style:paragraph-properties style:vertical-align="baseline" fo:margin-top="0in" fo:margin-bottom="0in" fo:margin-left="0.3937in" fo:text-indent="-0.1965in">
        <style:tab-stops/>
      </style:paragraph-properties>
    </style:style>
    <style:style style:name="T1038" style:parent-style-name="normaltextrun" style:family="text">
      <style:text-properties style:font-name="Calibri" style:font-name-asian="Calibri,Arial" style:font-name-complex="Calibri,Arial" fo:font-size="11pt" style:font-size-asian="11pt" style:font-size-complex="11pt"/>
    </style:style>
    <style:style style:name="T1039" style:parent-style-name="apple-converted-space" style:family="text">
      <style:text-properties style:font-name="Calibri" style:font-name-asian="Calibri,Arial" style:font-name-complex="Calibri,Arial" fo:font-size="11pt" style:font-size-asian="11pt" style:font-size-complex="11pt"/>
    </style:style>
    <style:style style:name="T1040" style:parent-style-name="normaltextrun" style:family="text">
      <style:text-properties style:font-name="Calibri" style:font-name-asian="Calibri,Arial" style:font-name-complex="Calibri,Arial" fo:font-size="11pt" style:font-size-asian="11pt" style:font-size-complex="11pt"/>
    </style:style>
    <style:style style:name="P1041" style:parent-style-name="paragraph" style:family="paragraph">
      <style:paragraph-properties style:vertical-align="baseline" fo:margin-top="0in" fo:margin-bottom="0in" fo:margin-left="0.3937in" fo:text-indent="-0.1965in">
        <style:tab-stops/>
      </style:paragraph-properties>
    </style:style>
    <style:style style:name="T1042" style:parent-style-name="normaltextrun" style:family="text">
      <style:text-properties style:font-name="Calibri" style:font-name-asian="Calibri,Arial" style:font-name-complex="Calibri,Arial" fo:font-size="11pt" style:font-size-asian="11pt" style:font-size-complex="11pt"/>
    </style:style>
    <style:style style:name="P1043" style:parent-style-name="paragraph" style:family="paragraph">
      <style:paragraph-properties style:vertical-align="baseline" fo:margin-top="0in" fo:margin-bottom="0in" fo:margin-left="0.3937in" fo:text-indent="-0.1965in">
        <style:tab-stops/>
      </style:paragraph-properties>
    </style:style>
    <style:style style:name="T1044" style:parent-style-name="normaltextrun" style:family="text">
      <style:text-properties style:font-name="Calibri" style:font-name-asian="Calibri,Arial" style:font-name-complex="Calibri,Arial" fo:font-size="11pt" style:font-size-asian="11pt" style:font-size-complex="11pt"/>
    </style:style>
    <style:style style:name="P1045" style:parent-style-name="KeinLeerraum" style:family="paragraph">
      <style:text-properties style:font-name="Calibri"/>
    </style:style>
    <style:style style:name="T1046" style:parent-style-name="Absatz-Standardschriftart" style:family="text">
      <style:text-properties style:font-name="Calibri" style:font-name-asian="Arial" style:font-name-complex="Arial" fo:font-weight="bold" style:font-weight-asian="bold" style:font-weight-complex="bold"/>
    </style:style>
    <style:style style:name="P1047" style:parent-style-name="KeinLeerraum" style:family="paragraph"/>
    <style:style style:name="T1048" style:parent-style-name="eop" style:family="text">
      <style:text-properties style:font-name="Calibri" style:font-name-asian="Arial" style:font-name-complex="Arial"/>
    </style:style>
    <style:style style:name="P1049" style:parent-style-name="KeinLeerraum" style:family="paragraph"/>
    <style:style style:name="T1050" style:parent-style-name="Absatz-Standardschriftart" style:family="text">
      <style:text-properties style:font-name="Calibri" style:font-name-asian="Arial" style:font-name-complex="Arial"/>
    </style:style>
    <style:style style:name="P1051" style:parent-style-name="KeinLeerraum" style:family="paragraph"/>
    <style:style style:name="T1052" style:parent-style-name="Absatz-Standardschriftart" style:family="text">
      <style:text-properties style:font-name="Calibri" style:font-name-asian="Arial" style:font-name-complex="Arial"/>
    </style:style>
    <style:style style:name="P1053" style:parent-style-name="KeinLeerraum" style:family="paragraph"/>
    <style:style style:name="T1054" style:parent-style-name="Absatz-Standardschriftart" style:family="text">
      <style:text-properties style:font-name="Calibri" style:font-name-asian="Arial" style:font-name-complex="Arial"/>
    </style:style>
    <style:style style:name="P1055" style:parent-style-name="KeinLeerraum" style:family="paragraph">
      <style:text-properties style:font-name="Calibri" style:font-name-complex="Segoe UI"/>
    </style:style>
    <style:style style:name="T1056" style:parent-style-name="Absatz-Standardschriftart" style:family="text">
      <style:text-properties style:font-name="Calibri" style:font-name-asian="Arial" style:font-name-complex="Arial" fo:font-weight="bold" style:font-weight-asian="bold" style:font-weight-complex="bold"/>
    </style:style>
    <style:style style:name="T1057" style:parent-style-name="Absatz-Standardschriftart" style:family="text">
      <style:text-properties style:font-name="Calibri" style:font-name-asian="Arial" style:font-name-complex="Arial"/>
    </style:style>
    <style:style style:name="P1058" style:parent-style-name="KeinLeerraum" style:family="paragraph">
      <style:text-properties style:font-name="Calibri" style:font-name-complex="Segoe UI"/>
    </style:style>
    <style:style style:name="T1059" style:parent-style-name="Absatz-Standardschriftart" style:family="text">
      <style:text-properties style:font-name="Calibri" style:font-name-asian="Arial" style:font-name-complex="Arial" fo:font-weight="bold" style:font-weight-asian="bold" style:font-weight-complex="bold"/>
    </style:style>
    <style:style style:name="T1060" style:parent-style-name="Absatz-Standardschriftart" style:family="text">
      <style:text-properties style:font-name="Calibri" style:font-name-asian="Arial" style:font-name-complex="Arial"/>
    </style:style>
    <style:style style:name="P1061" style:parent-style-name="KeinLeerraum" style:family="paragraph">
      <style:text-properties style:font-name="Calibri" style:font-name-complex="Segoe UI"/>
    </style:style>
    <style:style style:name="T1062" style:parent-style-name="Absatz-Standardschriftart" style:family="text">
      <style:text-properties style:font-name="Calibri" style:font-name-asian="Arial" style:font-name-complex="Arial" fo:font-weight="bold" style:font-weight-asian="bold" style:font-weight-complex="bold"/>
    </style:style>
    <style:style style:name="P1063" style:parent-style-name="KeinLeerraum" style:family="paragraph"/>
    <style:style style:name="T1064" style:parent-style-name="Absatz-Standardschriftart" style:family="text">
      <style:text-properties style:font-name="Calibri" style:font-name-asian="Arial" style:font-name-complex="Arial"/>
    </style:style>
    <style:style style:name="P1065" style:parent-style-name="KeinLeerraum" style:family="paragraph"/>
    <style:style style:name="T1066" style:parent-style-name="Absatz-Standardschriftart" style:family="text">
      <style:text-properties style:font-name="Calibri" style:font-name-asian="Arial" style:font-name-complex="Arial"/>
    </style:style>
    <style:style style:name="P1067" style:parent-style-name="Standard" style:family="paragraph">
      <style:text-properties style:font-name="Calibri" fo:language="de" fo:country="DE"/>
    </style:style>
    <style:style style:name="P1068"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69" style:parent-style-name="Absatz-Standardschriftart" style:family="text">
      <style:text-properties style:font-name="Calibri" style:font-name-asian="Calibri,Arial" style:font-name-complex="Calibri,Arial" fo:language="de" fo:country="DE"/>
    </style:style>
    <style:style style:name="T1070" style:parent-style-name="Absatz-Standardschriftart" style:family="text">
      <style:text-properties style:font-name="Calibri" style:font-name-asian="Calibri,Arial" style:font-name-complex="Calibri,Arial" fo:language="de" fo:country="DE"/>
    </style:style>
    <style:style style:name="T1071" style:parent-style-name="Absatz-Standardschriftart" style:family="text">
      <style:text-properties style:font-name="Calibri" style:font-name-asian="Calibri,Arial" style:font-name-complex="Calibri,Arial" fo:language="de" fo:country="DE"/>
    </style:style>
    <style:style style:name="P1072" style:parent-style-name="KeinLeerraum" style:family="paragraph">
      <style:text-properties style:font-name="Calibri" style:font-name-complex="Segoe UI"/>
    </style:style>
    <style:style style:name="T1073" style:parent-style-name="normaltextrun" style:family="text">
      <style:text-properties style:font-name="Calibri" style:font-name-asian="Arial" style:font-name-complex="Arial" fo:font-weight="bold" style:font-weight-asian="bold" style:font-weight-complex="bold"/>
    </style:style>
    <style:style style:name="T1074" style:parent-style-name="eop" style:family="text">
      <style:text-properties style:font-name="Calibri" style:font-name-asian="Arial" style:font-name-complex="Arial"/>
    </style:style>
    <style:style style:name="T1075" style:parent-style-name="normaltextrun" style:family="text">
      <style:text-properties style:font-name="Calibri" style:font-name-asian="Arial" style:font-name-complex="Arial"/>
    </style:style>
    <style:style style:name="T1076" style:parent-style-name="eop" style:family="text">
      <style:text-properties style:font-name="Calibri" style:font-name-asian="Arial" style:font-name-complex="Arial"/>
    </style:style>
    <style:style style:name="P1077" style:parent-style-name="KeinLeerraum" style:family="paragraph">
      <style:text-properties style:font-name="Calibri" style:font-name-complex="Segoe UI"/>
    </style:style>
    <style:style style:name="T1078" style:parent-style-name="normaltextrun" style:family="text">
      <style:text-properties style:font-name="Calibri" style:font-name-asian="Arial" style:font-name-complex="Arial" fo:font-weight="bold" style:font-weight-asian="bold" style:font-weight-complex="bold"/>
    </style:style>
    <style:style style:name="P1079" style:parent-style-name="KeinLeerraum" style:family="paragraph"/>
    <style:style style:name="T1080" style:parent-style-name="normaltextrun" style:family="text">
      <style:text-properties style:font-name="Calibri" style:font-name-asian="Arial" style:font-name-complex="Arial"/>
    </style:style>
    <style:style style:name="T1081" style:parent-style-name="apple-converted-space" style:family="text">
      <style:text-properties style:font-name="Calibri" style:font-name-asian="Arial" style:font-name-complex="Arial"/>
    </style:style>
    <style:style style:name="T1082" style:parent-style-name="normaltextrun" style:family="text">
      <style:text-properties style:font-name="Calibri" style:font-name-asian="Arial" style:font-name-complex="Arial"/>
    </style:style>
    <style:style style:name="T1083" style:parent-style-name="apple-converted-space" style:family="text">
      <style:text-properties style:font-name="Calibri" style:font-name-asian="Arial" style:font-name-complex="Arial"/>
    </style:style>
    <style:style style:name="T1084" style:parent-style-name="normaltextrun" style:family="text">
      <style:text-properties style:font-name="Calibri" style:font-name-asian="Arial" style:font-name-complex="Arial"/>
    </style:style>
    <style:style style:name="T1085" style:parent-style-name="apple-converted-space" style:family="text">
      <style:text-properties style:font-name="Calibri" style:font-name-asian="Arial" style:font-name-complex="Arial"/>
    </style:style>
    <style:style style:name="T1086" style:parent-style-name="normaltextrun" style:family="text">
      <style:text-properties style:font-name="Calibri" style:font-name-asian="Arial" style:font-name-complex="Arial"/>
    </style:style>
    <style:style style:name="T1087" style:parent-style-name="eop" style:family="text">
      <style:text-properties style:font-name="Calibri" style:font-name-asian="Arial" style:font-name-complex="Arial"/>
    </style:style>
    <style:style style:name="P1088" style:parent-style-name="KeinLeerraum" style:family="paragraph"/>
    <style:style style:name="T1089" style:parent-style-name="normaltextrun" style:family="text">
      <style:text-properties style:font-name="Calibri" style:font-name-asian="Arial" style:font-name-complex="Arial"/>
    </style:style>
    <style:style style:name="T1090" style:parent-style-name="apple-converted-space" style:family="text">
      <style:text-properties style:font-name="Calibri" style:font-name-asian="Arial" style:font-name-complex="Arial"/>
    </style:style>
    <style:style style:name="T1091" style:parent-style-name="normaltextrun" style:family="text">
      <style:text-properties style:font-name="Calibri" style:font-name-asian="Arial" style:font-name-complex="Arial"/>
    </style:style>
    <style:style style:name="T1092" style:parent-style-name="apple-converted-space" style:family="text">
      <style:text-properties style:font-name="Calibri" style:font-name-asian="Arial" style:font-name-complex="Arial"/>
    </style:style>
    <style:style style:name="T1093" style:parent-style-name="normaltextrun" style:family="text">
      <style:text-properties style:font-name="Calibri" style:font-name-asian="Arial" style:font-name-complex="Arial"/>
    </style:style>
    <style:style style:name="T1094" style:parent-style-name="apple-converted-space" style:family="text">
      <style:text-properties style:font-name="Calibri" style:font-name-asian="Arial" style:font-name-complex="Arial"/>
    </style:style>
    <style:style style:name="T1095" style:parent-style-name="normaltextrun" style:family="text">
      <style:text-properties style:font-name="Calibri" style:font-name-asian="Arial" style:font-name-complex="Arial"/>
    </style:style>
    <style:style style:name="T1096" style:parent-style-name="eop" style:family="text">
      <style:text-properties style:font-name="Calibri" style:font-name-asian="Arial" style:font-name-complex="Arial"/>
    </style:style>
    <style:style style:name="T1097" style:parent-style-name="eop" style:family="text">
      <style:text-properties style:font-name="Calibri" style:font-name-asian="Arial" style:font-name-complex="Arial"/>
    </style:style>
    <style:style style:name="T1098" style:parent-style-name="normaltextrun" style:family="text">
      <style:text-properties style:font-name="Calibri" style:font-name-asian="Arial" style:font-name-complex="Arial" fo:font-weight="bold" style:font-weight-asian="bold" style:font-weight-complex="bold"/>
    </style:style>
    <style:style style:name="T1099" style:parent-style-name="normaltextrun" style:family="text">
      <style:text-properties style:font-name="Calibri" style:font-name-asian="Arial" style:font-name-complex="Arial"/>
    </style:style>
    <style:style style:name="T1100" style:parent-style-name="apple-converted-space" style:family="text">
      <style:text-properties style:font-name="Calibri" style:font-name-asian="Arial" style:font-name-complex="Arial"/>
    </style:style>
    <style:style style:name="T1101" style:parent-style-name="normaltextrun" style:family="text">
      <style:text-properties style:font-name="Calibri" style:font-name-asian="Arial" style:font-name-complex="Arial"/>
    </style:style>
    <style:style style:name="P1102" style:parent-style-name="KeinLeerraum" style:family="paragraph">
      <style:text-properties style:font-name="Calibri" style:font-name-complex="Segoe UI"/>
    </style:style>
    <style:style style:name="T1103" style:parent-style-name="normaltextrun" style:family="text">
      <style:text-properties style:font-name="Calibri" style:font-name-asian="Arial" style:font-name-complex="Arial" fo:font-weight="bold" style:font-weight-asian="bold" style:font-weight-complex="bold"/>
    </style:style>
    <style:style style:name="T1104" style:parent-style-name="normaltextrun" style:family="text">
      <style:text-properties style:font-name="Calibri" style:font-name-asian="Arial" style:font-name-complex="Arial"/>
    </style:style>
    <style:style style:name="T1105" style:parent-style-name="normaltextrun" style:family="text">
      <style:text-properties style:font-name="Calibri" style:font-name-asian="Arial" style:font-name-complex="Arial"/>
    </style:style>
    <style:style style:name="T1106" style:parent-style-name="eop" style:family="text">
      <style:text-properties style:font-name="Calibri" style:font-name-asian="Arial" style:font-name-complex="Arial"/>
    </style:style>
    <style:style style:name="T1107" style:parent-style-name="normaltextrun" style:family="text">
      <style:text-properties style:font-name="Calibri" style:font-name-asian="Arial" style:font-name-complex="Arial" fo:font-weight="bold" style:font-weight-asian="bold" style:font-weight-complex="bold"/>
    </style:style>
    <style:style style:name="P1108" style:parent-style-name="KeinLeerraum" style:family="paragraph"/>
    <style:style style:name="T1109" style:parent-style-name="normaltextrun" style:family="text">
      <style:text-properties style:font-name="Calibri" style:font-name-asian="Arial" style:font-name-complex="Arial" style:font-weight-complex="bold"/>
    </style:style>
    <style:style style:name="P1110" style:parent-style-name="KeinLeerraum" style:family="paragraph"/>
    <style:style style:name="T1111" style:parent-style-name="normaltextrun" style:family="text">
      <style:text-properties style:font-name="Calibri" style:font-name-asian="Calibri,Arial" style:font-name-complex="Calibri,Arial"/>
    </style:style>
    <style:style style:name="P1112" style:parent-style-name="paragraph" style:family="paragraph">
      <style:paragraph-properties style:vertical-align="baseline" fo:margin-top="0in" fo:margin-bottom="0in"/>
    </style:style>
    <style:style style:name="T1113" style:parent-style-name="normaltextrun" style:family="text">
      <style:text-properties style:font-name="Calibri" style:font-name-asian="Calibri,Arial" style:font-name-complex="Calibri,Arial" fo:font-size="11pt" style:font-size-asian="11pt" style:font-size-complex="11pt"/>
    </style:style>
    <style:style style:name="P1114" style:parent-style-name="paragraph" style:family="paragraph">
      <style:paragraph-properties style:vertical-align="baseline" fo:margin-top="0in" fo:margin-bottom="0in"/>
    </style:style>
    <style:style style:name="T1115" style:parent-style-name="normaltextrun" style:family="text">
      <style:text-properties style:font-name="Calibri" style:font-name-asian="Calibri,Arial" style:font-name-complex="Calibri,Arial" fo:font-size="11pt" style:font-size-asian="11pt" style:font-size-complex="11pt"/>
    </style:style>
    <style:style style:name="P1116" style:parent-style-name="paragraph" style:family="paragraph">
      <style:paragraph-properties style:vertical-align="baseline" fo:margin-top="0in" fo:margin-bottom="0in"/>
    </style:style>
    <style:style style:name="T1117" style:parent-style-name="normaltextrun" style:family="text">
      <style:text-properties style:font-name="Calibri" style:font-name-asian="Calibri,Arial" style:font-name-complex="Calibri,Arial" fo:font-size="11pt" style:font-size-asian="11pt" style:font-size-complex="11pt"/>
    </style:style>
    <style:style style:name="T1118" style:parent-style-name="apple-converted-space" style:family="text">
      <style:text-properties style:font-name="Calibri" style:font-name-asian="Calibri,Arial" style:font-name-complex="Calibri,Arial" fo:font-size="11pt" style:font-size-asian="11pt" style:font-size-complex="11pt"/>
    </style:style>
    <style:style style:name="T1119" style:parent-style-name="normaltextrun" style:family="text">
      <style:text-properties style:font-name="Calibri" style:font-name-asian="Calibri,Arial" style:font-name-complex="Calibri,Arial" fo:font-size="11pt" style:font-size-asian="11pt" style:font-size-complex="11pt"/>
    </style:style>
    <style:style style:name="T1120" style:parent-style-name="apple-converted-space" style:family="text">
      <style:text-properties style:font-name="Calibri" style:font-name-asian="Calibri,Arial" style:font-name-complex="Calibri,Arial" fo:font-size="11pt" style:font-size-asian="11pt" style:font-size-complex="11pt"/>
    </style:style>
    <style:style style:name="T1121" style:parent-style-name="normaltextrun" style:family="text">
      <style:text-properties style:font-name="Calibri" style:font-name-asian="Calibri,Arial" style:font-name-complex="Calibri,Arial" fo:font-size="11pt" style:font-size-asian="11pt" style:font-size-complex="11pt"/>
    </style:style>
    <style:style style:name="T1122" style:parent-style-name="apple-converted-space" style:family="text">
      <style:text-properties style:font-name="Calibri" style:font-name-asian="Calibri,Arial" style:font-name-complex="Calibri,Arial" fo:font-size="11pt" style:font-size-asian="11pt" style:font-size-complex="11pt"/>
    </style:style>
    <style:style style:name="T1123" style:parent-style-name="normaltextrun" style:family="text">
      <style:text-properties style:font-name="Calibri" style:font-name-asian="Calibri,Arial" style:font-name-complex="Calibri,Arial" fo:font-size="11pt" style:font-size-asian="11pt" style:font-size-complex="11pt"/>
    </style:style>
    <style:style style:name="T1124" style:parent-style-name="apple-converted-space" style:family="text">
      <style:text-properties style:font-name="Calibri" style:font-name-asian="Calibri,Arial" style:font-name-complex="Calibri,Arial" fo:font-size="11pt" style:font-size-asian="11pt" style:font-size-complex="11pt"/>
    </style:style>
    <style:style style:name="P1125" style:parent-style-name="paragraph" style:family="paragraph">
      <style:paragraph-properties style:vertical-align="baseline" fo:margin-top="0in" fo:margin-bottom="0in"/>
    </style:style>
    <style:style style:name="T1126" style:parent-style-name="apple-converted-space" style:family="text">
      <style:text-properties style:font-name="Calibri" style:font-name-asian="Calibri,Arial" style:font-name-complex="Calibri,Arial" fo:font-size="11pt" style:font-size-asian="11pt" style:font-size-complex="11pt"/>
    </style:style>
    <style:style style:name="P1127" style:parent-style-name="KeinLeerraum" style:family="paragraph">
      <style:text-properties style:font-name="Calibri" fo:font-style="italic" style:font-style-asian="italic"/>
    </style:style>
    <style:style style:name="P1128" style:parent-style-name="KeinLeerraum" style:family="paragraph">
      <style:text-properties style:font-name="Calibri" style:font-name-complex="Segoe UI"/>
    </style:style>
    <style:style style:name="T1129" style:parent-style-name="normaltextrun" style:family="text">
      <style:text-properties style:font-name="Calibri" style:font-name-asian="Arial" style:font-name-complex="Arial" fo:font-weight="bold" style:font-weight-asian="bold" style:font-weight-complex="bold"/>
    </style:style>
    <style:style style:name="T1130" style:parent-style-name="Absatz-Standardschriftart" style:family="text">
      <style:text-properties style:font-name="Calibri" style:font-name-asian="Arial" style:font-name-complex="Arial"/>
    </style:style>
    <style:style style:name="P1131" style:parent-style-name="KeinLeerraum" style:family="paragraph"/>
    <style:style style:name="T1132" style:parent-style-name="Absatz-Standardschriftart" style:family="text">
      <style:text-properties style:font-name="Calibri" style:font-name-asian="Arial" style:font-name-complex="Arial"/>
    </style:style>
    <style:style style:name="T1133" style:parent-style-name="Absatz-Standardschriftart" style:family="text">
      <style:text-properties style:font-name="Calibri" style:font-name-asian="Arial" style:font-name-complex="Arial"/>
    </style:style>
    <style:style style:name="P1134" style:parent-style-name="KeinLeerraum" style:family="paragraph">
      <style:text-properties style:font-name="Calibri" style:font-name-asian="Arial" style:font-name-complex="Arial"/>
    </style:style>
    <style:style style:name="P1135" style:parent-style-name="paragraph" style:family="paragraph">
      <style:paragraph-properties style:vertical-align="baseline" fo:margin-top="0in" fo:margin-bottom="0in" fo:margin-left="0.1972in">
        <style:tab-stops/>
      </style:paragraph-properties>
      <style:text-properties style:font-name="Calibri"/>
    </style:style>
    <style:style style:name="P1136" style:parent-style-name="paragraph" style:family="paragraph">
      <style:paragraph-properties style:vertical-align="baseline" fo:margin-top="0in" fo:margin-bottom="0in"/>
    </style:style>
    <style:style style:name="T1137" style:parent-style-name="normaltextrun" style:family="text">
      <style:text-properties style:font-name="Calibri" style:font-name-asian="Calibri,Arial" style:font-name-complex="Calibri,Arial" fo:font-size="11pt" style:font-size-asian="11pt" style:font-size-complex="11pt"/>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T1139" style:parent-style-name="normaltextrun" style:family="text">
      <style:text-properties style:font-name="Calibri" style:font-name-asian="Calibri,Arial" style:font-name-complex="Calibri,Arial" fo:font-size="11pt" style:font-size-asian="11pt" style:font-size-complex="11pt"/>
    </style:style>
    <style:style style:name="T1140" style:parent-style-name="normaltextrun" style:family="text">
      <style:text-properties style:font-name="Calibri" style:font-name-asian="Calibri,Arial" style:font-name-complex="Calibri,Arial" fo:font-size="11pt" style:font-size-asian="11pt" style:font-size-complex="11pt"/>
    </style:style>
    <style:style style:name="T1141" style:parent-style-name="normaltextrun" style:family="text">
      <style:text-properties style:font-name="Calibri" style:font-name-asian="Calibri,Arial" style:font-name-complex="Calibri,Arial" fo:font-size="11pt" style:font-size-asian="11pt" style:font-size-complex="11pt"/>
    </style:style>
    <style:style style:name="P1142" style:parent-style-name="paragraph" style:family="paragraph">
      <style:paragraph-properties style:vertical-align="baseline" fo:margin-top="0in" fo:margin-bottom="0in" fo:margin-left="0.3937in" fo:text-indent="-0.1965in">
        <style:tab-stops/>
      </style:paragraph-properties>
    </style:style>
    <style:style style:name="T1143" style:parent-style-name="normaltextrun" style:family="text">
      <style:text-properties style:font-name="Calibri" style:font-name-asian="Calibri,Arial" style:font-name-complex="Calibri,Arial" fo:font-size="11pt" style:font-size-asian="11pt" style:font-size-complex="11pt"/>
    </style:style>
    <style:style style:name="P1144" style:parent-style-name="paragraph" style:family="paragraph">
      <style:paragraph-properties style:vertical-align="baseline" fo:margin-top="0in" fo:margin-bottom="0in"/>
      <style:text-properties style:font-name="Calibri"/>
    </style:style>
    <style:style style:name="P1145" style:parent-style-name="paragraph" style:family="paragraph">
      <style:paragraph-properties style:vertical-align="baseline" fo:margin-top="0in" fo:margin-bottom="0in"/>
    </style:style>
    <style:style style:name="T1146" style:parent-style-name="normaltextrun" style:family="text">
      <style:text-properties style:font-name="Calibri" style:font-name-asian="Calibri,Arial" style:font-name-complex="Calibri,Arial" fo:font-size="11pt" style:font-size-asian="11pt" style:font-size-complex="11pt"/>
    </style:style>
    <style:style style:name="T1147" style:parent-style-name="normaltextrun" style:family="text">
      <style:text-properties style:font-name="Calibri" style:font-name-asian="Calibri,Arial" style:font-name-complex="Calibri,Arial" fo:font-size="11pt" style:font-size-asian="11pt" style:font-size-complex="11pt"/>
    </style:style>
    <style:style style:name="P1148" style:parent-style-name="paragraph" style:family="paragraph">
      <style:paragraph-properties style:vertical-align="baseline" fo:margin-top="0in" fo:margin-bottom="0in" fo:margin-left="0.3937in" fo:text-indent="-0.1965in">
        <style:tab-stops/>
      </style:paragraph-properties>
    </style:style>
    <style:style style:name="T1149" style:parent-style-name="normaltextrun" style:family="text">
      <style:text-properties style:font-name="Calibri" style:font-name-asian="Calibri,Arial" style:font-name-complex="Calibri,Arial" fo:font-size="11pt" style:font-size-asian="11pt" style:font-size-complex="11pt"/>
    </style:style>
    <style:style style:name="T1150" style:parent-style-name="apple-converted-space" style:family="text">
      <style:text-properties style:font-name="Calibri" style:font-name-asian="Calibri,Arial" style:font-name-complex="Calibri,Arial" fo:font-size="11pt" style:font-size-asian="11pt" style:font-size-complex="11pt"/>
    </style:style>
    <style:style style:name="T1151" style:parent-style-name="normaltextrun" style:family="text">
      <style:text-properties style:font-name="Calibri" style:font-name-asian="Calibri,Arial" style:font-name-complex="Calibri,Arial" fo:font-size="11pt" style:font-size-asian="11pt" style:font-size-complex="11pt"/>
    </style:style>
    <style:style style:name="P1152" style:parent-style-name="paragraph" style:family="paragraph">
      <style:paragraph-properties style:vertical-align="baseline" fo:margin-top="0in" fo:margin-bottom="0in" fo:margin-left="0.3937in" fo:text-indent="-0.1965in">
        <style:tab-stops/>
      </style:paragraph-properties>
    </style:style>
    <style:style style:name="T1153" style:parent-style-name="normaltextrun" style:family="text">
      <style:text-properties style:font-name="Calibri" style:font-name-asian="Calibri,Arial" style:font-name-complex="Calibri,Arial" fo:font-size="11pt" style:font-size-asian="11pt" style:font-size-complex="11pt"/>
    </style:style>
    <style:style style:name="P1154" style:parent-style-name="paragraph" style:family="paragraph">
      <style:paragraph-properties style:vertical-align="baseline" fo:margin-top="0in" fo:margin-bottom="0in" fo:margin-left="0.3937in" fo:text-indent="-0.1965in">
        <style:tab-stops/>
      </style:paragraph-properties>
    </style:style>
    <style:style style:name="T1155" style:parent-style-name="normaltextrun" style:family="text">
      <style:text-properties style:font-name="Calibri" style:font-name-asian="Calibri,Arial" style:font-name-complex="Calibri,Arial" fo:font-size="11pt" style:font-size-asian="11pt" style:font-size-complex="11pt"/>
    </style:style>
    <style:style style:name="P1156" style:parent-style-name="KeinLeerraum" style:family="paragraph">
      <style:text-properties style:font-name="Calibri"/>
    </style:style>
    <style:style style:name="P1157" style:parent-style-name="KeinLeerraum" style:family="paragraph">
      <style:text-properties style:font-name="Calibri"/>
    </style:style>
    <style:style style:name="T1158" style:parent-style-name="normaltextrun" style:family="text">
      <style:text-properties style:font-name="Calibri" style:font-name-asian="Arial" style:font-name-complex="Arial" fo:font-weight="bold" style:font-weight-asian="bold" style:font-weight-complex="bold"/>
    </style:style>
    <style:style style:name="P1159" style:parent-style-name="KeinLeerraum" style:family="paragraph"/>
    <style:style style:name="T1160" style:parent-style-name="eop" style:family="text">
      <style:text-properties style:font-name="Calibri" style:font-name-asian="Arial" style:font-name-complex="Arial"/>
    </style:style>
    <style:style style:name="P1161" style:parent-style-name="KeinLeerraum" style:family="paragraph"/>
    <style:style style:name="T1162" style:parent-style-name="Absatz-Standardschriftart" style:family="text">
      <style:text-properties style:font-name="Calibri" style:font-name-asian="Arial" style:font-name-complex="Arial"/>
    </style:style>
    <style:style style:name="P1163" style:parent-style-name="KeinLeerraum" style:family="paragraph"/>
    <style:style style:name="T1164" style:parent-style-name="normaltextrun" style:family="text">
      <style:text-properties style:font-name="Calibri" style:font-name-asian="Arial" style:font-name-complex="Arial"/>
    </style:style>
    <style:style style:name="P1165" style:parent-style-name="KeinLeerraum" style:family="paragraph"/>
    <style:style style:name="T1166" style:parent-style-name="normaltextrun" style:family="text">
      <style:text-properties style:font-name="Calibri" style:font-name-asian="Arial" style:font-name-complex="Arial"/>
    </style:style>
    <style:style style:name="T1167" style:parent-style-name="eop" style:family="text">
      <style:text-properties style:font-name="Calibri" style:font-name-asian="Arial" style:font-name-complex="Arial"/>
    </style:style>
    <style:style style:name="T1168" style:parent-style-name="normaltextrun" style:family="text">
      <style:text-properties style:font-name="Calibri" style:font-name-asian="Arial" style:font-name-complex="Arial"/>
    </style:style>
    <style:style style:name="P1169" style:parent-style-name="KeinLeerraum" style:family="paragraph">
      <style:text-properties style:font-name="Calibri" style:font-name-complex="Segoe UI"/>
    </style:style>
    <style:style style:name="T1170" style:parent-style-name="normaltextrun" style:family="text">
      <style:text-properties style:font-name="Calibri" style:font-name-asian="Arial" style:font-name-complex="Arial" fo:font-weight="bold" style:font-weight-asian="bold" style:font-weight-complex="bold"/>
    </style:style>
    <style:style style:name="P1171" style:parent-style-name="KeinLeerraum" style:family="paragraph"/>
    <style:style style:name="T1172" style:parent-style-name="normaltextrun" style:family="text">
      <style:text-properties style:font-name="Calibri" style:font-name-asian="Arial" style:font-name-complex="Arial"/>
    </style:style>
    <style:style style:name="P1173" style:parent-style-name="KeinLeerraum" style:family="paragraph"/>
    <style:style style:name="T1174" style:parent-style-name="normaltextrun" style:family="text">
      <style:text-properties style:font-name="Calibri" style:font-name-asian="Arial" style:font-name-complex="Arial"/>
    </style:style>
    <style:style style:name="T1175" style:parent-style-name="eop" style:family="text">
      <style:text-properties style:font-name="Calibri" style:font-name-asian="Arial" style:font-name-complex="Arial"/>
    </style:style>
    <style:style style:name="T1176" style:parent-style-name="eop" style:family="text">
      <style:text-properties style:font-name="Calibri" style:font-name-asian="Arial" style:font-name-complex="Arial"/>
    </style:style>
    <style:style style:name="T1177" style:parent-style-name="normaltextrun" style:family="text">
      <style:text-properties style:font-name="Calibri" style:font-name-asian="Arial" style:font-name-complex="Arial" fo:font-weight="bold" style:font-weight-asian="bold" style:font-weight-complex="bold"/>
    </style:style>
    <style:style style:name="T1178" style:parent-style-name="normaltextrun" style:family="text">
      <style:text-properties style:font-name="Calibri" style:font-name-asian="Arial" style:font-name-complex="Arial"/>
    </style:style>
    <style:style style:name="P1179" style:parent-style-name="KeinLeerraum" style:family="paragraph">
      <style:text-properties style:font-name="Calibri"/>
    </style:style>
    <style:style style:name="T1180" style:parent-style-name="normaltextrun" style:family="text">
      <style:text-properties style:font-name="Calibri" style:font-name-asian="Arial" style:font-name-complex="Arial" fo:font-weight="bold" style:font-weight-asian="bold" style:font-weight-complex="bold"/>
    </style:style>
    <style:style style:name="P1181" style:parent-style-name="Standard" style:family="paragraph">
      <style:text-properties style:font-name="Calibri" fo:language="de" fo:country="DE"/>
    </style:style>
    <style:style style:name="P118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83" style:parent-style-name="Absatz-Standardschriftart" style:family="text">
      <style:text-properties style:font-name="Calibri" style:font-name-asian="Calibri,Arial" style:font-name-complex="Calibri,Arial" style:font-size-complex="11pt" fo:language="de" fo:country="DE"/>
    </style:style>
    <style:style style:name="T1184" style:parent-style-name="Absatz-Standardschriftart" style:family="text">
      <style:text-properties style:font-name="Calibri" style:font-name-asian="Calibri,Arial" style:font-name-complex="Calibri,Arial" style:font-size-complex="11pt" fo:language="de" fo:country="DE"/>
    </style:style>
    <style:style style:name="T1185" style:parent-style-name="Absatz-Standardschriftart" style:family="text">
      <style:text-properties style:font-name="Calibri" style:font-name-asian="Calibri,Arial" style:font-name-complex="Calibri,Arial" style:font-size-complex="11pt" fo:language="de" fo:country="DE"/>
    </style:style>
    <style:style style:name="P118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187" style:parent-style-name="paragraph" style:family="paragraph">
      <style:paragraph-properties style:vertical-align="baseline" fo:margin-top="0in" fo:margin-bottom="0in"/>
    </style:style>
    <style:style style:name="T118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189" style:parent-style-name="Absatz-Standardschriftart" style:family="text">
      <style:text-properties style:font-name="Calibri" style:font-name-asian="Calibri,Arial" style:font-name-complex="Calibri,Arial" fo:font-size="11pt" style:font-size-asian="11pt" style:font-size-complex="11pt"/>
    </style:style>
    <style:style style:name="T1190" style:parent-style-name="normaltextrun" style:family="text">
      <style:text-properties style:font-name="Calibri" style:font-name-asian="Calibri,Arial" style:font-name-complex="Calibri,Arial" fo:font-size="11pt" style:font-size-asian="11pt" style:font-size-complex="11pt"/>
    </style:style>
    <style:style style:name="P1191" style:parent-style-name="paragraph" style:family="paragraph">
      <style:paragraph-properties style:vertical-align="baseline" fo:margin-top="0in" fo:margin-bottom="0in"/>
    </style:style>
    <style:style style:name="T1192" style:parent-style-name="eop" style:family="text">
      <style:text-properties style:font-name="Calibri" style:font-name-asian="Calibri,Arial" style:font-name-complex="Calibri,Arial" fo:font-size="11pt" style:font-size-asian="11pt" style:font-size-complex="11pt"/>
    </style:style>
    <style:style style:name="P1193" style:parent-style-name="paragraph" style:family="paragraph">
      <style:paragraph-properties style:vertical-align="baseline" fo:margin-top="0in" fo:margin-bottom="0in"/>
    </style:style>
    <style:style style:name="T11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195" style:parent-style-name="paragraph" style:family="paragraph">
      <style:paragraph-properties style:vertical-align="baseline" fo:margin-top="0in" fo:margin-bottom="0in"/>
    </style:style>
    <style:style style:name="T1196" style:parent-style-name="normaltextrun" style:family="text">
      <style:text-properties style:font-name="Calibri" style:font-name-asian="Calibri,Arial" style:font-name-complex="Calibri,Arial" fo:font-size="11pt" style:font-size-asian="11pt" style:font-size-complex="11pt"/>
    </style:style>
    <style:style style:name="T1197" style:parent-style-name="apple-converted-space" style:family="text">
      <style:text-properties style:font-name="Calibri" style:font-name-asian="Calibri,Arial" style:font-name-complex="Calibri,Arial" fo:font-size="11pt" style:font-size-asian="11pt" style:font-size-complex="11pt"/>
    </style:style>
    <style:style style:name="T1198" style:parent-style-name="normaltextrun" style:family="text">
      <style:text-properties style:font-name="Calibri" style:font-name-asian="Calibri,Arial" style:font-name-complex="Calibri,Arial" fo:font-size="11pt" style:font-size-asian="11pt" style:font-size-complex="11pt"/>
    </style:style>
    <style:style style:name="T1199" style:parent-style-name="eop" style:family="text">
      <style:text-properties style:font-name="Calibri" style:font-name-asian="Calibri,Arial" style:font-name-complex="Calibri,Arial" fo:font-size="11pt" style:font-size-asian="11pt" style:font-size-complex="11pt"/>
    </style:style>
    <style:style style:name="P1200" style:parent-style-name="paragraph" style:family="paragraph">
      <style:paragraph-properties style:vertical-align="baseline" fo:margin-top="0in" fo:margin-bottom="0in"/>
    </style:style>
    <style:style style:name="T1201" style:parent-style-name="normaltextrun" style:family="text">
      <style:text-properties style:font-name="Calibri" style:font-name-asian="Calibri,Arial" style:font-name-complex="Calibri,Arial" fo:font-size="11pt" style:font-size-asian="11pt" style:font-size-complex="11pt"/>
    </style:style>
    <style:style style:name="T1202" style:parent-style-name="eop" style:family="text">
      <style:text-properties style:font-name="Calibri" style:font-name-asian="Calibri,Arial" style:font-name-complex="Calibri,Arial" fo:font-size="11pt" style:font-size-asian="11pt" style:font-size-complex="11pt"/>
    </style:style>
    <style:style style:name="P1203" style:parent-style-name="paragraph" style:family="paragraph">
      <style:paragraph-properties style:vertical-align="baseline" fo:margin-top="0in" fo:margin-bottom="0in"/>
    </style:style>
    <style:style style:name="T1204" style:parent-style-name="normaltextrun" style:family="text">
      <style:text-properties style:font-name="Calibri" style:font-name-asian="Calibri,Arial" style:font-name-complex="Calibri,Arial" fo:font-size="11pt" style:font-size-asian="11pt" style:font-size-complex="11pt"/>
    </style:style>
    <style:style style:name="T1205" style:parent-style-name="apple-converted-space" style:family="text">
      <style:text-properties style:font-name="Calibri" style:font-name-asian="Calibri,Arial" style:font-name-complex="Calibri,Arial" fo:font-size="11pt" style:font-size-asian="11pt" style:font-size-complex="11pt"/>
    </style:style>
    <style:style style:name="T1206" style:parent-style-name="normaltextrun" style:family="text">
      <style:text-properties style:font-name="Calibri" style:font-name-asian="Calibri,Arial" style:font-name-complex="Calibri,Arial" fo:font-size="11pt" style:font-size-asian="11pt" style:font-size-complex="11pt"/>
    </style:style>
    <style:style style:name="T1207" style:parent-style-name="eop" style:family="text">
      <style:text-properties style:font-name="Calibri" style:font-name-asian="Calibri,Arial" style:font-name-complex="Calibri,Arial" fo:font-size="11pt" style:font-size-asian="11pt" style:font-size-complex="11pt"/>
    </style:style>
    <style:style style:name="P1208" style:parent-style-name="paragraph" style:family="paragraph">
      <style:paragraph-properties style:vertical-align="baseline" fo:margin-top="0in" fo:margin-bottom="0in"/>
    </style:style>
    <style:style style:name="T1209" style:parent-style-name="eop" style:family="text">
      <style:text-properties style:font-name="Calibri" style:font-name-asian="Calibri,Arial" style:font-name-complex="Calibri,Arial" fo:font-size="11pt" style:font-size-asian="11pt" style:font-size-complex="11pt"/>
    </style:style>
    <style:style style:name="T1210" style:parent-style-name="normaltextrun" style:family="text">
      <style:text-properties style:font-name="Calibri" style:font-name-asian="Arial" style:font-name-complex="Arial" fo:font-weight="bold" style:font-weight-asian="bold" style:font-weight-complex="bold"/>
    </style:style>
    <style:style style:name="T1211" style:parent-style-name="normaltextrun" style:family="text">
      <style:text-properties style:font-name="Calibri" style:font-name-asian="Arial" style:font-name-complex="Arial"/>
    </style:style>
    <style:style style:name="T1212" style:parent-style-name="apple-converted-space" style:family="text">
      <style:text-properties style:font-name="Calibri" style:font-name-asian="Arial" style:font-name-complex="Arial"/>
    </style:style>
    <style:style style:name="T1213" style:parent-style-name="normaltextrun" style:family="text">
      <style:text-properties style:font-name="Calibri" style:font-name-asian="Arial" style:font-name-complex="Arial"/>
    </style:style>
    <style:style style:name="T1214" style:parent-style-name="apple-converted-space" style:family="text">
      <style:text-properties style:font-name="Calibri" style:font-name-asian="Arial" style:font-name-complex="Arial"/>
    </style:style>
    <style:style style:name="T1215" style:parent-style-name="normaltextrun" style:family="text">
      <style:text-properties style:font-name="Calibri" style:font-name-asian="Arial" style:font-name-complex="Arial"/>
    </style:style>
    <style:style style:name="P121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17" style:parent-style-name="paragraph" style:family="paragraph">
      <style:paragraph-properties style:vertical-align="baseline" fo:margin-top="0in" fo:margin-bottom="0in"/>
    </style:style>
    <style:style style:name="T121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19" style:parent-style-name="normaltextrun" style:family="text">
      <style:text-properties style:font-name="Calibri" style:font-name-asian="Calibri,Arial" style:font-name-complex="Calibri,Arial" fo:font-size="11pt" style:font-size-asian="11pt" style:font-size-complex="11pt"/>
    </style:style>
    <style:style style:name="T1220" style:parent-style-name="eop" style:family="text">
      <style:text-properties style:font-name="Calibri" style:font-name-asian="Calibri,Arial" style:font-name-complex="Calibri,Arial" fo:font-size="11pt" style:font-size-asian="11pt" style:font-size-complex="11pt"/>
    </style:style>
    <style:style style:name="P1221" style:parent-style-name="paragraph" style:family="paragraph">
      <style:paragraph-properties style:vertical-align="baseline" fo:margin-top="0in" fo:margin-bottom="0in"/>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25" style:parent-style-name="paragraph" style:family="paragraph">
      <style:paragraph-properties style:vertical-align="baseline" fo:margin-top="0in" fo:margin-bottom="0in"/>
    </style:style>
    <style:style style:name="T1226" style:parent-style-name="normaltextrun" style:family="text">
      <style:text-properties style:font-name="Calibri" style:font-name-asian="Calibri,Arial" style:font-name-complex="Calibri,Arial" fo:font-size="11pt" style:font-size-asian="11pt" style:font-size-complex="11pt"/>
    </style:style>
    <style:style style:name="T1227" style:parent-style-name="normaltextrun" style:family="text">
      <style:text-properties style:font-name="Calibri" style:font-name-asian="Calibri,Arial" style:font-name-complex="Calibri,Arial" fo:font-size="11pt" style:font-size-asian="11pt" style:font-size-complex="11pt"/>
    </style:style>
    <style:style style:name="T1228" style:parent-style-name="eop" style:family="text">
      <style:text-properties style:font-name="Calibri" style:font-name-asian="Calibri,Arial" style:font-name-complex="Calibri,Arial" fo:font-size="11pt" style:font-size-asian="11pt" style:font-size-complex="11pt"/>
    </style:style>
    <style:style style:name="P1229" style:parent-style-name="paragraph" style:family="paragraph">
      <style:paragraph-properties style:vertical-align="baseline" fo:margin-top="0in" fo:margin-bottom="0in"/>
    </style:style>
    <style:style style:name="T1230" style:parent-style-name="normaltextrun" style:family="text">
      <style:text-properties style:font-name="Calibri" style:font-name-asian="Calibri,Arial" style:font-name-complex="Calibri,Arial" fo:font-size="11pt" style:font-size-asian="11pt" style:font-size-complex="11pt"/>
    </style:style>
    <style:style style:name="T1231" style:parent-style-name="normaltextrun" style:family="text">
      <style:text-properties style:font-name="Calibri" style:font-name-asian="Calibri,Arial" style:font-name-complex="Calibri,Arial" fo:font-size="11pt" style:font-size-asian="11pt" style:font-size-complex="11pt"/>
    </style:style>
    <style:style style:name="P1232" style:parent-style-name="paragraph" style:family="paragraph">
      <style:paragraph-properties style:vertical-align="baseline" fo:margin-top="0in" fo:margin-bottom="0in"/>
    </style:style>
    <style:style style:name="T1233" style:parent-style-name="normaltextrun" style:family="text">
      <style:text-properties style:font-name="Calibri" style:font-name-asian="Calibri,Arial" style:font-name-complex="Calibri,Arial" fo:font-size="11pt" style:font-size-asian="11pt" style:font-size-complex="11pt"/>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T1235" style:parent-style-name="normaltextrun" style:family="text">
      <style:text-properties style:font-name="Calibri" style:font-name-asian="Calibri,Arial" style:font-name-complex="Calibri,Arial" fo:font-size="11pt" style:font-size-asian="11pt" style:font-size-complex="11pt"/>
    </style:style>
    <style:style style:name="P1236" style:parent-style-name="paragraph" style:family="paragraph">
      <style:paragraph-properties style:vertical-align="baseline" fo:margin-top="0in" fo:margin-bottom="0in"/>
    </style:style>
    <style:style style:name="T1237" style:parent-style-name="normaltextrun" style:family="text">
      <style:text-properties style:font-name="Calibri" style:font-name-asian="Calibri,Arial" style:font-name-complex="Calibri,Arial" fo:font-size="11pt" style:font-size-asian="11pt" style:font-size-complex="11pt"/>
    </style:style>
    <style:style style:name="T1238" style:parent-style-name="normaltextrun" style:family="text">
      <style:text-properties style:font-name="Calibri" style:font-name-asian="Calibri,Arial" style:font-name-complex="Calibri,Arial" fo:font-size="11pt" style:font-size-asian="11pt" style:font-size-complex="11pt"/>
    </style:style>
    <style:style style:name="T1239" style:parent-style-name="eop" style:family="text">
      <style:text-properties style:font-name="Calibri" style:font-name-asian="Calibri,Arial" style:font-name-complex="Calibri,Arial" fo:font-size="11pt" style:font-size-asian="11pt" style:font-size-complex="11pt"/>
    </style:style>
    <style:style style:name="P1240" style:parent-style-name="paragraph" style:family="paragraph">
      <style:paragraph-properties style:vertical-align="baseline" fo:margin-top="0in" fo:margin-bottom="0in"/>
    </style:style>
    <style:style style:name="T1241" style:parent-style-name="normaltextrun" style:family="text">
      <style:text-properties style:font-name="Calibri" style:font-name-asian="Calibri,Arial" style:font-name-complex="Calibri,Arial" fo:font-size="11pt" style:font-size-asian="11pt" style:font-size-complex="11pt"/>
    </style:style>
    <style:style style:name="T1242" style:parent-style-name="normaltextrun" style:family="text">
      <style:text-properties style:font-name="Calibri" style:font-name-asian="Calibri,Arial" style:font-name-complex="Calibri,Arial" fo:font-size="11pt" style:font-size-asian="11pt" style:font-size-complex="11pt"/>
    </style:style>
    <style:style style:name="T1243" style:parent-style-name="eop" style:family="text">
      <style:text-properties style:font-name="Calibri" style:font-name-asian="Calibri,Arial" style:font-name-complex="Calibri,Arial" fo:font-size="11pt" style:font-size-asian="11pt" style:font-size-complex="11pt"/>
    </style:style>
    <style:style style:name="P1244"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245"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246" style:parent-style-name="normaltextrun" style:family="text">
      <style:text-properties style:font-name="Calibri" style:font-name-asian="Arial" style:font-name-complex="Arial" fo:font-weight="bold" style:font-weight-asian="bold" style:font-weight-complex="bold"/>
    </style:style>
    <style:style style:name="T1247" style:parent-style-name="Absatz-Standardschriftart" style:family="text">
      <style:text-properties style:font-name="Calibri" style:font-name-asian="Arial" style:font-name-complex="Arial"/>
    </style:style>
    <style:style style:name="P1248" style:parent-style-name="KeinLeerraum" style:family="paragraph"/>
    <style:style style:name="T1249" style:parent-style-name="Absatz-Standardschriftart" style:family="text">
      <style:text-properties style:font-name="Calibri" style:font-name-asian="Arial" style:font-name-complex="Arial"/>
    </style:style>
    <style:style style:name="T1250" style:parent-style-name="Absatz-Standardschriftart" style:family="text">
      <style:text-properties style:font-name="Calibri" style:font-name-asian="Arial" style:font-name-complex="Arial"/>
    </style:style>
    <style:style style:name="P1251" style:parent-style-name="KeinLeerraum" style:family="paragraph">
      <style:text-properties style:font-name="Calibri" style:font-name-asian="Arial" style:font-name-complex="Arial"/>
    </style:style>
    <style:style style:name="P1252" style:parent-style-name="KeinLeerraum" style:family="paragraph">
      <style:text-properties style:font-name="Calibri"/>
    </style:style>
    <style:style style:name="P1253" style:parent-style-name="paragraph" style:family="paragraph">
      <style:paragraph-properties style:vertical-align="baseline" fo:margin-top="0in" fo:margin-bottom="0in"/>
    </style:style>
    <style:style style:name="T1254" style:parent-style-name="eop" style:family="text">
      <style:text-properties style:font-name="Calibri" style:font-name-asian="Calibri,Arial" style:font-name-complex="Calibri,Arial" fo:font-size="11pt" style:font-size-asian="11pt" style:font-size-complex="11pt"/>
    </style:style>
    <style:style style:name="P1255" style:parent-style-name="paragraph" style:family="paragraph">
      <style:paragraph-properties style:vertical-align="baseline" fo:margin-top="0in" fo:margin-bottom="0in"/>
    </style:style>
    <style:style style:name="T1256" style:parent-style-name="normaltextrun" style:family="text">
      <style:text-properties style:font-name="Calibri" style:font-name-asian="Calibri,Arial" style:font-name-complex="Calibri,Arial" fo:font-size="11pt" style:font-size-asian="11pt" style:font-size-complex="11pt"/>
    </style:style>
    <style:style style:name="T1257" style:parent-style-name="eop" style:family="text">
      <style:text-properties style:font-name="Calibri" style:font-name-asian="Calibri,Arial" style:font-name-complex="Calibri,Arial" fo:font-size="11pt" style:font-size-asian="11pt" style:font-size-complex="11pt"/>
    </style:style>
    <style:style style:name="P1258" style:parent-style-name="paragraph" style:family="paragraph">
      <style:paragraph-properties style:vertical-align="baseline" fo:margin-top="0in" fo:margin-bottom="0in"/>
    </style:style>
    <style:style style:name="T1259" style:parent-style-name="normaltextrun" style:family="text">
      <style:text-properties style:font-name="Calibri" style:font-name-asian="Calibri,Arial" style:font-name-complex="Calibri,Arial" fo:font-size="11pt" style:font-size-asian="11pt" style:font-size-complex="11pt"/>
    </style:style>
    <style:style style:name="P1260" style:parent-style-name="KeinLeerraum" style:family="paragraph">
      <style:text-properties style:font-name="Calibri"/>
    </style:style>
    <style:style style:name="T1261" style:parent-style-name="normaltextrun" style:family="text">
      <style:text-properties style:font-name="Calibri" style:font-name-asian="Arial" style:font-name-complex="Arial" fo:font-weight="bold" style:font-weight-asian="bold" style:font-weight-complex="bold"/>
    </style:style>
    <style:style style:name="P1262" style:parent-style-name="KeinLeerraum" style:family="paragraph"/>
    <style:style style:name="T1263" style:parent-style-name="eop" style:family="text">
      <style:text-properties style:font-name="Calibri" style:font-name-asian="Arial" style:font-name-complex="Arial"/>
    </style:style>
    <style:style style:name="P1264" style:parent-style-name="paragraph" style:family="paragraph">
      <style:paragraph-properties style:vertical-align="baseline" fo:margin-top="0in" fo:margin-bottom="0in" fo:background-color="#FFFFFF"/>
    </style:style>
    <style:style style:name="T1265" style:parent-style-name="normaltextrun" style:family="text">
      <style:text-properties style:font-name="Calibri" style:font-name-asian="Calibri,Arial" style:font-name-complex="Calibri,Arial" fo:font-size="11pt" style:font-size-asian="11pt" style:font-size-complex="11pt"/>
    </style:style>
    <style:style style:name="P1266" style:parent-style-name="paragraph" style:family="paragraph">
      <style:paragraph-properties style:vertical-align="baseline" fo:margin-top="0in" fo:margin-bottom="0in" fo:background-color="#FFFFFF"/>
    </style:style>
    <style:style style:name="T1267" style:parent-style-name="normaltextrun" style:family="text">
      <style:text-properties style:font-name="Calibri" style:font-name-asian="Calibri,Arial" style:font-name-complex="Calibri,Arial" fo:font-size="11pt" style:font-size-asian="11pt" style:font-size-complex="11pt"/>
    </style:style>
    <style:style style:name="T1268" style:parent-style-name="eop" style:family="text">
      <style:text-properties style:font-name="Calibri" style:font-name-asian="Calibri,Arial" style:font-name-complex="Calibri,Arial" fo:font-size="11pt" style:font-size-asian="11pt" style:font-size-complex="11pt"/>
    </style:style>
    <style:style style:name="P1269" style:parent-style-name="paragraph" style:family="paragraph">
      <style:paragraph-properties style:vertical-align="baseline" fo:margin-top="0in" fo:margin-bottom="0in" fo:background-color="#FFFFFF"/>
    </style:style>
    <style:style style:name="T1270" style:parent-style-name="normaltextrun" style:family="text">
      <style:text-properties style:font-name="Calibri" style:font-name-asian="Calibri,Arial" style:font-name-complex="Calibri,Arial" fo:font-size="11pt" style:font-size-asian="11pt" style:font-size-complex="11pt"/>
    </style:style>
    <style:style style:name="T1271" style:parent-style-name="apple-converted-space" style:family="text">
      <style:text-properties style:font-name="Calibri" style:font-name-asian="Calibri,Arial" style:font-name-complex="Calibri,Arial" fo:font-size="11pt" style:font-size-asian="11pt" style:font-size-complex="11pt"/>
    </style:style>
    <style:style style:name="T1272" style:parent-style-name="normaltextrun" style:family="text">
      <style:text-properties style:font-name="Calibri" style:font-name-asian="Calibri,Arial" style:font-name-complex="Calibri,Arial" fo:font-size="11pt" style:font-size-asian="11pt" style:font-size-complex="11pt"/>
    </style:style>
    <style:style style:name="T1273" style:parent-style-name="apple-converted-space" style:family="text">
      <style:text-properties style:font-name="Calibri" style:font-name-asian="Calibri,Arial" style:font-name-complex="Calibri,Arial" fo:font-size="11pt" style:font-size-asian="11pt" style:font-size-complex="11pt"/>
    </style:style>
    <style:style style:name="T1274" style:parent-style-name="normaltextrun" style:family="text">
      <style:text-properties style:font-name="Calibri" style:font-name-asian="Calibri,Arial" style:font-name-complex="Calibri,Arial" fo:font-size="11pt" style:font-size-asian="11pt" style:font-size-complex="11pt"/>
    </style:style>
    <style:style style:name="T1275" style:parent-style-name="eop" style:family="text">
      <style:text-properties style:font-name="Calibri" style:font-name-asian="Calibri,Arial" style:font-name-complex="Calibri,Arial" fo:font-size="11pt" style:font-size-asian="11pt" style:font-size-complex="11pt"/>
    </style:style>
    <style:style style:name="P1276" style:parent-style-name="KeinLeerraum" style:family="paragraph">
      <style:text-properties style:font-name="Calibri"/>
    </style:style>
    <style:style style:name="P1277" style:parent-style-name="paragraph" style:family="paragraph">
      <style:paragraph-properties style:vertical-align="baseline" fo:margin-top="0in" fo:margin-bottom="0in"/>
    </style:style>
    <style:style style:name="T127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79" style:parent-style-name="paragraph" style:family="paragraph">
      <style:paragraph-properties style:vertical-align="baseline" fo:margin-top="0in" fo:margin-bottom="0in" fo:background-color="#FFFFFF"/>
    </style:style>
    <style:style style:name="T1280" style:parent-style-name="normaltextrun" style:family="text">
      <style:text-properties style:font-name="Calibri" style:font-name-asian="Calibri,Arial" style:font-name-complex="Calibri,Arial" fo:font-size="11pt" style:font-size-asian="11pt" style:font-size-complex="11pt" fo:background-color="#FFFFFF"/>
    </style:style>
    <style:style style:name="T1281" style:parent-style-name="normaltextrun" style:family="text">
      <style:text-properties style:font-name="Calibri" style:font-name-asian="Calibri,Arial" style:font-name-complex="Calibri,Arial" fo:font-size="11pt" style:font-size-asian="11pt" style:font-size-complex="11pt" fo:background-color="#FFFFFF"/>
    </style:style>
    <style:style style:name="P1282" style:parent-style-name="paragraph" style:family="paragraph">
      <style:paragraph-properties style:vertical-align="baseline" fo:margin-top="0in" fo:margin-bottom="0in" fo:background-color="#FFFFFF"/>
    </style:style>
    <style:style style:name="T1283" style:parent-style-name="normaltextrun" style:family="text">
      <style:text-properties style:font-name="Calibri" style:font-name-asian="Calibri,Arial" style:font-name-complex="Calibri,Arial" fo:font-size="11pt" style:font-size-asian="11pt" style:font-size-complex="11pt" fo:background-color="#FFFFFF"/>
    </style:style>
    <style:style style:name="T1284" style:parent-style-name="normaltextrun" style:family="text">
      <style:text-properties style:font-name="Calibri" style:font-name-asian="Calibri,Arial" style:font-name-complex="Calibri,Arial" fo:font-size="11pt" style:font-size-asian="11pt" style:font-size-complex="11pt" fo:background-color="#FFFFFF"/>
    </style:style>
    <style:style style:name="P1285" style:parent-style-name="paragraph" style:family="paragraph">
      <style:paragraph-properties style:vertical-align="baseline" fo:margin-top="0in" fo:margin-bottom="0in"/>
      <style:text-properties style:font-name="Calibri" fo:font-size="11pt" style:font-size-asian="11pt" style:font-size-complex="11pt"/>
    </style:style>
    <style:style style:name="P1286" style:parent-style-name="paragraph" style:family="paragraph">
      <style:paragraph-properties style:vertical-align="baseline" fo:margin-top="0in" fo:margin-bottom="0in"/>
    </style:style>
    <style:style style:name="T128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88" style:parent-style-name="spellingerror" style:family="text">
      <style:text-properties style:font-name="Calibri" style:font-name-asian="Calibri,Arial" style:font-name-complex="Calibri,Arial" fo:font-size="11pt" style:font-size-asian="11pt" style:font-size-complex="11pt" fo:background-color="#FFFFFF"/>
    </style:style>
    <style:style style:name="P1289" style:parent-style-name="paragraph" style:family="paragraph">
      <style:paragraph-properties style:vertical-align="baseline" fo:margin-top="0in" fo:margin-bottom="0in"/>
      <style:text-properties style:font-name="Calibri" fo:font-size="11pt" style:font-size-asian="11pt" style:font-size-complex="11pt"/>
    </style:style>
    <style:style style:name="P1290" style:parent-style-name="paragraph" style:family="paragraph">
      <style:paragraph-properties style:vertical-align="baseline" fo:margin-top="0in" fo:margin-bottom="0in"/>
    </style:style>
    <style:style style:name="T129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2" style:parent-style-name="KeinLeerraum" style:family="paragraph">
      <style:text-properties style:font-name="Calibri" style:font-name-complex="Segoe UI"/>
    </style:style>
    <style:style style:name="P1293" style:parent-style-name="KeinLeerraum" style:family="paragraph">
      <style:text-properties style:font-name="Calibri" style:font-name-complex="Segoe UI"/>
    </style:style>
    <style:style style:name="P1294" style:parent-style-name="Standard" style:family="paragraph">
      <style:text-properties style:font-name="Calibri" fo:font-size="11pt" style:font-size-asian="11pt" style:font-size-complex="11pt" fo:language="de" fo:country="DE"/>
    </style:style>
    <style:style style:name="P1295" style:parent-style-name="Standard" style:family="paragraph">
      <style:text-properties style:font-name="Calibri" fo:font-size="11pt" style:font-size-asian="11pt" style:font-size-complex="11pt" fo:language="de" fo:country="DE"/>
    </style:style>
    <style:style style:name="P1296" style:parent-style-name="Standard" style:family="paragraph">
      <style:text-properties style:font-name="Calibri" fo:font-size="11pt" style:font-size-asian="11pt" style:font-size-complex="11pt" fo:language="de" fo:country="DE"/>
    </style:style>
    <style:style style:name="P129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298" style:parent-style-name="Absatz-Standardschriftart" style:family="text">
      <style:text-properties style:font-name="Calibri" style:font-name-asian="Calibri,Arial" style:font-name-complex="Calibri,Arial" style:font-size-complex="11pt" fo:language="de" fo:country="DE"/>
    </style:style>
    <style:style style:name="T1299" style:parent-style-name="Absatz-Standardschriftart" style:family="text">
      <style:text-properties style:font-name="Calibri" style:font-name-asian="Calibri,Arial" style:font-name-complex="Calibri,Arial" style:font-size-complex="11pt" fo:language="de" fo:country="DE"/>
    </style:style>
    <style:style style:name="T1300" style:parent-style-name="Absatz-Standardschriftart" style:family="text">
      <style:text-properties style:font-name="Calibri" style:font-name-asian="Calibri,Arial" style:font-name-complex="Calibri,Arial" style:font-size-complex="11pt" fo:language="de" fo:country="DE"/>
    </style:style>
    <style:style style:name="P130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02" style:parent-style-name="paragraph" style:family="paragraph">
      <style:paragraph-properties style:vertical-align="baseline" fo:margin-top="0in" fo:margin-bottom="0in"/>
    </style:style>
    <style:style style:name="T130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4" style:parent-style-name="normaltextrun" style:family="text">
      <style:text-properties style:font-name="Calibri" style:font-name-asian="Calibri,Arial" style:font-name-complex="Calibri,Arial" fo:font-size="11pt" style:font-size-asian="11pt" style:font-size-complex="11pt"/>
    </style:style>
    <style:style style:name="T1305" style:parent-style-name="spellingerror" style:family="text">
      <style:text-properties style:font-name="Calibri" style:font-name-asian="Calibri,Arial" style:font-name-complex="Calibri,Arial" fo:font-size="11pt" style:font-size-asian="11pt" style:font-size-complex="11pt"/>
    </style:style>
    <style:style style:name="T1306" style:parent-style-name="eop" style:family="text">
      <style:text-properties style:font-name="Calibri" style:font-name-asian="Calibri,Arial" style:font-name-complex="Calibri,Arial" fo:font-size="11pt" style:font-size-asian="11pt" style:font-size-complex="11pt"/>
    </style:style>
    <style:style style:name="P1307" style:parent-style-name="KeinLeerraum" style:family="paragraph">
      <style:text-properties style:font-name="Calibri"/>
    </style:style>
    <style:style style:name="P1308" style:parent-style-name="paragraph" style:family="paragraph">
      <style:paragraph-properties style:vertical-align="baseline" fo:margin-top="0in" fo:margin-bottom="0in"/>
    </style:style>
    <style:style style:name="T130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0"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2"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15" style:parent-style-name="paragraph" style:family="paragraph">
      <style:paragraph-properties style:vertical-align="baseline" fo:margin-top="0in" fo:margin-bottom="0in"/>
    </style:style>
    <style:style style:name="T1316" style:parent-style-name="normaltextrun" style:family="text">
      <style:text-properties style:font-name="Calibri" style:font-name-asian="Calibri,Arial" style:font-name-complex="Calibri,Arial" fo:font-size="11pt" style:font-size-asian="11pt" style:font-size-complex="11pt"/>
    </style:style>
    <style:style style:name="P1317" style:parent-style-name="paragraph" style:family="paragraph">
      <style:paragraph-properties style:vertical-align="baseline" fo:margin-top="0in" fo:margin-bottom="0in"/>
    </style:style>
    <style:style style:name="T1318" style:parent-style-name="normaltextrun" style:family="text">
      <style:text-properties style:font-name="Calibri" style:font-name-asian="Calibri,Arial" style:font-name-complex="Calibri,Arial" fo:font-size="11pt" style:font-size-asian="11pt" style:font-size-complex="11pt"/>
    </style:style>
    <style:style style:name="P131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20" style:parent-style-name="paragraph" style:family="paragraph">
      <style:paragraph-properties style:vertical-align="baseline" fo:margin-top="0in" fo:margin-bottom="0in"/>
    </style:style>
    <style:style style:name="T132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4" style:parent-style-name="normaltextrun" style:family="text">
      <style:text-properties style:font-name="Calibri" style:font-name-asian="Calibri,Arial" style:font-name-complex="Calibri,Arial" fo:font-size="11pt" style:font-size-asian="11pt" style:font-size-complex="11pt"/>
    </style:style>
    <style:style style:name="P132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26" style:parent-style-name="paragraph" style:family="paragraph">
      <style:paragraph-properties style:vertical-align="baseline" fo:margin-top="0in" fo:margin-bottom="0in"/>
    </style:style>
    <style:style style:name="T132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8" style:parent-style-name="normaltextrun" style:family="text">
      <style:text-properties style:font-name="Calibri" style:font-name-asian="Calibri,Arial" style:font-name-complex="Calibri,Arial" fo:font-size="11pt" style:font-size-asian="11pt" style:font-size-complex="11pt"/>
    </style:style>
    <style:style style:name="P132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330" style:parent-style-name="spellingerror" style:family="text">
      <style:text-properties style:font-name="Calibri" style:font-name-asian="Arial" style:font-name-complex="Arial" fo:font-weight="bold" style:font-weight-asian="bold" style:font-weight-complex="bold"/>
    </style:style>
    <style:style style:name="T1331" style:parent-style-name="spellingerror" style:family="text">
      <style:text-properties style:font-name="Calibri" style:font-name-asian="Arial" style:font-name-complex="Arial" style:font-weight-complex="bold"/>
    </style:style>
    <style:style style:name="P1332" style:parent-style-name="paragraph" style:family="paragraph">
      <style:paragraph-properties style:vertical-align="baseline" fo:margin-top="0in" fo:margin-bottom="0in"/>
    </style:style>
    <style:style style:name="T1333" style:parent-style-name="normaltextrun" style:family="text">
      <style:text-properties style:font-name="Calibri" style:font-name-asian="Arial" style:font-name-complex="Arial" fo:font-size="11pt" style:font-size-asian="11pt" style:font-size-complex="11pt"/>
    </style:style>
    <style:style style:name="P1334" style:parent-style-name="paragraph" style:family="paragraph">
      <style:paragraph-properties style:vertical-align="baseline" fo:margin-top="0in" fo:margin-bottom="0in"/>
    </style:style>
    <style:style style:name="T1335" style:parent-style-name="normaltextrun" style:family="text">
      <style:text-properties style:font-name="Calibri" style:font-name-asian="Arial" style:font-name-complex="Arial" fo:font-size="11pt" style:font-size-asian="11pt" style:font-size-complex="11pt"/>
    </style:style>
    <style:style style:name="P1336" style:parent-style-name="paragraph" style:family="paragraph">
      <style:paragraph-properties style:vertical-align="baseline" fo:margin-top="0in" fo:margin-bottom="0in"/>
    </style:style>
    <style:style style:name="T1337" style:parent-style-name="normaltextrun" style:family="text">
      <style:text-properties style:font-name="Calibri" style:font-name-asian="Arial" style:font-name-complex="Arial" fo:font-size="11pt" style:font-size-asian="11pt" style:font-size-complex="11pt"/>
    </style:style>
    <style:style style:name="P1338" style:parent-style-name="paragraph" style:family="paragraph">
      <style:paragraph-properties style:vertical-align="baseline" fo:margin-top="0in" fo:margin-bottom="0in"/>
    </style:style>
    <style:style style:name="T1339" style:parent-style-name="normaltextrun"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size="11pt" style:font-size-asian="11pt" style:font-size-complex="11pt"/>
    </style:style>
    <style:style style:name="T1342" style:parent-style-name="normaltextrun" style:family="text">
      <style:text-properties style:font-name="Calibri" style:font-name-asian="Arial" style:font-name-complex="Arial" fo:font-size="11pt" style:font-size-asian="11pt" style:font-size-complex="11pt"/>
    </style:style>
    <style:style style:name="P1343" style:parent-style-name="KeinLeerraum" style:family="paragraph">
      <style:text-properties style:font-name="Calibri" fo:font-style="italic" style:font-style-asian="italic"/>
    </style:style>
    <style:style style:name="P1344" style:parent-style-name="KeinLeerraum" style:family="paragraph">
      <style:text-properties style:font-name="Calibri"/>
    </style:style>
    <style:style style:name="P1345" style:parent-style-name="paragraph" style:family="paragraph">
      <style:paragraph-properties style:vertical-align="baseline" fo:margin-top="0in" fo:margin-bottom="0in"/>
    </style:style>
    <style:style style:name="T134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4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48" style:parent-style-name="Absatz-Standardschriftart" style:family="text">
      <style:text-properties style:font-name="Calibri" style:font-name-asian="Arial" style:font-name-complex="Arial"/>
    </style:style>
    <style:style style:name="P1349" style:parent-style-name="KeinLeerraum" style:family="paragraph"/>
    <style:style style:name="T1350" style:parent-style-name="Absatz-Standardschriftart" style:family="text">
      <style:text-properties style:font-name="Calibri" style:font-name-asian="Arial" style:font-name-complex="Arial"/>
    </style:style>
    <style:style style:name="T1351" style:parent-style-name="Absatz-Standardschriftart" style:family="text">
      <style:text-properties style:font-name="Calibri" style:font-name-asian="Arial" style:font-name-complex="Arial"/>
    </style:style>
    <style:style style:name="P1352" style:parent-style-name="KeinLeerraum" style:family="paragraph">
      <style:text-properties style:font-name="Calibri" style:font-name-asian="Arial" style:font-name-complex="Arial"/>
    </style:style>
    <style:style style:name="P1353" style:parent-style-name="KeinLeerraum" style:family="paragraph">
      <style:text-properties style:font-name="Calibri"/>
    </style:style>
    <style:style style:name="P1354" style:parent-style-name="KeinLeerraum" style:family="paragraph">
      <style:text-properties style:font-name="Calibri" style:font-name-asian="Arial" style:font-name-complex="Arial"/>
    </style:style>
    <style:style style:name="P1355" style:parent-style-name="paragraph" style:family="paragraph">
      <style:paragraph-properties style:vertical-align="baseline" fo:margin-top="0in" fo:margin-bottom="0in"/>
    </style:style>
    <style:style style:name="T1356" style:parent-style-name="eop" style:family="text">
      <style:text-properties style:font-name="Calibri" style:font-name-asian="Calibri,Arial" style:font-name-complex="Calibri,Arial" fo:font-size="11pt" style:font-size-asian="11pt" style:font-size-complex="11pt"/>
    </style:style>
    <style:style style:name="T1357" style:parent-style-name="normaltextrun" style:family="text">
      <style:text-properties style:font-name="Calibri" style:font-name-asian="Arial" style:font-name-complex="Arial" fo:font-size="11pt" style:font-size-asian="11pt" style:font-size-complex="11pt"/>
    </style:style>
    <style:style style:name="T1358" style:parent-style-name="normaltextrun" style:family="text">
      <style:text-properties style:font-name="Calibri" style:font-name-asian="Arial" style:font-name-complex="Arial" fo:font-size="11pt" style:font-size-asian="11pt" style:font-size-complex="11pt"/>
    </style:style>
    <style:style style:name="P1359" style:parent-style-name="paragraph" style:family="paragraph">
      <style:paragraph-properties style:vertical-align="baseline" fo:margin-top="0in" fo:margin-bottom="0in" fo:margin-left="0.25in">
        <style:tab-stops/>
      </style:paragraph-properties>
    </style:style>
    <style:style style:name="T1360" style:parent-style-name="normaltextrun" style:family="text">
      <style:text-properties style:font-name="Calibri" style:font-name-asian="Arial" style:font-name-complex="Arial" fo:font-size="11pt" style:font-size-asian="11pt" style:font-size-complex="11pt"/>
    </style:style>
    <style:style style:name="P1361" style:parent-style-name="paragraph" style:family="paragraph">
      <style:paragraph-properties style:vertical-align="baseline" fo:margin-top="0in" fo:margin-bottom="0in" fo:margin-left="0.25in">
        <style:tab-stops/>
      </style:paragraph-properties>
    </style:style>
    <style:style style:name="T1362" style:parent-style-name="normaltextrun" style:family="text">
      <style:text-properties style:font-name="Calibri" style:font-name-asian="Arial" style:font-name-complex="Arial" fo:font-size="11pt" style:font-size-asian="11pt" style:font-size-complex="11pt"/>
    </style:style>
    <style:style style:name="P1363" style:parent-style-name="paragraph" style:family="paragraph">
      <style:paragraph-properties style:vertical-align="baseline" fo:margin-top="0in" fo:margin-bottom="0in" fo:margin-left="0.25in">
        <style:tab-stops/>
      </style:paragraph-properties>
    </style:style>
    <style:style style:name="T1364" style:parent-style-name="normaltextrun" style:family="text">
      <style:text-properties style:font-name="Calibri" style:font-name-asian="Arial" style:font-name-complex="Arial" fo:font-size="11pt" style:font-size-asian="11pt" style:font-size-complex="11pt"/>
    </style:style>
    <style:style style:name="T1365" style:parent-style-name="normaltextrun" style:family="text">
      <style:text-properties style:font-name="Calibri" style:font-name-asian="Arial" style:font-name-complex="Arial" fo:font-size="11pt" style:font-size-asian="11pt" style:font-size-complex="11pt"/>
    </style:style>
    <style:style style:name="T1366" style:parent-style-name="normaltextrun" style:family="text">
      <style:text-properties style:font-name="Calibri" style:font-name-asian="Arial" style:font-name-complex="Arial" fo:font-size="11pt" style:font-size-asian="11pt" style:font-size-complex="11pt"/>
    </style:style>
    <style:style style:name="T1367" style:parent-style-name="normaltextrun" style:family="text">
      <style:text-properties style:font-name="Calibri" style:font-name-asian="Arial" style:font-name-complex="Arial" fo:font-size="11pt" style:font-size-asian="11pt" style:font-size-complex="11pt"/>
    </style:style>
    <style:style style:name="P1368" style:parent-style-name="paragraph" style:family="paragraph">
      <style:paragraph-properties style:vertical-align="baseline" fo:margin-top="0in" fo:margin-bottom="0in" fo:margin-left="0.25in">
        <style:tab-stops/>
      </style:paragraph-properties>
    </style:style>
    <style:style style:name="T1369" style:parent-style-name="normaltextrun" style:family="text">
      <style:text-properties style:font-name="Calibri" style:font-name-asian="Arial" style:font-name-complex="Arial" fo:font-size="11pt" style:font-size-asian="11pt" style:font-size-complex="11pt"/>
    </style:style>
    <style:style style:name="T1370" style:parent-style-name="normaltextrun" style:family="text">
      <style:text-properties style:font-name="Calibri" style:font-name-asian="Arial" style:font-name-complex="Arial" fo:font-size="11pt" style:font-size-asian="11pt" style:font-size-complex="11pt"/>
    </style:style>
    <style:style style:name="P1371" style:parent-style-name="paragraph" style:family="paragraph">
      <style:paragraph-properties style:vertical-align="baseline" fo:margin-top="0in" fo:margin-bottom="0in" fo:margin-left="0.25in">
        <style:tab-stops/>
      </style:paragraph-properties>
    </style:style>
    <style:style style:name="P1372" style:parent-style-name="paragraph" style:family="paragraph">
      <style:paragraph-properties style:vertical-align="baseline" fo:margin-top="0in" fo:margin-bottom="0in"/>
    </style:style>
    <style:style style:name="T1373" style:parent-style-name="eop" style:family="text">
      <style:text-properties style:font-name="Calibri" style:font-name-asian="Calibri,Arial" style:font-name-complex="Calibri,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eop" style:family="text">
      <style:text-properties style:font-name="Calibri" style:font-name-asian="Calibri,Arial" style:font-name-complex="Calibri,Arial" fo:font-size="11pt" style:font-size-asian="11pt" style:font-size-complex="11pt"/>
    </style:style>
    <style:style style:name="T1376" style:parent-style-name="eop" style:family="text">
      <style:text-properties style:font-name="Calibri" style:font-name-asian="Calibri,Arial" style:font-name-complex="Calibri,Arial" fo:font-size="11pt" style:font-size-asian="11pt" style:font-size-complex="11pt"/>
    </style:style>
    <style:style style:name="P1377" style:parent-style-name="paragraph" style:family="paragraph">
      <style:paragraph-properties style:vertical-align="baseline" fo:margin-top="0in" fo:margin-bottom="0in"/>
    </style:style>
    <style:style style:name="T1378" style:parent-style-name="eop" style:family="text">
      <style:text-properties style:font-name="Calibri" style:font-name-asian="Calibri,Arial" style:font-name-complex="Calibri,Arial" fo:font-size="11pt" style:font-size-asian="11pt" style:font-size-complex="11pt"/>
    </style:style>
    <style:style style:name="T1379" style:parent-style-name="eop" style:family="text">
      <style:text-properties style:font-name="Calibri" style:font-name-asian="Calibri,Arial" style:font-name-complex="Calibri,Arial" fo:font-size="11pt" style:font-size-asian="11pt" style:font-size-complex="11pt"/>
    </style:style>
    <style:style style:name="P1380" style:parent-style-name="paragraph" style:family="paragraph">
      <style:paragraph-properties style:vertical-align="baseline" fo:margin-top="0in" fo:margin-bottom="0in"/>
    </style:style>
    <style:style style:name="T1381" style:parent-style-name="eop" style:family="text">
      <style:text-properties style:font-name="Calibri" style:font-name-asian="Calibri,Arial" style:font-name-complex="Calibri,Arial" fo:font-size="11pt" style:font-size-asian="11pt" style:font-size-complex="11pt"/>
    </style:style>
    <style:style style:name="P1382" style:parent-style-name="paragraph" style:family="paragraph">
      <style:paragraph-properties style:vertical-align="baseline" fo:margin-top="0in" fo:margin-bottom="0in"/>
    </style:style>
    <style:style style:name="P1383" style:parent-style-name="paragraph" style:family="paragraph">
      <style:paragraph-properties style:vertical-align="baseline" fo:margin-top="0in" fo:margin-bottom="0in"/>
    </style:style>
    <style:style style:name="T1384" style:parent-style-name="eop" style:family="text">
      <style:text-properties style:font-name="Calibri" style:font-name-asian="Calibri,Arial" style:font-name-complex="Calibri,Arial" fo:font-size="11pt" style:font-size-asian="11pt" style:font-size-complex="11pt"/>
    </style:style>
    <style:style style:name="P1385" style:parent-style-name="paragraph" style:family="paragraph">
      <style:paragraph-properties style:vertical-align="baseline" fo:margin-top="0in" fo:margin-bottom="0in"/>
    </style:style>
    <style:style style:name="T1386"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87"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88" style:parent-style-name="paragraph" style:family="paragraph">
      <style:paragraph-properties style:vertical-align="baseline" fo:margin-top="0in" fo:margin-bottom="0in" fo:background-color="#FFFFFF"/>
    </style:style>
    <style:style style:name="T1389" style:parent-style-name="normaltextrun" style:family="text">
      <style:text-properties style:font-name="Calibri" style:font-name-asian="Calibri,Arial" style:font-name-complex="Calibri,Arial" fo:font-size="11pt" style:font-size-asian="11pt" style:font-size-complex="11pt"/>
    </style:style>
    <style:style style:name="P1390" style:parent-style-name="paragraph" style:family="paragraph">
      <style:paragraph-properties style:vertical-align="baseline" fo:margin-top="0in" fo:margin-bottom="0in" fo:background-color="#FFFFFF"/>
    </style:style>
    <style:style style:name="T1391" style:parent-style-name="normaltextrun" style:family="text">
      <style:text-properties style:font-name="Calibri" style:font-name-asian="Calibri,Arial" style:font-name-complex="Calibri,Arial" fo:font-size="11pt" style:font-size-asian="11pt" style:font-size-complex="11pt"/>
    </style:style>
    <style:style style:name="P1392" style:parent-style-name="paragraph" style:family="paragraph">
      <style:paragraph-properties style:vertical-align="baseline" fo:margin-top="0in" fo:margin-bottom="0in" fo:background-color="#FFFFFF"/>
    </style:style>
    <style:style style:name="T1393" style:parent-style-name="normaltextrun" style:family="text">
      <style:text-properties style:font-name="Calibri" style:font-name-asian="Calibri,Arial" style:font-name-complex="Calibri,Arial" fo:font-size="11pt" style:font-size-asian="11pt" style:font-size-complex="11pt"/>
    </style:style>
    <style:style style:name="P1394" style:parent-style-name="paragraph" style:family="paragraph">
      <style:paragraph-properties style:vertical-align="baseline" fo:margin-top="0in" fo:margin-bottom="0in" fo:background-color="#FFFFFF"/>
    </style:style>
    <style:style style:name="T1395" style:parent-style-name="normaltextrun" style:family="text">
      <style:text-properties style:font-name="Calibri" style:font-name-asian="Calibri,Arial" style:font-name-complex="Calibri,Arial" fo:font-size="11pt" style:font-size-asian="11pt" style:font-size-complex="11pt"/>
    </style:style>
    <style:style style:name="T1396" style:parent-style-name="apple-converted-space" style:family="text">
      <style:text-properties style:font-name="Calibri" style:font-name-asian="Calibri,Arial" style:font-name-complex="Calibri,Arial" fo:font-size="11pt" style:font-size-asian="11pt" style:font-size-complex="11pt"/>
    </style:style>
    <style:style style:name="T1397" style:parent-style-name="normaltextrun" style:family="text">
      <style:text-properties style:font-name="Calibri" style:font-name-asian="Calibri,Arial" style:font-name-complex="Calibri,Arial" fo:font-size="11pt" style:font-size-asian="11pt" style:font-size-complex="11pt"/>
    </style:style>
    <style:style style:name="T1398" style:parent-style-name="apple-converted-space" style:family="text">
      <style:text-properties style:font-name="Calibri" style:font-name-asian="Calibri,Arial" style:font-name-complex="Calibri,Arial" fo:font-size="11pt" style:font-size-asian="11pt" style:font-size-complex="11pt"/>
    </style:style>
    <style:style style:name="T1399" style:parent-style-name="normaltextrun" style:family="text">
      <style:text-properties style:font-name="Calibri" style:font-name-asian="Calibri,Arial" style:font-name-complex="Calibri,Arial" fo:font-size="11pt" style:font-size-asian="11pt" style:font-size-complex="11pt"/>
    </style:style>
    <style:style style:name="T1400" style:parent-style-name="eop" style:family="text">
      <style:text-properties style:font-name="Calibri" style:font-name-asian="Calibri,Arial" style:font-name-complex="Calibri,Arial" fo:font-size="11pt" style:font-size-asian="11pt" style:font-size-complex="11pt"/>
    </style:style>
    <style:style style:name="P1401" style:parent-style-name="paragraph" style:family="paragraph">
      <style:paragraph-properties style:vertical-align="baseline" fo:margin-top="0in" fo:margin-bottom="0in"/>
    </style:style>
    <style:style style:name="T1402" style:parent-style-name="eop" style:family="text">
      <style:text-properties style:font-name="Calibri" style:font-name-asian="Calibri,Arial" style:font-name-complex="Calibri,Arial" fo:font-size="11pt" style:font-size-asian="11pt" style:font-size-complex="11pt"/>
    </style:style>
    <style:style style:name="P1403" style:parent-style-name="paragraph" style:family="paragraph">
      <style:paragraph-properties style:vertical-align="baseline" fo:margin-top="0in" fo:margin-bottom="0in"/>
    </style:style>
    <style:style style:name="T140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405"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406" style:parent-style-name="paragraph" style:family="paragraph">
      <style:paragraph-properties style:vertical-align="baseline" fo:margin-top="0in" fo:margin-bottom="0in"/>
    </style:style>
    <style:style style:name="T1407" style:parent-style-name="spellingerror" style:family="text">
      <style:text-properties style:font-name="Calibri" style:font-name-asian="Calibri,Arial" style:font-name-complex="Calibri,Arial" fo:font-size="11pt" style:font-size-asian="11pt" style:font-size-complex="11pt" fo:background-color="#FFFFFF"/>
    </style:style>
    <style:style style:name="P1408" style:parent-style-name="paragraph" style:family="paragraph">
      <style:paragraph-properties style:vertical-align="baseline" fo:margin-top="0in" fo:margin-bottom="0in"/>
    </style:style>
    <style:style style:name="T1409" style:parent-style-name="eop" style:family="text">
      <style:text-properties style:font-name="Calibri" style:font-name-asian="Calibri,Arial" style:font-name-complex="Calibri,Arial" fo:font-size="11pt" style:font-size-asian="11pt" style:font-size-complex="11pt"/>
    </style:style>
    <style:style style:name="P1410" style:parent-style-name="paragraph" style:family="paragraph">
      <style:paragraph-properties style:vertical-align="baseline" fo:margin-top="0in" fo:margin-bottom="0in"/>
    </style:style>
    <style:style style:name="T141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412"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413" style:parent-style-name="normaltextrun" style:family="text">
      <style:text-properties style:font-name="Calibri" style:font-name-asian="Calibri,Arial" style:font-name-complex="Calibri,Arial" fo:font-size="11pt" style:font-size-asian="11pt" style:font-size-complex="11pt" fo:background-color="#FFFFFF"/>
    </style:style>
    <style:style style:name="T1414" style:parent-style-name="apple-converted-space" style:family="text">
      <style:text-properties style:font-name="Calibri" style:font-name-asian="Calibri,Arial" style:font-name-complex="Calibri,Arial" fo:font-size="11pt" style:font-size-asian="11pt" style:font-size-complex="11pt" fo:background-color="#FFFFFF"/>
    </style:style>
    <style:style style:name="T1415" style:parent-style-name="spellingerror" style:family="text">
      <style:text-properties style:font-name="Calibri" style:font-name-asian="Calibri,Arial" style:font-name-complex="Calibri,Arial" fo:font-size="11pt" style:font-size-asian="11pt" style:font-size-complex="11pt" fo:background-color="#FFFFFF"/>
    </style:style>
    <style:style style:name="T1416" style:parent-style-name="spellingerror" style:family="text">
      <style:text-properties style:font-name="Calibri" style:font-name-asian="Calibri,Arial" style:font-name-complex="Calibri,Arial" fo:font-size="11pt" style:font-size-asian="11pt" style:font-size-complex="11pt" fo:background-color="#FFFFFF"/>
    </style:style>
    <style:style style:name="T1417" style:parent-style-name="eop" style:family="text">
      <style:text-properties style:font-name="Calibri" style:font-name-asian="Calibri,Arial" style:font-name-complex="Calibri,Arial" fo:font-size="11pt" style:font-size-asian="11pt" style:font-size-complex="11pt"/>
    </style:style>
    <style:style style:name="P1418" style:parent-style-name="paragraph" style:family="paragraph">
      <style:paragraph-properties style:vertical-align="baseline" fo:margin-top="0in" fo:margin-bottom="0in"/>
    </style:style>
    <style:style style:name="T1419" style:parent-style-name="eop" style:family="text">
      <style:text-properties style:font-name="Calibri" style:font-name-asian="Calibri,Arial" style:font-name-complex="Calibri,Arial" fo:font-size="11pt" style:font-size-asian="11pt" style:font-size-complex="11pt"/>
    </style:style>
    <style:style style:name="P1420" style:parent-style-name="paragraph" style:family="paragraph">
      <style:paragraph-properties style:vertical-align="baseline" fo:margin-top="0in" fo:margin-bottom="0in"/>
    </style:style>
    <style:style style:name="T142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422" style:parent-style-name="paragraph" style:family="paragraph">
      <style:paragraph-properties style:vertical-align="baseline" fo:margin-top="0in" fo:margin-bottom="0in"/>
      <style:text-properties style:font-name="Calibri" fo:font-size="11pt" style:font-size-asian="11pt" style:font-size-complex="11pt"/>
    </style:style>
    <style:style style:name="P1423" style:parent-style-name="paragraph" style:family="paragraph">
      <style:paragraph-properties style:vertical-align="baseline" fo:margin-top="0in" fo:margin-bottom="0in"/>
      <style:text-properties style:font-name="Calibri" fo:font-size="11pt" style:font-size-asian="11pt" style:font-size-complex="11pt"/>
    </style:style>
    <style:style style:name="P1424"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25" style:parent-style-name="Absatz-Standardschriftart" style:family="text">
      <style:text-properties style:font-name="Calibri" style:font-name-asian="Calibri,Arial" style:font-name-complex="Calibri,Arial" style:font-size-complex="11pt" fo:language="de" fo:country="DE"/>
    </style:style>
    <style:style style:name="T1426" style:parent-style-name="Absatz-Standardschriftart" style:family="text">
      <style:text-properties style:font-name="Calibri" style:font-name-asian="Calibri,Arial" style:font-name-complex="Calibri,Arial" style:font-size-complex="11pt" fo:language="de" fo:country="DE"/>
    </style:style>
    <style:style style:name="T1427" style:parent-style-name="Absatz-Standardschriftart" style:family="text">
      <style:text-properties style:font-name="Calibri" style:font-name-asian="Calibri,Arial" style:font-name-complex="Calibri,Arial" style:font-size-complex="11pt" fo:language="de" fo:country="DE"/>
    </style:style>
    <style:style style:name="P1428" style:parent-style-name="paragraph" style:family="paragraph">
      <style:paragraph-properties fo:text-align="center" style:vertical-align="baseline" fo:margin-top="0in" fo:margin-bottom="0in"/>
    </style:style>
    <style:style style:name="T1429" style:parent-style-name="eop" style:family="text">
      <style:text-properties style:font-name="Calibri" style:font-name-asian="Calibri,Arial" style:font-name-complex="Calibri,Arial" fo:font-size="11pt" style:font-size-asian="11pt" style:font-size-complex="11pt"/>
    </style:style>
    <style:style style:name="P1430" style:parent-style-name="paragraph" style:family="paragraph">
      <style:paragraph-properties style:vertical-align="baseline" fo:margin-top="0in" fo:margin-bottom="0in"/>
    </style:style>
    <style:style style:name="T143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32" style:parent-style-name="normaltextrun" style:family="text">
      <style:text-properties style:font-name="Calibri" style:font-name-asian="Arial" style:font-name-complex="Arial" fo:font-size="11pt" style:font-size-asian="11pt" style:font-size-complex="11pt" fo:language="en" fo:country="US"/>
    </style:style>
    <style:style style:name="T1433" style:parent-style-name="spellingerror" style:family="text">
      <style:text-properties style:font-name="Calibri" style:font-name-asian="Arial" style:font-name-complex="Arial" fo:font-size="11pt" style:font-size-asian="11pt" style:font-size-complex="11pt" fo:language="en" fo:country="US"/>
    </style:style>
    <style:style style:name="T1434" style:parent-style-name="eop" style:family="text">
      <style:text-properties style:font-name="Calibri" style:font-name-asian="Arial" style:font-name-complex="Arial" fo:font-size="11pt" style:font-size-asian="11pt" style:font-size-complex="11pt" fo:language="en" fo:country="US"/>
    </style:style>
    <style:style style:name="P1435" style:parent-style-name="paragraph" style:family="paragraph">
      <style:paragraph-properties style:vertical-align="baseline" fo:margin-top="0in" fo:margin-bottom="0in"/>
    </style:style>
    <style:style style:name="T1436" style:parent-style-name="eop" style:family="text">
      <style:text-properties style:font-name="Calibri" style:font-name-asian="Arial" style:font-name-complex="Arial" fo:font-size="11pt" style:font-size-asian="11pt" style:font-size-complex="11pt" fo:language="en" fo:country="US"/>
    </style:style>
    <style:style style:name="P1437" style:parent-style-name="paragraph" style:family="paragraph">
      <style:paragraph-properties style:vertical-align="baseline" fo:margin-top="0in" fo:margin-bottom="0in"/>
    </style:style>
    <style:style style:name="T143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39" style:parent-style-name="paragraph" style:family="paragraph">
      <style:paragraph-properties style:vertical-align="baseline" fo:margin-top="0in" fo:margin-bottom="0in"/>
    </style:style>
    <style:style style:name="T1440" style:parent-style-name="normaltextrun" style:family="text">
      <style:text-properties style:font-name="Calibri" style:font-name-asian="Arial" style:font-name-complex="Arial" fo:font-size="11pt" style:font-size-asian="11pt" style:font-size-complex="11pt"/>
    </style:style>
    <style:style style:name="T1441" style:parent-style-name="apple-converted-space" style:family="text">
      <style:text-properties style:font-name="Calibri" style:font-name-asian="Arial" style:font-name-complex="Arial" fo:font-size="11pt" style:font-size-asian="11pt" style:font-size-complex="11pt"/>
    </style:style>
    <style:style style:name="T1442" style:parent-style-name="normaltextrun" style:family="text">
      <style:text-properties style:font-name="Calibri" style:font-name-asian="Arial" style:font-name-complex="Arial" fo:font-size="11pt" style:font-size-asian="11pt" style:font-size-complex="11pt"/>
    </style:style>
    <style:style style:name="T1443" style:parent-style-name="apple-converted-space" style:family="text">
      <style:text-properties style:font-name="Calibri" style:font-name-asian="Arial" style:font-name-complex="Arial" fo:font-size="11pt" style:font-size-asian="11pt" style:font-size-complex="11pt"/>
    </style:style>
    <style:style style:name="T1444" style:parent-style-name="normaltextrun" style:family="text">
      <style:text-properties style:font-name="Calibri" style:font-name-asian="Arial" style:font-name-complex="Arial" fo:font-size="11pt" style:font-size-asian="11pt" style:font-size-complex="11pt"/>
    </style:style>
    <style:style style:name="T1445" style:parent-style-name="apple-converted-space" style:family="text">
      <style:text-properties style:font-name="Calibri" style:font-name-asian="Arial" style:font-name-complex="Arial" fo:font-size="11pt" style:font-size-asian="11pt" style:font-size-complex="11pt"/>
    </style:style>
    <style:style style:name="T1446" style:parent-style-name="normaltextrun" style:family="text">
      <style:text-properties style:font-name="Calibri" style:font-name-asian="Arial" style:font-name-complex="Arial" fo:font-size="11pt" style:font-size-asian="11pt" style:font-size-complex="11pt"/>
    </style:style>
    <style:style style:name="T1447" style:parent-style-name="eop" style:family="text">
      <style:text-properties style:font-name="Calibri" style:font-name-asian="Arial" style:font-name-complex="Arial" fo:font-size="11pt" style:font-size-asian="11pt" style:font-size-complex="11pt"/>
    </style:style>
    <style:style style:name="P1448" style:parent-style-name="paragraph" style:family="paragraph">
      <style:paragraph-properties style:vertical-align="baseline" fo:margin-top="0in" fo:margin-bottom="0in"/>
    </style:style>
    <style:style style:name="T1449" style:parent-style-name="normaltextrun" style:family="text">
      <style:text-properties style:font-name="Calibri" style:font-name-asian="Arial" style:font-name-complex="Arial" fo:font-size="11pt" style:font-size-asian="11pt" style:font-size-complex="11pt"/>
    </style:style>
    <style:style style:name="T1450" style:parent-style-name="apple-converted-space" style:family="text">
      <style:text-properties style:font-name="Calibri" style:font-name-asian="Arial" style:font-name-complex="Arial" fo:font-size="11pt" style:font-size-asian="11pt" style:font-size-complex="11pt"/>
    </style:style>
    <style:style style:name="T1451" style:parent-style-name="normaltextrun" style:family="text">
      <style:text-properties style:font-name="Calibri" style:font-name-asian="Arial" style:font-name-complex="Arial" fo:font-size="11pt" style:font-size-asian="11pt" style:font-size-complex="11pt"/>
    </style:style>
    <style:style style:name="P1452" style:parent-style-name="paragraph" style:family="paragraph">
      <style:paragraph-properties style:vertical-align="baseline" fo:margin-top="0in" fo:margin-bottom="0in"/>
    </style:style>
    <style:style style:name="T1453" style:parent-style-name="normaltextrun" style:family="text">
      <style:text-properties style:font-name="Calibri" style:font-name-asian="Arial" style:font-name-complex="Arial" fo:font-size="11pt" style:font-size-asian="11pt" style:font-size-complex="11pt"/>
    </style:style>
    <style:style style:name="T1454" style:parent-style-name="apple-converted-space" style:family="text">
      <style:text-properties style:font-name="Calibri" style:font-name-asian="Arial" style:font-name-complex="Arial" fo:font-size="11pt" style:font-size-asian="11pt" style:font-size-complex="11pt"/>
    </style:style>
    <style:style style:name="T1455" style:parent-style-name="normaltextrun" style:family="text">
      <style:text-properties style:font-name="Calibri" style:font-name-asian="Arial" style:font-name-complex="Arial" fo:font-size="11pt" style:font-size-asian="11pt" style:font-size-complex="11pt"/>
    </style:style>
    <style:style style:name="T1456" style:parent-style-name="apple-converted-space" style:family="text">
      <style:text-properties style:font-name="Calibri" style:font-name-asian="Arial" style:font-name-complex="Arial" fo:font-size="11pt" style:font-size-asian="11pt" style:font-size-complex="11pt"/>
    </style:style>
    <style:style style:name="T1457" style:parent-style-name="normaltextrun" style:family="text">
      <style:text-properties style:font-name="Calibri" style:font-name-asian="Arial" style:font-name-complex="Arial" fo:font-size="11pt" style:font-size-asian="11pt" style:font-size-complex="11pt"/>
    </style:style>
    <style:style style:name="T1458" style:parent-style-name="eop" style:family="text">
      <style:text-properties style:font-name="Calibri" style:font-name-asian="Arial" style:font-name-complex="Arial" fo:font-size="11pt" style:font-size-asian="11pt" style:font-size-complex="11pt"/>
    </style:style>
    <style:style style:name="P1459" style:parent-style-name="paragraph" style:family="paragraph">
      <style:paragraph-properties style:vertical-align="baseline" fo:margin-top="0in" fo:margin-bottom="0in"/>
    </style:style>
    <style:style style:name="T1460" style:parent-style-name="eop" style:family="text">
      <style:text-properties style:font-name="Calibri" style:font-name-asian="Arial" style:font-name-complex="Arial" fo:font-size="11pt" style:font-size-asian="11pt" style:font-size-complex="11pt"/>
    </style:style>
    <style:style style:name="P1461" style:parent-style-name="paragraph" style:family="paragraph">
      <style:paragraph-properties style:vertical-align="baseline" fo:margin-top="0in" fo:margin-bottom="0in"/>
    </style:style>
    <style:style style:name="T1462"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63"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64" style:parent-style-name="normaltextrun" style:family="text">
      <style:text-properties style:font-name="Calibri" style:font-name-asian="Arial" style:font-name-complex="Arial" fo:font-size="11pt" style:font-size-asian="11pt" style:font-size-complex="11pt"/>
    </style:style>
    <style:style style:name="T1465" style:parent-style-name="apple-converted-space" style:family="text">
      <style:text-properties style:font-name="Calibri" style:font-name-asian="Arial" style:font-name-complex="Arial" fo:font-size="11pt" style:font-size-asian="11pt" style:font-size-complex="11pt"/>
    </style:style>
    <style:style style:name="P1466" style:parent-style-name="paragraph" style:family="paragraph">
      <style:paragraph-properties style:vertical-align="baseline" fo:margin-top="0in" fo:margin-bottom="0in"/>
    </style:style>
    <style:style style:name="T146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68" style:parent-style-name="paragraph" style:family="paragraph">
      <style:paragraph-properties fo:margin-top="0in" fo:margin-bottom="0in"/>
    </style:style>
    <style:style style:name="T1469"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70" style:parent-style-name="normaltextrun" style:family="text">
      <style:text-properties style:font-name="Calibri" style:font-name-asian="Arial" style:font-name-complex="Arial" fo:font-size="11pt" style:font-size-asian="11pt" style:font-size-complex="11pt"/>
    </style:style>
    <style:style style:name="T1471" style:parent-style-name="eop" style:family="text">
      <style:text-properties style:font-name="Calibri" style:font-name-asian="Arial" style:font-name-complex="Arial" fo:font-size="11pt" style:font-size-asian="11pt" style:font-size-complex="11pt"/>
    </style:style>
    <style:style style:name="T1472" style:parent-style-name="normaltextrun" style:family="text">
      <style:text-properties style:font-name="Calibri" style:font-name-asian="Arial" style:font-name-complex="Arial" fo:font-size="11pt" style:font-size-asian="11pt" style:font-size-complex="11pt"/>
    </style:style>
    <style:style style:name="P1473" style:parent-style-name="paragraph" style:family="paragraph">
      <style:paragraph-properties style:vertical-align="baseline" fo:margin-top="0in" fo:margin-bottom="0in"/>
    </style:style>
    <style:style style:name="T1474" style:parent-style-name="eop" style:family="text">
      <style:text-properties style:font-name="Calibri" style:font-name-asian="Arial" style:font-name-complex="Arial" fo:font-size="11pt" style:font-size-asian="11pt" style:font-size-complex="11pt"/>
    </style:style>
    <style:style style:name="P1475" style:parent-style-name="paragraph" style:family="paragraph">
      <style:paragraph-properties style:vertical-align="baseline" fo:margin-top="0in" fo:margin-bottom="0in"/>
    </style:style>
    <style:style style:name="T147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77"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78"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79" style:parent-style-name="paragraph" style:family="paragraph">
      <style:paragraph-properties style:vertical-align="baseline" fo:margin-top="0in" fo:margin-bottom="0in"/>
    </style:style>
    <style:style style:name="T1480" style:parent-style-name="normaltextrun" style:family="text">
      <style:text-properties style:font-name="Calibri" style:font-name-asian="Arial" style:font-name-complex="Arial" fo:font-size="11pt" style:font-size-asian="11pt" style:font-size-complex="11pt"/>
    </style:style>
    <style:style style:name="P1481" style:parent-style-name="paragraph" style:family="paragraph">
      <style:paragraph-properties style:vertical-align="baseline" fo:margin-top="0in" fo:margin-bottom="0in"/>
    </style:style>
    <style:style style:name="T1482" style:parent-style-name="normaltextrun" style:family="text">
      <style:text-properties style:font-name="Calibri" style:font-name-asian="Arial" style:font-name-complex="Arial" fo:font-size="11pt" style:font-size-asian="11pt" style:font-size-complex="11pt"/>
    </style:style>
    <style:style style:name="T1483" style:parent-style-name="normaltextrun" style:family="text">
      <style:text-properties style:font-name="Calibri" style:font-name-asian="Arial" style:font-name-complex="Arial" fo:font-size="11pt" style:font-size-asian="11pt" style:font-size-complex="11pt"/>
    </style:style>
    <style:style style:name="T1484" style:parent-style-name="normaltextrun" style:family="text">
      <style:text-properties style:font-name="Calibri" style:font-name-asian="Arial" style:font-name-complex="Arial" fo:font-size="11pt" style:font-size-asian="11pt" style:font-size-complex="11pt"/>
    </style:style>
    <style:style style:name="T1485" style:parent-style-name="eop" style:family="text">
      <style:text-properties style:font-name="Calibri" style:font-name-asian="Arial" style:font-name-complex="Arial" fo:font-size="11pt" style:font-size-asian="11pt" style:font-size-complex="11pt"/>
    </style:style>
    <style:style style:name="P1486" style:parent-style-name="paragraph" style:family="paragraph">
      <style:paragraph-properties style:vertical-align="baseline" fo:margin-top="0in" fo:margin-bottom="0in"/>
    </style:style>
    <style:style style:name="T1487" style:parent-style-name="normaltextrun" style:family="text">
      <style:text-properties style:font-name="Calibri" style:font-name-asian="Arial" style:font-name-complex="Arial" fo:font-size="11pt" style:font-size-asian="11pt" style:font-size-complex="11pt"/>
    </style:style>
    <style:style style:name="T1488" style:parent-style-name="eop" style:family="text">
      <style:text-properties style:font-name="Calibri" style:font-name-asian="Arial" style:font-name-complex="Arial" fo:font-size="11pt" style:font-size-asian="11pt" style:font-size-complex="11pt"/>
    </style:style>
    <style:style style:name="P1489" style:parent-style-name="paragraph" style:family="paragraph">
      <style:paragraph-properties style:vertical-align="baseline" fo:margin-top="0in" fo:margin-bottom="0in"/>
    </style:style>
    <style:style style:name="T1490" style:parent-style-name="normaltextrun" style:family="text">
      <style:text-properties style:font-name="Calibri" style:font-name-asian="Arial" style:font-name-complex="Arial" fo:font-size="11pt" style:font-size-asian="11pt" style:font-size-complex="11pt"/>
    </style:style>
    <style:style style:name="T1491" style:parent-style-name="eop" style:family="text">
      <style:text-properties style:font-name="Calibri" style:font-name-asian="Arial" style:font-name-complex="Arial" fo:font-size="11pt" style:font-size-asian="11pt" style:font-size-complex="11pt"/>
    </style:style>
    <style:style style:name="P1492" style:parent-style-name="paragraph" style:family="paragraph">
      <style:paragraph-properties style:vertical-align="baseline" fo:margin-top="0in" fo:margin-bottom="0in"/>
    </style:style>
    <style:style style:name="T1493" style:parent-style-name="normaltextrun" style:family="text">
      <style:text-properties style:font-name="Calibri" style:font-name-asian="Arial" style:font-name-complex="Arial" fo:font-size="11pt" style:font-size-asian="11pt" style:font-size-complex="11pt"/>
    </style:style>
    <style:style style:name="T1494" style:parent-style-name="eop" style:family="text">
      <style:text-properties style:font-name="Calibri" style:font-name-asian="Arial" style:font-name-complex="Arial" fo:font-size="11pt" style:font-size-asian="11pt" style:font-size-complex="11pt"/>
    </style:style>
    <style:style style:name="P1495" style:parent-style-name="paragraph" style:family="paragraph">
      <style:paragraph-properties style:vertical-align="baseline" fo:margin-top="0in" fo:margin-bottom="0in"/>
    </style:style>
    <style:style style:name="T1496" style:parent-style-name="normaltextrun" style:family="text">
      <style:text-properties style:font-name="Calibri" style:font-name-asian="Arial" style:font-name-complex="Arial" fo:font-size="11pt" style:font-size-asian="11pt" style:font-size-complex="11pt"/>
    </style:style>
    <style:style style:name="T1497" style:parent-style-name="apple-converted-space" style:family="text">
      <style:text-properties style:font-name="Calibri" style:font-name-asian="Arial" style:font-name-complex="Arial" fo:font-size="11pt" style:font-size-asian="11pt" style:font-size-complex="11pt"/>
    </style:style>
    <style:style style:name="T1498" style:parent-style-name="normaltextrun" style:family="text">
      <style:text-properties style:font-name="Calibri" style:font-name-asian="Arial" style:font-name-complex="Arial" fo:font-size="11pt" style:font-size-asian="11pt" style:font-size-complex="11pt"/>
    </style:style>
    <style:style style:name="T1499" style:parent-style-name="apple-converted-space" style:family="text">
      <style:text-properties style:font-name="Calibri" style:font-name-asian="Arial" style:font-name-complex="Arial" fo:font-size="11pt" style:font-size-asian="11pt" style:font-size-complex="11pt"/>
    </style:style>
    <style:style style:name="T1500" style:parent-style-name="normaltextrun" style:family="text">
      <style:text-properties style:font-name="Calibri" style:font-name-asian="Arial" style:font-name-complex="Arial" fo:font-size="11pt" style:font-size-asian="11pt" style:font-size-complex="11pt"/>
    </style:style>
    <style:style style:name="T1501" style:parent-style-name="normaltextrun" style:family="text">
      <style:text-properties style:font-name="Calibri" style:font-name-asian="Arial" style:font-name-complex="Arial" fo:font-size="11pt" style:font-size-asian="11pt" style:font-size-complex="11pt"/>
    </style:style>
    <style:style style:name="T1502" style:parent-style-name="eop" style:family="text">
      <style:text-properties style:font-name="Calibri" style:font-name-asian="Arial" style:font-name-complex="Arial" fo:font-size="11pt" style:font-size-asian="11pt" style:font-size-complex="11pt"/>
    </style:style>
    <style:style style:name="P1503" style:parent-style-name="paragraph" style:family="paragraph">
      <style:paragraph-properties style:vertical-align="baseline" fo:margin-top="0in" fo:margin-bottom="0in"/>
    </style:style>
    <style:style style:name="T1504" style:parent-style-name="normaltextrun" style:family="text">
      <style:text-properties style:font-name="Calibri" style:font-name-asian="Arial" style:font-name-complex="Arial" fo:font-size="11pt" style:font-size-asian="11pt" style:font-size-complex="11pt"/>
    </style:style>
    <style:style style:name="T1505" style:parent-style-name="eop" style:family="text">
      <style:text-properties style:font-name="Calibri" style:font-name-asian="Arial" style:font-name-complex="Arial" fo:font-size="11pt" style:font-size-asian="11pt" style:font-size-complex="11pt"/>
    </style:style>
    <style:style style:name="P1506" style:parent-style-name="paragraph" style:family="paragraph">
      <style:paragraph-properties style:vertical-align="baseline" fo:margin-top="0in" fo:margin-bottom="0in"/>
    </style:style>
    <style:style style:name="T1507" style:parent-style-name="normaltextrun" style:family="text">
      <style:text-properties style:font-name="Calibri" style:font-name-asian="Arial" style:font-name-complex="Arial" fo:font-size="11pt" style:font-size-asian="11pt" style:font-size-complex="11pt"/>
    </style:style>
    <style:style style:name="T1508" style:parent-style-name="apple-converted-space" style:family="text">
      <style:text-properties style:font-name="Calibri" style:font-name-asian="Arial" style:font-name-complex="Arial" fo:font-size="11pt" style:font-size-asian="11pt" style:font-size-complex="11pt"/>
    </style:style>
    <style:style style:name="T1509" style:parent-style-name="normaltextrun" style:family="text">
      <style:text-properties style:font-name="Calibri" style:font-name-asian="Arial" style:font-name-complex="Arial" fo:font-size="11pt" style:font-size-asian="11pt" style:font-size-complex="11pt"/>
    </style:style>
    <style:style style:name="T1510" style:parent-style-name="eop" style:family="text">
      <style:text-properties style:font-name="Calibri" style:font-name-asian="Arial" style:font-name-complex="Arial" fo:font-size="11pt" style:font-size-asian="11pt" style:font-size-complex="11pt"/>
    </style:style>
    <style:style style:name="P1511" style:parent-style-name="paragraph" style:family="paragraph">
      <style:paragraph-properties style:vertical-align="baseline" fo:margin-top="0in" fo:margin-bottom="0in"/>
    </style:style>
    <style:style style:name="T1512" style:parent-style-name="normaltextrun" style:family="text">
      <style:text-properties style:font-name="Calibri" style:font-name-asian="Arial" style:font-name-complex="Arial" fo:font-size="11pt" style:font-size-asian="11pt" style:font-size-complex="11pt"/>
    </style:style>
    <style:style style:name="P1513" style:parent-style-name="paragraph" style:family="paragraph">
      <style:paragraph-properties style:vertical-align="baseline" fo:margin-top="0in" fo:margin-bottom="0in"/>
    </style:style>
    <style:style style:name="T1514" style:parent-style-name="normaltextrun" style:family="text">
      <style:text-properties style:font-name="Calibri" style:font-name-asian="Arial" style:font-name-complex="Arial" fo:font-size="11pt" style:font-size-asian="11pt" style:font-size-complex="11pt"/>
    </style:style>
    <style:style style:name="P1515" style:parent-style-name="paragraph" style:family="paragraph">
      <style:paragraph-properties style:vertical-align="baseline" fo:margin-top="0in" fo:margin-bottom="0in"/>
    </style:style>
    <style:style style:name="T1516" style:parent-style-name="eop" style:family="text">
      <style:text-properties style:font-name="Calibri" style:font-name-complex="Segoe UI" fo:font-style="italic" style:font-style-asian="italic" fo:font-size="11pt" style:font-size-asian="11pt" style:font-size-complex="11pt"/>
    </style:style>
    <style:style style:name="P1517" style:parent-style-name="paragraph" style:family="paragraph">
      <style:paragraph-properties style:vertical-align="baseline" fo:margin-top="0in" fo:margin-bottom="0in"/>
    </style:style>
    <style:style style:name="T1518" style:parent-style-name="eop" style:family="text">
      <style:text-properties style:font-name="Calibri" style:font-name-asian="Arial" style:font-name-complex="Arial" fo:font-size="11pt" style:font-size-asian="11pt" style:font-size-complex="11pt"/>
    </style:style>
    <style:style style:name="P1519" style:parent-style-name="paragraph" style:family="paragraph">
      <style:paragraph-properties style:vertical-align="baseline" fo:margin-top="0in" fo:margin-bottom="0in"/>
    </style:style>
    <style:style style:name="T1520"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21"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522" style:parent-style-name="Absatz-Standardschriftart" style:family="text">
      <style:text-properties style:font-name="Calibri" style:font-name-asian="Arial" style:font-name-complex="Arial"/>
    </style:style>
    <style:style style:name="P1523" style:parent-style-name="KeinLeerraum" style:family="paragraph"/>
    <style:style style:name="T1524" style:parent-style-name="Absatz-Standardschriftart" style:family="text">
      <style:text-properties style:font-name="Calibri" style:font-name-asian="Arial" style:font-name-complex="Arial"/>
    </style:style>
    <style:style style:name="T1525" style:parent-style-name="Absatz-Standardschriftart" style:family="text">
      <style:text-properties style:font-name="Calibri" style:font-name-asian="Arial" style:font-name-complex="Arial"/>
    </style:style>
    <style:style style:name="P1526" style:parent-style-name="KeinLeerraum" style:family="paragraph">
      <style:text-properties style:font-name="Calibri" style:font-name-asian="Arial" style:font-name-complex="Arial"/>
    </style:style>
    <style:style style:name="P1527" style:parent-style-name="paragraph" style:family="paragraph">
      <style:paragraph-properties style:vertical-align="baseline" fo:margin-top="0in" fo:margin-bottom="0in"/>
    </style:style>
    <style:style style:name="T1528" style:parent-style-name="eop" style:family="text">
      <style:text-properties style:font-name="Calibri" style:font-name-asian="Arial" style:font-name-complex="Arial" fo:font-size="11pt" style:font-size-asian="11pt" style:font-size-complex="11pt"/>
    </style:style>
    <style:style style:name="T1529" style:parent-style-name="eop" style:family="text">
      <style:text-properties style:font-name="Calibri" style:font-name-asian="Arial" style:font-name-complex="Arial" fo:font-size="11pt" style:font-size-asian="11pt" style:font-size-complex="11pt"/>
    </style:style>
    <style:style style:name="T1530" style:parent-style-name="eop" style:family="text">
      <style:text-properties style:font-name="Calibri" style:font-name-asian="Arial" style:font-name-complex="Arial" fo:font-size="11pt" style:font-size-asian="11pt" style:font-size-complex="11pt"/>
    </style:style>
    <style:style style:name="T1531" style:parent-style-name="normaltextrun" style:family="text">
      <style:text-properties style:font-name="Calibri" style:font-name-asian="Arial" style:font-name-complex="Arial" fo:font-size="11pt" style:font-size-asian="11pt" style:font-size-complex="11pt"/>
    </style:style>
    <style:style style:name="T1532" style:parent-style-name="normaltextrun" style:family="text">
      <style:text-properties style:font-name="Calibri" style:font-name-asian="Arial" style:font-name-complex="Arial" fo:font-size="11pt" style:font-size-asian="11pt" style:font-size-complex="11pt"/>
    </style:style>
    <style:style style:name="T1533" style:parent-style-name="normaltextrun" style:family="text">
      <style:text-properties style:font-name="Calibri" style:font-name-asian="Arial" style:font-name-complex="Arial" fo:font-size="11pt" style:font-size-asian="11pt" style:font-size-complex="11pt"/>
    </style:style>
    <style:style style:name="P1534" style:parent-style-name="paragraph" style:family="paragraph">
      <style:paragraph-properties style:vertical-align="baseline" fo:margin-top="0in" fo:margin-bottom="0in"/>
    </style:style>
    <style:style style:name="T1535" style:parent-style-name="normaltextrun" style:family="text">
      <style:text-properties style:font-name="Calibri" style:font-name-asian="Arial" style:font-name-complex="Arial" fo:font-size="11pt" style:font-size-asian="11pt" style:font-size-complex="11pt"/>
    </style:style>
    <style:style style:name="P1536" style:parent-style-name="paragraph" style:family="paragraph">
      <style:paragraph-properties style:vertical-align="baseline" fo:margin-top="0in" fo:margin-bottom="0in"/>
    </style:style>
    <style:style style:name="P1537" style:parent-style-name="paragraph" style:family="paragraph">
      <style:paragraph-properties style:vertical-align="baseline" fo:margin-top="0in" fo:margin-bottom="0in"/>
    </style:style>
    <style:style style:name="T1538" style:parent-style-name="eop" style:family="text">
      <style:text-properties style:font-name="Calibri" style:font-name-asian="Arial" style:font-name-complex="Arial" fo:font-size="11pt" style:font-size-asian="11pt" style:font-size-complex="11pt"/>
    </style:style>
    <style:style style:name="T1539" style:parent-style-name="eop" style:family="text">
      <style:text-properties style:font-name="Calibri" style:font-name-asian="Arial" style:font-name-complex="Arial" fo:font-size="11pt" style:font-size-asian="11pt" style:font-size-complex="11pt"/>
    </style:style>
    <style:style style:name="P1540" style:parent-style-name="paragraph" style:family="paragraph">
      <style:paragraph-properties style:vertical-align="baseline" fo:margin-top="0in" fo:margin-bottom="0in"/>
    </style:style>
    <style:style style:name="T1541" style:parent-style-name="eop" style:family="text">
      <style:text-properties style:font-name="Calibri" style:font-name-asian="Arial" style:font-name-complex="Arial" fo:font-size="11pt" style:font-size-asian="11pt" style:font-size-complex="11pt"/>
    </style:style>
    <style:style style:name="P1542" style:parent-style-name="paragraph" style:family="paragraph">
      <style:paragraph-properties style:vertical-align="baseline" fo:margin-top="0in" fo:margin-bottom="0in"/>
    </style:style>
    <style:style style:name="T1543" style:parent-style-name="eop" style:family="text">
      <style:text-properties style:font-name="Calibri" style:font-name-asian="Arial" style:font-name-complex="Arial" fo:font-size="11pt" style:font-size-asian="11pt" style:font-size-complex="11pt"/>
    </style:style>
    <style:style style:name="P1544" style:parent-style-name="paragraph" style:family="paragraph">
      <style:paragraph-properties style:vertical-align="baseline" fo:margin-top="0in" fo:margin-bottom="0in"/>
    </style:style>
    <style:style style:name="T1545" style:parent-style-name="eop" style:family="text">
      <style:text-properties style:font-name="Calibri" style:font-name-asian="Arial" style:font-name-complex="Arial" fo:font-size="11pt" style:font-size-asian="11pt" style:font-size-complex="11pt"/>
    </style:style>
    <style:style style:name="P1546" style:parent-style-name="paragraph" style:family="paragraph">
      <style:paragraph-properties style:vertical-align="baseline" fo:margin-top="0in" fo:margin-bottom="0in"/>
    </style:style>
    <style:style style:name="T1547" style:parent-style-name="eop" style:family="text">
      <style:text-properties style:font-name="Calibri" style:font-name-asian="Arial" style:font-name-complex="Arial" fo:font-size="11pt" style:font-size-asian="11pt" style:font-size-complex="11pt"/>
    </style:style>
    <style:style style:name="P1548" style:parent-style-name="paragraph" style:family="paragraph">
      <style:paragraph-properties style:vertical-align="baseline" fo:margin-top="0in" fo:margin-bottom="0in"/>
    </style:style>
    <style:style style:name="T1549" style:parent-style-name="eop" style:family="text">
      <style:text-properties style:font-name="Calibri" style:font-name-asian="Arial" style:font-name-complex="Arial" fo:font-size="11pt" style:font-size-asian="11pt" style:font-size-complex="11pt"/>
    </style:style>
    <style:style style:name="P1550" style:parent-style-name="paragraph" style:family="paragraph">
      <style:paragraph-properties style:vertical-align="baseline" fo:margin-top="0in" fo:margin-bottom="0in"/>
    </style:style>
    <style:style style:name="T1551" style:parent-style-name="eop" style:family="text">
      <style:text-properties style:font-name="Calibri" style:font-name-asian="Arial" style:font-name-complex="Arial" fo:font-size="11pt" style:font-size-asian="11pt" style:font-size-complex="11pt"/>
    </style:style>
    <style:style style:name="P1552" style:parent-style-name="paragraph" style:family="paragraph">
      <style:paragraph-properties style:vertical-align="baseline" fo:margin-top="0in" fo:margin-bottom="0in"/>
    </style:style>
    <style:style style:name="T155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5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555" style:parent-style-name="paragraph" style:family="paragraph">
      <style:paragraph-properties style:vertical-align="baseline" fo:margin-top="0in" fo:margin-bottom="0in"/>
    </style:style>
    <style:style style:name="T1556" style:parent-style-name="normaltextrun" style:family="text">
      <style:text-properties style:font-name="Calibri" style:font-name-asian="Arial" style:font-name-complex="Arial" fo:font-size="11pt" style:font-size-asian="11pt" style:font-size-complex="11pt"/>
    </style:style>
    <style:style style:name="T1557" style:parent-style-name="normaltextrun" style:family="text">
      <style:text-properties style:font-name="Calibri" style:font-name-asian="Arial" style:font-name-complex="Arial" fo:font-size="11pt" style:font-size-asian="11pt" style:font-size-complex="11pt"/>
    </style:style>
    <style:style style:name="P1558" style:parent-style-name="paragraph" style:family="paragraph">
      <style:paragraph-properties style:vertical-align="baseline" fo:margin-top="0in" fo:margin-bottom="0in"/>
    </style:style>
    <style:style style:name="T1559" style:parent-style-name="normaltextrun" style:family="text">
      <style:text-properties style:font-name="Calibri" style:font-name-asian="Arial" style:font-name-complex="Arial" fo:font-size="11pt" style:font-size-asian="11pt" style:font-size-complex="11pt"/>
    </style:style>
    <style:style style:name="P1560" style:parent-style-name="paragraph" style:family="paragraph">
      <style:paragraph-properties style:vertical-align="baseline" fo:margin-top="0in" fo:margin-bottom="0in"/>
    </style:style>
    <style:style style:name="T1561" style:parent-style-name="normaltextrun" style:family="text">
      <style:text-properties style:font-name="Calibri" style:font-name-asian="Arial" style:font-name-complex="Arial" fo:font-size="11pt" style:font-size-asian="11pt" style:font-size-complex="11pt"/>
    </style:style>
    <style:style style:name="T1562" style:parent-style-name="normaltextrun" style:family="text">
      <style:text-properties style:font-name="Calibri" style:font-name-asian="Arial" style:font-name-complex="Arial" fo:font-size="11pt" style:font-size-asian="11pt" style:font-size-complex="11pt"/>
    </style:style>
    <style:style style:name="T1563" style:parent-style-name="eop" style:family="text">
      <style:text-properties style:font-name="Calibri" style:font-name-asian="Arial" style:font-name-complex="Arial" fo:font-size="11pt" style:font-size-asian="11pt" style:font-size-complex="11pt"/>
    </style:style>
    <style:style style:name="P1564" style:parent-style-name="paragraph" style:family="paragraph">
      <style:paragraph-properties style:vertical-align="baseline" fo:margin-top="0in" fo:margin-bottom="0in"/>
    </style:style>
    <style:style style:name="T1565" style:parent-style-name="normaltextrun" style:family="text">
      <style:text-properties style:font-name="Calibri" style:font-name-asian="Arial" style:font-name-complex="Arial" fo:font-size="11pt" style:font-size-asian="11pt" style:font-size-complex="11pt"/>
    </style:style>
    <style:style style:name="T1566" style:parent-style-name="eop" style:family="text">
      <style:text-properties style:font-name="Calibri" style:font-name-asian="Arial" style:font-name-complex="Arial" fo:font-size="11pt" style:font-size-asian="11pt" style:font-size-complex="11pt"/>
    </style:style>
    <style:style style:name="P1567" style:parent-style-name="paragraph" style:family="paragraph">
      <style:paragraph-properties style:vertical-align="baseline" fo:margin-top="0in" fo:margin-bottom="0in"/>
    </style:style>
    <style:style style:name="T1568" style:parent-style-name="normaltextrun" style:family="text">
      <style:text-properties style:font-name="Calibri" style:font-name-asian="Arial" style:font-name-complex="Arial" fo:font-size="11pt" style:font-size-asian="11pt" style:font-size-complex="11pt"/>
    </style:style>
    <style:style style:name="T1569" style:parent-style-name="apple-converted-space" style:family="text">
      <style:text-properties style:font-name="Calibri" style:font-name-asian="Arial" style:font-name-complex="Arial" fo:font-size="11pt" style:font-size-asian="11pt" style:font-size-complex="11pt"/>
    </style:style>
    <style:style style:name="T1570" style:parent-style-name="normaltextrun" style:family="text">
      <style:text-properties style:font-name="Calibri" style:font-name-asian="Arial" style:font-name-complex="Arial" fo:font-size="11pt" style:font-size-asian="11pt" style:font-size-complex="11pt"/>
    </style:style>
    <style:style style:name="T1571" style:parent-style-name="apple-converted-space" style:family="text">
      <style:text-properties style:font-name="Calibri" style:font-name-asian="Arial" style:font-name-complex="Arial" fo:font-size="11pt" style:font-size-asian="11pt" style:font-size-complex="11pt"/>
    </style:style>
    <style:style style:name="T1572" style:parent-style-name="normaltextrun" style:family="text">
      <style:text-properties style:font-name="Calibri" style:font-name-asian="Arial" style:font-name-complex="Arial" fo:font-size="11pt" style:font-size-asian="11pt" style:font-size-complex="11pt"/>
    </style:style>
    <style:style style:name="T1573" style:parent-style-name="normaltextrun" style:family="text">
      <style:text-properties style:font-name="Calibri" style:font-name-asian="Arial" style:font-name-complex="Arial" fo:font-size="11pt" style:font-size-asian="11pt" style:font-size-complex="11pt"/>
    </style:style>
    <style:style style:name="T1574" style:parent-style-name="eop" style:family="text">
      <style:text-properties style:font-name="Calibri" style:font-name-asian="Arial" style:font-name-complex="Arial" fo:font-size="11pt" style:font-size-asian="11pt" style:font-size-complex="11pt"/>
    </style:style>
    <style:style style:name="P1575" style:parent-style-name="paragraph" style:family="paragraph">
      <style:paragraph-properties style:vertical-align="baseline" fo:margin-top="0in" fo:margin-bottom="0in"/>
    </style:style>
    <style:style style:name="T1576" style:parent-style-name="eop" style:family="text">
      <style:text-properties style:font-name="Calibri" style:font-name-asian="Arial" style:font-name-complex="Arial" fo:font-size="11pt" style:font-size-asian="11pt" style:font-size-complex="11pt"/>
    </style:style>
    <style:style style:name="P1577" style:parent-style-name="paragraph" style:family="paragraph">
      <style:paragraph-properties style:vertical-align="baseline" fo:margin-top="0in" fo:margin-bottom="0in"/>
    </style:style>
    <style:style style:name="T1578"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79"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80" style:parent-style-name="paragraph" style:family="paragraph">
      <style:paragraph-properties style:vertical-align="baseline" fo:margin-top="0in" fo:margin-bottom="0in"/>
    </style:style>
    <style:style style:name="T1581" style:parent-style-name="normaltextrun" style:family="text">
      <style:text-properties style:font-name="Calibri" style:font-name-asian="Arial" style:font-name-complex="Arial" fo:font-size="11pt" style:font-size-asian="11pt" style:font-size-complex="11pt"/>
    </style:style>
    <style:style style:name="T1582" style:parent-style-name="eop" style:family="text">
      <style:text-properties style:font-name="Calibri" style:font-name-asian="Arial" style:font-name-complex="Arial" fo:font-size="11pt" style:font-size-asian="11pt" style:font-size-complex="11pt"/>
    </style:style>
    <style:style style:name="P1583"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84" style:parent-style-name="paragraph" style:family="paragraph">
      <style:paragraph-properties style:vertical-align="baseline" fo:margin-top="0in" fo:margin-bottom="0in"/>
    </style:style>
    <style:style style:name="T158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86"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87" style:parent-style-name="spellingerror" style:family="text">
      <style:text-properties style:font-name="Calibri" style:font-name-asian="Arial" style:font-name-complex="Arial" fo:font-size="11pt" style:font-size-asian="11pt" style:font-size-complex="11pt" fo:language="en" fo:country="US"/>
    </style:style>
    <style:style style:name="P1588" style:parent-style-name="paragraph" style:family="paragraph">
      <style:paragraph-properties style:vertical-align="baseline" fo:margin-top="0in" fo:margin-bottom="0in"/>
    </style:style>
    <style:style style:name="T1589" style:parent-style-name="eop" style:family="text">
      <style:text-properties style:font-name="Calibri" style:font-name-asian="Arial" style:font-name-complex="Arial" fo:font-size="11pt" style:font-size-asian="11pt" style:font-size-complex="11pt" fo:language="en" fo:country="US"/>
    </style:style>
    <style:style style:name="P1590" style:parent-style-name="paragraph" style:family="paragraph">
      <style:paragraph-properties style:vertical-align="baseline" fo:margin-top="0in" fo:margin-bottom="0in"/>
    </style:style>
    <style:style style:name="T1591"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92"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93" style:parent-style-name="paragraph" style:family="paragraph">
      <style:paragraph-properties style:vertical-align="baseline" fo:margin-top="0in" fo:margin-bottom="0in"/>
    </style:style>
    <style:style style:name="T1594" style:parent-style-name="normaltextrun" style:family="text">
      <style:text-properties style:font-name="Calibri" style:font-name-asian="Arial" style:font-name-complex="Arial" fo:font-size="11pt" style:font-size-asian="11pt" style:font-size-complex="11pt"/>
    </style:style>
    <style:style style:name="T1595" style:parent-style-name="eop" style:family="text">
      <style:text-properties style:font-name="Calibri" style:font-name-asian="Arial" style:font-name-complex="Arial" fo:font-size="11pt" style:font-size-asian="11pt" style:font-size-complex="11pt"/>
    </style:style>
    <style:style style:name="P1596" style:parent-style-name="paragraph" style:family="paragraph">
      <style:paragraph-properties style:vertical-align="baseline" fo:margin-top="0in" fo:margin-bottom="0in"/>
    </style:style>
    <style:style style:name="T1597" style:parent-style-name="eop" style:family="text">
      <style:text-properties style:font-name="Calibri" style:font-name-asian="Arial" style:font-name-complex="Arial" fo:font-size="11pt" style:font-size-asian="11pt" style:font-size-complex="11pt"/>
    </style:style>
    <style:style style:name="P1598" style:parent-style-name="paragraph" style:family="paragraph">
      <style:paragraph-properties style:vertical-align="baseline" fo:margin-top="0in" fo:margin-bottom="0in"/>
    </style:style>
    <style:style style:name="T1599" style:parent-style-name="eop" style:family="text">
      <style:text-properties style:font-name="Calibri" style:font-name-asian="Arial" style:font-name-complex="Arial" fo:font-size="11pt" style:font-size-asian="11pt" style:font-size-complex="11pt"/>
    </style:style>
    <style:style style:name="P1600" style:parent-style-name="paragraph" style:family="paragraph">
      <style:paragraph-properties style:vertical-align="baseline" fo:margin-top="0in" fo:margin-bottom="0in"/>
    </style:style>
    <style:style style:name="T1601" style:parent-style-name="eop" style:family="text">
      <style:text-properties style:font-name="Calibri" style:font-name-asian="Arial" style:font-name-complex="Arial" fo:font-size="11pt" style:font-size-asian="11pt" style:font-size-complex="11pt"/>
    </style:style>
    <style:style style:name="P1602" style:parent-style-name="Standard" style:family="paragraph">
      <style:text-properties style:font-name="Calibri" fo:font-size="11pt" style:font-size-asian="11pt" style:font-size-complex="11pt" fo:language="de" fo:country="DE"/>
    </style:style>
    <style:style style:name="P160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04" style:parent-style-name="Absatz-Standardschriftart" style:family="text">
      <style:text-properties style:font-name="Calibri" style:font-name-asian="Calibri,Arial" style:font-name-complex="Calibri,Arial" style:font-size-complex="11pt" fo:language="de" fo:country="DE"/>
    </style:style>
    <style:style style:name="T1605" style:parent-style-name="Absatz-Standardschriftart" style:family="text">
      <style:text-properties style:font-name="Calibri" style:font-name-asian="Calibri,Arial" style:font-name-complex="Calibri,Arial" style:font-size-complex="11pt" fo:language="de" fo:country="DE"/>
    </style:style>
    <style:style style:name="T1606" style:parent-style-name="Absatz-Standardschriftart" style:family="text">
      <style:text-properties style:font-name="Calibri" style:font-name-asian="Calibri,Arial" style:font-name-complex="Calibri,Arial" style:font-size-complex="11pt" fo:language="de" fo:country="DE"/>
    </style:style>
    <style:style style:name="P1607" style:parent-style-name="Standard" style:family="paragraph">
      <style:paragraph-properties fo:margin-bottom="0in"/>
    </style:style>
    <style:style style:name="T160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9" style:parent-style-name="Standard" style:family="paragraph">
      <style:paragraph-properties fo:margin-bottom="0in"/>
    </style:style>
    <style:style style:name="T161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1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2" style:parent-style-name="Standard" style:family="paragraph">
      <style:paragraph-properties fo:margin-bottom="0in"/>
    </style:style>
    <style:style style:name="T16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4" style:parent-style-name="Standard" style:family="paragraph">
      <style:paragraph-properties fo:margin-bottom="0in"/>
    </style:style>
    <style:style style:name="T161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16" style:parent-style-name="Listenabsatz" style:family="paragraph">
      <style:paragraph-properties fo:widows="2" fo:orphans="2" fo:margin-bottom="0in"/>
      <style:text-properties fo:hyphenate="true"/>
    </style:style>
    <style:style style:name="T161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18" style:parent-style-name="Standard" style:family="paragraph">
      <style:paragraph-properties fo:margin-bottom="0in"/>
    </style:style>
    <style:style style:name="T161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0" style:parent-style-name="Standard" style:family="paragraph">
      <style:paragraph-properties fo:margin-bottom="0in"/>
    </style:style>
    <style:style style:name="T162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2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3" style:parent-style-name="Standard" style:family="paragraph">
      <style:paragraph-properties fo:margin-bottom="0in"/>
    </style:style>
    <style:style style:name="T16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5" style:parent-style-name="Standard" style:family="paragraph">
      <style:paragraph-properties fo:margin-bottom="0in"/>
    </style:style>
    <style:style style:name="T16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28" style:parent-style-name="Standard" style:family="paragraph">
      <style:paragraph-properties fo:margin-bottom="0in"/>
    </style:style>
    <style:style style:name="T16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0" style:parent-style-name="Standard" style:family="paragraph">
      <style:paragraph-properties fo:margin-bottom="0in"/>
    </style:style>
    <style:style style:name="T16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3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40" style:parent-style-name="Standard" style:family="paragraph">
      <style:paragraph-properties fo:margin-bottom="0in"/>
    </style:style>
    <style:style style:name="T164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2" style:parent-style-name="Standard" style:family="paragraph">
      <style:paragraph-properties fo:margin-bottom="0in"/>
    </style:style>
    <style:style style:name="T164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44" style:parent-style-name="Standard" style:family="paragraph">
      <style:paragraph-properties fo:margin-bottom="0in"/>
    </style:style>
    <style:style style:name="T164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6" style:parent-style-name="Standard" style:family="paragraph">
      <style:paragraph-properties fo:margin-bottom="0in" fo:text-indent="0.1972in"/>
    </style:style>
    <style:style style:name="T164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8"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649" style:parent-style-name="Standard" style:family="paragraph">
      <style:paragraph-properties fo:margin-bottom="0in" fo:text-indent="0.1972in"/>
      <style:text-properties style:font-name="Calibri" fo:font-size="11pt" style:font-size-asian="11pt" style:font-size-complex="11pt" fo:language="de" fo:country="DE"/>
    </style:style>
    <style:style style:name="P1650" style:parent-style-name="Standard" style:family="paragraph">
      <style:paragraph-properties fo:margin-bottom="0in"/>
    </style:style>
    <style:style style:name="T1651"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3" style:parent-style-name="Standard" style:family="paragraph">
      <style:paragraph-properties fo:margin-bottom="0in" fo:text-indent="0.1972in"/>
    </style:style>
    <style:style style:name="T1654"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6" style:parent-style-name="Standard" style:family="paragraph">
      <style:paragraph-properties fo:margin-bottom="0in" fo:text-indent="0.1972in"/>
    </style:style>
    <style:style style:name="T1657"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9" style:parent-style-name="Standard" style:family="paragraph">
      <style:paragraph-properties fo:margin-bottom="0in" fo:text-indent="0.1972in"/>
    </style:style>
    <style:style style:name="T166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2" style:parent-style-name="Standard" style:family="paragraph">
      <style:paragraph-properties fo:margin-bottom="0in"/>
    </style:style>
    <style:style style:name="T16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4" style:parent-style-name="Standard" style:family="paragraph">
      <style:paragraph-properties fo:margin-bottom="0in"/>
    </style:style>
    <style:style style:name="T166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6" style:parent-style-name="Listenabsatz" style:family="paragraph">
      <style:paragraph-properties fo:widows="2" fo:orphans="2" fo:margin-bottom="0in"/>
      <style:text-properties fo:hyphenate="true"/>
    </style:style>
    <style:style style:name="T1667"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668" style:parent-style-name="Listenabsatz" style:family="paragraph">
      <style:paragraph-properties fo:widows="2" fo:orphans="2" fo:margin-bottom="0in"/>
      <style:text-properties fo:hyphenate="true"/>
    </style:style>
    <style:style style:name="T1669"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7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71" style:parent-style-name="paragraph" style:family="paragraph">
      <style:paragraph-properties style:vertical-align="baseline" fo:margin-top="0in" fo:margin-bottom="0in"/>
    </style:style>
    <style:style style:name="T1672" style:parent-style-name="normaltextrun" style:family="text">
      <style:text-properties style:font-name="Calibri" style:font-name-asian="Arial" style:font-name-complex="Arial" fo:font-size="11pt" style:font-size-asian="11pt" style:font-size-complex="11pt"/>
    </style:style>
    <style:style style:name="T1673" style:parent-style-name="normaltextrun" style:family="text">
      <style:text-properties style:font-name="Calibri" style:font-name-asian="Arial" style:font-name-complex="Arial" fo:font-size="11pt" style:font-size-asian="11pt" style:font-size-complex="11pt"/>
    </style:style>
    <style:style style:name="T1674" style:parent-style-name="eop" style:family="text">
      <style:text-properties style:font-name="Calibri" style:font-name-asian="Arial" style:font-name-complex="Arial" fo:font-size="11pt" style:font-size-asian="11pt" style:font-size-complex="11pt"/>
    </style:style>
    <style:style style:name="P1675" style:parent-style-name="Standard" style:family="paragraph">
      <style:paragraph-properties fo:margin-bottom="0in"/>
    </style:style>
    <style:style style:name="T167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7" style:parent-style-name="Standard" style:family="paragraph">
      <style:paragraph-properties fo:margin-bottom="0in"/>
    </style:style>
    <style:style style:name="T167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79" style:parent-style-name="Standard" style:family="paragraph">
      <style:paragraph-properties fo:margin-bottom="0in"/>
    </style:style>
    <style:style style:name="T1680"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8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2" style:parent-style-name="Standard" style:family="paragraph">
      <style:paragraph-properties fo:margin-bottom="0in"/>
    </style:style>
    <style:style style:name="T16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4" style:parent-style-name="Standard" style:family="paragraph">
      <style:paragraph-properties fo:margin-bottom="0in"/>
    </style:style>
    <style:style style:name="T168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86"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8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8" style:parent-style-name="Standard" style:family="paragraph">
      <style:paragraph-properties fo:margin-bottom="0in"/>
    </style:style>
    <style:style style:name="T16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0" style:parent-style-name="Standard" style:family="paragraph">
      <style:paragraph-properties fo:margin-bottom="0in"/>
    </style:style>
    <style:style style:name="T169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92" style:parent-style-name="Listenabsatz" style:family="paragraph">
      <style:paragraph-properties fo:widows="2" fo:orphans="2" fo:margin-bottom="0in"/>
      <style:text-properties fo:hyphenate="true"/>
    </style:style>
    <style:style style:name="T1693"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9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5" style:parent-style-name="Listenabsatz" style:family="paragraph">
      <style:paragraph-properties fo:widows="2" fo:orphans="2" fo:margin-bottom="0in"/>
      <style:text-properties fo:hyphenate="true"/>
    </style:style>
    <style:style style:name="T169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97" style:parent-style-name="Standard" style:family="paragraph">
      <style:paragraph-properties fo:margin-bottom="0in"/>
    </style:style>
    <style:style style:name="T169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99"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701" style:parent-style-name="Standard" style:family="paragraph">
      <style:text-properties style:font-name="Calibri" fo:font-size="11pt" style:font-size-asian="11pt" style:font-size-complex="11pt" fo:language="de" fo:country="DE"/>
    </style:style>
    <style:style style:name="P1702" style:parent-style-name="Standard" style:family="paragraph">
      <style:text-properties style:font-name="Calibri" fo:font-size="11pt" style:font-size-asian="11pt" style:font-size-complex="11pt" fo:language="de" fo:country="DE"/>
    </style:style>
    <style:style style:name="P1703" style:parent-style-name="Standard" style:family="paragraph">
      <style:text-properties style:font-name="Calibri" fo:font-size="11pt" style:font-size-asian="11pt" style:font-size-complex="11pt" fo:language="de" fo:country="DE"/>
    </style:style>
    <style:style style:name="P1704" style:parent-style-name="Standard" style:family="paragraph">
      <style:text-properties style:font-name="Calibri" fo:font-size="11pt" style:font-size-asian="11pt" style:font-size-complex="11pt" fo:language="de" fo:country="DE"/>
    </style:style>
    <style:style style:name="P1705" style:parent-style-name="Standard" style:family="paragraph">
      <style:text-properties style:font-name="Calibri" fo:font-size="11pt" style:font-size-asian="11pt" style:font-size-complex="11pt" fo:language="de" fo:country="DE"/>
    </style:style>
    <style:style style:name="P170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707" style:parent-style-name="Absatz-Standardschriftart" style:family="text">
      <style:text-properties style:font-name="Calibri" style:font-name-asian="Calibri,Arial" style:font-name-complex="Calibri,Arial" style:font-size-complex="11pt" fo:language="de" fo:country="DE"/>
    </style:style>
    <style:style style:name="T1708" style:parent-style-name="Absatz-Standardschriftart" style:family="text">
      <style:text-properties style:font-name="Calibri" style:font-name-asian="Calibri,Arial" style:font-name-complex="Calibri,Arial" style:font-size-complex="11pt" fo:language="de" fo:country="DE"/>
    </style:style>
    <style:style style:name="T1709" style:parent-style-name="Absatz-Standardschriftart" style:family="text">
      <style:text-properties style:font-name="Calibri" style:font-name-asian="Calibri,Arial" style:font-name-complex="Calibri,Arial" style:font-size-complex="11pt" fo:language="de" fo:country="DE"/>
    </style:style>
    <style:style style:name="P1710" style:parent-style-name="Standard" style:family="paragraph">
      <style:paragraph-properties fo:margin-bottom="0in"/>
    </style:style>
    <style:style style:name="T171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2" style:parent-style-name="Standard" style:family="paragraph">
      <style:paragraph-properties fo:margin-bottom="0in"/>
    </style:style>
    <style:style style:name="T171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1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5" style:parent-style-name="Standard" style:family="paragraph">
      <style:paragraph-properties fo:margin-bottom="0in"/>
    </style:style>
    <style:style style:name="T171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7" style:parent-style-name="Standard" style:family="paragraph">
      <style:paragraph-properties fo:margin-bottom="0in"/>
    </style:style>
    <style:style style:name="T171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19" style:parent-style-name="Listenabsatz" style:family="paragraph">
      <style:paragraph-properties fo:widows="2" fo:orphans="2" fo:margin-bottom="0in"/>
      <style:text-properties fo:hyphenate="true"/>
    </style:style>
    <style:style style:name="T1720"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21" style:parent-style-name="Listenabsatz" style:family="paragraph">
      <style:paragraph-properties fo:widows="2" fo:orphans="2" fo:margin-bottom="0in"/>
      <style:text-properties fo:hyphenate="true"/>
    </style:style>
    <style:style style:name="T172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23" style:parent-style-name="Standard" style:family="paragraph">
      <style:paragraph-properties fo:margin-bottom="0in"/>
    </style:style>
    <style:style style:name="T172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5" style:parent-style-name="Standard" style:family="paragraph">
      <style:paragraph-properties fo:margin-bottom="0in"/>
    </style:style>
    <style:style style:name="T172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2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8" style:parent-style-name="Standard" style:family="paragraph">
      <style:paragraph-properties fo:margin-bottom="0in"/>
    </style:style>
    <style:style style:name="T17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0" style:parent-style-name="Standard" style:family="paragraph">
      <style:paragraph-properties fo:margin-bottom="0in"/>
    </style:style>
    <style:style style:name="T17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3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3" style:parent-style-name="Standard" style:family="paragraph">
      <style:paragraph-properties fo:margin-bottom="0in"/>
    </style:style>
    <style:style style:name="T173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5" style:parent-style-name="Standard" style:family="paragraph">
      <style:paragraph-properties fo:margin-bottom="0in"/>
    </style:style>
    <style:style style:name="T173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3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38"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39"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2"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43" style:parent-style-name="Standard" style:family="paragraph">
      <style:paragraph-properties fo:margin-bottom="0in"/>
    </style:style>
    <style:style style:name="T174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45" style:parent-style-name="Absatz-Standardschriftart" style:family="text">
      <style:text-properties style:font-name="Calibri" style:font-name-asian="Arial" style:font-name-complex="Arial"/>
    </style:style>
    <style:style style:name="P1746" style:parent-style-name="KeinLeerraum" style:family="paragraph"/>
    <style:style style:name="T1747" style:parent-style-name="Absatz-Standardschriftart" style:family="text">
      <style:text-properties style:font-name="Calibri" style:font-name-asian="Arial" style:font-name-complex="Arial"/>
    </style:style>
    <style:style style:name="T1748" style:parent-style-name="Absatz-Standardschriftart" style:family="text">
      <style:text-properties style:font-name="Calibri" style:font-name-asian="Arial" style:font-name-complex="Arial"/>
    </style:style>
    <style:style style:name="P1749" style:parent-style-name="KeinLeerraum" style:family="paragraph">
      <style:text-properties style:font-name="Calibri" style:font-name-asian="Arial" style:font-name-complex="Arial"/>
    </style:style>
    <style:style style:name="P1750"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751" style:parent-style-name="Standard" style:family="paragraph">
      <style:paragraph-properties fo:margin-bottom="0in"/>
    </style:style>
    <style:style style:name="T17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3" style:parent-style-name="Standard" style:family="paragraph">
      <style:paragraph-properties fo:margin-bottom="0in"/>
    </style:style>
    <style:style style:name="T1754" style:parent-style-name="Absatz-Standardschriftart" style:family="text">
      <style:text-properties style:font-name="Calibri" fo:font-size="11pt" style:font-size-asian="11pt" style:font-size-complex="11pt" fo:language="de" fo:country="DE"/>
    </style:style>
    <style:style style:name="T175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5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8" style:parent-style-name="Standard" style:family="paragraph">
      <style:paragraph-properties fo:margin-bottom="0in"/>
    </style:style>
    <style:style style:name="T1759" style:parent-style-name="Absatz-Standardschriftart" style:family="text">
      <style:text-properties style:font-name="Calibri" fo:font-size="11pt" style:font-size-asian="11pt" style:font-size-complex="11pt" fo:language="de" fo:country="DE"/>
    </style:style>
    <style:style style:name="T176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3" style:parent-style-name="Standard" style:family="paragraph">
      <style:paragraph-properties fo:margin-bottom="0in"/>
    </style:style>
    <style:style style:name="T1764" style:parent-style-name="Absatz-Standardschriftart" style:family="text">
      <style:text-properties style:font-name="Calibri" fo:font-size="11pt" style:font-size-asian="11pt" style:font-size-complex="11pt" fo:language="de" fo:country="DE"/>
    </style:style>
    <style:style style:name="T176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6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8" style:parent-style-name="Standard" style:family="paragraph">
      <style:paragraph-properties fo:margin-bottom="0in"/>
    </style:style>
    <style:style style:name="T1769" style:parent-style-name="Absatz-Standardschriftart" style:family="text">
      <style:text-properties style:font-name="Calibri" fo:font-size="11pt" style:font-size-asian="11pt" style:font-size-complex="11pt" fo:language="de" fo:country="DE"/>
    </style:style>
    <style:style style:name="T177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7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78"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779" style:parent-style-name="Standard" style:family="paragraph">
      <style:paragraph-properties fo:margin-bottom="0in"/>
    </style:style>
    <style:style style:name="T17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81" style:parent-style-name="Standard" style:family="paragraph">
      <style:paragraph-properties fo:margin-bottom="0in"/>
    </style:style>
    <style:style style:name="T1782" style:parent-style-name="Absatz-Standardschriftart" style:family="text">
      <style:text-properties style:font-name="Calibri" fo:font-size="11pt" style:font-size-asian="11pt" style:font-size-complex="11pt" fo:language="de" fo:country="DE"/>
    </style:style>
    <style:style style:name="T17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8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86" style:parent-style-name="Standard" style:family="paragraph">
      <style:paragraph-properties fo:margin-bottom="0in"/>
    </style:style>
    <style:style style:name="T1787" style:parent-style-name="Absatz-Standardschriftart" style:family="text">
      <style:text-properties style:font-name="Calibri" fo:font-size="11pt" style:font-size-asian="11pt" style:font-size-complex="11pt" fo:language="de" fo:country="DE"/>
    </style:style>
    <style:style style:name="T178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8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9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91" style:parent-style-name="Standard" style:family="paragraph">
      <style:paragraph-properties fo:margin-bottom="0in"/>
    </style:style>
    <style:style style:name="T179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93" style:parent-style-name="Standard" style:family="paragraph">
      <style:paragraph-properties fo:margin-bottom="0in"/>
    </style:style>
    <style:style style:name="T179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95" style:parent-style-name="Listenabsatz" style:family="paragraph">
      <style:paragraph-properties fo:widows="2" fo:orphans="2" fo:margin-bottom="0in"/>
      <style:text-properties fo:hyphenate="true"/>
    </style:style>
    <style:style style:name="T1796"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97" style:parent-style-name="Listenabsatz" style:family="paragraph">
      <style:paragraph-properties fo:widows="2" fo:orphans="2" fo:margin-bottom="0in"/>
      <style:text-properties fo:hyphenate="true"/>
    </style:style>
    <style:style style:name="T1798"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99" style:parent-style-name="paragraph" style:family="paragraph">
      <style:paragraph-properties style:vertical-align="baseline" fo:margin-top="0in" fo:margin-bottom="0in"/>
    </style:style>
    <style:style style:name="T1800" style:parent-style-name="normaltextrun" style:family="text">
      <style:text-properties style:font-name="Calibri" style:font-name-asian="Arial" style:font-name-complex="Arial" fo:font-size="11pt" style:font-size-asian="11pt" style:font-size-complex="11pt"/>
    </style:style>
    <style:style style:name="T1801" style:parent-style-name="normaltextrun" style:family="text">
      <style:text-properties style:font-name="Calibri" style:font-name-asian="Arial" style:font-name-complex="Arial" fo:font-size="11pt" style:font-size-asian="11pt" style:font-size-complex="11pt"/>
    </style:style>
    <style:style style:name="T1802" style:parent-style-name="eop" style:family="text">
      <style:text-properties style:font-name="Calibri" style:font-name-asian="Arial" style:font-name-complex="Arial" fo:font-size="11pt" style:font-size-asian="11pt" style:font-size-complex="11pt"/>
    </style:style>
    <style:style style:name="P1803" style:parent-style-name="paragraph" style:family="paragraph">
      <style:paragraph-properties fo:margin-top="0in" fo:margin-bottom="0in" fo:background-color="#FFFFFF"/>
    </style:style>
    <style:style style:name="T1804" style:parent-style-name="normaltextrun" style:family="text">
      <style:text-properties style:font-name="Calibri" style:font-name-asian="Arial" style:font-name-complex="Arial" fo:font-size="11pt" style:font-size-asian="11pt" style:font-size-complex="11pt"/>
    </style:style>
    <style:style style:name="T1805" style:parent-style-name="apple-converted-space" style:family="text">
      <style:text-properties style:font-name="Calibri" style:font-name-asian="Arial" style:font-name-complex="Arial" fo:font-size="11pt" style:font-size-asian="11pt" style:font-size-complex="11pt"/>
    </style:style>
    <style:style style:name="T1806" style:parent-style-name="normaltextrun" style:family="text">
      <style:text-properties style:font-name="Calibri" style:font-name-asian="Arial" style:font-name-complex="Arial" fo:font-size="11pt" style:font-size-asian="11pt" style:font-size-complex="11pt"/>
    </style:style>
    <style:style style:name="P1807"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808" style:parent-style-name="Standard" style:family="paragraph">
      <style:paragraph-properties fo:margin-bottom="0in"/>
    </style:style>
    <style:style style:name="T180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10" style:parent-style-name="Standard" style:family="paragraph">
      <style:paragraph-properties fo:margin-bottom="0in"/>
    </style:style>
    <style:style style:name="T181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812" style:parent-style-name="Standard" style:family="paragraph">
      <style:paragraph-properties fo:margin-bottom="0in"/>
    </style:style>
    <style:style style:name="T18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14" style:parent-style-name="Standard" style:family="paragraph">
      <style:paragraph-properties fo:margin-bottom="0in"/>
    </style:style>
    <style:style style:name="T18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16" style:parent-style-name="Standard" style:family="paragraph">
      <style:paragraph-properties fo:margin-bottom="0in"/>
    </style:style>
    <style:style style:name="T181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8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19" style:parent-style-name="Standard" style:family="paragraph">
      <style:paragraph-properties fo:margin-bottom="0in"/>
    </style:style>
    <style:style style:name="T182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821" style:parent-style-name="Standard" style:family="paragraph">
      <style:paragraph-properties fo:margin-bottom="0in"/>
    </style:style>
    <style:style style:name="T182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823" style:parent-style-name="Listenabsatz" style:family="paragraph">
      <style:paragraph-properties fo:widows="2" fo:orphans="2" fo:margin-bottom="0in"/>
      <style:text-properties fo:hyphenate="true"/>
    </style:style>
    <style:style style:name="T182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825"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82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827"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828" style:parent-style-name="Absatz-Standardschriftart" style:family="text">
      <style:text-properties style:font-name="Calibri" style:font-name-asian="Arial" style:font-name-complex="Arial" fo:font-weight="bold" style:font-weight-asian="bold" style:font-weight-complex="bold"/>
    </style:style>
    <style:style style:name="T1829" style:parent-style-name="Absatz-Standardschriftart" style:family="text">
      <style:text-properties style:font-name="Calibri" style:font-name-asian="Arial" style:font-name-complex="Arial" fo:font-weight="bold" style:font-weight-asian="bold" style:font-weight-complex="bold"/>
    </style:style>
    <style:style style:name="T1830" style:parent-style-name="Absatz-Standardschriftart" style:family="text">
      <style:text-properties style:font-name="Calibri" style:font-name-asian="Arial" style:font-name-complex="Arial" fo:font-weight="bold" style:font-weight-asian="bold" style:font-weight-complex="bold"/>
    </style:style>
    <style:style style:name="P1831" style:parent-style-name="KeinLeerraum" style:family="paragraph">
      <style:text-properties style:font-name="Calibri" style:font-name-complex="Arial"/>
    </style:style>
    <style:style style:name="T1832" style:parent-style-name="Absatz-Standardschriftart" style:family="text">
      <style:text-properties style:font-name="Calibri" style:font-name-asian="Arial" style:font-name-complex="Arial" fo:font-weight="bold" style:font-weight-asian="bold" style:font-weight-complex="bold"/>
    </style:style>
    <style:style style:name="T1833" style:parent-style-name="Absatz-Standardschriftart" style:family="text">
      <style:text-properties style:font-name="Calibri" style:font-name-asian="Arial" style:font-name-complex="Arial"/>
    </style:style>
    <style:style style:name="T1834" style:parent-style-name="Absatz-Standardschriftart" style:family="text">
      <style:text-properties style:font-name="Calibri" style:font-name-asian="Arial" style:font-name-complex="Arial"/>
    </style:style>
    <style:style style:name="P1835" style:parent-style-name="KeinLeerraum" style:family="paragraph">
      <style:text-properties style:font-name="Calibri" style:font-name-complex="Arial" fo:font-weight="bold" style:font-weight-asian="bold"/>
    </style:style>
    <style:style style:name="T1836" style:parent-style-name="Absatz-Standardschriftart" style:family="text">
      <style:text-properties style:font-name="Calibri" style:font-name-asian="Arial" style:font-name-complex="Arial" fo:font-weight="bold" style:font-weight-asian="bold" style:font-weight-complex="bold"/>
    </style:style>
    <style:style style:name="P1837" style:parent-style-name="KeinLeerraum" style:family="paragraph">
      <style:text-properties style:font-name="Calibri" style:font-name-asian="Arial" style:font-name-complex="Arial"/>
    </style:style>
    <style:style style:name="P1838" style:parent-style-name="KeinLeerraum" style:family="paragraph">
      <style:text-properties style:font-name="Calibri" style:font-name-asian="Arial" style:font-name-complex="Arial"/>
    </style:style>
    <style:style style:name="P1839" style:parent-style-name="KeinLeerraum" style:family="paragraph">
      <style:text-properties style:font-name="Calibri" style:font-name-complex="Arial"/>
    </style:style>
    <style:style style:name="T1840" style:parent-style-name="Absatz-Standardschriftart" style:family="text">
      <style:text-properties style:font-name="Calibri" style:font-name-asian="Arial" style:font-name-complex="Arial" fo:font-weight="bold" style:font-weight-asian="bold" style:font-weight-complex="bold"/>
    </style:style>
    <style:style style:name="T1841" style:parent-style-name="Absatz-Standardschriftart" style:family="text">
      <style:text-properties style:font-name="Calibri" style:font-name-asian="Arial" style:font-name-complex="Arial"/>
    </style:style>
    <style:style style:name="T1842" style:parent-style-name="Absatz-Standardschriftart" style:family="text">
      <style:text-properties style:font-name="Calibri" style:font-name-asian="Arial" style:font-name-complex="Arial"/>
    </style:style>
    <style:style style:name="T1843" style:parent-style-name="Absatz-Standardschriftart" style:family="text">
      <style:text-properties style:font-name="Calibri" style:font-name-asian="Arial" style:font-name-complex="Arial"/>
    </style:style>
    <style:style style:name="P1844" style:parent-style-name="KeinLeerraum" style:family="paragraph">
      <style:text-properties style:font-name="Calibri" style:font-name-complex="Arial"/>
    </style:style>
    <style:style style:name="T1845" style:parent-style-name="Absatz-Standardschriftart" style:family="text">
      <style:text-properties style:font-name="Calibri" style:font-name-asian="Arial" style:font-name-complex="Arial" fo:font-weight="bold" style:font-weight-asian="bold" style:font-weight-complex="bold"/>
    </style:style>
    <style:style style:name="T1846" style:parent-style-name="Absatz-Standardschriftart" style:family="text">
      <style:text-properties style:font-name="Calibri" style:font-name-asian="Arial" style:font-name-complex="Arial"/>
    </style:style>
    <style:style style:name="T1847" style:parent-style-name="Absatz-Standardschriftart" style:family="text">
      <style:text-properties style:font-name="Calibri" style:font-name-asian="Arial" style:font-name-complex="Arial"/>
    </style:style>
    <style:style style:name="T1848" style:parent-style-name="Absatz-Standardschriftart" style:family="text">
      <style:text-properties style:font-name="Calibri" style:font-name-asian="Arial" style:font-name-complex="Arial"/>
    </style:style>
    <style:style style:name="P1849" style:parent-style-name="KeinLeerraum" style:family="paragraph">
      <style:paragraph-properties fo:text-indent="0.0312in"/>
      <style:text-properties style:font-name="Calibri" style:font-name-complex="Arial"/>
    </style:style>
    <style:style style:name="T1850" style:parent-style-name="Absatz-Standardschriftart" style:family="text">
      <style:text-properties style:font-name="Calibri" style:font-name-asian="Arial" style:font-name-complex="Arial" fo:font-weight="bold" style:font-weight-asian="bold" style:font-weight-complex="bold"/>
    </style:style>
    <style:style style:name="P1851" style:parent-style-name="KeinLeerraum" style:family="paragraph">
      <style:text-properties style:font-name="Calibri" style:font-name-asian="Arial" style:font-name-complex="Arial"/>
    </style:style>
    <style:style style:name="P1852" style:parent-style-name="KeinLeerraum" style:family="paragraph">
      <style:text-properties style:font-name="Calibri" style:font-name-asian="Arial" style:font-name-complex="Arial"/>
    </style:style>
    <style:style style:name="P1853" style:parent-style-name="KeinLeerraum" style:family="paragraph">
      <style:text-properties style:font-name="Calibri" style:font-name-asian="Arial" style:font-name-complex="Arial"/>
    </style:style>
    <style:style style:name="P1854" style:parent-style-name="KeinLeerraum" style:family="paragraph">
      <style:text-properties style:font-name="Calibri" style:font-name-asian="Arial" style:font-name-complex="Arial"/>
    </style:style>
    <style:style style:name="P1855" style:parent-style-name="KeinLeerraum" style:family="paragraph">
      <style:text-properties style:font-name="Calibri" style:font-name-complex="Arial"/>
    </style:style>
    <style:style style:name="T1856" style:parent-style-name="Absatz-Standardschriftart" style:family="text">
      <style:text-properties style:font-name="Calibri" style:font-name-asian="Arial" style:font-name-complex="Arial" fo:font-weight="bold" style:font-weight-asian="bold" style:font-weight-complex="bold"/>
    </style:style>
    <style:style style:name="T1857" style:parent-style-name="Absatz-Standardschriftart" style:family="text">
      <style:text-properties style:font-name="Calibri" style:font-name-asian="Arial" style:font-name-complex="Arial"/>
    </style:style>
    <style:style style:name="T1858" style:parent-style-name="Absatz-Standardschriftart" style:family="text">
      <style:text-properties style:font-name="Calibri"/>
    </style:style>
    <style:style style:name="T1859" style:parent-style-name="Absatz-Standardschriftart" style:family="text">
      <style:text-properties style:font-name="Calibri" style:font-name-asian="Arial" style:font-name-complex="Arial"/>
    </style:style>
    <style:style style:name="T1860" style:parent-style-name="Absatz-Standardschriftart" style:family="text">
      <style:text-properties style:font-name="Calibri" style:font-name-asian="Arial" style:font-name-complex="Arial"/>
    </style:style>
    <style:style style:name="T1861" style:parent-style-name="Absatz-Standardschriftart" style:family="text">
      <style:text-properties style:font-name="Calibri" style:font-name-asian="Arial" style:font-name-complex="Arial"/>
    </style:style>
    <style:style style:name="T1862" style:parent-style-name="Absatz-Standardschriftart" style:family="text">
      <style:text-properties style:font-name="Calibri" style:font-name-asian="Arial" style:font-name-complex="Arial"/>
    </style:style>
    <style:style style:name="T1863" style:parent-style-name="Absatz-Standardschriftart" style:family="text">
      <style:text-properties style:font-name="Calibri" style:font-name-asian="Arial" style:font-name-complex="Arial"/>
    </style:style>
    <style:style style:name="T1864" style:parent-style-name="Absatz-Standardschriftart" style:family="text">
      <style:text-properties style:font-name="Calibri" style:font-name-asian="Arial" style:font-name-complex="Arial"/>
    </style:style>
    <style:style style:name="T1865" style:parent-style-name="Absatz-Standardschriftart" style:family="text">
      <style:text-properties style:font-name="Calibri" style:font-name-asian="Arial" style:font-name-complex="Arial"/>
    </style:style>
    <style:style style:name="P1866" style:parent-style-name="KeinLeerraum" style:family="paragraph">
      <style:text-properties style:font-name="Calibri" style:font-name-asian="Arial" style:font-name-complex="Arial"/>
    </style:style>
    <style:style style:name="P1867" style:parent-style-name="KeinLeerraum" style:family="paragraph">
      <style:text-properties style:font-name="Calibri" style:font-name-complex="Arial"/>
    </style:style>
    <style:style style:name="T1868" style:parent-style-name="Absatz-Standardschriftart" style:family="text">
      <style:text-properties style:font-name="Calibri" style:font-name-asian="Arial" style:font-name-complex="Arial"/>
    </style:style>
    <style:style style:name="T1869" style:parent-style-name="Absatz-Standardschriftart" style:family="text">
      <style:text-properties style:font-name="Calibri" style:font-name-asian="Arial" style:font-name-complex="Arial"/>
    </style:style>
    <style:style style:name="T1870" style:parent-style-name="Absatz-Standardschriftart" style:family="text">
      <style:text-properties style:font-name="Calibri" style:font-name-asian="Arial" style:font-name-complex="Arial"/>
    </style:style>
    <style:style style:name="T1871" style:parent-style-name="Absatz-Standardschriftart" style:family="text">
      <style:text-properties style:font-name="Calibri" style:font-name-asian="Arial" style:font-name-complex="Arial"/>
    </style:style>
    <style:style style:name="P1872" style:parent-style-name="KeinLeerraum" style:family="paragraph">
      <style:text-properties style:font-name="Calibri" style:font-name-complex="Arial"/>
    </style:style>
    <style:style style:name="P1873" style:parent-style-name="KeinLeerraum" style:family="paragraph">
      <style:text-properties style:font-name="Calibri" style:font-name-complex="Arial"/>
    </style:style>
    <style:style style:name="T1874" style:parent-style-name="Absatz-Standardschriftart" style:family="text">
      <style:text-properties style:font-name="Calibri" style:font-name-asian="Arial" style:font-name-complex="Arial" fo:font-weight="bold" style:font-weight-asian="bold" style:font-weight-complex="bold"/>
    </style:style>
    <style:style style:name="P1875" style:parent-style-name="KeinLeerraum" style:family="paragraph">
      <style:text-properties style:font-name="Calibri" style:font-name-asian="Arial" style:font-name-complex="Arial"/>
    </style:style>
    <style:style style:name="P1876" style:parent-style-name="KeinLeerraum" style:family="paragraph">
      <style:text-properties style:font-name="Calibri" style:font-name-asian="Arial" style:font-name-complex="Arial"/>
    </style:style>
    <style:style style:name="P1877" style:parent-style-name="KeinLeerraum" style:family="paragraph">
      <style:text-properties style:font-name="Calibri" style:font-name-asian="Arial" style:font-name-complex="Arial"/>
    </style:style>
    <style:style style:name="P1878" style:parent-style-name="KeinLeerraum" style:family="paragraph">
      <style:text-properties style:font-name="Calibri" style:font-name-asian="Arial" style:font-name-complex="Arial"/>
    </style:style>
    <style:style style:name="P1879" style:parent-style-name="KeinLeerraum" style:family="paragraph">
      <style:text-properties style:font-name="Calibri" style:font-name-complex="Arial"/>
    </style:style>
    <style:style style:name="T1880" style:parent-style-name="Absatz-Standardschriftart" style:family="text">
      <style:text-properties style:font-name="Calibri" style:font-name-asian="Arial" style:font-name-complex="Arial" fo:font-weight="bold" style:font-weight-asian="bold" style:font-weight-complex="bold"/>
    </style:style>
    <style:style style:name="T1881" style:parent-style-name="Absatz-Standardschriftart" style:family="text">
      <style:text-properties style:font-name="Calibri" style:font-name-asian="Arial" style:font-name-complex="Arial"/>
    </style:style>
    <style:style style:name="T1882" style:parent-style-name="Absatz-Standardschriftart" style:family="text">
      <style:text-properties style:font-name="Calibri" style:font-name-asian="Arial" style:font-name-complex="Arial"/>
    </style:style>
    <style:style style:name="T1883" style:parent-style-name="Absatz-Standardschriftart" style:family="text">
      <style:text-properties style:font-name="Calibri" style:font-name-asian="Arial" style:font-name-complex="Arial"/>
    </style:style>
    <style:style style:name="P1884" style:parent-style-name="KeinLeerraum" style:family="paragraph">
      <style:text-properties style:font-name="Calibri" style:font-name-complex="Arial"/>
    </style:style>
    <style:style style:name="T1885" style:parent-style-name="Absatz-Standardschriftart" style:family="text">
      <style:text-properties style:font-name="Calibri" style:font-name-asian="Arial" style:font-name-complex="Arial" fo:font-weight="bold" style:font-weight-asian="bold"/>
    </style:style>
    <style:style style:name="T1886" style:parent-style-name="Absatz-Standardschriftart" style:family="text">
      <style:text-properties style:font-name="Calibri" style:font-name-asian="Arial" style:font-name-complex="Arial" fo:font-weight="bold" style:font-weight-asian="bold" style:font-weight-complex="bold"/>
    </style:style>
    <style:style style:name="T1887" style:parent-style-name="Absatz-Standardschriftart" style:family="text">
      <style:text-properties style:font-name="Calibri" style:font-name-asian="Arial" style:font-name-complex="Arial" fo:font-weight="bold" style:font-weight-asian="bold" style:font-weight-complex="bold"/>
    </style:style>
    <style:style style:name="T1888" style:parent-style-name="Absatz-Standardschriftart" style:family="text">
      <style:text-properties style:font-name="Calibri" style:font-name-asian="Arial" style:font-name-complex="Arial"/>
    </style:style>
    <style:style style:name="P1889" style:parent-style-name="KeinLeerraum" style:family="paragraph">
      <style:text-properties style:font-name="Calibri" style:font-name-complex="Arial"/>
    </style:style>
    <style:style style:name="T1890" style:parent-style-name="Absatz-Standardschriftart" style:family="text">
      <style:text-properties style:font-name="Calibri" style:font-name-asian="Arial" style:font-name-complex="Arial" fo:font-weight="bold" style:font-weight-asian="bold" style:font-weight-complex="bold"/>
    </style:style>
    <style:style style:name="P1891" style:parent-style-name="KeinLeerraum" style:family="paragraph">
      <style:text-properties style:font-name="Calibri" style:font-name-asian="Arial" style:font-name-complex="Arial"/>
    </style:style>
    <style:style style:name="P1892" style:parent-style-name="KeinLeerraum" style:family="paragraph">
      <style:text-properties style:font-name="Calibri" style:font-name-complex="Arial"/>
    </style:style>
    <style:style style:name="P1893" style:parent-style-name="Standard" style:family="paragraph">
      <style:text-properties style:font-name="Calibri" style:font-name-complex="Arial" fo:font-size="11pt" style:font-size-asian="11pt" style:font-size-complex="11pt" fo:language="de" fo:country="DE"/>
    </style:style>
    <style:style style:name="P1894" style:parent-style-name="Standard" style:family="paragraph">
      <style:text-properties style:font-name="Calibri" style:font-name-complex="Arial" fo:font-size="11pt" style:font-size-asian="11pt" style:font-size-complex="11pt" fo:language="de" fo:country="DE"/>
    </style:style>
    <style:style style:name="P1895" style:parent-style-name="Standard" style:family="paragraph">
      <style:paragraph-properties fo:margin-bottom="0in"/>
      <style:text-properties style:font-name="Calibri" style:font-name-complex="Arial" fo:font-style="italic" style:font-style-asian="italic" fo:color="#000000" fo:font-size="11pt" style:font-size-asian="11pt" style:font-size-complex="11pt" fo:language="de" fo:country="DE"/>
    </style:style>
    <style:style style:name="P1896" style:parent-style-name="Standard" style:family="paragraph">
      <style:paragraph-properties fo:margin-bottom="0in"/>
    </style:style>
    <style:style style:name="T1897"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98" style:parent-style-name="Standard" style:family="paragraph">
      <style:paragraph-properties fo:margin-bottom="0in"/>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style:style style:name="P1899" style:parent-style-name="Standard" style:family="paragraph">
      <style:paragraph-properties fo:margin-bottom="0in"/>
    </style:style>
    <style:style style:name="T1900" style:parent-style-name="Absatz-Standardschriftart" style:family="text">
      <style:text-properties style:font-name="Calibri" style:font-name-asian="Arial,Calibri,Arial" style:font-name-complex="Arial,Calibri,Arial" fo:font-weight="bold" style:font-weight-asian="bold" style:font-weight-complex="bold" fo:color="#FF0000" fo:font-size="11pt" style:font-size-asian="11pt" style:font-size-complex="11pt" fo:language="de" fo:country="DE"/>
    </style:style>
  </office:automatic-styles>
  <office:body>
    <office:text text:use-soft-page-breaks="true">
      <text:p text:style-name="P1"/>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text:span text:style-name="T30">Projekt: Mosti</text:span></text:p>
      <text:p text:style-name="P31"/>
      <text:p text:style-name="P32"><text:span text:style-name="T33">Anforderungsspezifikation</text:span></text:p>
      <text:p text:style-name="P34"><text:span text:style-name="T35">(Requirement Specification)</text:span></text:p>
      <text:p text:style-name="P36"/>
      <text:p text:style-name="P37"/>
      <text:p text:style-name="P38"><text:span text:style-name="T39">[Dokumentstruktur basiert auf RUP „Requirement Specification“]</text:span></text:p>
      <text:p text:style-name="P40"/>
      <text:soft-page-break/>
      <text:h text:style-name="P41" text:outline-level="1"><text:span text:style-name="T42">1. Dokumentinformationen</text:span></text:h>
      <text:p text:style-name="P43"/>
      <text:list text:style-name="LFO1" text:continue-numbering="true">
        <text:list-item>
          <text:list>
            <text:list-item>
              <text:p text:style-name="P44"><text:span text:style-name="T45">Änderungsgeschichte</text:span></text:p>
            </text:list-item>
          </text:list>
        </text:list-item>
      </text:list>
      <table:table table:style-name="Table46">
        <table:table-columns>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Standard"><text:span text:style-name="T53">Datum</text:span></text:p>
          </table:table-cell>
          <table:table-cell table:style-name="TableCell54">
            <text:p text:style-name="Standard"><text:span text:style-name="T55">Version</text:span></text:p>
          </table:table-cell>
          <table:table-cell table:style-name="TableCell56">
            <text:p text:style-name="Standard"><text:span text:style-name="T57">Änderung</text:span></text:p>
          </table:table-cell>
          <table:table-cell table:style-name="TableCell58">
            <text:p text:style-name="Standard"><text:span text:style-name="T59">Autor</text:span></text:p>
          </table:table-cell>
        </table:table-row>
        <table:table-row table:style-name="TableRow60">
          <table:table-cell table:style-name="TableCell61">
            <text:p text:style-name="Standard"><text:span text:style-name="T62">08.04.2016</text:span></text:p>
          </table:table-cell>
          <table:table-cell table:style-name="TableCell63">
            <text:p text:style-name="P64">1.0</text:p>
          </table:table-cell>
          <table:table-cell table:style-name="TableCell65">
            <text:p text:style-name="P66"/>
          </table:table-cell>
          <table:table-cell table:style-name="TableCell67">
            <text:p text:style-name="Standard"><text:span text:style-name="T68">Team 11</text:span></text:p>
          </table:table-cell>
        </table:table-row>
        <table:table-row table:style-name="TableRow69">
          <table:table-cell table:style-name="TableCell70">
            <text:p text:style-name="P71"/>
          </table:table-cell>
          <table:table-cell table:style-name="TableCell72">
            <text:p text:style-name="P73"/>
          </table:table-cell>
          <table:table-cell table:style-name="TableCell74">
            <text:p text:style-name="P75"/>
          </table:table-cell>
          <table:table-cell table:style-name="TableCell76">
            <text:p text:style-name="P77"/>
          </table:table-cell>
        </table:table-row>
      </table:table>
      <text:soft-page-break/>
      <text:h text:style-name="P78" text:outline-level="2"><text:span text:style-name="T79">1.2 Inhalt</text:span></text:h>
      <text:p text:style-name="P80"/>
      <text:p text:style-name="P81"><text:span text:style-name="T82">1.</text:span><text:span text:style-name="T83"><text:tab/></text:span><text:span text:style-name="T84">Dokumentinformationen</text:span><text:span text:style-name="T85"><text:tab/></text:span><text:span text:style-name="T86">2</text:span></text:p>
      <text:p text:style-name="P87"><text:span text:style-name="T88">1.1.</text:span><text:span text:style-name="T89"><text:tab/></text:span><text:span text:style-name="T90">Änderungsgeschichte</text:span><text:span text:style-name="T91"><text:tab/></text:span><text:span text:style-name="T92">2</text:span></text:p>
      <text:p text:style-name="P93"><text:span text:style-name="T94">1.2.</text:span><text:span text:style-name="T95"><text:tab/></text:span><text:span text:style-name="T96">Inhalt</text:span><text:span text:style-name="T97"><text:tab/></text:span><text:span text:style-name="T98">3</text:span></text:p>
      <text:p text:style-name="P99"><text:span text:style-name="T100">2.</text:span><text:span text:style-name="T101"><text:tab/></text:span><text:span text:style-name="T102">Einführung (Introduction)</text:span><text:span text:style-name="T103"><text:tab/></text:span><text:span text:style-name="T104">5</text:span></text:p>
      <text:p text:style-name="P105"><text:span text:style-name="T106">2.1.</text:span><text:span text:style-name="T107"><text:tab/></text:span><text:span text:style-name="T108">Definitionen und Abkürzungen (Definitions, Acronyms, Abbreviations)</text:span><text:span text:style-name="T109"><text:tab/></text:span><text:span text:style-name="T110">5</text:span></text:p>
      <text:p text:style-name="P111"><text:span text:style-name="T112">2.2.</text:span><text:span text:style-name="T113"><text:tab/></text:span><text:span text:style-name="T114">Referenzen (References)</text:span><text:span text:style-name="T115"><text:tab/></text:span><text:span text:style-name="T116">5</text:span></text:p>
      <text:p text:style-name="P117"><text:span text:style-name="T118">2.3.</text:span><text:span text:style-name="T119"><text:tab/></text:span><text:span text:style-name="T120">Übersicht (Overview)</text:span><text:span text:style-name="T121"><text:tab/></text:span><text:span text:style-name="T122">5</text:span></text:p>
      <text:p text:style-name="P123"><text:span text:style-name="T124">3.</text:span><text:span text:style-name="T125"><text:tab/></text:span><text:span text:style-name="T126">Allgemeine Beschreibung (Overall Description)</text:span><text:span text:style-name="T127"><text:tab/></text:span><text:span text:style-name="T128">6</text:span></text:p>
      <text:p text:style-name="P129"><text:span text:style-name="T130">3.1.</text:span><text:span text:style-name="T131"><text:tab/></text:span><text:span text:style-name="T132">Produkt Perspektive (Product Perspective)</text:span><text:span text:style-name="T133"><text:tab/></text:span><text:span text:style-name="T134">6</text:span></text:p>
      <text:p text:style-name="P135"><text:span text:style-name="T136">3.2.</text:span><text:span text:style-name="T137"><text:tab/></text:span><text:span text:style-name="T138">Produkt Funktion (Product Functions)</text:span><text:span text:style-name="T139"><text:tab/></text:span><text:span text:style-name="T140">6</text:span></text:p>
      <text:p text:style-name="P141"><text:span text:style-name="T142">3.3.</text:span><text:span text:style-name="T143"><text:tab/></text:span><text:span text:style-name="T144">Benutzer Charakteristik (User Characteristics</text:span><text:span text:style-name="T145"><text:tab/></text:span><text:span text:style-name="T146">6</text:span></text:p>
      <text:p text:style-name="P147"><text:span text:style-name="T148">3.4.</text:span><text:span text:style-name="T149"><text:tab/></text:span><text:span text:style-name="T150">Einschränkungen (Constraints)</text:span><text:span text:style-name="T151"><text:tab/></text:span><text:span text:style-name="T152">6</text:span></text:p>
      <text:p text:style-name="P153"><text:span text:style-name="T154">3.5.</text:span><text:span text:style-name="T155"><text:tab/></text:span><text:span text:style-name="T156">Annahmen (Assumptions)</text:span><text:span text:style-name="T157"><text:tab/></text:span><text:span text:style-name="T158">6</text:span></text:p>
      <text:p text:style-name="P159"><text:span text:style-name="T160">3.6.</text:span><text:span text:style-name="T161"><text:tab/></text:span><text:span text:style-name="T162">Abhängigkeiten (Dependenencies)</text:span><text:span text:style-name="T163"><text:tab/></text:span><text:span text:style-name="T164">7</text:span></text:p>
      <text:p text:style-name="P165"><text:span text:style-name="T166">3.7.</text:span><text:span text:style-name="T167"><text:tab/></text:span><text:span text:style-name="T168">Use Case Überblick (Use Case Survey)</text:span><text:span text:style-name="T169"><text:tab/></text:span><text:span text:style-name="T170">7</text:span></text:p>
      <text:p text:style-name="P171"><text:span text:style-name="T172">4.</text:span><text:span text:style-name="T173"><text:tab/></text:span><text:span text:style-name="T174">Spezifische Anforderungen (Specific Requirements)</text:span><text:span text:style-name="T175"><text:tab/></text:span><text:span text:style-name="T176">8</text:span></text:p>
      <text:p text:style-name="P177"><text:span text:style-name="T178">4.1.</text:span><text:span text:style-name="T179"><text:tab/></text:span><text:span text:style-name="T180">Funktionale Anforderungen (Functionality)</text:span><text:span text:style-name="T181"><text:tab/></text:span><text:span text:style-name="T182">8</text:span></text:p>
      <text:p text:style-name="P183"><text:span text:style-name="T184">4.1.1.</text:span><text:span text:style-name="T185"><text:tab/></text:span><text:span text:style-name="T186">Funktionale Anforderung F-1: Kassenfunktion</text:span><text:span text:style-name="T187"><text:tab/></text:span><text:span text:style-name="T188">8</text:span></text:p>
      <text:p text:style-name="P189"><text:span text:style-name="T190">4.1.2.</text:span><text:span text:style-name="T191"><text:tab/></text:span><text:span text:style-name="T192">Funktionale Anforderung F-2: Kalenderfunktion</text:span><text:span text:style-name="T193"><text:tab/></text:span><text:span text:style-name="T194">8</text:span></text:p>
      <text:p text:style-name="P195"><text:span text:style-name="T196">4.1.3.</text:span><text:span text:style-name="T197"><text:tab/></text:span><text:span text:style-name="T198">Funktionale Anforderung F-3: Kunden- und Mitarbeiterverwaltung</text:span><text:span text:style-name="T199"><text:tab/></text:span><text:span text:style-name="T200">8</text:span></text:p>
      <text:p text:style-name="P201"><text:span text:style-name="T202">4.1.4.</text:span><text:span text:style-name="T203"><text:tab/></text:span><text:span text:style-name="T204">Funktionale Anforderung F-4: Lagerverwaltung</text:span><text:span text:style-name="T205"><text:tab/></text:span><text:span text:style-name="T206">8</text:span></text:p>
      <text:p text:style-name="P207"><text:span text:style-name="T208">4.1.5.</text:span><text:span text:style-name="T209"><text:tab/></text:span><text:span text:style-name="T210">Funktionale Anforderung F-5: Account</text:span><text:span text:style-name="T211"><text:tab/></text:span><text:span text:style-name="T212">8</text:span></text:p>
      <text:p text:style-name="P213"><text:span text:style-name="T214">4.2.</text:span><text:span text:style-name="T215"><text:tab/></text:span><text:span text:style-name="T216">Bedienbarkeit (Usability)</text:span><text:span text:style-name="T217"><text:tab/></text:span><text:span text:style-name="T218">8</text:span></text:p>
      <text:p text:style-name="P219"><text:span text:style-name="T220">4.2.1.</text:span><text:span text:style-name="T221"><text:tab/></text:span><text:span text:style-name="T222">Bedienbarkeitsanforderung U-1: Übersichtlich</text:span><text:span text:style-name="T223"><text:tab/></text:span><text:span text:style-name="T224">8</text:span></text:p>
      <text:p text:style-name="P225"><text:span text:style-name="T226">4.2.2.</text:span><text:span text:style-name="T227"><text:tab/></text:span><text:span text:style-name="T228">Bedienbarkeitsanforderung U-2: Selbsterklärend</text:span><text:span text:style-name="T229"><text:tab/></text:span><text:span text:style-name="T230">8</text:span></text:p>
      <text:p text:style-name="P231"><text:span text:style-name="T232">4.2.3.</text:span><text:span text:style-name="T233"><text:tab/></text:span><text:span text:style-name="T234">Bedienbarkeitsanforderung U-3: Lesbar</text:span><text:span text:style-name="T235"><text:tab/></text:span><text:span text:style-name="T236">9</text:span></text:p>
      <text:p text:style-name="P237"><text:span text:style-name="T238">4.3.</text:span><text:span text:style-name="T239"><text:tab/></text:span><text:span text:style-name="T240">Zuverlässigkeit (Reliability)</text:span><text:span text:style-name="T241"><text:tab/></text:span><text:span text:style-name="T242">9</text:span></text:p>
      <text:p text:style-name="P243"><text:span text:style-name="T244">4.3.1.</text:span><text:span text:style-name="T245"><text:tab/></text:span><text:span text:style-name="T246">Zuverlässigkeitsanforderung R-1: Exakte Berechnung</text:span><text:span text:style-name="T247"><text:tab/></text:span><text:span text:style-name="T248">9</text:span></text:p>
      <text:p text:style-name="P249"><text:span text:style-name="T250">4.3.2.</text:span><text:span text:style-name="T251"><text:tab/></text:span><text:span text:style-name="T252">Zuverlässigkeitsanforderung R-2: Plausibilität</text:span><text:span text:style-name="T253"><text:tab/></text:span><text:span text:style-name="T254">9</text:span></text:p>
      <text:p text:style-name="P255"><text:span text:style-name="T256">4.3.3.</text:span><text:span text:style-name="T257"><text:tab/></text:span><text:span text:style-name="T258">Zuverlässigkeitsanforderung R-3: Durchschnittliche Ausfallzeit</text:span><text:span text:style-name="T259"><text:tab/></text:span><text:span text:style-name="T260">9</text:span></text:p>
      <text:p text:style-name="P261"><text:span text:style-name="T262">4.3.4.</text:span><text:span text:style-name="T263"><text:tab/></text:span><text:span text:style-name="T264">Zuverlässigkeitsanforderung R-4: Sauberer Zustand</text:span><text:span text:style-name="T265"><text:tab/></text:span><text:span text:style-name="T266">9</text:span></text:p>
      <text:p text:style-name="P267"><text:span text:style-name="T268">4.4.</text:span><text:span text:style-name="T269"><text:tab/></text:span><text:span text:style-name="T270">Leistung (Performance)</text:span><text:span text:style-name="T271"><text:tab/></text:span><text:span text:style-name="T272">9</text:span></text:p>
      <text:p text:style-name="P273"><text:span text:style-name="T274">4.4.1.</text:span><text:span text:style-name="T275"><text:tab/></text:span><text:span text:style-name="T276">Leistungsanforderung P-1: Geschwindigkeit</text:span><text:span text:style-name="T277"><text:tab/></text:span><text:span text:style-name="T278">9</text:span></text:p>
      <text:p text:style-name="P279"><text:span text:style-name="T280">4.4.2.</text:span><text:span text:style-name="T281"><text:tab/></text:span><text:span text:style-name="T282">Leistungsanforderung P-2: Durchsatz</text:span><text:span text:style-name="T283"><text:tab/></text:span><text:span text:style-name="T284">9</text:span></text:p>
      <text:p text:style-name="P285"><text:span text:style-name="T286">4.5.</text:span><text:span text:style-name="T287"><text:tab/></text:span><text:span text:style-name="T288">Wartbarkeit (Supportability)</text:span><text:span text:style-name="T289"><text:tab/></text:span><text:span text:style-name="T290">9</text:span></text:p>
      <text:p text:style-name="P291"><text:span text:style-name="T292">4.5.1.</text:span><text:span text:style-name="T293"><text:tab/></text:span><text:span text:style-name="T294">Wartbarkeitsanforderung S-1: Geringe Kopplung</text:span><text:span text:style-name="T295"><text:tab/></text:span><text:span text:style-name="T296">9</text:span></text:p>
      <text:p text:style-name="P297"><text:span text:style-name="T298">4.6.</text:span><text:span text:style-name="T299"><text:tab/></text:span><text:span text:style-name="T300">Installation</text:span><text:span text:style-name="T301"><text:tab/></text:span><text:span text:style-name="T302">9</text:span></text:p>
      <text:p text:style-name="P303"><text:span text:style-name="T304">4.6.1.</text:span><text:span text:style-name="T305"><text:tab/></text:span><text:span text:style-name="T306">Installationsanforderung I-1: Download</text:span><text:span text:style-name="T307"><text:tab/></text:span><text:span text:style-name="T308">9</text:span></text:p>
      <text:p text:style-name="P309"><text:span text:style-name="T310">4.6.2.</text:span><text:span text:style-name="T311"><text:tab/></text:span><text:span text:style-name="T312">Installationsanforderung I-2: Windowskompatibel</text:span><text:span text:style-name="T313"><text:tab/></text:span><text:span text:style-name="T314">9</text:span></text:p>
      <text:p text:style-name="P315"><text:span text:style-name="T316">4.7.</text:span><text:span text:style-name="T317"><text:tab/></text:span><text:span text:style-name="T318">Schnittstellen (Interfaces)</text:span><text:span text:style-name="T319"><text:tab/></text:span><text:span text:style-name="T320">10</text:span></text:p>
      <text:p text:style-name="P321"><text:span text:style-name="T322">4.7.1.</text:span><text:span text:style-name="T323"><text:tab/></text:span><text:span text:style-name="T324">Benutzerschnittstelle (User Interface)</text:span><text:span text:style-name="T325"><text:tab/></text:span><text:span text:style-name="T326">10</text:span></text:p>
      <text:p text:style-name="P327"><text:span text:style-name="T328">4.7.2.</text:span><text:span text:style-name="T329"><text:tab/></text:span><text:span text:style-name="T330">Hardwareschnittstelle (Hardware Interface)</text:span><text:span text:style-name="T331"><text:tab/></text:span><text:span text:style-name="T332">10</text:span></text:p>
      <text:p text:style-name="P333"><text:span text:style-name="T334">4.7.3.</text:span><text:span text:style-name="T335"><text:tab/></text:span><text:span text:style-name="T336">Softwareschnittstellen (Software Interface)</text:span><text:span text:style-name="T337"><text:tab/></text:span><text:span text:style-name="T338">10</text:span></text:p>
      <text:p text:style-name="P339"><text:span text:style-name="T340">4.7.4.</text:span><text:span text:style-name="T341"><text:tab/></text:span><text:span text:style-name="T342">Datenbankschnittstelle (Database Interface)</text:span><text:span text:style-name="T343"><text:tab/></text:span><text:span text:style-name="T344">10</text:span></text:p>
      <text:p text:style-name="P345"><text:span text:style-name="T346">4.8.</text:span><text:span text:style-name="T347"><text:tab/></text:span><text:span text:style-name="T348">Lizenzanforderungen (Licensing Requirement)</text:span><text:span text:style-name="T349"><text:tab/></text:span><text:span text:style-name="T350">10</text:span></text:p>
      <text:p text:style-name="P351"><text:span text:style-name="T352">4.9. <text:s text:c="6"/>Verwendete Standards (Applicable Standards)</text:span><text:span text:style-name="T353"><text:tab/></text:span><text:span text:style-name="T354">10</text:span></text:p>
      <text:p text:style-name="P355"><text:span text:style-name="T356">5.</text:span><text:span text:style-name="T357"><text:tab/></text:span><text:span text:style-name="T358">Use Cases</text:span><text:span text:style-name="T359"><text:tab/></text:span><text:span text:style-name="T360">11</text:span></text:p>
      <text:p text:style-name="P361"><text:span text:style-name="T362">5.1.</text:span><text:span text:style-name="T363"><text:tab/></text:span><text:span text:style-name="T364">Use Case Diagramm</text:span><text:span text:style-name="T365"><text:tab/></text:span><text:span text:style-name="T366">11</text:span></text:p>
      <text:p text:style-name="P367"><text:span text:style-name="T368">5.2.</text:span><text:span text:style-name="T369"><text:tab/></text:span><text:span text:style-name="T370">Aktoren &amp; Stakeholders</text:span><text:span text:style-name="T371"><text:tab/></text:span></text:p>
      <text:p text:style-name="P372"><text:span text:style-name="T373">5.3.</text:span><text:span text:style-name="T374"><text:tab/></text:span><text:span text:style-name="T375">Use Case 1: Verkauf abwickeln</text:span><text:span text:style-name="T376"><text:tab/></text:span></text:p>
      <text:soft-page-break/>
      <text:p text:style-name="P377"><text:span text:style-name="T378">5.4.</text:span><text:span text:style-name="T379"><text:tab/></text:span><text:span text:style-name="T380">Use Case 2: Kunde bearbeiten</text:span><text:span text:style-name="T381"><text:tab/></text:span></text:p>
      <text:p text:style-name="P382"><text:span text:style-name="T383">5.5.</text:span><text:span text:style-name="T384"><text:tab/></text:span><text:span text:style-name="T385">Use Case 3: Lagerbestand bearbeiten</text:span><text:span text:style-name="T386"><text:tab/></text:span></text:p>
      <text:p text:style-name="P387"><text:span text:style-name="T388">5.6.</text:span><text:span text:style-name="T389"><text:tab/></text:span><text:span text:style-name="T390">Use Case 4: Mitarbeiter bearbeiten</text:span><text:span text:style-name="T391"><text:tab/></text:span></text:p>
      <text:p text:style-name="P392"><text:span text:style-name="T393">5.7.</text:span><text:span text:style-name="T394"><text:tab/></text:span><text:span text:style-name="T395">Use Case 5: Preis für Dienstleistung bearbeiten</text:span><text:span text:style-name="T396"><text:tab/></text:span></text:p>
      <text:p text:style-name="P397"><text:span text:style-name="T398">5.8.</text:span><text:span text:style-name="T399"><text:tab/></text:span><text:span text:style-name="T400">Use Case 6: Schichtplan bearbeiten</text:span><text:span text:style-name="T401"><text:tab/></text:span></text:p>
      <text:p text:style-name="P402"><text:span text:style-name="T403">5.9.</text:span><text:span text:style-name="T404"><text:tab/></text:span><text:span text:style-name="T405">Use Case 7: Kundentermin bearbeiten</text:span><text:span text:style-name="T406"><text:tab/></text:span></text:p>
      <text:p text:style-name="P407"><text:span text:style-name="T408">5.10.</text:span><text:span text:style-name="T409"><text:tab/></text:span><text:span text:style-name="T410">Use Case 8: Admin-Account anlegen</text:span><text:span text:style-name="T411"><text:tab/></text:span></text:p>
      <text:p text:style-name="P412"><text:span text:style-name="T413">5.11.</text:span><text:span text:style-name="T414"><text:tab/></text:span><text:span text:style-name="T415">Use Case 9: Passwort ändern</text:span><text:span text:style-name="T416"><text:tab/></text:span></text:p>
      <text:p text:style-name="P417"><text:span text:style-name="T418">5.12.</text:span><text:span text:style-name="T419"><text:tab/></text:span><text:span text:style-name="T420">Use Case 10: Systemanmeldung durchführen</text:span><text:span text:style-name="T421"><text:tab/></text:span></text:p>
      <text:p text:style-name="P422"/>
      <text:p text:style-name="P423"/>
      <text:soft-page-break/>
      <text:h text:style-name="P424" text:outline-level="1"><text:span text:style-name="T425">2. Einführung (Introduction) <text:s text:c="90"/></text:span><text:span text:style-name="T426"><text:s text:c="91"/></text:span></text:h>
      <text:p text:style-name="P427"/>
      <text:h text:style-name="P428" text:outline-level="2"><text:span text:style-name="T429">2.1 Definitionen und Abkürzungen (Definitions, Acronyms, Abbreviations)</text:span></text:h>
      <text:p text:style-name="P430"><text:span text:style-name="T431">Vgl. separates Dokument (Dateiname: Glossary.docx)</text:span></text:p>
      <text:p text:style-name="P432"/>
      <text:h text:style-name="P433" text:outline-level="2"><text:span text:style-name="T434">2.2 Referenzen (References)</text:span></text:h>
      <text:p text:style-name="P435"><text:span text:style-name="T436">Buch: Craig Larman: UML 2 und Patterns angewendet (2005)</text:span></text:p>
      <text:p text:style-name="P437"/>
      <text:h text:style-name="P438" text:outline-level="2"><text:span text:style-name="T439">2.3 Übersicht (Overview)</text:span></text:h>
      <text:p text:style-name="P440"><text:span text:style-name="T441">Dieses Dokument enthält eine Zusammenfassung aller funktionalen und nicht funktionalen</text:span></text:p>
      <text:p text:style-name="P442"><text:span text:style-name="T443">Anforderungen an unsere Mosti-Software. Zusätzlich sind hier die bisher erstellten Use Cases</text:span></text:p>
      <text:p text:style-name="P444"><text:span text:style-name="T445">aufgelistet, mit welchen einige Anforderungen spezifiziert worden sind.</text:span></text:p>
      <text:p text:style-name="P446"/>
      <text:p text:style-name="P447"/>
      <text:p text:style-name="P448"><text:span text:style-name="T449">3. Allgemeine Beschreibung (Overall Description)</text:span></text:p>
      <text:p text:style-name="P450"/>
      <text:h text:style-name="P451" text:outline-level="2"><text:span text:style-name="T452">3.1 Produkt Perspektive (Product Perspective)</text:span></text:h>
      <text:p text:style-name="P453"><text:span text:style-name="T454">Mosti soll als eine Anwendung zur Unterstützung von Mosterei-Betrieben entwickelt werden. Dem Mosterei-Betreiber soll ein Programm zur Verfügung gestellt werden, mit welchem er die <text:s/>einzelnen Bereiche der Mosterei verwalten kann. Dadurch sollen zum einen organisatorische Aufgaben erleichtert werden, wie z. B. Kunden-Terminplanung, Erstellung von Arbeitsplänen, Verwaltung von Lagerbeständen etc. Zum anderen soll Mosti die Verkaufsabwicklung vereinfachen, indem die einzelnen Kundenaufträge, welche manuell während des Betriebes erfasst werden (z. B. Liter-Zahl, Verbrauchsmaterial etc.), direkt im System eingetragen und verarbeitet werden. Im Gegensatz zu bestehenden Lösungen soll Mosti all diese Funktionen zur Unterstützung des Mosterei-Betriebes vereinen.</text:span></text:p>
      <text:p text:style-name="P455"/>
      <text:h text:style-name="P456" text:outline-level="2"><text:span text:style-name="T457">3.2 Produkt Funktion (Product Functions)</text:span></text:h>
      <text:p text:style-name="P458"><text:span text:style-name="T459">Kernfunktion der Anwendung ist die Unterstützung der Verkaufsabwicklung. Abhängig von den spezifischen Einkaufsparametern (gepresste Literzahl, benötigte Materialien), die vom Mitarbeiter ins System eingegeben werden, berechnet das System automatisch den Preis für den getätigten Einkauf. Zusätzlich wird dem Kunden eine Übersicht über seinen Einkauf zum Ausdruck bereitgestellt.</text:span></text:p>
      <text:p text:style-name="P460"><text:span text:style-name="T461">Für die interne Verwaltung der Mosterei stehen in der Mosti-Software Kalenderfunktionen für die Terminplanung der Kunden und die Verwaltung des Mitarbeiterschichtplans bereit. Der Mosterei-Inhaber hat die Möglichkeit, neue Termine und Schichten zu erstellen sowie bestehende zu bearbeiten beziehungsweise zu löschen.</text:span></text:p>
      <text:p text:style-name="P462"><text:span text:style-name="T463">Eine weitere Funktionalität ist die Speicherung von Kunden-und Mitarbeiterdaten. Um Kunden bei eventuellen Terminänderungen erreichen zu können, werden bei der ersten Terminvereinbarung Kundendaten gespeichert und mit dem entsprechenden Termin verknüpft. Später können diese Daten wieder eingeholt und bearbeitet werden.</text:span></text:p>
      <text:p text:style-name="P464"><text:span text:style-name="T465">Ebenso werden die Daten des Mitarbeiters in Verbindung mit seinem eigenen Account im System abgespeichert und stehen zur Bearbeitung zur Verfügung.</text:span></text:p>
      <text:p text:style-name="P466"><text:span text:style-name="T467">Als letztes kann der Mosterei-Inhaber mit der Lagerfunktionalität den aktuellen Lagerbestand einsehen, Produkte zum Sortiment hinzufügen oder wieder entfernen. Die im Kundeneinkauf verbrauchten Materialien werden automatisch dem Lager abgezogen und so der Bestand laufend aktualisiert.</text:span></text:p>
      <text:p text:style-name="P468"><text:span text:style-name="T469">All diese Funktionen sind nur für angemeldete Benutzer des Systems verwendbar. Hier wird nach dem Account des Mitarbeiters und dem des Mosterei-Inhabers unterschieden, dem ein Administratoraccount zugeteilt wird.</text:span></text:p>
      <text:p text:style-name="P470"/>
      <text:h text:style-name="P471" text:outline-level="2"><text:span text:style-name="T472">3.3 Benutzer Charakteristik (User Characteristics)</text:span></text:h>
      <text:p text:style-name="P473"><text:span text:style-name="T474">Die Zielgruppe für die Mosti-Software sind vor allem Mosterei-Betriebe ohne eigene Verwaltungssoftware beziehungsweise mehreren verschiedenen Programmen, die durch entsprechenden Schnittstellen zusammenarbeiten. Da Mosti die wichtigsten Funktionen einer Verwaltungssoftware in sich vereint, dient es als gute Alternative zu mehreren Systemen oder zur händischen und papiergestützten Verwaltung. Durch die einfache Handhabung ist Mosti auch in Betrieben einsetzbar, in welchem die Mitarbeiter nicht viel Zeit auf die Bedienungserlernung des Systems verwenden können <text:s/>und wenig mit der computertechnischen Umsetzung der Dokumentation und Abrechnung vertraut sind.</text:span></text:p>
      <text:p text:style-name="P475"/>
      <text:h text:style-name="P476" text:outline-level="2"><text:span text:style-name="T477">3.4 Einschränkungen (Constraints)</text:span></text:h>
      <text:p text:style-name="P478"><text:span text:style-name="T479">Die geplante Vision von Mosti sieht vor, das Programm auf einem einzigen Computer laufen zu lassen. Dies impliziert, dass die einzelnen Funktionen nicht parallel ausgeführt werden können. So können beispielsweise während den Öffnungszeiten (also wenn die Kassenfunktion verwendet wird) keine neuen Termine erstellt werden.</text:span></text:p>
      <text:p text:style-name="P480"/>
      <text:h text:style-name="P481" text:outline-level="2"><text:span text:style-name="T482">3.5 Annahmen (Assumptions)</text:span></text:h>
      <text:p text:style-name="P483"><text:span text:style-name="T484">Da auch der Mitarbeiterschichtplan mithilfe der Mosti-Software erstellt und eigesehen werden kann, kam die Frage auf, die Mitarbeiterschichtpläne gefiltert nach einzelnen Mitarbeitern anzeigen zu lassen.</text:span></text:p>
      <text:p text:style-name="P485"><text:span text:style-name="T486">Eine weitere Frage ist die Wichtigkeit der Accounts. Das Team hat es als sinnvoll empfunden, einige Funktionen nur dem Mosterei-Inhaber zuzuteilen</text:span></text:p>
      <text:p text:style-name="P487"/>
      <text:p text:style-name="P488"/>
      <text:soft-page-break/>
      <text:h text:style-name="P489" text:outline-level="2"><text:span text:style-name="T490">3.6 Abhängigkeiten (Dependenencies)</text:span></text:h>
      <text:p text:style-name="P491"><text:span text:style-name="T492">Da Mosti ein eigenständiges Verwaltungsprogramm ist, ist es auf keine weiteren Programme oder Dienstleistungen angewiesen. Lediglich für die Übersicht über den Einkauf ist eine Verbindung zum Drucker notwendig, um dem Kunden eine Zusammenfassung seines Einkaufs und eine Übersicht der Preise und benötigten Materialien mitgeben zu können.</text:span></text:p>
      <text:p text:style-name="P493"/>
      <text:h text:style-name="P494" text:outline-level="2"><text:span text:style-name="T495">3.7 Use Case Überblick (Use Case Survey)</text:span></text:h>
      <text:p text:style-name="P496"/>
      <text:p text:style-name="P497"><text:span text:style-name="T498">UC 1: Verkauf abwickeln</text:span></text:p>
      <text:p text:style-name="P499"><text:span text:style-name="T500">Der Kunde kommt nach dem Press- und Abfüllvorgang an die Kasse. Dort erfasst der Kassierer alle vom Kunden verbrauchten Materialien. Das System berechnet die totale Summe und erstellt eine Übersicht des Verkaufs für den Kunden. Nach der Zahlung <text:s/>durch den Kunden speichert das System die Verkaufsinformationen und markiert den Kunden als abgeschlossen.</text:span></text:p>
      <text:p text:style-name="P501"/>
      <text:p text:style-name="P502"><text:span text:style-name="T503">UC 2: Kunde bearbeiten</text:span></text:p>
      <text:p text:style-name="P504"><text:span text:style-name="T505">Das System präsentiert dem<text:s/></text:span><text:span text:style-name="T506">Mitarbeiter bzw. dem Mosterei-Inhaber eine Übersicht aller Kundendaten. Diese kann der Benutzer nun<text:s/></text:span><text:span text:style-name="T507">bearbeiten, löschen bzw. neue Kundendaten zum System hinzufügen. Das System speichert die getätigten Änderungen.</text:span></text:p>
      <text:p text:style-name="P508"/>
      <text:p text:style-name="P509"><text:span text:style-name="T510">UC 3: Lagerbestand bearbeiten</text:span></text:p>
      <text:p text:style-name="P511"><text:span text:style-name="T512">Das System präsentiert dem Mosterei-Inhaber eine Übersicht über die im Lager befindlichen Produkte. Nun kann der Mosterei-inhaber Produktdaten ändern sowie neue Produkte hinzufügen und löschen. Das System speichert alle getätigten Änderungen.</text:span></text:p>
      <text:p text:style-name="P513"/>
      <text:p text:style-name="P514"><text:span text:style-name="T515">UC 4: Mitarbeiter bearbeiten</text:span></text:p>
      <text:p text:style-name="P516"><text:span text:style-name="T517">Das System präsentiert dem Mosterei-Inhaber eine Übersicht über alle in seinem Betrieb angestellten Mitarbeiter. Die angezeigten Daten kann der Mosterei-Inhaber nun bearbeiten und außerdem Mitarbeiter löschen sowie neue Mitarbeiter anlegen, für die das System einen neuen Account erstellt. Alle getätigten Änderungen werden vom System gespeichert</text:span></text:p>
      <text:p text:style-name="P518"/>
      <text:p text:style-name="P519"><text:span text:style-name="T520">UC 5: Preis für Dienstleistung bearbeiten</text:span></text:p>
      <text:p text:style-name="P521"><text:span text:style-name="T522">Der Mosterei-Inhaber öffnet die Preisübersicht über die Dienstleistungen. Er wählt eine gewünschte Leistung aus und ändert dessen Preis. Das System speichert alle Änderungen.</text:span></text:p>
      <text:p text:style-name="P523"/>
      <text:p text:style-name="P524"><text:span text:style-name="T525">UC 6: Schichtplan bearbeiten</text:span></text:p>
      <text:p text:style-name="P526"><text:span text:style-name="T527">Das System präsentiert dem Mosterei-Inhaber eine Wochenvorlage des Schichtplans. Der Mosterei-Inhaber trägt hier nun die einzelnen Mitarbeiter in die gekennzeichneten Schichten ein. Das System speichert alle Eintragungen ab.</text:span></text:p>
      <text:p text:style-name="P528"/>
      <text:p text:style-name="P529"><text:span text:style-name="T530">UC 7: Kundentermin bearbeiten</text:span></text:p>
      <text:p text:style-name="P531"><text:span text:style-name="T532">Das System präsentiert dem Mosterei-Inhaber eine Übersicht über die erstellten Termine. Der Mosterei-Inhaber kann nun einzelnen Termin auswählen und bearbeiten sowie Termine löschen und neue Termine erstellen. Das System speichert alle getätigten Änderungen.</text:span></text:p>
      <text:p text:style-name="P533"/>
      <text:p text:style-name="P534"><text:span text:style-name="T535">UC 8: Admin-Account anlegen</text:span></text:p>
      <text:p text:style-name="P536"><text:span text:style-name="T537">Beim ersten Start des Systems an einem Computer wird ein neuer Admin-Account erstellt. Dazu gibt der Mosterei-Inhaber persönliche Daten und ein Passwort an. Das System speichert alle Daten und vergibt den Administrationsstatus an den Account des Mosterei-Inhabers.</text:span></text:p>
      <text:p text:style-name="P538"/>
      <text:p text:style-name="P539"><text:span text:style-name="T540">UC 9: Passwort ändern</text:span></text:p>
      <text:p text:style-name="P541"><text:span text:style-name="T542">Nachdem sich der Mitarbeiter beziehungsweise der Mosterei-Inhaber ins System eingeloggt hat, fordert er die Änderung seines Passworts. Dazu gibt er sein altes Passwort und zweimal das neue Passwort an. Das System prüft die Konsistenz der Eingabe und speichert die Änderungen ab.</text:span></text:p>
      <text:p text:style-name="P543"/>
      <text:p text:style-name="P544"><text:span text:style-name="T545">UC 10: Systemanmeldung durchführen</text:span></text:p>
      <text:p text:style-name="P546"><text:span text:style-name="T547">Das System fordert vom Mosterei-Inhaber beziehungsweise vom Mitarbeiter den Benutzernamen und ein Passwort. Nach der Eingabe prüft das System die Daten auf ihre Richtigkeit und authentifiziert den Mosterei-Inhaber beziehungsweise den Mitarbeiter.</text:span></text:p>
      <text:soft-page-break/>
      <text:h text:style-name="P548" text:outline-level="1"><text:span text:style-name="T549">4. Spezifische Anforderungen (Specific Requirements)</text:span></text:h>
      <text:p text:style-name="Textbody"><text:span text:style-name="T550"> </text:span></text:p>
      <text:p text:style-name="P551"><text:span text:style-name="T552">Ein Mitglied unseres Teams arbeitet selbst in einem Mosterei-Betrieb und ist mit den Problemen eines fehlenden beziehungsweise mehreren, nicht korrespondierenden Verwaltungsprogrammen vertraut. Ebenso hat sie als Mitarbeiterin eine genaue Vorstellung der zu entwickelnden Software. Bei Fragen bezüglich der funktionalen Anforderungen stehen uns verschiedene Mitarbeiter der Mosterei Hemau zur Verfügung.</text:span></text:p>
      <text:p text:style-name="P553"/>
      <text:h text:style-name="P554" text:outline-level="2"><text:span text:style-name="T555">4.1 Funktionale Anforderungen (Functionality)</text:span></text:h>
      <text:p text:style-name="P556"><text:span text:style-name="T557">Die folgenden Anforderungen spezifizieren die Funktionalität der Mosti-Sof</text:span><text:span text:style-name="T558">t</text:span><text:span text:style-name="T559">ware.</text:span></text:p>
      <text:p text:style-name="P560"><text:span text:style-name="T561"> </text:span></text:p>
      <text:h text:style-name="P562" text:outline-level="3"><text:span text:style-name="T563">4.1.1 Funktionale Anforderung F-1: Kassenfunktion</text:span></text:h>
      <text:p text:style-name="Standard"><text:span text:style-name="T564">Die Mosti-Software soll die einfache Berechnung der Endsumme des Kunden unterstützen. Dazu soll im Frame der Kassenfunktion eine Übersicht aller Produkte angezeigt werden, die bei Bedarf markiert werden können und zu der eine dazugehörige Mengenanzahl eingegeben werden kann. Gemeinsam mit der Anzahl der gepressten Liter soll die Mosti-Software automatisch die zu entrichtende Summe berechnen. Zusätzlich soll das System alle Einkaufsspezifischen Daten in einer Übersicht zum Ausdrucken bereitstellen.</text:span></text:p>
      <text:p text:style-name="P565"><text:span text:style-name="T566"> </text:span></text:p>
      <text:h text:style-name="P567" text:outline-level="3"><text:span text:style-name="T568">4.1.2 Funktionale Anforderung F-2: Kalenderfunktionen</text:span></text:h>
      <text:p text:style-name="P569"><text:span text:style-name="T570">Für die Verwaltung der Kundentermin und zur Erstellung des Mitarbeiterschichtplans soll in der Mosti-Software eine Kalenderfunktion zur Verfügung stehen. In einer Tagesübersicht soll der Mosterei-Inhaber die Kundentermine, deren Länge vom System berechnet werden, abhängig von der voraussichtlich zu pressenden Litermenge, eingeben oder bearbeiten und wieder löschen können. Analog soll die Mosti-Software Masken bereitstellen, damit der Mosterei-Inhaber für jede Tagesschicht genau drei Mitarbeiter eintragen kann beziehungsweise diese wider bearbeiten kann. <text:s/></text:span></text:p>
      <text:p text:style-name="P571"><text:span text:style-name="T572"> </text:span></text:p>
      <text:h text:style-name="P573" text:outline-level="3"><text:span text:style-name="T574">4.1.3 Funktionale Anforderung F-3: Kunden- und Mitarbeiterverwaltung</text:span></text:h>
      <text:p text:style-name="P575"><text:span text:style-name="T576">Die Mosti-Software soll Möglichleiten bereitstellen, um Kundendaten und Mitarbeiterdaten speichern und verwalten zu können. Dabei müssen jeweils Name, <text:s/>Adresse und Telefonnummer gespeichert werden. Mosti soll all diese Daten in einer Datenbank speichern und sie zur Bearbeitung durch den Mosterei-Inhaber oder einen Mitarbeiter freigeben.</text:span></text:p>
      <text:p text:style-name="P577"><text:span text:style-name="T578"> </text:span></text:p>
      <text:h text:style-name="P579" text:outline-level="3"><text:span text:style-name="T580">4.1.4 Funktionale Anforderung F-4: Lagerbestand</text:span></text:h>
      <text:p text:style-name="P581"><text:span text:style-name="T582">Die Mosti-Software soll den Bestand des Lagers verwalten und selbstständig aktualisieren. Der Mostei-Inhaber soll neue Produkte zum Lager hinzufügen können sowie bestehende Produkte ändern oder löschen. Das System soll den Mosterei-inhaber informieren, wenn ein Produkt aus dem Lager ausläuft.</text:span></text:p>
      <text:p text:style-name="P583"/>
      <text:p text:style-name="P584"><text:span text:style-name="T585">4.1.5 Funktionale Anforderung F-5: Account</text:span></text:p>
      <text:p text:style-name="P586"><text:span text:style-name="T587">Alle aufgeführten Funktionalitäten sollen in der Mosti-Software nur mit gültigem Account durchgeführt werden können. Das System soll durch die Anmeldung zu einem Accoun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88"><text:span text:style-name="T589"> </text:span></text:p>
      <text:h text:style-name="P590" text:outline-level="2"><text:span text:style-name="T591">4.2 Bedienbarkeit (Usability)</text:span></text:h>
      <text:p text:style-name="P592"><text:span text:style-name="T593">Die folgenden Anforderungen spezifizieren die Bedienbarkeit der Mosti-Software.</text:span></text:p>
      <text:p text:style-name="P594"><text:span text:style-name="T595"> </text:span></text:p>
      <text:h text:style-name="P596" text:outline-level="3"><text:span text:style-name="T597">4.2.1 Bedienbarkeitsanforderung U-1: Übersichtlich</text:span></text:h>
      <text:p text:style-name="P598"><text:span text:style-name="T599">Die Mosti-Software soll so übersichtlich gestaltet sein, dass alle Funktionen nach einer 10-minütigen Demonstration von allen Mitarbeitern bedient werden können. In einem User Acceptance Test sollen mindestens 95% der Tester die Software als „übersichtlich“ oder „sehr übersichtlich“ bewerten.</text:span></text:p>
      <text:p text:style-name="P600"><text:span text:style-name="T601"> </text:span></text:p>
      <text:h text:style-name="P602" text:outline-level="3"><text:span text:style-name="T603">4.2.2 Bedienbarkeitsanforderung U-2: Selbsterklärend</text:span></text:h>
      <text:p text:style-name="P604"><text:span text:style-name="T605">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span></text:p>
      <text:soft-page-break/>
      <text:p text:style-name="P606"><text:span text:style-name="T607"> </text:span></text:p>
      <text:p text:style-name="P608"><text:span text:style-name="T609">4.2.3 Bedienbarkeitsanforderung U-3: Lesbar</text:span></text:p>
      <text:p text:style-name="P610"><text:span text:style-name="T611">Die Aufmachung der Software soll so gestaltet sein, dass Texte von 1m Entfernung gelesen werden können. Die Farbgestaltung soll auf ein Minimum reduziert werden, das heißt bis auf die farbig markierten Kalendertage, die schon belegt sind, sollen keine zusätzlichen Farben verwendet werden.</text:span></text:p>
      <text:p text:style-name="P612"><text:span text:style-name="T613"> </text:span></text:p>
      <text:h text:style-name="P614" text:outline-level="2"><text:span text:style-name="T615">4.3 Zuverlässigkeit (</text:span><text:bookmark-start text:name="3.3_____Reliability"/><text:bookmark-end text:name="3.3_____Reliability"/><text:span text:style-name="T616">Reliability)</text:span></text:h>
      <text:p text:style-name="P617"><text:span text:style-name="T618">Die folgenden Anforderungen spezifizieren die Zuverlässigkeit der Mosti-Software</text:span><text:span text:style-name="T619">.</text:span></text:p>
      <text:p text:style-name="P620"><text:span text:style-name="T621"> </text:span></text:p>
      <text:h text:style-name="P622" text:outline-level="3"><text:span text:style-name="T623">4.3.1 Zuverlässigkeitsanforderung R-1: Exakte Berechnung</text:span></text:h>
      <text:p text:style-name="P624"><text:span text:style-name="T625">In 99,9% der Fälle soll die Mosti-Software den Preis für den Kundeneinkauf richtig berechnen. Bei fehlenden Eingaben, die für die adäquate Berechnung nötig sind, soll das System durch eine Plausibilitätsprüfung auf fehlende Eingabe hinweisen und erst bei vollständiger Informationseingabe den Einkaufspreis berechnen.</text:span></text:p>
      <text:p text:style-name="P626"><text:span text:style-name="T627"> </text:span></text:p>
      <text:h text:style-name="P628" text:outline-level="3"><text:span text:style-name="T629">4.3.2 Zuverlässigkeitsanforderung R-2: Plausibilität</text:span></text:h>
      <text:p text:style-name="P630"><text:span text:style-name="T631">In 99,9% der Fälle soll die Mosti-Software schon während der Eingabe eine Plausibilitätsprüfung durchführen und den Benutzer auf eventuelle Fehler hinweisen. So soll beispielsweise eine Meldung erscheinen, wenn das Geburtsdatum eines Kunden in der Zukunft liegt, ein Mitarbeiter in mehrere Schichten gleichzeitig eingeteilt ist oder der Preis für ein Produkt einen negativen Wert besitzt.</text:span></text:p>
      <text:p text:style-name="P632"><text:span text:style-name="T633"> </text:span></text:p>
      <text:h text:style-name="P634" text:outline-level="3"><text:span text:style-name="T635">4.3.3 Zuverlässigkeitsanforderung R-3: Durchschnittliche Ausfallzeit</text:span></text:h>
      <text:p text:style-name="P636"><text:span text:style-name="T637">Die durchschnittliche Zeit zwischen zwei Systemausfällen soll mindestens 30 Tage betragen.</text:span></text:p>
      <text:p text:style-name="P638"><text:span text:style-name="T639"> </text:span></text:p>
      <text:h text:style-name="P640" text:outline-level="3"><text:span text:style-name="T641">4.3.4 Zuverlässigkeitsanforderung R-4: Sauberer Zustand</text:span></text:h>
      <text:p text:style-name="P642"><text:span text:style-name="T643">Bei einem Ausfall der Mosti-Software soll das Programm beim Neustart immer einen sauberen Zustand übergeben. Die Zeit und wenn möglich auch der Grund des Ausfalls soll dokumentiert und gespeichert werden.</text:span></text:p>
      <text:p text:style-name="P644"><text:span text:style-name="T645"> </text:span></text:p>
      <text:h text:style-name="P646" text:outline-level="2"><text:span text:style-name="T647">4.4 Leistung (Performance)</text:span></text:h>
      <text:p text:style-name="P648"><text:span text:style-name="T649">Die folgenden Anforderungen spezifizieren die Leistung der Mosti-Software</text:span></text:p>
      <text:h text:style-name="P650" text:outline-level="3"><text:span text:style-name="T651"> </text:span></text:h>
      <text:h text:style-name="P652" text:outline-level="3"><text:span text:style-name="T653">4.4.1 Leistungsanforderung P-1: Geschwindigkeit</text:span></text:h>
      <text:p text:style-name="P654"><text:span text:style-name="T655">Die Anzahl aller gespeicherten Datensätze soll die Performance des Systems für den Benutzer nicht merklich beeinflussen. In einem User Acceptance Test sollen mindestens 95% der User die Software als „schnell“ oder „sehr schnell“ beurteilen.</text:span></text:p>
      <text:p text:style-name="P656"><text:span text:style-name="T657"> </text:span></text:p>
      <text:h text:style-name="P658" text:outline-level="3"><text:span text:style-name="T659">4.4.2 Leistungsanforderung P-2: Durchsatz</text:span></text:h>
      <text:p text:style-name="P660"><text:span text:style-name="T661">Die Mosti-Software soll alle der Funktionen innerhalb von 10s ausführen </text:span></text:p>
      <text:p text:style-name="P662"><text:span text:style-name="T663"> </text:span></text:p>
      <text:h text:style-name="P664" text:outline-level="2"><text:span text:style-name="T665">4.5 Wartbarkeit (Supportability)</text:span></text:h>
      <text:h text:style-name="P666" text:outline-level="3"><text:span text:style-name="T667">Die folgenden Anforderungen spezifizieren die Wartbarkeit der Mosti-Software.</text:span></text:h>
      <text:h text:style-name="P668" text:outline-level="3"><text:span text:style-name="T669"> </text:span></text:h>
      <text:h text:style-name="P670" text:outline-level="3"><text:span text:style-name="T671">4.5.1 Wartbarkeitsanforderung S-1: Geringe Kopplung</text:span></text:h>
      <text:p text:style-name="P672"><text:span text:style-name="T673">Durch eine geringe Kopplung der Softwareklassen soll sichergestellt werden, dass die Mosti-Software um weitere Funktionalitäten erweitert werden kann, ohne die bisherige Implementierung negativ zu beeinflussen.</text:span></text:p>
      <text:p text:style-name="P674"><text:span text:style-name="T675">Dies kann bereits beim Zusammenfügen der einzelnen Codesegmente geprüft werden.</text:span></text:p>
      <text:h text:style-name="P676" text:outline-level="2"/>
      <text:h text:style-name="P677" text:outline-level="2"><text:span text:style-name="T678">4.6 Installation</text:span></text:h>
      <text:h text:style-name="P679" text:outline-level="3"><text:span text:style-name="T680">Die folgenden Anforderungen spezifizieren die Installation der Mosti-Software.</text:span></text:h>
      <text:p text:style-name="Textbody"><text:span text:style-name="T681"> </text:span></text:p>
      <text:h text:style-name="P682" text:outline-level="3"><text:span text:style-name="T683">4.6.1 Installationsanforderung I-1: Download<text:s/></text:span></text:h>
      <text:p text:style-name="Textbody"><text:span text:style-name="T684">Die Mosti-Software soll nach Fertigstellung des Programms auf einer Website zum Download zur Verfügung stehen.</text:span></text:p>
      <text:h text:style-name="P685" text:outline-level="3"><text:span text:style-name="T686">4.6.2 Installationsanforderung I-2: Windowskompatibel</text:span></text:h>
      <text:h text:style-name="P687" text:outline-level="2"><text:span text:style-name="T688">Die Mosti-Software soll<text:s/></text:span><text:span text:style-name="T689">mit</text:span><text:span text:style-name="T690"><text:s/>allen<text:s/></text:span><text:span text:style-name="T691">Windows-Systemen ab Version 7 kompatibel sein.</text:span></text:h>
      <text:p text:style-name="P692"><text:span text:style-name="T693"> </text:span></text:p>
      <text:soft-page-break/>
      <text:h text:style-name="P694" text:outline-level="2"><text:span text:style-name="T695">4.7</text:span><text:span text:style-name="T696"><text:s/>Schnittstellen (Interfaces)</text:span></text:h>
      <text:h text:style-name="P697" text:outline-level="3"><text:span text:style-name="T698"> </text:span></text:h>
      <text:h text:style-name="P699" text:outline-level="3"><text:span text:style-name="T700">4.7</text:span><text:span text:style-name="T701">.1 Benutzerschnittstelle (User Interface)</text:span></text:h>
      <text:p text:style-name="P702"><text:span text:style-name="T703">Die einzige Schnittstelle der Mosti-Software zum Benutzer ist der Computer, auf welchem die Software installiert wird.</text:span></text:p>
      <text:p text:style-name="P704"><text:span text:style-name="T705"> </text:span></text:p>
      <text:h text:style-name="P706" text:outline-level="3"><text:span text:style-name="T707">4.7</text:span><text:span text:style-name="T708">.2 Hardwareschnittstelle (Hardware Interface)</text:span></text:h>
      <text:p text:style-name="P709"><text:span text:style-name="T710">Um die Zusammenfassung der Kundeneinkäufe ausdrucken zu können, benötigt die Mosti-Software eine Schnittstelle zu einem Drucker.</text:span></text:p>
      <text:p text:style-name="P711"><text:span text:style-name="T712"> </text:span></text:p>
      <text:h text:style-name="P713" text:outline-level="3"><text:span text:style-name="T714">4.7</text:span><text:span text:style-name="T715">.3 Softwareschnittstellen (Software Interface)</text:span></text:h>
      <text:p text:style-name="Textbody"><text:span text:style-name="T716">Da Mosti ein eigenständiges Verwaltungsprogramm ist, sind keine Schnittstellen zu anderen Systemen nötig.</text:span></text:p>
      <text:h text:style-name="P717" text:outline-level="3"><text:span text:style-name="T718">4.7</text:span><text:span text:style-name="T719">.4 Datenbankschnittstelle (Database Interface)</text:span></text:h>
      <text:p text:style-name="P720"><text:span text:style-name="T721">Die Mosti-Software braucht zur Speicherung seiner Datensätze eine Datenbank und somit eine Schnittstelle zu einem ODBC-Treiber. Die Datenbanksoftware mit Treiber muss vor dem Download auf dem entsprechenden Computers zur Verfügung stehen.</text:span></text:p>
      <text:p text:style-name="P722"><text:span text:style-name="T723"> </text:span></text:p>
      <text:h text:style-name="P724" text:outline-level="2"><text:span text:style-name="T725">4.8</text:span><text:span text:style-name="T726"><text:s/>Lizenzanforderungen (Licensing Requirement)</text:span></text:h>
      <text:p text:style-name="P727"><text:span text:style-name="T728">Da die Mosti-Software auf keine anderen Komponenten zugreift, werden auch keine Lizenzen benötigt.</text:span></text:p>
      <text:p text:style-name="P729"><text:span text:style-name="T730"> </text:span></text:p>
      <text:h text:style-name="P731" text:outline-level="2"><text:span text:style-name="T732">4.9</text:span><text:span text:style-name="T733"><text:s/>Verwendete Standards (</text:span><text:bookmark-start text:name="3.12_____Applicable_Standards"/><text:bookmark-end text:name="3.12_____Applicable_Standards"/><text:span text:style-name="T734">Applicable Standards)</text:span></text:h>
      <text:p text:style-name="Textbody"><text:span text:style-name="T735">Verwendung der Coding Conventions, orientiert an der Google Java Convention</text:span></text:p>
      <text:p text:style-name="P736"><text:span text:style-name="T737"> </text:span></text:p>
      <text:p text:style-name="P738"/>
      <text:p text:style-name="P739"><text:bookmark-start text:name="_Toc447124220"/></text:p>
      <text:soft-page-break/>
      <text:h text:style-name="P740" text:outline-level="1"><text:span text:style-name="T741">5. Use Cases</text:span><text:bookmark-end text:name="_Toc447124220"/></text:h>
      <text:h text:style-name="P742" text:outline-level="2"><text:bookmark-start text:name="_Toc447124221"/><text:span text:style-name="T743">5.1. Use Case Diagramm</text:span><text:bookmark-end text:name="_Toc447124221"/></text:h>
      <text:p text:style-name="Standard"><text:span text:style-name="T744">&lt;Diagramm&gt;</text:span></text:p>
      <text:h text:style-name="P745" text:outline-level="2"><text:bookmark-start text:name="_Toc447124222"/><text:span text:style-name="T746">5.2. Aktoren &amp; Stakeholders</text:span><text:bookmark-end text:name="_Toc447124222"/></text:h>
      <text:p text:style-name="Standard"><text:span text:style-name="T747">Mosterei-Inhaber: Möchte eine einfache Verwaltung der Mitarbeiter und Terminplanung</text:span></text:p>
      <text:p text:style-name="Standard"><text:span text:style-name="T748">Mitarbeiter/Kassierer: Möchte eine einfache Bedienung der Kassenfunktion</text:span></text:p>
      <text:p text:style-name="Standard"><text:span text:style-name="T749">Kunde: Möchte, dass seine Daten vertrauenswürdig behandelt werden</text:span></text:p>
      <text:p text:style-name="Standard"><text:span text:style-name="T750">Mosterei-Anlagen-Firma:</text:span><text:span text:style-name="T751">Ergänzung</text:span></text:p>
      <text:p text:style-name="Standard"><text:span text:style-name="T752">Jäger:</text:span><text:span text:style-name="T753">Ergänzung</text:span></text:p>
      <text:p text:style-name="P754">&lt;Aufzählung und Beschreibung der Aktoren (Akteure) &amp; Stakeholders&gt;</text:p>
      <text:p text:style-name="P755"/>
      <text:h text:style-name="P756" text:outline-level="1"><text:bookmark-start text:name="_Toc447124223"/><text:span text:style-name="T757">5.3.<text:s/></text:span><text:bookmark-start text:name="_Toc447124224"/><text:bookmark-start text:name="_Toc448328855"/><text:bookmark-end text:name="_Toc447124223"/><text:span text:style-name="T758">Use Case UC1: Verkauf abwickeln</text:span><text:bookmark-end text:name="_Toc448328855"/></text:h>
      <text:p text:style-name="P759"/>
      <text:p text:style-name="KeinLeerraum"><text:span text:style-name="T760">Primary Actor:<text:s/></text:span><text:span text:style-name="T761">Kassierer</text:span></text:p>
      <text:p text:style-name="P762"/>
      <text:p text:style-name="KeinLeerraum"><text:span text:style-name="T763">Stakeholders and Interests:</text:span></text:p>
      <text:list text:style-name="LFO22" text:continue-numbering="true">
        <text:list-item>
          <text:p text:style-name="P764"><text:span text:style-name="T765">Kassierer: Will übersichtliche Darstellung der angebotenen Produkte. Will, dass Abwicklung eines Verkaufs kundenspezifisch erfolgt und nach Abschluss automatisch gespeichert wird. Will eine Kundenauflistung nach aktuellem Terminplan. Will einfache und schnelle Eingabe der 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66"><text:span text:style-name="T767">Kunde: Will schnelle und korrekte Ermittlung der Rechnungssumme. Will persönliche Einkaufsübersicht in Form eines Belegs direkt nach dem Einkauf (insbesondere mit Angaben über die erzeugte Literzahl, Berücksichtigung kundenspezifischer Besonderheiten wie z.B. Rabatt). Will vertrauliche Behandlung der erfassten Daten.</text:span></text:p>
        </text:list-item>
        <text:list-item>
          <text:p text:style-name="P768"><text:span text:style-name="T769">Mosterei-Inhaber: Will korrekte, schnelle Verkaufsabwicklung durch schnelle und übersichtliche Eingabe. Will Speicherung der abgeschlossenen Einkäufe (mind. der verkauften Literzahl) für spätere Auswertungen oder auch Kundenrückfragen. Will Aktualisierung der Lagerbestände nach jedem Verkauf von Materialien.</text:span></text:p>
        </text:list-item>
        <text:list-item>
          <text:p text:style-name="P770"><text:span text:style-name="T771">Jäger: Will korrekte Erfassung und Speicherung der an einem Tag verkauften Literzahlen (Gesamttages-Literzahl zur Berechnung des Rechnungsbetrags für den Trester).</text:span></text:p>
        </text:list-item>
        <text:list-item>
          <text:p text:style-name="P772"><text:span text:style-name="T773">Mosterei-Anlagen-Firma: Will korrekte Erfassung und Speicherung der erzeugten Literzahlen in einem bestimmten Zeitraum, um Rückschlüsse auf die Funktionalität der Maschinen ziehen zu können.</text:span></text:p>
        </text:list-item>
      </text:list>
      <text:p text:style-name="P774"/>
      <text:p text:style-name="KeinLeerraum"><text:span text:style-name="T775">Preconditions:<text:s/></text:span><text:span text:style-name="T776">Kassierer ist eingeloggt/authentifiziert. Aktueller Tages-Terminplan liegt vor.</text:span></text:p>
      <text:p text:style-name="P777"/>
      <text:p text:style-name="KeinLeerraum"><text:span text:style-name="T778">Postconditions:<text:s/></text:span><text:span text:style-name="T779">Verkauf ist korrekt abgewickelt, abgeschlossen und gespeichert. Ausdruckbare Auflistung des jeweiligen Kundeneinkaufs wurde erstellt. Lagerbestände wurden aktualisiert</text:span></text:p>
      <text:p text:style-name="P780"/>
      <text:p text:style-name="KeinLeerraum"><text:span text:style-name="T781">Main Success Scenario:</text:span></text:p>
      <text:list text:style-name="LFO19" text:continue-numbering="true">
        <text:list-item>
          <text:p text:style-name="P782">Kassierer wählt einen Kunden aus der tagesaktuellen Terminliste aus.</text:p>
        </text:list-item>
        <text:list-item>
          <text:p text:style-name="P783">System zeigt die Einkäufe-Eingabe-Maske für diesen Kunden an.</text:p>
        </text:list-item>
        <text:list-item>
          <text:p text:style-name="P784">Kassierer trägt die Anzahl der vom Kunden verbrauchten Materialien ein (incl. Literzahl und Abfüllweise).</text:p>
        </text:list-item>
        <text:list-item>
          <text:p text:style-name="P785">System bildet die Summe der Kosten für die aktuell eingetragenen Produkte.</text:p>
        </text:list-item>
      </text:list>
      <text:p text:style-name="KeinLeerraum"><text:span text:style-name="T786">Schritte 3-4 wiederholen sich solange, bis der Kassierer alle der vom Kunden zu erwerbenden Produkte in der Eingabemaske erfasst hat.</text:span></text:p>
      <text:list text:style-name="LFO19" text:continue-numbering="true">
        <text:list-item>
          <text:p text:style-name="P787">Kassierer schließt die Gesamt-Kostenermittlung endgültig ab.</text:p>
        </text:list-item>
        <text:list-item>
          <text:p text:style-name="P788">System erstellt eine Auflistung des Kundeneinkaufs und stellt sie zum Ausdruck bereit.</text:p>
        </text:list-item>
        <text:list-item>
          <text:p text:style-name="P789">Kassierer bestätigt die Zahlung durch den Kunden.</text:p>
        </text:list-item>
        <text:list-item>
          <text:p text:style-name="P790">System markiert den Kunden als abgeschlossen, speichert die Verkaufsinformationen und aktualisiert die Lagerbestände.</text:p>
        </text:list-item>
      </text:list>
      <text:p text:style-name="P791"/>
      <text:p text:style-name="P792">Extensions:</text:p>
      <text:p text:style-name="P793"/>
      <text:p text:style-name="KeinLeerraum"><text:span text:style-name="T794">*a. Jederzeit, wenn das System ausfällt:</text:span></text:p>
      <text:list text:style-name="LFO31" text:continue-numbering="true">
        <text:list-item>
          <text:list>
            <text:list-item>
              <text:p text:style-name="P795"><text:span text:style-name="T796">Kassierer startet das System neu, meldet sich an und fordert Wiederherstellung des zuletzt gespeicherten Zustandes an.</text:span></text:p>
            </text:list-item>
            <text:list-item>
              <text:p text:style-name="P797">System rekonstruiert zuletzt gespeicherten Zustand.</text:p>
            </text:list-item>
          </text:list>
        </text:list-item>
      </text:list>
      <text:p text:style-name="P798"/>
      <text:p text:style-name="KeinLeerraum"><text:span text:style-name="T799">1a. Aktueller Kunde ist trotz Termin nicht in der Terminliste vorhanden.</text:span></text:p>
      <text:list text:style-name="LFO20" text:continue-numbering="true">
        <text:list-item>
          <text:list>
            <text:list-item>
              <text:p text:style-name="P800">Kassierer fordert Zusatzmaske an.</text:p>
            </text:list-item>
            <text:list-item>
              <text:p text:style-name="P801">System zeigt erweiterbare Zusatzkunden-Liste an</text:p>
            </text:list-item>
            <text:list-item>
              <text:p text:style-name="P802">Kassierer prüft, ob Kunde in der Kundendatenbank registriert ist.</text:p>
            </text:list-item>
          </text:list>
        </text:list-item>
      </text:list>
      <text:p text:style-name="P803"><text:span text:style-name="T804"><text:s text:c="6"/>3a. Kunde ist in der Kundendatenbank registriert</text:span></text:p>
      <text:p text:style-name="P805"><text:span text:style-name="T806"><text:s text:c="6"/>3b. Kunde ist nicht in der Kundendatenbank registriert<text:s/></text:span></text:p>
      <text:p text:style-name="P807"><text:span text:style-name="T808"><text:s text:c="13"/></text:span><text:span text:style-name="T809">1.<text:s/></text:span><text:span text:style-name="T810">UC2:<text:s/></text:span><text:span text:style-name="T811">Kunde bearbeiten</text:span><text:span text:style-name="T812"><text:s/></text:span><text:span text:style-name="T813">ausführen.</text:span></text:p>
      <text:list text:style-name="LFO20" text:continue-numbering="true">
        <text:list-item>
          <text:list>
            <text:list-item>
              <text:p text:style-name="P814">Kassierer fügt Kunden zur Zusatzkunden-Liste hinzu und wählt den Kunden aus.</text:p>
            </text:list-item>
          </text:list>
        </text:list-item>
      </text:list>
      <text:p text:style-name="P815"/>
      <text:p text:style-name="KeinLeerraum"><text:span text:style-name="T816">3a. Gesuchtes Produkt ist nicht in der Eingabemaske verfügbar.</text:span></text:p>
      <text:list text:style-name="LFO21" text:continue-numbering="true">
        <text:list-item>
          <text:p text:style-name="P817"><text:span text:style-name="T818">UC3:<text:s/></text:span><text:span text:style-name="T819">Lagerbestand bearbeiten</text:span><text:span text:style-name="T820"><text:s/></text:span><text:span text:style-name="T821">ausführen.</text:span></text:p>
        </text:list-item>
        <text:list-item>
          <text:p text:style-name="P822">System zeigt aktualisierte Eingabemaske an.</text:p>
        </text:list-item>
      </text:list>
      <text:p text:style-name="P823"/>
      <text:p text:style-name="P824"/>
      <text:p text:style-name="KeinLeerraum"><text:span text:style-name="T825">Special Requirements:</text:span></text:p>
      <text:list text:style-name="LFO18" text:continue-numbering="true">
        <text:list-item>
          <text:p text:style-name="P826"><text:span text:style-name="T827">Schriftgröße mindestens 12.</text:span></text:p>
        </text:list-item>
        <text:list-item>
          <text:p text:style-name="P828"><text:span text:style-name="T829">Sprache: deutsch.</text:span></text:p>
        </text:list-item>
        <text:list-item>
          <text:p text:style-name="P830"><text:span text:style-name="T831">Lesen von ca. 1 Meter Entfernung soll möglich sein.</text:span></text:p>
        </text:list-item>
      </text:list>
      <text:p text:style-name="P832"/>
      <text:p text:style-name="KeinLeerraum"><text:span text:style-name="T833">Technology/Data Variations List:</text:span></text:p>
      <text:list text:style-name="LFO18" text:continue-numbering="true">
        <text:list-item>
          <text:p text:style-name="P834"><text:span text:style-name="T835">Ausdruck der Kostenzusammenstellung/des Belegs mittels Drucker.</text:span></text:p>
        </text:list-item>
        <text:list-item>
          <text:p text:style-name="P836"><text:span text:style-name="T837">Speicherung der Verkäufe in Datenbank.</text:span></text:p>
        </text:list-item>
      </text:list>
      <text:p text:style-name="P838"/>
      <text:p text:style-name="KeinLeerraum"><text:span text:style-name="T839">Frequency of Occurrence:<text:s/></text:span><text:span text:style-name="T840">50-80-mal am Tag, bis zu 10-mal pro Stunde.</text:span></text:p>
      <text:p text:style-name="P841"/>
      <text:p text:style-name="KeinLeerraum"><text:span text:style-name="T842">Open Issues:</text:span></text:p>
      <text:list text:style-name="LFO18" text:continue-numbering="true">
        <text:list-item>
          <text:p text:style-name="P843"><text:span text:style-name="T844">Integration der Terminliste in die Kassenfunktion – wie?</text:span></text:p>
        </text:list-item>
        <text:list-item>
          <text:p text:style-name="P845"><text:span text:style-name="T846">Einbezug von kundenspezifischer Begünstigungen (Verknüpfung mit Kundenverwaltung)</text:span></text:p>
        </text:list-item>
        <text:list-item>
          <text:p text:style-name="P847"><text:span text:style-name="T848">Extra Abrechnung für Jäger – mit nur Literzahl und entsprechender Preisumrechnung?</text:span></text:p>
        </text:list-item>
      </text:list>
      <text:p text:style-name="P849"/>
      <text:p text:style-name="P850"/>
      <text:p text:style-name="P851"/>
      <text:p text:style-name="P852"/>
      <text:p text:style-name="P853"/>
      <text:p text:style-name="P854"/>
      <text:p text:style-name="P855"/>
      <text:p text:style-name="P856"/>
      <text:p text:style-name="P857"/>
      <text:p text:style-name="P858"/>
      <text:h text:style-name="P859" text:outline-level="2"/>
      <text:p text:style-name="P860"/>
      <text:p text:style-name="P861"/>
      <text:h text:style-name="P862" text:outline-level="2"><text:span text:style-name="T863">5.4. Use Case<text:s/></text:span><text:span text:style-name="T864">UC</text:span><text:span text:style-name="T865">2: Kunde bearbeiten</text:span><text:bookmark-end text:name="_Toc447124224"/></text:h>
      <text:p text:style-name="P866"/>
      <text:p text:style-name="KeinLeerraum"><text:span text:style-name="T867">Primary Actor:<text:s/></text:span><text:span text:style-name="T868">Mosterei-Inhaber</text:span><text:span text:style-name="T869"><text:s/>oder<text:s/></text:span><text:span text:style-name="T870">Mitarbeiter</text:span><text:span text:style-name="T871"><text:s/></text:span></text:p>
      <text:p text:style-name="P872"/>
      <text:p text:style-name="KeinLeerraum"><text:span text:style-name="T873">Stakeholders and Interests:</text:span></text:p>
      <text:list text:style-name="LFO2" text:continue-numbering="true">
        <text:list-item>
          <text:p text:style-name="P874"><text:span text:style-name="T875">Mosterei-Inhaber: Will einen Kunden schnell und einfach hinzufügen, bearbeiten oder löschen. Will Übersicht über Kunden, welche seine Leistungen in Anspruch nehmen.</text:span></text:p>
        </text:list-item>
        <text:list-item>
          <text:p text:style-name="P876"><text:span text:style-name="T877">Mitarbeiter: Will bestimmte Kundendaten schnell und einfach einsehen (z. B. die Telefonnummer im Falle eines Nichterscheinens trotz Termins). Will einen Kunden schnell und einfach hinzufügen, bearbeiten oder löschen.</text:span></text:p>
        </text:list-item>
        <text:list-item>
          <text:p text:style-name="P878"><text:span text:style-name="T879">Kunde: Will, dass seine Daten korrekt abgespeichert sind und vertrauenswürdig behandelt werden. Will, dass auf seinen Wunsch hin die Daten geändert werden.</text:span></text:p>
        </text:list-item>
      </text:list>
      <text:p text:style-name="P880"/>
      <text:p text:style-name="P881"><text:span text:style-name="T882">Preconditions</text:span><text:span text:style-name="T883">:<text:s/></text:span><text:span text:style-name="T884">Mosterei-Inhaber oder Mitarbeiter ist eingeloggt/authentifiziert.</text:span></text:p>
      <text:p text:style-name="P885"/>
      <text:p text:style-name="P886"><text:span text:style-name="T887">Postconditions</text:span><text:span text:style-name="T888">:<text:s/></text:span><text:span text:style-name="T889">Ein neuer Kunde wurde erstellt.</text:span></text:p>
      <text:p text:style-name="P890"/>
      <text:p text:style-name="P891">Main Success Scenario:</text:p>
      <text:list text:style-name="LFO23" text:continue-numbering="true">
        <text:list-item>
          <text:p text:style-name="P892">Mosterei-Inhaber oder Mitarbeiter fordert Erstellen eines neuen Kunden.<text:s/></text:p>
        </text:list-item>
        <text:list-item>
          <text:p text:style-name="P893"><text:span text:style-name="T894">System fordert Name, Vorname, Adresse, Telefonnummer des Kunden.</text:span></text:p>
        </text:list-item>
        <text:list-item>
          <text:p text:style-name="P895"><text:span text:style-name="T896">Mosterei-Inhaber</text:span><text:span text:style-name="T897"> </text:span><text:span text:style-name="T898">oder Mitarbeiter</text:span><text:span text:style-name="T899"> </text:span><text:span text:style-name="T900">gibt geforderte Daten ein.</text:span></text:p>
        </text:list-item>
        <text:list-item>
          <text:p text:style-name="P901"><text:span text:style-name="T902">System legt neuen Kunden</text:span><text:span text:style-name="T903"> </text:span><text:span text:style-name="T904">an. </text:span><text:span text:style-name="T905"> </text:span></text:p>
        </text:list-item>
        <text:list-item>
          <text:p text:style-name="P906">System präsentiert aktualisierte Übersicht über die ersten dreißig, nach Nachnamen sortierten <text:s text:c="5"/>Kunden.</text:p>
        </text:list-item>
      </text:list>
      <text:p text:style-name="P907">Diese Ansicht präsentiert das System jeweils beim<text:s/>Eintritt in die<text:s/>Kundenverwaltung.</text:p>
      <text:p text:style-name="P908"/>
      <text:p text:style-name="P909">Extensions:</text:p>
      <text:p text:style-name="P910"/>
      <text:p text:style-name="KeinLeerraum"><text:span text:style-name="T911">*a. Jederzeit, wenn das System ausfällt:</text:span></text:p>
      <text:list text:style-name="LFO32" text:continue-numbering="true">
        <text:list-item>
          <text:p text:style-name="P912"><text:span text:style-name="T913">Mosterei-Inhaber oder Mitarbeiter</text:span><text:span text:style-name="T914"><text:s/>startet das System neu, meldet sich an und fordert Wiederherstellung des zuletzt gespeicherten Zustandes an.</text:span></text:p>
        </text:list-item>
        <text:list-item>
          <text:p text:style-name="P915">System rekonstruiert zuletzt gespeicherten Zustand.</text:p>
        </text:list-item>
      </text:list>
      <text:p text:style-name="P916"/>
      <text:p text:style-name="P917"><text:span text:style-name="T918">1a</text:span><text:span text:style-name="T919">. Mosterei-Inhaber oder Mitarbeiter ändert<text:s/></text:span><text:span text:style-name="T920">Name, Vorname, Adresse und/oder Telefonnummer</text:span><text:span text:style-name="T921"><text:s/></text:span><text:span text:style-name="T922"><text:s text:c="4"/></text:span><text:span text:style-name="T923"><text:tab/></text:span><text:span text:style-name="T924">eines Kunden:</text:span></text:p>
      <text:p text:style-name="P925"><text:span text:style-name="T926">1. System speichert die neuen Änderungen.</text:span></text:p>
      <text:p text:style-name="P927"/>
      <text:p text:style-name="P928"><text:span text:style-name="T929">1b</text:span><text:span text:style-name="T930">. Mosterei-Inhaber oder Mitarbeiter löscht die</text:span><text:span text:style-name="T931"> </text:span><text:span text:style-name="T932">Daten</text:span><text:span text:style-name="T933"> </text:span><text:span text:style-name="T934">eines Kunden:</text:span></text:p>
      <text:p text:style-name="P935"><text:span text:style-name="T936">1. System</text:span><text:span text:style-name="T937"> </text:span><text:span text:style-name="T938">erfragt Bestätigung des Löschvorgangs.</text:span></text:p>
      <text:p text:style-name="P939"><text:span text:style-name="T940">2. Mosterei-Inhaber oder Mitarbeiter bestätigt Löschvorgang.</text:span></text:p>
      <text:p text:style-name="P941"><text:span text:style-name="T942">3. System</text:span><text:span text:style-name="T943"> </text:span><text:span text:style-name="T944">speichert</text:span><text:span text:style-name="T945"> </text:span><text:span text:style-name="T946">die neuen Änderungen.</text:span></text:p>
      <text:p text:style-name="P947"/>
      <text:p text:style-name="KeinLeerraum"><text:span text:style-name="T948">Special Requirements:</text:span></text:p>
      <text:list text:style-name="LFO3" text:continue-numbering="true">
        <text:list-item>
          <text:p text:style-name="P949"><text:span text:style-name="T950">Schriftgröße mindestens 12.</text:span></text:p>
        </text:list-item>
        <text:list-item>
          <text:p text:style-name="P951"><text:span text:style-name="T952">Sprache: deutsch.</text:span></text:p>
        </text:list-item>
        <text:list-item>
          <text:p text:style-name="P953"><text:span text:style-name="T954">Lesen von ca. 1 Meter Entfernung soll möglich sein.</text:span></text:p>
        </text:list-item>
        <text:list-item>
          <text:p text:style-name="P955"><text:span text:style-name="T956">In 90 % der Fälle soll die Übersicht in weniger als 10 Sekunden geladen sein.</text:span></text:p>
        </text:list-item>
      </text:list>
      <text:p text:style-name="P957"/>
      <text:p text:style-name="KeinLeerraum"><text:span text:style-name="T958">Technology and Data Variations List:</text:span></text:p>
      <text:soft-page-break/>
      <text:list text:style-name="LFO4" text:continue-numbering="true">
        <text:list-item>
          <text:p text:style-name="P959"><text:span text:style-name="T960">Speicherung der Kundendaten in Datenbank.</text:span></text:p>
        </text:list-item>
      </text:list>
      <text:list text:style-name="LFO5" text:continue-numbering="true">
        <text:list-item>
          <text:p text:style-name="P961"><text:span text:style-name="T962">Verbindung zur Datenbank, um geänderte Kundendaten abzuspeichern.</text:span></text:p>
        </text:list-item>
      </text:list>
      <text:p text:style-name="P963"/>
      <text:p text:style-name="KeinLeerraum"><text:span text:style-name="T964">Frequency of Occurence:<text:s/></text:span><text:span text:style-name="T965">Mehrmals</text:span><text:span text:style-name="T966"><text:s/></text:span><text:span text:style-name="T967">pro Stunde.</text:span></text:p>
      <text:p text:style-name="P968"/>
      <text:p text:style-name="KeinLeerraum"><text:span text:style-name="T969">Open Issues:</text:span></text:p>
      <text:list text:style-name="LFO3" text:continue-numbering="true">
        <text:list-item>
          <text:p text:style-name="P970"><text:span text:style-name="T971">Sollen Kundendaten nach bestimmter Zeit gelöscht werden?</text:span></text:p>
        </text:list-item>
        <text:list-item>
          <text:p text:style-name="P972"><text:span text:style-name="T973">Müssen Kunden immer angelegt sein, um einen Einkauf zu tätigen?</text:span></text:p>
        </text:list-item>
      </text:list>
      <text:p text:style-name="P974"/>
      <text:p text:style-name="P975"/>
      <text:p text:style-name="P976"/>
      <text:h text:style-name="P977" text:outline-level="2"><text:span text:style-name="T978">5.5. Use Case<text:s/></text:span><text:span text:style-name="T979">UC</text:span><text:span text:style-name="T980">3: Lagerbestand bearbeiten</text:span></text:h>
      <text:p text:style-name="P981"/>
      <text:p text:style-name="KeinLeerraum"><text:span text:style-name="T982">Primary Actor:<text:s/></text:span><text:span text:style-name="T983">Mosterei-Inhaber</text:span></text:p>
      <text:p text:style-name="P984"/>
      <text:p text:style-name="KeinLeerraum"><text:span text:style-name="T985">Stakeholders and Interests:</text:span></text:p>
      <text:list text:style-name="LFO3" text:continue-numbering="true">
        <text:list-item>
          <text:p text:style-name="P986"><text:span text:style-name="T987">Mosterei-Inhaber:<text:s/></text:span><text:span text:style-name="T988">Will klare Übersicht über aktuelle Lagerbestände. Will Produkte schnell und einfach in der Lagerübersicht hinzufügen, bearbeiten oder löschen. Will Meldung/Warnung, falls bestimmte Untergrenze eines Produkts unterschritten wird</text:span><text:span text:style-name="T989">.</text:span></text:p>
        </text:list-item>
        <text:list-item>
          <text:p text:style-name="P990"><text:span text:style-name="T991">Kunde:</text:span><text:span text:style-name="T992"><text:s/>Will stets gewünschte Produkte zur Verfügung haben.</text:span></text:p>
        </text:list-item>
      </text:list>
      <text:p text:style-name="P993"/>
      <text:p text:style-name="KeinLeerraum"><text:span text:style-name="T994">Preconditions:<text:s/></text:span><text:span text:style-name="T995">Mosterei-Inhaber ist eingeloggt/authentifiziert.</text:span></text:p>
      <text:p text:style-name="P996"/>
      <text:p text:style-name="KeinLeerraum"><text:span text:style-name="T997">Postconditions:<text:s/></text:span><text:span text:style-name="T998">Ein neues Produkt wurde dem Lager hinzugefügt.</text:span></text:p>
      <text:p text:style-name="P999"/>
      <text:p text:style-name="P1000">Main Success Scenario</text:p>
      <text:list text:style-name="LFO24" text:continue-numbering="true">
        <text:list-item>
          <text:p text:style-name="P1001">Mosterei-Inhaber fordert Erstellen eines neuen Produktes.</text:p>
        </text:list-item>
        <text:list-item>
          <text:p text:style-name="P1002"><text:span text:style-name="T1003">System fordert Produktname, Einzelverkaufspreis für Produkt, aktuell zu Verfügung stehende Produktmenge und Untergrenze für Warnhinweis an.</text:span></text:p>
        </text:list-item>
        <text:list-item>
          <text:p text:style-name="P1004"><text:span text:style-name="T1005">Mosterei-Inhaber gibt geforderte Daten ein.</text:span></text:p>
        </text:list-item>
        <text:list-item>
          <text:p text:style-name="P1006"><text:span text:style-name="T1007">System legt neues Produkt</text:span><text:span text:style-name="T1008"> </text:span><text:span text:style-name="T1009">an und speichert die Produktdaten.</text:span></text:p>
        </text:list-item>
        <text:list-item>
          <text:p text:style-name="P1010"><text:span text:style-name="T1011">System präsentiert eine Übersicht über die ersten dreißig, alphabetisch sortierten Produkte.</text:span></text:p>
        </text:list-item>
      </text:list>
      <text:p text:style-name="P1012">Diese Ansicht präsentiert das System jeweils beim<text:s/>Eintritt in die<text:s/>Lagerverwaltung.</text:p>
      <text:p text:style-name="P1013"/>
      <text:p text:style-name="KeinLeerraum"><text:span text:style-name="T1014">Extensions:</text:span></text:p>
      <text:p text:style-name="KeinLeerraum"><text:span text:style-name="T1015">*a. Jederzeit, wenn das System ausfällt:</text:span></text:p>
      <text:list text:style-name="LFO33" text:continue-numbering="true">
        <text:list-item>
          <text:p text:style-name="P1016"><text:span text:style-name="T1017">Mosterei-Inhaber</text:span><text:span text:style-name="T1018"><text:s/>startet das System neu, meldet sich an und fordert Wiederherstellung des zuletzt gespeicherten Zustandes an.</text:span></text:p>
        </text:list-item>
        <text:list-item>
          <text:p text:style-name="P1019">System rekonstruiert zuletzt gespeicherten Zustand.</text:p>
        </text:list-item>
      </text:list>
      <text:p text:style-name="P1020"/>
      <text:p text:style-name="P1021"><text:span text:style-name="T1022">1a</text:span><text:span text:style-name="T1023">. Mosterei-Inhaber ändert<text:s/></text:span><text:span text:style-name="T1024">Produktname, Einzelverkaufspreis, Produktmenge und/oder</text:span><text:span text:style-name="T1025"><text:s/></text:span><text:span text:style-name="T1026">Unter<text:s/></text:span><text:span text:style-name="T1027"><text:tab/>grenze des<text:s/></text:span><text:span text:style-name="T1028">Produkt</text:span><text:span text:style-name="T1029">s</text:span><text:span text:style-name="T1030">:</text:span></text:p>
      <text:list text:style-name="LFO6" text:continue-numbering="true">
        <text:list-item>
          <text:p text:style-name="P1031"><text:span text:style-name="T1032">System speichert die neuen Änderungen.</text:span></text:p>
        </text:list-item>
      </text:list>
      <text:p text:style-name="P1033"/>
      <text:p text:style-name="P1034"><text:span text:style-name="T1035">1b</text:span><text:span text:style-name="T1036">. Mosterei-Inhaber löscht ein Produkt:</text:span></text:p>
      <text:list text:style-name="LFO7" text:continue-numbering="true">
        <text:list-item>
          <text:p text:style-name="P1037"><text:span text:style-name="T1038">System</text:span><text:span text:style-name="T1039"> </text:span><text:span text:style-name="T1040">erfragt Bestätigung des Löschvorgangs.</text:span></text:p>
        </text:list-item>
        <text:list-item>
          <text:p text:style-name="P1041"><text:span text:style-name="T1042">Mosterei-Inhaber bestätigt Löschvorgang.</text:span></text:p>
        </text:list-item>
        <text:list-item>
          <text:p text:style-name="P1043"><text:span text:style-name="T1044">System löscht Produkt und speichert neue Änderungen.</text:span></text:p>
        </text:list-item>
      </text:list>
      <text:p text:style-name="P1045"/>
      <text:p text:style-name="KeinLeerraum"><text:span text:style-name="T1046">Special Requirements:</text:span></text:p>
      <text:list text:style-name="LFO3" text:continue-numbering="true">
        <text:list-item>
          <text:p text:style-name="P1047"><text:span text:style-name="T1048">Schriftgröße mindestens 12.</text:span></text:p>
        </text:list-item>
        <text:list-item>
          <text:p text:style-name="P1049"><text:span text:style-name="T1050">Sprache: deutsch.</text:span></text:p>
        </text:list-item>
        <text:list-item>
          <text:p text:style-name="P1051"><text:span text:style-name="T1052">Lesen von ca. 1 Meter Entfernung soll möglich sein.</text:span></text:p>
        </text:list-item>
        <text:list-item>
          <text:p text:style-name="P1053"><text:span text:style-name="T1054">In 90 % der Fälle soll die Übersicht in weniger als 10 Sekunden geladen sein.</text:span></text:p>
        </text:list-item>
      </text:list>
      <text:p text:style-name="P1055"/>
      <text:p text:style-name="KeinLeerraum"><text:span text:style-name="T1056">Technology/Data Variation List:</text:span></text:p>
      <text:p text:style-name="KeinLeerraum"><text:span text:style-name="T1057">Speicherung der Lagerbestände in einer Datenbank.</text:span></text:p>
      <text:p text:style-name="P1058"/>
      <text:p text:style-name="KeinLeerraum"><text:span text:style-name="T1059">Frequency of Occurrence:<text:s/></text:span><text:span text:style-name="T1060">Ein- bis zweimal im Monat.</text:span></text:p>
      <text:p text:style-name="P1061"/>
      <text:p text:style-name="KeinLeerraum"><text:span text:style-name="T1062">Open Issues:</text:span></text:p>
      <text:list text:style-name="LFO3" text:continue-numbering="true">
        <text:list-item>
          <text:p text:style-name="P1063"><text:span text:style-name="T1064">Aktualisierung in Zusammenhang mit Kassenfunktion</text:span></text:p>
        </text:list-item>
        <text:list-item>
          <text:p text:style-name="P1065"><text:span text:style-name="T1066">Meldungen?</text:span></text:p>
        </text:list-item>
      </text:list>
      <text:p text:style-name="P1067"/>
      <text:h text:style-name="P1068" text:outline-level="2"><text:span text:style-name="T1069">5.6. Use Case<text:s/></text:span><text:span text:style-name="T1070">UC</text:span><text:span text:style-name="T1071">4: Mitarbeiter bearbeiten</text:span></text:h>
      <text:p text:style-name="P1072"/>
      <text:p text:style-name="KeinLeerraum"><text:span text:style-name="T1073">Primary Actor:</text:span><text:span text:style-name="T1074"> </text:span><text:span text:style-name="T1075">Mosterei-Inhaber</text:span><text:span text:style-name="T1076"> </text:span></text:p>
      <text:p text:style-name="P1077"/>
      <text:p text:style-name="KeinLeerraum"><text:span text:style-name="T1078">Stakeholders and Interests: </text:span></text:p>
      <text:list text:style-name="LFO3" text:continue-numbering="true">
        <text:list-item>
          <text:p text:style-name="P1079"><text:span text:style-name="T1080">Mosterei-Inhaber:</text:span><text:span text:style-name="T1081"> </text:span><text:span text:style-name="T1082">Will neue Mitarbeiter</text:span><text:span text:style-name="T1083"> </text:span><text:span text:style-name="T1084">schnell und einfach erstellen</text:span><text:span text:style-name="T1085"> </text:span><text:span text:style-name="T1086">oder bearbeiten.</text:span><text:span text:style-name="T1087"> Will eine Übersicht über seine Angestellten samt seiner Kontaktdaten, um ihn bei Bedarf kontaktieren zu können.</text:span></text:p>
        </text:list-item>
        <text:list-item>
          <text:p text:style-name="P1088"><text:span text:style-name="T1089">Mitarbeiter:</text:span><text:span text:style-name="T1090"> </text:span><text:span text:style-name="T1091">Will, dass seine Daten</text:span><text:span text:style-name="T1092"> </text:span><text:span text:style-name="T1093">korrekt</text:span><text:span text:style-name="T1094"> </text:span><text:span text:style-name="T1095">abgespeichert werden. Will Zugriff auf seine Daten, um sie bei Bedarf ändern zu können.</text:span><text:span text:style-name="T1096"> </text:span></text:p>
        </text:list-item>
      </text:list>
      <text:p text:style-name="KeinLeerraum"><text:span text:style-name="T1097"> </text:span></text:p>
      <text:p text:style-name="KeinLeerraum"><text:span text:style-name="T1098">Preconditions: </text:span><text:span text:style-name="T1099">Mosterei-Inhaber</text:span><text:span text:style-name="T1100"> </text:span><text:span text:style-name="T1101">ist im System eingeloggt/authentifiziert.</text:span></text:p>
      <text:p text:style-name="P1102"/>
      <text:p text:style-name="KeinLeerraum"><text:span text:style-name="T1103">Postconditions: </text:span><text:span text:style-name="T1104">Ein neuer Mitarbeiter wurde erstellt</text:span><text:span text:style-name="T1105">.</text:span></text:p>
      <text:p text:style-name="KeinLeerraum"><text:span text:style-name="T1106"> </text:span></text:p>
      <text:p text:style-name="KeinLeerraum"><text:span text:style-name="T1107">Main Success Scenario: </text:span></text:p>
      <text:list text:style-name="LFO25" text:continue-numbering="true">
        <text:list-item>
          <text:p text:style-name="P1108"><text:span text:style-name="T1109">Mosterei-Inhaber fordert Erstellen eines neuen Mitarbeiters.</text:span></text:p>
        </text:list-item>
        <text:list-item>
          <text:p text:style-name="P1110"><text:span text:style-name="T1111">System fordert Vor- und Nachname, Geburtsdatum, Adresse und Telefon- bzw. Handynummer des Mitarbeiters.</text:span></text:p>
        </text:list-item>
        <text:list-item>
          <text:p text:style-name="P1112"><text:span text:style-name="T1113">Mosterei-Inhaber gibt geforderte Daten ein.</text:span></text:p>
        </text:list-item>
        <text:list-item>
          <text:p text:style-name="P1114"><text:span text:style-name="T1115">System legt neuen Mitarbeiter an.</text:span></text:p>
        </text:list-item>
        <text:list-item>
          <text:p text:style-name="P1116"><text:span text:style-name="T1117">System erstellt einen</text:span><text:span text:style-name="T1118"> </text:span><text:span text:style-name="T1119">Account mit</text:span><text:span text:style-name="T1120"> </text:span><text:span text:style-name="T1121">Benutzernamen und</text:span><text:span text:style-name="T1122"> </text:span><text:span text:style-name="T1123">Passwort für den neuen Mitarbeiter</text:span><text:span text:style-name="T1124">.</text:span></text:p>
        </text:list-item>
        <text:list-item>
          <text:p text:style-name="P1125"><text:span text:style-name="T1126">System präsentiert aktualisierte, nach Nachnamen geordnete Ansicht der Mitarbeiter.<text:s/></text:span></text:p>
        </text:list-item>
      </text:list>
      <text:p text:style-name="P1127">Diese Ansicht präsentiert das System jeweils beim<text:s/>Eintritt in die<text:s/>Mitarbeiterverwaltung.</text:p>
      <text:p text:style-name="P1128"/>
      <text:p text:style-name="KeinLeerraum"><text:span text:style-name="T1129">Extensions:</text:span></text:p>
      <text:p text:style-name="KeinLeerraum"><text:span text:style-name="T1130">*a. Jederzeit, wenn das System ausfällt:</text:span></text:p>
      <text:list text:style-name="LFO34" text:continue-numbering="true">
        <text:list-item>
          <text:p text:style-name="P1131"><text:span text:style-name="T1132">Mosterei-Inhaber</text:span><text:span text:style-name="T1133"><text:s/>startet das System neu, meldet sich an und fordert Wiederherstellung des zuletzt gespeicherten Zustandes an.</text:span></text:p>
        </text:list-item>
        <text:list-item>
          <text:p text:style-name="P1134">System rekonstruiert zuletzt gespeicherten Zustand.</text:p>
        </text:list-item>
      </text:list>
      <text:p text:style-name="P1135"/>
      <text:p text:style-name="P1136"><text:span text:style-name="T1137">1a</text:span><text:span text:style-name="T1138">. Mosterei-Inhaber ändert<text:s/></text:span><text:span text:style-name="T1139">Vorname, Nachname, Geburtsdatum, Adresse und/oder Telefonnum-</text:span><text:span text:style-name="T1140"><text:tab/>mer des</text:span><text:span text:style-name="T1141"><text:s/>Mitarbeiters:</text:span></text:p>
      <text:list text:style-name="LFO8" text:continue-numbering="true">
        <text:list-item>
          <text:p text:style-name="P1142"><text:span text:style-name="T1143">System speichert die neuen Änderungen.</text:span></text:p>
        </text:list-item>
      </text:list>
      <text:p text:style-name="P1144"/>
      <text:p text:style-name="P1145"><text:span text:style-name="T1146">1b</text:span><text:span text:style-name="T1147">. Mosterei-Inhaber wählt Mitarbeiter und fordert Löschung an:</text:span></text:p>
      <text:list text:style-name="LFO9" text:continue-numbering="true">
        <text:list-item>
          <text:p text:style-name="P1148"><text:span text:style-name="T1149">System</text:span><text:span text:style-name="T1150"> </text:span><text:span text:style-name="T1151">fordert Bestätigung des Löschvorgangs.</text:span></text:p>
        </text:list-item>
        <text:list-item>
          <text:p text:style-name="P1152"><text:span text:style-name="T1153">Mosterei-Inhaber bestätigt Löschvorgang.</text:span></text:p>
        </text:list-item>
        <text:list-item>
          <text:p text:style-name="P1154"><text:span text:style-name="T1155">System löscht alle Daten und den Account des Mitarbeiters.</text:span></text:p>
        </text:list-item>
      </text:list>
      <text:p text:style-name="P1156"/>
      <text:p text:style-name="P1157"/>
      <text:p text:style-name="KeinLeerraum"><text:span text:style-name="T1158">Special Requirements:</text:span></text:p>
      <text:list text:style-name="LFO3" text:continue-numbering="true">
        <text:list-item>
          <text:p text:style-name="P1159"><text:span text:style-name="T1160">Schriftgröße mindestens 12.</text:span></text:p>
        </text:list-item>
        <text:list-item>
          <text:p text:style-name="P1161"><text:span text:style-name="T1162">Sprache: deutsch.</text:span></text:p>
        </text:list-item>
        <text:list-item>
          <text:p text:style-name="P1163"><text:span text:style-name="T1164">Lesen von ca. 1 Meter Entfernung soll möglich sein.</text:span></text:p>
        </text:list-item>
        <text:list-item>
          <text:p text:style-name="P1165"><text:span text:style-name="T1166">In 90% der Fälle soll die Übersicht in weniger als 10s geladen</text:span><text:span text:style-name="T1167"> </text:span><text:span text:style-name="T1168">sein.</text:span></text:p>
        </text:list-item>
      </text:list>
      <text:p text:style-name="P1169"/>
      <text:p text:style-name="KeinLeerraum"><text:span text:style-name="T1170">Technology and Data Variations List:  </text:span></text:p>
      <text:list text:style-name="LFO3" text:continue-numbering="true">
        <text:list-item>
          <text:p text:style-name="P1171"><text:span text:style-name="T1172">Speicherung der Mitarbeiter in einer Datenbank.</text:span></text:p>
        </text:list-item>
        <text:list-item>
          <text:p text:style-name="P1173"><text:span text:style-name="T1174">Verbindung zur Datenbank, um geänderte Mitarbeiterdaten abzuspeichern.</text:span><text:span text:style-name="T1175"> </text:span></text:p>
        </text:list-item>
      </text:list>
      <text:p text:style-name="KeinLeerraum"><text:span text:style-name="T1176"> </text:span></text:p>
      <text:p text:style-name="KeinLeerraum"><text:span text:style-name="T1177">Frequency of Occurence:<text:s/></text:span><text:span text:style-name="T1178">Ein- bis zweimal im Monat.</text:span></text:p>
      <text:p text:style-name="P1179"/>
      <text:p text:style-name="KeinLeerraum"><text:span text:style-name="T1180">Open Issus:</text:span></text:p>
      <text:p text:style-name="P1181"/>
      <text:h text:style-name="P1182" text:outline-level="2"><text:span text:style-name="T1183">5.7. Use Case<text:s/></text:span><text:span text:style-name="T1184">UC</text:span><text:span text:style-name="T1185">5: Preis für Dienstleistung bearbeiten</text:span></text:h>
      <text:p text:style-name="P1186"/>
      <text:p text:style-name="P1187"><text:span text:style-name="T1188">Primary Actor:</text:span><text:span text:style-name="T1189"><text:s/></text:span><text:span text:style-name="T1190">Mosterei-Inhaber</text:span></text:p>
      <text:p text:style-name="P1191"><text:span text:style-name="T1192"> </text:span></text:p>
      <text:p text:style-name="P1193"><text:span text:style-name="T1194">Stakeholder and Interests:  </text:span></text:p>
      <text:list text:style-name="LFO3" text:continue-numbering="true">
        <text:list-item>
          <text:p text:style-name="P1195"><text:span text:style-name="T1196">Mosterei-Inhaber:</text:span><text:span text:style-name="T1197"> Will, dass maschineller Aufwand sowie unterschiedlich aufwändige Abfüllweisen berücksichtigt und ebenso berechnet werden können.<text:s/></text:span><text:span text:style-name="T1198">Will die aktuellen Preise schnell und einfach bearbeiten können</text:span><text:span text:style-name="T1199">.</text:span></text:p>
        </text:list-item>
        <text:list-item>
          <text:p text:style-name="P1200"><text:span text:style-name="T1201">Mitarbeiter: Will mit den richtigen/aktuellen Preisen abrechnen</text:span><text:span text:style-name="T1202">.</text:span></text:p>
        </text:list-item>
        <text:list-item>
          <text:p text:style-name="P1203"><text:span text:style-name="T1204">Kunde: Will, dass sein Einkauf</text:span><text:span text:style-name="T1205"> </text:span><text:span text:style-name="T1206">nach den korrekten/aktuellen Preisen abgerechnet wird</text:span><text:span text:style-name="T1207">.</text:span></text:p>
        </text:list-item>
      </text:list>
      <text:p text:style-name="P1208"><text:span text:style-name="T1209"> </text:span></text:p>
      <text:p text:style-name="KeinLeerraum"><text:span text:style-name="T1210">Preconditions: </text:span><text:span text:style-name="T1211">Der</text:span><text:span text:style-name="T1212"> </text:span><text:span text:style-name="T1213">Mosterei-Inhaber</text:span><text:span text:style-name="T1214"> </text:span><text:span text:style-name="T1215">ist im System eingeloggt/authentifiziert.</text:span></text:p>
      <text:p text:style-name="P1216"/>
      <text:p text:style-name="P1217"><text:span text:style-name="T1218">Postconditions: </text:span><text:span text:style-name="T1219">Preis für Dienstleistung wurde aktualisiert</text:span><text:span text:style-name="T1220">.</text:span></text:p>
      <text:p text:style-name="P1221"><text:span text:style-name="T1222"> </text:span></text:p>
      <text:p text:style-name="P1223"><text:span text:style-name="T1224">Main Success Scenario: </text:span></text:p>
      <text:list text:style-name="LFO10" text:continue-numbering="true">
        <text:list-item>
          <text:p text:style-name="P1225"><text:span text:style-name="T1226"><text:s text:c="2"/></text:span><text:span text:style-name="T1227">Mosterei-Inhaber fordert Preisänderung einer Dienstleistung an.</text:span><text:span text:style-name="T1228"> </text:span></text:p>
        </text:list-item>
        <text:list-item>
          <text:p text:style-name="P1229"><text:span text:style-name="T1230"><text:s text:c="2"/></text:span><text:span text:style-name="T1231">System zeigt Übersicht mit den einzelnen Dienstleistungen und deren Preise.</text:span></text:p>
        </text:list-item>
        <text:list-item>
          <text:p text:style-name="P1232"><text:span text:style-name="T1233"><text:s text:c="2"/></text:span><text:span text:style-name="T1234">Mosterei-Inhaber wäh</text:span><text:span text:style-name="T1235">lt Dienstleistung aus und ändert den Preis pro Liter.</text:span></text:p>
        </text:list-item>
        <text:list-item>
          <text:p text:style-name="P1236"><text:span text:style-name="T1237"><text:s text:c="2"/></text:span><text:span text:style-name="T1238">Mosterei-Inhaber bestätigt Änderungen.</text:span><text:span text:style-name="T1239"> </text:span></text:p>
        </text:list-item>
        <text:list-item>
          <text:p text:style-name="P1240"><text:span text:style-name="T1241"><text:s text:c="2"/></text:span><text:span text:style-name="T1242">System speichert die Daten.</text:span><text:span text:style-name="T1243"> </text:span></text:p>
        </text:list-item>
      </text:list>
      <text:p text:style-name="P1244"/>
      <text:p text:style-name="P1245"/>
      <text:p text:style-name="KeinLeerraum"><text:span text:style-name="T1246">Extensions: </text:span></text:p>
      <text:p text:style-name="KeinLeerraum"><text:span text:style-name="T1247">*a. Jederzeit, wenn das System ausfällt:</text:span></text:p>
      <text:list text:style-name="LFO35" text:continue-numbering="true">
        <text:list-item>
          <text:p text:style-name="P1248"><text:span text:style-name="T1249">Mosterei-Inhaber</text:span><text:span text:style-name="T1250"><text:s/>startet das System neu, meldet sich an und fordert Wiederherstellung des zuletzt gespeicherten Zustandes an.</text:span></text:p>
        </text:list-item>
        <text:list-item>
          <text:p text:style-name="P1251">System rekonstruiert zuletzt gespeicherten Zustand.</text:p>
        </text:list-item>
      </text:list>
      <text:p text:style-name="P1252"/>
      <text:p text:style-name="P1253"><text:span text:style-name="T1254"> </text:span></text:p>
      <text:p text:style-name="P1255"><text:span text:style-name="T1256">4-5a. Mosterei-Inhaber bestätigt die Änderungen nicht.</text:span><text:span text:style-name="T1257"> </text:span></text:p>
      <text:list text:style-name="LFO11" text:continue-numbering="true">
        <text:list-item>
          <text:p text:style-name="P1258"><text:span text:style-name="T1259">System zeigt Übersicht mit den einzelnen Dienstleistungen und deren Preise.</text:span></text:p>
        </text:list-item>
      </text:list>
      <text:p text:style-name="P1260"/>
      <text:p text:style-name="KeinLeerraum"><text:span text:style-name="T1261">Special Requirements: </text:span></text:p>
      <text:list text:style-name="LFO3" text:continue-numbering="true">
        <text:list-item>
          <text:p text:style-name="P1262"><text:span text:style-name="T1263">Schriftgröße mindestens 12.</text:span></text:p>
        </text:list-item>
        <text:list-item>
          <text:p text:style-name="P1264"><text:span text:style-name="T1265">Sprache: deutsch.</text:span></text:p>
        </text:list-item>
        <text:list-item>
          <text:p text:style-name="P1266"><text:span text:style-name="T1267">Lesen von ca. 1 Meter Entfernung soll möglich sein.</text:span><text:span text:style-name="T1268"> </text:span></text:p>
        </text:list-item>
        <text:list-item>
          <text:p text:style-name="P1269"><text:span text:style-name="T1270">In</text:span><text:span text:style-name="T1271"> </text:span><text:span text:style-name="T1272">90% der Fälle soll die Übersicht</text:span><text:span text:style-name="T1273"> </text:span><text:span text:style-name="T1274">in weniger als 10s geladen sein.</text:span><text:span text:style-name="T1275"> </text:span></text:p>
        </text:list-item>
      </text:list>
      <text:p text:style-name="P1276"/>
      <text:p text:style-name="P1277"><text:span text:style-name="T1278">Technology/Data Variations List: </text:span></text:p>
      <text:list text:style-name="LFO3" text:continue-numbering="true">
        <text:list-item>
          <text:p text:style-name="P1279"><text:span text:style-name="T1280">Speicherung der Preise in einer Datenbank</text:span><text:span text:style-name="T1281">.</text:span></text:p>
        </text:list-item>
        <text:list-item>
          <text:p text:style-name="P1282"><text:span text:style-name="T1283">Verbindung bzw. Zugriff auf Datenbank</text:span><text:span text:style-name="T1284">.</text:span></text:p>
        </text:list-item>
      </text:list>
      <text:p text:style-name="P1285"/>
      <text:p text:style-name="P1286"><text:span text:style-name="T1287">Frequency of Occurrence:<text:s/></text:span><text:span text:style-name="T1288">Einmal jährlich.</text:span></text:p>
      <text:p text:style-name="P1289"/>
      <text:p text:style-name="P1290"><text:span text:style-name="T1291">Open Issues:</text:span></text:p>
      <text:list text:style-name="LFO26" text:continue-numbering="true">
        <text:list-item>
          <text:p text:style-name="P1292">Voreingestellte Preise?</text:p>
        </text:list-item>
      </text:list>
      <text:p text:style-name="P1293"/>
      <text:p text:style-name="P1294"/>
      <text:p text:style-name="P1295"/>
      <text:p text:style-name="P1296"/>
      <text:h text:style-name="P1297" text:outline-level="2"><text:span text:style-name="T1298">5.8. Use Case<text:s/></text:span><text:span text:style-name="T1299">UC</text:span><text:span text:style-name="T1300">6: Schichtplan bearbeiten</text:span></text:h>
      <text:p text:style-name="P1301"/>
      <text:p text:style-name="P1302"><text:span text:style-name="T1303">Primary Actor:</text:span><text:span text:style-name="T1304"><text:s/></text:span><text:span text:style-name="T1305">Mosterei-Inhaber</text:span><text:span text:style-name="T1306"> </text:span></text:p>
      <text:p text:style-name="P1307"/>
      <text:p text:style-name="P1308"><text:span text:style-name="T1309">Stakeholder</text:span><text:span text:style-name="T1310"> </text:span><text:span text:style-name="T1311">and</text:span><text:span text:style-name="T1312"> </text:span><text:span text:style-name="T1313">Interests</text:span><text:span text:style-name="T1314">:</text:span></text:p>
      <text:list text:style-name="LFO3" text:continue-numbering="true">
        <text:list-item>
          <text:p text:style-name="P1315"><text:span text:style-name="T1316">Mosterei-Inhaber: Will den Schichtplan schnell und einfach erstellen bzw. bearbeiten können.</text:span></text:p>
        </text:list-item>
        <text:list-item>
          <text:p text:style-name="P1317"><text:span text:style-name="T1318">Mitarbeiter: Will auf seinen individuellen Schichtplan schnell und einfach zugreifen können. Will eine übersichtliche Darstellung seiner persönlichen Schichten.</text:span></text:p>
        </text:list-item>
      </text:list>
      <text:p text:style-name="P1319"/>
      <text:p text:style-name="P1320"><text:span text:style-name="T1321">Preconditions</text:span><text:span text:style-name="T1322">:</text:span><text:span text:style-name="T1323"><text:s/></text:span><text:span text:style-name="T1324">Mosterei-Inhaber ist eingeloggt/authentifiziert.</text:span></text:p>
      <text:p text:style-name="P1325"/>
      <text:p text:style-name="P1326"><text:span text:style-name="T1327">Postconditions:<text:s/></text:span><text:span text:style-name="T1328">Ein aktueller Schichtplan liegt vor.</text:span></text:p>
      <text:p text:style-name="P1329"/>
      <text:p text:style-name="KeinLeerraum"><text:span text:style-name="T1330">Main Success Scenario: </text:span></text:p>
      <text:p text:style-name="KeinLeerraum"><text:span text:style-name="T1331">1. Mosterei-Inhaber fordert Erstellen eines neuen Schichtplans.</text:span></text:p>
      <text:p text:style-name="P1332"><text:span text:style-name="T1333">2. System zeigt vorgefertigte Schichtplanmaske.</text:span></text:p>
      <text:p text:style-name="P1334"><text:span text:style-name="T1335">3. Mosterei-Inhaber trägt Mitarbeiter in entsprechende Schichten ein.</text:span></text:p>
      <text:p text:style-name="P1336"><text:span text:style-name="T1337">4. Mosterei-Inhaber bestätigt Eingabe.</text:span></text:p>
      <text:p text:style-name="P1338"><text:span text:style-name="T1339">5. System speichert Änderungen.</text:span></text:p>
      <text:p text:style-name="P1340"><text:span text:style-name="T1341">6. Syst</text:span><text:span text:style-name="T1342">em präsentiert eine Wochenübersicht des Schichtplans.</text:span></text:p>
      <text:p text:style-name="P1343">Diese Ansicht präsentiert das System jeweils beim Eintritt in die Schichtplanverwaltung.</text:p>
      <text:p text:style-name="P1344"/>
      <text:p text:style-name="P1345"><text:span text:style-name="T1346">Extensions</text:span><text:span text:style-name="T1347">:</text:span></text:p>
      <text:p text:style-name="KeinLeerraum"><text:span text:style-name="T1348">*a. Jederzeit, wenn das System ausfällt:</text:span></text:p>
      <text:list text:style-name="LFO36" text:continue-numbering="true">
        <text:list-item>
          <text:p text:style-name="P1349"><text:span text:style-name="T1350">Mosterei-Inhaber</text:span><text:span text:style-name="T1351"><text:s/>startet das System neu, meldet sich an und fordert Wiederherstellung des zuletzt gespeicherten Zustandes an.</text:span></text:p>
        </text:list-item>
        <text:list-item>
          <text:p text:style-name="P1352">System rekonstruiert zuletzt gespeicherten Zustand.</text:p>
        </text:list-item>
      </text:list>
      <text:p text:style-name="P1353"/>
      <text:p text:style-name="P1354"/>
      <text:p text:style-name="P1355"><text:span text:style-name="T1356"> </text:span><text:span text:style-name="T1357">1a</text:span><text:span text:style-name="T1358">. Mosterei-Inhaber fordert Bearbeiten eines aktuellen Schichtplanes an:</text:span></text:p>
      <text:p text:style-name="P1359"><text:span text:style-name="T1360">1. System zeigt aktuellen Schichtplan an.</text:span></text:p>
      <text:p text:style-name="P1361"><text:span text:style-name="T1362">2. Mosterei-Inhaber wählt Tag und Schichtart aus.</text:span></text:p>
      <text:p text:style-name="P1363"><text:span text:style-name="T1364">3</text:span><text:span text:style-name="T1365">. Mosterei-Inhaber ändert die</text:span><text:span text:style-name="T1366"><text:s/>Mistarbeiter der gewählten Schicht</text:span><text:span text:style-name="T1367"><text:s/>und bestätigt.</text:span></text:p>
      <text:p text:style-name="P1368"><text:span text:style-name="T1369">4</text:span><text:span text:style-name="T1370">. System speichert Änderungen.<text:s/></text:span></text:p>
      <text:p text:style-name="P1371"/>
      <text:p text:style-name="P1372"><text:span text:style-name="T1373">1-2a. Mitarbeiter fordert Anzeige des Schichtplans:</text:span></text:p>
      <text:p text:style-name="P1374"><text:span text:style-name="T1375"><text:s text:c="7"/></text:span><text:span text:style-name="T1376">1. System präsentiert den kompletten Schichtplan</text:span></text:p>
      <text:p text:style-name="P1377"><text:span text:style-name="T1378"><text:s text:c="7"/></text:span><text:span text:style-name="T1379">2a. Mitarbeiter fordert gefilterte Einzelansicht seines Schichtplanes an.</text:span></text:p>
      <text:soft-page-break/>
      <text:p text:style-name="P1380"><text:span text:style-name="T1381"><text:tab/>1. System präsentiert nach entsprechendem Mitarbeiter gefilterten Schichtplan</text:span></text:p>
      <text:p text:style-name="P1382"/>
      <text:p text:style-name="P1383"><text:span text:style-name="T1384"><text:tab/></text:span></text:p>
      <text:p text:style-name="P1385"><text:span text:style-name="T1386">Special Requirements:</text:span><text:span text:style-name="T1387"> </text:span></text:p>
      <text:list text:style-name="LFO3" text:continue-numbering="true">
        <text:list-item>
          <text:p text:style-name="P1388"><text:span text:style-name="T1389">Sprache: deutsch.</text:span></text:p>
        </text:list-item>
        <text:list-item>
          <text:p text:style-name="P1390"><text:span text:style-name="T1391">Schriftgröße von mindestens 12.</text:span></text:p>
        </text:list-item>
        <text:list-item>
          <text:p text:style-name="P1392"><text:span text:style-name="T1393">Lesen von ca. 1 Meter Entfernung soll möglich sein.</text:span></text:p>
        </text:list-item>
        <text:list-item>
          <text:p text:style-name="P1394"><text:span text:style-name="T1395">In</text:span><text:span text:style-name="T1396"> </text:span><text:span text:style-name="T1397">90% der Fälle soll die Übersicht</text:span><text:span text:style-name="T1398"> </text:span><text:span text:style-name="T1399">in weniger als 10s geladen sein</text:span><text:span text:style-name="T1400">.</text:span></text:p>
        </text:list-item>
      </text:list>
      <text:p text:style-name="P1401"><text:span text:style-name="T1402"> </text:span></text:p>
      <text:p text:style-name="P1403"><text:span text:style-name="T1404">Technology/Data Variations List:</text:span><text:span text:style-name="T1405"> </text:span></text:p>
      <text:p text:style-name="P1406"><text:span text:style-name="T1407">Eine Schnittstelle mit einem Drucker sollte vorhanden sein.</text:span></text:p>
      <text:p text:style-name="P1408"><text:span text:style-name="T1409"> </text:span></text:p>
      <text:p text:style-name="P1410"><text:span text:style-name="T1411">Frequency of Occurrence:</text:span><text:span text:style-name="T1412"> </text:span><text:span text:style-name="T1413">1-2-mal pro</text:span><text:span text:style-name="T1414"> </text:span><text:span text:style-name="T1415">Woche</text:span><text:span text:style-name="T1416">.</text:span><text:span text:style-name="T1417"> </text:span></text:p>
      <text:p text:style-name="P1418"><text:span text:style-name="T1419"> </text:span></text:p>
      <text:p text:style-name="P1420"><text:span text:style-name="T1421">Open Issues:</text:span></text:p>
      <text:p text:style-name="P1422">Sollen Schichtpläne vergangener Arbeitstage dauerhaft gespeichert werden?</text:p>
      <text:p text:style-name="P1423"/>
      <text:h text:style-name="P1424" text:outline-level="2"><text:span text:style-name="T1425">5.9. Use Case<text:s/></text:span><text:span text:style-name="T1426">UC</text:span><text:span text:style-name="T1427">7: Kundentermin bearbeiten</text:span></text:h>
      <text:p text:style-name="P1428"><text:span text:style-name="T1429"> </text:span></text:p>
      <text:p text:style-name="P1430"><text:span text:style-name="T1431">Primary Actor:</text:span><text:span text:style-name="T1432"> </text:span><text:span text:style-name="T1433">Mosterei-Inhaber</text:span><text:span text:style-name="T1434"> </text:span></text:p>
      <text:p text:style-name="P1435"><text:span text:style-name="T1436"> </text:span></text:p>
      <text:p text:style-name="P1437"><text:span text:style-name="T1438">Stakeholders and Interests:</text:span></text:p>
      <text:list text:style-name="LFO18" text:continue-numbering="true">
        <text:list-item>
          <text:p text:style-name="P1439"><text:span text:style-name="T1440">Mosterei-Inhaber:</text:span><text:span text:style-name="T1441"> </text:span><text:span text:style-name="T1442">Will</text:span><text:span text:style-name="T1443"><text:s/></text:span><text:span text:style-name="T1444">Termine leicht in einer Kalenderübersicht verwalten können</text:span><text:span text:style-name="T1445"> </text:span><text:span text:style-name="T1446">(erstellen, ändern, löschen)</text:span><text:span text:style-name="T1447">.Will schnelle Übersicht über freie bzw. mögliche Termine.</text:span></text:p>
        </text:list-item>
        <text:list-item>
          <text:p text:style-name="P1448"><text:span text:style-name="T1449">Mosterei-Mitarbeiter: Will übersichtlichen</text:span><text:span text:style-name="T1450"> </text:span><text:span text:style-name="T1451">Terminplan, mit Kundeninformation (Name, Menge des Obstes).<text:s/></text:span></text:p>
        </text:list-item>
        <text:list-item>
          <text:p text:style-name="P1452"><text:span text:style-name="T1453">Kunde:</text:span><text:span text:style-name="T1454"> </text:span><text:span text:style-name="T1455">Will schnellen</text:span><text:span text:style-name="T1456"> </text:span><text:span text:style-name="T1457">Service</text:span><text:span text:style-name="T1458">.</text:span></text:p>
        </text:list-item>
      </text:list>
      <text:p text:style-name="P1459"><text:span text:style-name="T1460"> </text:span></text:p>
      <text:p text:style-name="P1461"><text:span text:style-name="T1462">Preconditions:</text:span><text:span text:style-name="T1463"> </text:span><text:span text:style-name="T1464">Mosterei-Inhaber</text:span><text:span text:style-name="T1465"><text:s/>ist im System eingeloggt/authentifiziert. Kalender mit Eingabemaske ist vorhanden.</text:span></text:p>
      <text:p text:style-name="P1466"><text:span text:style-name="T1467"> </text:span></text:p>
      <text:p text:style-name="P1468"><text:span text:style-name="T1469">Postconditions</text:span><text:span text:style-name="T1470">:</text:span><text:span text:style-name="T1471"> </text:span><text:span text:style-name="T1472">Ein neuer Kundentermin wurde erstellt.</text:span></text:p>
      <text:p text:style-name="P1473"><text:span text:style-name="T1474"> </text:span></text:p>
      <text:p text:style-name="P1475"><text:span text:style-name="T1476">Main</text:span><text:span text:style-name="T1477"> </text:span><text:span text:style-name="T1478">Success Scenario:</text:span></text:p>
      <text:list text:style-name="LFO27" text:continue-numbering="true">
        <text:list-item>
          <text:p text:style-name="P1479"><text:span text:style-name="T1480">Kunde fordert Terminvereinbarung</text:span></text:p>
        </text:list-item>
        <text:list-item>
          <text:p text:style-name="P1481"><text:span text:style-name="T1482">Mostere</text:span><text:span text:style-name="T1483">i-Inhaber gibt geschätzte Obst</text:span><text:span text:style-name="T1484">menge in das System ein.</text:span><text:span text:style-name="T1485"> </text:span></text:p>
        </text:list-item>
        <text:list-item>
          <text:p text:style-name="P1486"><text:span text:style-name="T1487">System berechnet voraussichtliche Terminlänge.</text:span><text:span text:style-name="T1488"> </text:span></text:p>
        </text:list-item>
        <text:list-item>
          <text:p text:style-name="P1489"><text:span text:style-name="T1490">Mosterei-Inhaber öffnet die Terminplanung mit Kalenderübersicht.</text:span><text:span text:style-name="T1491"> </text:span></text:p>
        </text:list-item>
        <text:list-item>
          <text:p text:style-name="P1492"><text:span text:style-name="T1493">System zeigt momentanen Terminplan an.</text:span><text:span text:style-name="T1494"> </text:span></text:p>
        </text:list-item>
        <text:list-item>
          <text:p text:style-name="P1495"><text:span text:style-name="T1496">Mosterei-Inhaber</text:span><text:span text:style-name="T1497"> </text:span><text:span text:style-name="T1498">wählt</text:span><text:span text:style-name="T1499"> </text:span><text:span text:style-name="T1500">mit Kunden einen freien Tag und passende Uhrzeit</text:span><text:span text:style-name="T1501">.</text:span><text:span text:style-name="T1502"> </text:span></text:p>
        </text:list-item>
        <text:list-item>
          <text:p text:style-name="P1503"><text:span text:style-name="T1504">Mosterei-Inhaber sucht Kunden in der Datenbank und verknüpft ihn mit Termin.</text:span><text:span text:style-name="T1505"> </text:span></text:p>
        </text:list-item>
        <text:list-item>
          <text:p text:style-name="P1506"><text:span text:style-name="T1507">Mosterei-Inhaber trägt Termin</text:span><text:span text:style-name="T1508"> </text:span><text:span text:style-name="T1509">in das System ein und bestätigt.</text:span><text:span text:style-name="T1510"> </text:span></text:p>
        </text:list-item>
        <text:list-item>
          <text:p text:style-name="P1511"><text:span text:style-name="T1512">System speichert die Änderungen.</text:span></text:p>
        </text:list-item>
        <text:list-item>
          <text:p text:style-name="P1513"><text:span text:style-name="T1514">System präsentiert eine Übersicht der Tagestermine.</text:span></text:p>
        </text:list-item>
      </text:list>
      <text:p text:style-name="P1515"><text:span text:style-name="T1516">Diese Ansicht präsentiert das System immer beim Eintritt in die Terminverwaltung.</text:span></text:p>
      <text:p text:style-name="P1517"><text:span text:style-name="T1518"> </text:span></text:p>
      <text:p text:style-name="P1519"><text:span text:style-name="T1520">Extensions:</text:span><text:span text:style-name="T1521"> </text:span></text:p>
      <text:p text:style-name="KeinLeerraum"><text:span text:style-name="T1522">*a. Jederzeit, wenn das System ausfällt:</text:span></text:p>
      <text:list text:style-name="LFO37" text:continue-numbering="true">
        <text:list-item>
          <text:p text:style-name="P1523"><text:span text:style-name="T1524">Mosterei-Inhaber</text:span><text:span text:style-name="T1525"><text:s/>startet das System neu, meldet sich an und fordert Wiederherstellung des zuletzt gespeicherten Zustandes an.</text:span></text:p>
        </text:list-item>
        <text:list-item>
          <text:p text:style-name="P1526">System rekonstruiert zuletzt gespeicherten Zustand.</text:p>
        </text:list-item>
      </text:list>
      <text:p text:style-name="KeinLeerraum"/>
      <text:soft-page-break/>
      <text:p text:style-name="P1527"><text:span text:style-name="T1528">1</text:span><text:span text:style-name="T1529">a</text:span><text:span text:style-name="T1530">.<text:s/></text:span><text:span text:style-name="T1531">Most</text:span><text:span text:style-name="T1532">erei-Inhaber ändert Terminlänge, Terminbeginn und/oder Termindatum</text:span><text:span text:style-name="T1533">.</text:span></text:p>
      <text:list text:style-name="LFO30" text:continue-numbering="true">
        <text:list-item>
          <text:p text:style-name="P1534"><text:span text:style-name="T1535">System speichert die neuen Änderungen.</text:span></text:p>
        </text:list-item>
      </text:list>
      <text:p text:style-name="P1536"/>
      <text:p text:style-name="P1537"><text:span text:style-name="T1538">1b</text:span><text:span text:style-name="T1539">. Kunde fordert Terminstornierung:</text:span></text:p>
      <text:list text:style-name="LFO29" text:continue-numbering="true">
        <text:list-item>
          <text:p text:style-name="P1540"><text:span text:style-name="T1541">Mosterei-Inhaber wählt entsprechenden Termin aus und fordert Löschvorgang an.</text:span></text:p>
        </text:list-item>
        <text:list-item>
          <text:p text:style-name="P1542"><text:span text:style-name="T1543">System fordert Bestätigung des Löschvorgangs.</text:span></text:p>
        </text:list-item>
        <text:list-item>
          <text:p text:style-name="P1544"><text:span text:style-name="T1545">Mosterei-Inhaber bestätigt Löschvorgang.</text:span></text:p>
        </text:list-item>
        <text:list-item>
          <text:p text:style-name="P1546"><text:span text:style-name="T1547">System löscht gewählten Termin.</text:span></text:p>
        </text:list-item>
      </text:list>
      <text:p text:style-name="P1548"><text:span text:style-name="T1549"> </text:span></text:p>
      <text:p text:style-name="P1550"><text:span text:style-name="T1551"> </text:span></text:p>
      <text:p text:style-name="P1552"><text:span text:style-name="T1553">Special Requirements:</text:span><text:span text:style-name="T1554"> </text:span></text:p>
      <text:list text:style-name="LFO18" text:continue-numbering="true">
        <text:list-item>
          <text:p text:style-name="P1555"><text:span text:style-name="T1556">Sprache: deutsch</text:span><text:span text:style-name="T1557">.</text:span></text:p>
        </text:list-item>
        <text:list-item>
          <text:p text:style-name="P1558"><text:span text:style-name="T1559">Schriftgröße von mindestens 12.</text:span></text:p>
        </text:list-item>
        <text:list-item>
          <text:p text:style-name="P1560"><text:span text:style-name="T1561">Lesen von ca. 1 Meter Entfernung soll möglich sein</text:span><text:span text:style-name="T1562">.</text:span><text:span text:style-name="T1563"> </text:span></text:p>
        </text:list-item>
        <text:list-item>
          <text:p text:style-name="P1564"><text:span text:style-name="T1565">In 90% der Fälle soll das Programm in weniger als 10s geladen sein</text:span><text:span text:style-name="T1566">.</text:span></text:p>
        </text:list-item>
        <text:list-item>
          <text:p text:style-name="P1567"><text:span text:style-name="T1568">Belegte Tage</text:span><text:span text:style-name="T1569"> </text:span><text:span text:style-name="T1570">sollen rot, teils belegte Tage grün, freie Tage</text:span><text:span text:style-name="T1571"> </text:span><text:span text:style-name="T1572">ohne Farbe hinterlegt sein</text:span><text:span text:style-name="T1573">.</text:span><text:span text:style-name="T1574"> </text:span></text:p>
        </text:list-item>
      </text:list>
      <text:p text:style-name="P1575"><text:span text:style-name="T1576"> </text:span></text:p>
      <text:p text:style-name="P1577"><text:span text:style-name="T1578">Technology and Data Variations List:</text:span><text:span text:style-name="T1579"> </text:span></text:p>
      <text:p text:style-name="P1580"><text:span text:style-name="T1581">Eine Schnittstelle mit einem Drucker sollte vorhanden sein.</text:span><text:span text:style-name="T1582"> </text:span></text:p>
      <text:p text:style-name="P1583"/>
      <text:p text:style-name="P1584"><text:span text:style-name="T1585">Frequency of Occurrence:</text:span><text:span text:style-name="T1586"> </text:span><text:span text:style-name="T1587">Mehrmals täglich.</text:span></text:p>
      <text:p text:style-name="P1588"><text:span text:style-name="T1589"> </text:span></text:p>
      <text:p text:style-name="P1590"><text:span text:style-name="T1591">Open Issues:</text:span><text:span text:style-name="T1592"> </text:span></text:p>
      <text:list text:style-name="LFO28" text:continue-numbering="true">
        <text:list-item>
          <text:p text:style-name="P1593"><text:span text:style-name="T1594">Was für ein Kalender ist sinnvoll für unser Programm (Monatskalender, Tageskalender bzw. mit oder ohne Uhrzeiten)</text:span><text:span text:style-name="T1595"> </text:span></text:p>
        </text:list-item>
        <text:list-item>
          <text:p text:style-name="P1596"><text:span text:style-name="T1597">Sind nach Auswahl eines Kunden dessen vereinbarte bzw. vergangene Termine einsehbar?</text:span></text:p>
        </text:list-item>
        <text:list-item>
          <text:p text:style-name="P1598"><text:span text:style-name="T1599">In welcher Form werden Terminlisten angezeigt – Tagesübersicht/Wochenübersicht?</text:span></text:p>
        </text:list-item>
        <text:list-item>
          <text:p text:style-name="P1600"><text:span text:style-name="T1601">Wo wird Jäger eingetragen?</text:span></text:p>
        </text:list-item>
      </text:list>
      <text:p text:style-name="Standard"/>
      <text:p text:style-name="P1602"/>
      <text:h text:style-name="P1603" text:outline-level="2"><text:span text:style-name="T1604">5.10. Use Case<text:s/></text:span><text:span text:style-name="T1605">UC</text:span><text:span text:style-name="T1606">8: Admin-Account anlegen</text:span></text:h>
      <text:p text:style-name="P1607"><text:span text:style-name="T1608"> </text:span></text:p>
      <text:p text:style-name="P1609"><text:span text:style-name="T1610">Primary Actor:</text:span><text:span text:style-name="T1611"> Mosterei-Inhaber </text:span></text:p>
      <text:p text:style-name="P1612"><text:span text:style-name="T1613"> </text:span></text:p>
      <text:p text:style-name="P1614"><text:span text:style-name="T1615">Stakeholder and Interests: </text:span></text:p>
      <text:list text:style-name="LFO3" text:continue-numbering="true">
        <text:list-item>
          <text:p text:style-name="P1616"><text:span text:style-name="T1617">Mosterei-Inhaber: Will als Einziger Administratorrechte für das System erhalten. </text:span></text:p>
        </text:list-item>
      </text:list>
      <text:p text:style-name="P1618"><text:span text:style-name="T1619"> </text:span></text:p>
      <text:p text:style-name="P1620"><text:span text:style-name="T1621">Preconditions: </text:span><text:span text:style-name="T1622">Software wurde noch nie auf diesem Computer ausgeführt. </text:span></text:p>
      <text:p text:style-name="P1623"><text:span text:style-name="T1624"> </text:span></text:p>
      <text:p text:style-name="P1625"><text:span text:style-name="T1626">Postconditions: </text:span><text:span text:style-name="T1627">Neuer Admin-Account wurde erstellt. </text:span></text:p>
      <text:p text:style-name="P1628"><text:span text:style-name="T1629"> </text:span></text:p>
      <text:p text:style-name="P1630"><text:span text:style-name="T1631">Main Success Scenario:</text:span></text:p>
      <text:list text:style-name="LFO12" text:continue-numbering="true">
        <text:list-item>
          <text:p text:style-name="P1632">Mosterei-Inhaber startet zum ersten Mal das System. </text:p>
        </text:list-item>
        <text:list-item>
          <text:p text:style-name="P1633">System fordert Name, Adresse, Emailadresse und Telefonnummer. </text:p>
        </text:list-item>
        <text:list-item>
          <text:p text:style-name="P1634">Mosterei-Inhaber gibt geforderte Daten an. </text:p>
        </text:list-item>
        <text:list-item>
          <text:p text:style-name="P1635">System fordert Passwort mit Wiederholung. </text:p>
        </text:list-item>
        <text:list-item>
          <text:p text:style-name="P1636">Mosterei-Inhaber gibt Passwort zweimal ein. </text:p>
        </text:list-item>
        <text:list-item>
          <text:p text:style-name="P1637">System zeigt Zusammenfassung aller eingegebenen Daten (außer Passwort). </text:p>
        </text:list-item>
        <text:list-item>
          <text:p text:style-name="P1638">Mosterei-Inhaber bestätigt Daten. </text:p>
        </text:list-item>
        <text:list-item>
          <text:p text:style-name="P1639">System speichert Daten und legt neuen Admin-Account an. </text:p>
        </text:list-item>
      </text:list>
      <text:p text:style-name="P1640"><text:span text:style-name="T1641"> </text:span></text:p>
      <text:p text:style-name="P1642"><text:span text:style-name="T1643">Extensions: </text:span></text:p>
      <text:soft-page-break/>
      <text:p text:style-name="P1644"><text:span text:style-name="T1645">5a. Passwörter stimmen nicht überein </text:span></text:p>
      <text:p text:style-name="P1646"><text:span text:style-name="T1647">1. System signalisiert Fehler und fordert neue Eingabe. </text:span></text:p>
      <text:p text:style-name="P1648">2. Mosterei-Inhaber gibt die Passwörter erneut ein. </text:p>
      <text:p text:style-name="P1649"/>
      <text:p text:style-name="P1650"><text:span text:style-name="T1651">7a. Mosterei-Inhaber entdeckt Fehler in seinen Angaben</text:span><text:span text:style-name="T1652"> </text:span></text:p>
      <text:p text:style-name="P1653"><text:span text:style-name="T1654">1. Mosterei-Inhaber fordert Bearbeitung der Daten an.</text:span><text:span text:style-name="T1655"> </text:span></text:p>
      <text:p text:style-name="P1656"><text:span text:style-name="T1657">2. System kehrt zur Bearbeitung der Daten zurück.</text:span><text:span text:style-name="T1658"> </text:span></text:p>
      <text:p text:style-name="P1659"><text:span text:style-name="T1660">3. Mosterei-Inhaber korrigiert fälschliche Eingaben und bestätigt.</text:span><text:span text:style-name="T1661"> </text:span></text:p>
      <text:p text:style-name="P1662"><text:span text:style-name="T1663"> </text:span></text:p>
      <text:p text:style-name="P1664"><text:span text:style-name="T1665">Special Requirements: </text:span></text:p>
      <text:list text:style-name="LFO3" text:continue-numbering="true">
        <text:list-item>
          <text:p text:style-name="P1666"><text:span text:style-name="T1667">Schriftgröße von mindestens 12.</text:span></text:p>
        </text:list-item>
        <text:list-item>
          <text:p text:style-name="P1668"><text:span text:style-name="T1669">Sprache: deutsch.</text:span><text:span text:style-name="T1670"> </text:span></text:p>
        </text:list-item>
        <text:list-item>
          <text:p text:style-name="P1671"><text:span text:style-name="T1672">Lesen von ca. 1 Meter Entfernung soll möglich sein</text:span><text:span text:style-name="T1673">.</text:span><text:span text:style-name="T1674"> </text:span></text:p>
        </text:list-item>
      </text:list>
      <text:p text:style-name="P1675"><text:span text:style-name="T1676"> </text:span></text:p>
      <text:p text:style-name="P1677"><text:span text:style-name="T1678">Technology/Data Variations List </text:span></text:p>
      <text:p text:style-name="P1679"><text:span text:style-name="T1680">Verbindung zur Datenbank, um neuen Account zu speichern.</text:span><text:span text:style-name="T1681"> </text:span></text:p>
      <text:p text:style-name="P1682"><text:span text:style-name="T1683"> </text:span></text:p>
      <text:p text:style-name="P1684"><text:span text:style-name="T1685">Frequency of Occurence: </text:span><text:span text:style-name="T1686">Nur einmal</text:span><text:span text:style-name="T1687">.</text:span></text:p>
      <text:p text:style-name="P1688"><text:span text:style-name="T1689"> </text:span></text:p>
      <text:p text:style-name="P1690"><text:span text:style-name="T1691">Open Issues: </text:span></text:p>
      <text:list text:style-name="LFO3" text:continue-numbering="true">
        <text:list-item>
          <text:p text:style-name="P1692"><text:span text:style-name="T1693">Wie wird sichergestellt, dass Admin-Account nur beim ersten Mal erstellt wird?</text:span><text:span text:style-name="T1694"> </text:span></text:p>
        </text:list-item>
        <text:list-item>
          <text:p text:style-name="P1695"><text:span text:style-name="T1696">Was ist, wenn der Admin sein Passwort vergessen hat?</text:span></text:p>
        </text:list-item>
      </text:list>
      <text:p text:style-name="P1697"><text:span text:style-name="T1698"> </text:span></text:p>
      <text:p text:style-name="P1699"/>
      <text:p text:style-name="P1700"/>
      <text:p text:style-name="P1701"/>
      <text:p text:style-name="P1702"/>
      <text:p text:style-name="P1703"/>
      <text:p text:style-name="P1704"/>
      <text:p text:style-name="P1705"/>
      <text:h text:style-name="P1706" text:outline-level="2"><text:span text:style-name="T1707">5.11. Use Case<text:s/></text:span><text:span text:style-name="T1708">UC</text:span><text:span text:style-name="T1709">9: Passwort ändern</text:span></text:h>
      <text:p text:style-name="P1710"><text:span text:style-name="T1711"> </text:span></text:p>
      <text:p text:style-name="P1712"><text:span text:style-name="T1713">Primary Actor:</text:span><text:span text:style-name="T1714"> Mitarbeiter </text:span></text:p>
      <text:p text:style-name="P1715"><text:span text:style-name="T1716"> </text:span></text:p>
      <text:p text:style-name="P1717"><text:span text:style-name="T1718">Stakeholder &amp; Interests:</text:span></text:p>
      <text:list text:style-name="LFO3" text:continue-numbering="true">
        <text:list-item>
          <text:p text:style-name="P1719"><text:span text:style-name="T1720">Mitarbeiter: Möchte auf als Einziger auf seine Daten zugreifen können, möchte sicheres Passwort. </text:span></text:p>
        </text:list-item>
        <text:list-item>
          <text:p text:style-name="P1721"><text:span text:style-name="T1722">Mosterei-Inhaber: Möchte, dass sich seine Mitarbeiter jederzeit im System anmelden können. </text:span></text:p>
        </text:list-item>
      </text:list>
      <text:p text:style-name="P1723"><text:span text:style-name="T1724"> </text:span></text:p>
      <text:p text:style-name="P1725"><text:span text:style-name="T1726">Preconditions: </text:span><text:span text:style-name="T1727">Mitarbeiter besitzt gültigen Account. </text:span></text:p>
      <text:p text:style-name="P1728"><text:span text:style-name="T1729"> </text:span></text:p>
      <text:p text:style-name="P1730"><text:span text:style-name="T1731">Postconditions: </text:span><text:span text:style-name="T1732">Neues Passwort wurde abgespeichert und mit dem Mitarbeiterkonto verknüpft. </text:span></text:p>
      <text:p text:style-name="P1733"><text:span text:style-name="T1734"> </text:span></text:p>
      <text:p text:style-name="P1735"><text:span text:style-name="T1736">Main Success Scenario:</text:span></text:p>
      <text:list text:style-name="LFO13" text:continue-numbering="true">
        <text:list-item>
          <text:p text:style-name="P1737">Mitarbeiter loggt sich im System ein. </text:p>
        </text:list-item>
        <text:list-item>
          <text:p text:style-name="P1738">Mitarbeiter fordert Änderung des Passworts an. </text:p>
        </text:list-item>
        <text:list-item>
          <text:p text:style-name="P1739">System fordert altes und neues Passwort mit Wiederholung an. </text:p>
        </text:list-item>
        <text:list-item>
          <text:p text:style-name="P1740">Mitarbeiter gibt altes <text:s/>einmal und neues Passwort zweimal ein und bestätigt Eingabe. </text:p>
        </text:list-item>
        <text:list-item>
          <text:p text:style-name="P1741">System prüft<text:s/>eingespeichertes und eingegebenes Passwort<text:s/>auf Übereinstimmung, speichert das neue Passwort ab und bestätigt den abgeschlossenen Vorgang an den Mitarbeiter. </text:p>
        </text:list-item>
      </text:list>
      <text:p text:style-name="P1742"/>
      <text:p text:style-name="P1743"><text:span text:style-name="T1744">Extensions: </text:span></text:p>
      <text:soft-page-break/>
      <text:p text:style-name="KeinLeerraum"><text:span text:style-name="T1745">*a. Jederzeit, wenn das System ausfällt:</text:span></text:p>
      <text:list text:style-name="LFO38" text:continue-numbering="true">
        <text:list-item>
          <text:p text:style-name="P1746"><text:span text:style-name="T1747">Mosterei-Inhaber</text:span><text:span text:style-name="T1748"><text:s/>startet das System neu, meldet sich an und fordert Wiederherstellung des zuletzt gespeicherten Zustandes an.</text:span></text:p>
        </text:list-item>
        <text:list-item>
          <text:p text:style-name="P1749">System rekonstruiert zuletzt gespeicherten Zustand.</text:p>
        </text:list-item>
      </text:list>
      <text:p text:style-name="P1750"/>
      <text:p text:style-name="P1751"><text:span text:style-name="T1752">1.a Mitarbeiter kann sich wegen vergessenen Passwort nicht einloggen </text:span></text:p>
      <text:p text:style-name="P1753"><text:span text:style-name="T1754"><text:s text:c="6"/></text:span><text:span text:style-name="T1755">1.<text:s/></text:span><text:span text:style-name="T1756"><text:s text:c="2"/></text:span><text:span text:style-name="T1757">Mitarbeiter fordert komplett neues Passwort an.</text:span></text:p>
      <text:p text:style-name="P1758"><text:span text:style-name="T1759"><text:s text:c="6"/></text:span><text:span text:style-name="T1760">2.</text:span><text:span text:style-name="T1761"><text:s text:c="2"/></text:span><text:span text:style-name="T1762"><text:s/>System erfragt Benutzernamen des Mitarbeiters.</text:span></text:p>
      <text:p text:style-name="P1763"><text:span text:style-name="T1764"><text:s text:c="6"/></text:span><text:span text:style-name="T1765">3.<text:s/></text:span><text:span text:style-name="T1766"><text:s text:c="2"/></text:span><text:span text:style-name="T1767">Mitarbeiter gibt Benutzernamen ein. </text:span></text:p>
      <text:p text:style-name="P1768"><text:span text:style-name="T1769"><text:s text:c="6"/></text:span><text:span text:style-name="T1770">4.</text:span><text:span text:style-name="T1771"><text:s text:c="2"/></text:span><text:span text:style-name="T1772"><text:s/>System erstellt neues Passwort, verknüpft es m</text:span><text:span text:style-name="T1773">it diesem Account und stellt dem<text:s/></text:span><text:span text:style-name="T1774">Mosterei-</text:span><text:span text:style-name="T1775"><text:s text:c="3"/></text:span><text:span text:style-name="T1776"><text:tab/></text:span><text:span text:style-name="T1777">Inhaber das neue Passwort zur Verfügung. </text:span></text:p>
      <text:p text:style-name="P1778"/>
      <text:p text:style-name="P1779"><text:span text:style-name="T1780">5.a Passwörter stimmen nicht überein. </text:span></text:p>
      <text:p text:style-name="P1781"><text:span text:style-name="T1782"><text:s text:c="5"/></text:span><text:span text:style-name="T1783">1.<text:s/></text:span><text:span text:style-name="T1784"><text:s text:c="2"/></text:span><text:span text:style-name="T1785">System signalisiert Fehler und fordert neue Eingabe. </text:span></text:p>
      <text:p text:style-name="P1786"><text:span text:style-name="T1787"><text:s text:c="5"/></text:span><text:span text:style-name="T1788">2.</text:span><text:span text:style-name="T1789"><text:s text:c="2"/></text:span><text:span text:style-name="T1790"><text:s/>Mitarbeiter gibt Passwörter erneut ein und bestätigt. </text:span></text:p>
      <text:p text:style-name="P1791"><text:span text:style-name="T1792"> </text:span></text:p>
      <text:p text:style-name="P1793"><text:span text:style-name="T1794">Special Requirements: </text:span></text:p>
      <text:list text:style-name="LFO3" text:continue-numbering="true">
        <text:list-item>
          <text:p text:style-name="P1795"><text:span text:style-name="T1796">Schriftgröße von mindestens 12.</text:span></text:p>
        </text:list-item>
        <text:list-item>
          <text:p text:style-name="P1797"><text:span text:style-name="T1798">Sprache: deutsch.</text:span></text:p>
        </text:list-item>
        <text:list-item>
          <text:p text:style-name="P1799"><text:span text:style-name="T1800">Lesen von ca. 1 Meter Entfernung soll möglich sein</text:span><text:span text:style-name="T1801">.</text:span><text:span text:style-name="T1802"> </text:span></text:p>
        </text:list-item>
        <text:list-item>
          <text:p text:style-name="P1803"><text:span text:style-name="T1804">In</text:span><text:span text:style-name="T1805"> </text:span><text:span text:style-name="T1806">90% der Fälle soll das Einloggen nicht länger als 10 Sekunden dauern.</text:span></text:p>
        </text:list-item>
      </text:list>
      <text:p text:style-name="P1807"/>
      <text:p text:style-name="P1808"><text:span text:style-name="T1809"> </text:span></text:p>
      <text:p text:style-name="P1810"><text:span text:style-name="T1811">Technology/Data Variations List: </text:span></text:p>
      <text:p text:style-name="P1812"><text:span text:style-name="T1813">Zugriff auf Datenbank, um dort das neue Passwort zu speichern.</text:span></text:p>
      <text:p text:style-name="P1814"><text:span text:style-name="T1815"> </text:span></text:p>
      <text:p text:style-name="P1816"><text:span text:style-name="T1817">Frequency of Occurence: </text:span><text:span text:style-name="T1818">Eher selten.</text:span></text:p>
      <text:p text:style-name="P1819"><text:span text:style-name="T1820"> </text:span></text:p>
      <text:p text:style-name="P1821"><text:span text:style-name="T1822">Open Issues: </text:span></text:p>
      <text:list text:style-name="LFO3" text:continue-numbering="true">
        <text:list-item>
          <text:p text:style-name="P1823"><text:span text:style-name="T1824">Wie wird der Chef über das neue Passwort informiert?</text:span></text:p>
        </text:list-item>
      </text:list>
      <text:p text:style-name="P1825"/>
      <text:p text:style-name="P1826"/>
      <text:p text:style-name="P1827"/>
      <text:p text:style-name="KeinLeerraum"><text:span text:style-name="T1828">5.14 Use Case<text:s/></text:span><text:span text:style-name="T1829">UC</text:span><text:span text:style-name="T1830">10: Systemanmeldung durchführen</text:span></text:p>
      <text:p text:style-name="P1831"/>
      <text:p text:style-name="KeinLeerraum"><text:span text:style-name="T1832">Primary Actor:</text:span><text:span text:style-name="T1833"><text:s/>Mitarbeiter</text:span><text:span text:style-name="T1834"><text:s/>oder Mosterei-Inhaber</text:span></text:p>
      <text:p text:style-name="P1835"/>
      <text:p text:style-name="KeinLeerraum"><text:span text:style-name="T1836">Stakeholder and Interests:</text:span></text:p>
      <text:list text:style-name="LFO14" text:continue-numbering="true">
        <text:list-item>
          <text:p text:style-name="P1837">Mosterei-Inhaber: Will, dass nur berechtigte Personen sich im System anmelden können.</text:p>
        </text:list-item>
        <text:list-item>
          <text:p text:style-name="P1838">Mitarbeiter: Will<text:s/>schnelles und unkompliziertes Einloggen.</text:p>
        </text:list-item>
      </text:list>
      <text:p text:style-name="P1839"/>
      <text:p text:style-name="KeinLeerraum"><text:span text:style-name="T1840">Preconditions:</text:span><text:span text:style-name="T1841"><text:s/>Mitarbeiter</text:span><text:span text:style-name="T1842"><text:s/>oder Mosterei-Inhaber</text:span><text:span text:style-name="T1843"><text:s/>hat einen gepflegten Account.</text:span></text:p>
      <text:p text:style-name="P1844"/>
      <text:p text:style-name="KeinLeerraum"><text:span text:style-name="T1845">Postconditions:</text:span><text:span text:style-name="T1846"><text:s/>Mitarbeiter<text:s/></text:span><text:span text:style-name="T1847">oder Mosterei-Inhaber<text:s/></text:span><text:span text:style-name="T1848">ist eingeloggt.</text:span></text:p>
      <text:p text:style-name="P1849"/>
      <text:p text:style-name="KeinLeerraum"><text:span text:style-name="T1850">Main Success Scenario:</text:span></text:p>
      <text:list text:style-name="LFO15" text:continue-numbering="true">
        <text:list-item>
          <text:p text:style-name="P1851">Mitarbeiter gibt seinen Benutzernamen und Passwort ein.</text:p>
        </text:list-item>
        <text:list-item>
          <text:p text:style-name="P1852">System prüft, ob Eingabe mit dem hinterlegten Benutzername bzw. Passwort übereinstimmt.</text:p>
        </text:list-item>
        <text:list-item>
          <text:p text:style-name="P1853">System stellt<text:s/>Übereinstimmung<text:s/>der Daten fest.</text:p>
        </text:list-item>
        <text:list-item>
          <text:p text:style-name="P1854">System authentifiziert Mitarbeiter.</text:p>
        </text:list-item>
      </text:list>
      <text:p text:style-name="P1855"/>
      <text:p text:style-name="KeinLeerraum"><text:span text:style-name="T1856">Extensions:</text:span></text:p>
      <text:p text:style-name="KeinLeerraum"><text:span text:style-name="T1857">*a. Jederzeit, wenn das System ausfällt:</text:span></text:p>
      <text:soft-page-break/>
      <text:p text:style-name="KeinLeerraum"><text:span text:style-name="T1858"><text:tab/>1.<text:s/></text:span><text:span text:style-name="T1859">Mitarbeiter</text:span><text:span text:style-name="T1860"><text:s/>oder Mosterei-Inhaber</text:span><text:span text:style-name="T1861"><text:s/>startet das System neu, meldet sich an und fordert<text:s/></text:span></text:p>
      <text:p text:style-name="KeinLeerraum"><text:span text:style-name="T1862"><text:tab/><text:s text:c="5"/>W</text:span><text:span text:style-name="T1863">ied</text:span><text:span text:style-name="T1864">er</text:span><text:span text:style-name="T1865">herstellung des zuletzt gespeicherten Zustandes an.</text:span></text:p>
      <text:p text:style-name="P1866"><text:tab/>2. System rekonstruiert zuletzt gespeicherten Zustand.</text:p>
      <text:p text:style-name="P1867"/>
      <text:p text:style-name="KeinLeerraum"><text:span text:style-name="T1868">3a. Benutzername oder Passwort sind falsch:<text:s/></text:span></text:p>
      <text:p text:style-name="KeinLeerraum"><text:span text:style-name="T1869"><text:s text:c="15"/>1. System signalisiert Fehler und fordert erneute Eingabe.</text:span></text:p>
      <text:p text:style-name="KeinLeerraum"><text:span text:style-name="T1870"><text:s text:c="15"/>2. Mitarbeiter gibt Daten neu ein.</text:span></text:p>
      <text:p text:style-name="KeinLeerraum"><text:span text:style-name="T1871"><text:s text:c="15"/>3. System stellt Richtigkeit der Daten fest.</text:span></text:p>
      <text:p text:style-name="P1872"/>
      <text:p text:style-name="P1873"/>
      <text:p text:style-name="KeinLeerraum"><text:span text:style-name="T1874">Special Requirements:</text:span></text:p>
      <text:list text:style-name="LFO16" text:continue-numbering="true">
        <text:list-item>
          <text:p text:style-name="P1875">Sprache: deutsch.</text:p>
        </text:list-item>
        <text:list-item>
          <text:p text:style-name="P1876">Schriftgröße von mindestens 12.</text:p>
        </text:list-item>
        <text:list-item>
          <text:p text:style-name="P1877">Lesen von ca. 1 Meter Entfernung soll möglich sein.</text:p>
        </text:list-item>
        <text:list-item>
          <text:p text:style-name="P1878">In 90% der Fälle soll das Einloggen nicht länger als 10 Sekunden dauern.</text:p>
        </text:list-item>
      </text:list>
      <text:p text:style-name="P1879"/>
      <text:p text:style-name="KeinLeerraum"><text:span text:style-name="T1880">Technology/Data Variations List:</text:span></text:p>
      <text:p text:style-name="KeinLeerraum"><text:span text:style-name="T1881">Verbindung zu einer Datenbank</text:span><text:span text:style-name="T1882">,</text:span><text:span text:style-name="T1883"><text:s/>um Benutzernamen und Passwort abzufragen.</text:span></text:p>
      <text:p text:style-name="P1884"/>
      <text:p text:style-name="KeinLeerraum"><text:span text:style-name="T1885">Frequency of Occurerenc</text:span><text:span text:style-name="T1886">e</text:span><text:span text:style-name="T1887">:</text:span><text:span text:style-name="T1888"><text:s/>Mehrmals pro Tag.</text:span></text:p>
      <text:p text:style-name="P1889"/>
      <text:p text:style-name="KeinLeerraum"><text:span text:style-name="T1890">Open Issues:</text:span></text:p>
      <text:list text:style-name="LFO17" text:continue-numbering="true">
        <text:list-item>
          <text:p text:style-name="P1891">Soll ein Account gesperrt werden, wenn Passwort öfter falsch eingegeben wird?</text:p>
        </text:list-item>
      </text:list>
      <text:p text:style-name="P1892"/>
      <text:p text:style-name="P1893"/>
      <text:p text:style-name="P1894"/>
      <text:p text:style-name="P1895"/>
      <text:p text:style-name="P1896"><text:span text:style-name="T1897">FUSSNOTEN ANPASSEN #MÄDDY</text:span></text:p>
      <text:p text:style-name="P1898">Inhaltsverzechns anpassen</text:p>
      <text:p text:style-name="P1899"><text:span text:style-name="T1900">Was genau eingeb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Arial,Calibri,Arial" svg:font-family="Arial,Calibri,Arial"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Wingding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Wingding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Calibri" style:font-name-complex="Times New Roman" fo:font-size="11pt" style:font-size-asian="11pt" style:font-size-complex="11pt"/>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style:style style:name="WW_CharLFO7LVL1" style:family="text">
      <style:text-properties style:font-name="Calibri" style:font-name-complex="Times New Roman" fo:font-size="11pt" style:font-size-asian="11pt" style:font-size-complex="11pt"/>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fo:font-size="11pt" style:font-size-asian="11pt" style:font-size-complex="11pt"/>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fo:font-size="11pt" style:font-size-asian="11pt" style:font-size-complex="11pt"/>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fo:font-size="11pt" style:font-size-asian="11pt" style:font-size-complex="11pt"/>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fo:font-size="11pt" style:font-size-asian="11pt" style:font-size-complex="11pt"/>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fo:font-weight="normal" style:font-weight-asian="normal"/>
    </style:style>
    <style:style style:name="WW_CharLFO24LVL1" style:family="text">
      <style:text-properties style:font-name="Calibri" fo:font-weight="normal" style:font-weight-asian="normal" fo:font-size="11pt" style:font-size-asian="11pt" style:font-size-complex="11pt"/>
    </style:style>
    <style:style style:name="WW_CharLFO25LVL1" style:family="text">
      <style:text-properties fo:font-weight="normal" style:font-weight-asian="normal" fo:font-size="11pt" style:font-size-asian="11pt" style:font-size-complex="11pt"/>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1LVL1" style:family="text">
      <style:text-properties fo:font-weight="normal" style:font-weight-asian="normal" fo:font-size="11pt" style:font-size-asian="11pt" style:font-size-complex="11pt"/>
    </style:style>
    <style:style style:name="WW_CharLFO31LVL2" style:family="text">
      <style:text-properties fo:font-weight="normal" style:font-weight-asian="normal" fo:font-size="11pt" style:font-size-asian="11pt" style:font-size-complex="11pt"/>
    </style:style>
    <style:style style:name="WW_CharLFO32LVL1" style:family="text">
      <style:text-properties fo:font-weight="normal" style:font-weight-asian="normal" fo:font-size="11pt" style:font-size-asian="11pt" style:font-size-complex="11pt"/>
    </style:style>
    <style:style style:name="WW_CharLFO33LVL1" style:family="text">
      <style:text-properties fo:font-weight="normal" style:font-weight-asian="normal" fo:font-size="11pt" style:font-size-asian="11pt" style:font-size-complex="11pt"/>
    </style:style>
    <style:style style:name="WW_CharLFO34LVL1" style:family="text">
      <style:text-properties fo:font-weight="normal" style:font-weight-asian="normal" fo:font-size="11pt" style:font-size-asian="11pt" style:font-size-complex="11pt"/>
    </style:style>
    <style:style style:name="WW_CharLFO35LVL1" style:family="text">
      <style:text-properties fo:font-weight="normal" style:font-weight-asian="normal" fo:font-size="11pt" style:font-size-asian="11pt" style:font-size-complex="11pt"/>
    </style:style>
    <style:style style:name="WW_CharLFO36LVL1" style:family="text">
      <style:text-properties fo:font-weight="normal" style:font-weight-asian="normal" fo:font-size="11pt" style:font-size-asian="11pt" style:font-size-complex="11pt"/>
    </style:style>
    <style:style style:name="WW_CharLFO37LVL1" style:family="text">
      <style:text-properties fo:font-weight="normal" style:font-weight-asian="normal" fo:font-size="11pt" style:font-size-asian="11pt" style:font-size-complex="11pt"/>
    </style:style>
    <style:style style:name="WW_CharLFO38LVL1" style:family="text">
      <style:text-properties fo:font-weight="normal" style:font-weight-asian="normal" fo:font-size="11pt" style:font-size-asian="11pt" style:font-size-complex="11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text:style-name="WW_CharLFO6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9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9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9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9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9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9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9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11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11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11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11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11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11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11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11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12">
      <text:list-level-style-number text:level="1" text:style-name="WW_CharLFO12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1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text:style-name="WW_CharLFO1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3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3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13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13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13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13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13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13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bullet text:level="1" text:style-name="WW_CharLFO2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text:style-name="WW_CharLFO2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8">
      <text:list-level-style-bullet text:level="1" text:style-name="WW_CharLFO2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1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number text:level="1" text:style-name="WW_CharLFO3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6">
      <text:list-level-style-number text:level="1" text:style-name="WW_CharLFO3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7">
      <text:list-level-style-number text:level="1" text:style-name="WW_CharLFO37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2</text:page-number><text:span text:style-name="Seitenzahl"><text:s/>von<text:s/></text:span><text:page-count style:num-format="1">22</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3T18:49:00Z</dc:date>
    <meta:print-date>2014-03-04T14:56:00Z</meta:print-date>
    <meta:template xlink:href="Normal.dotm" xlink:type="simple"/>
    <meta:editing-cycles>15</meta:editing-cycles>
    <meta:editing-duration>PT0S</meta:editing-duration>
    <meta:document-statistic meta:page-count="22" meta:paragraph-count="83" meta:word-count="5736" meta:character-count="41790" meta:row-count="301" meta:non-whitespace-character-count="36137"/>
  </office:meta>
</office:document-meta>
</file>